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5" style:family="table-cell" style:parent-style-name="Default">
      <style:text-properties fo:color="#999999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61">
      <style:text-properties fo:color="#999999"/>
    </style:style>
    <style:style style:name="ce9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7" table:default-cell-style-name="ce5"/>
        <table:table-column table:style-name="co1" table:number-columns-repeated="6" table:default-cell-style-name="ce2"/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2"/>
        <table:table-column table:style-name="co1" table:default-cell-style-name="ce9"/>
        <table:table-row table:style-name="ro1">
          <table:table-cell/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max thrust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14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fuel mas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4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 calcext:value-type="string">
            <text:p>isp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14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time portion</text:p>
          </table:table-cell>
          <table:table-cell table:style-name="ce1" office:value-type="string" calcext:value-type="string">
            <text:p>thrst portion</text:p>
          </table:table-cell>
          <table:table-cell table:style-name="ce1" office:value-type="string" calcext:value-type="string">
            <text:p>fuel portion</text:p>
          </table:table-cell>
          <table:table-cell table:style-name="Default" office:value-type="string" calcext:value-type="string">
            <text:p>interval</text:p>
          </table:table-cell>
          <table:table-cell table:style-name="Default" office:value-type="string" calcext:value-type="string">
            <text:p>thrst avg</text:p>
          </table:table-cell>
          <table:table-cell table:style-name="Default" office:value-type="string" calcext:value-type="string">
            <text:p>weighted avg</text:p>
          </table:table-cell>
          <table:table-cell table:style-name="Default" table:number-columns-repeated="10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3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formula="of:=[.D7]-[.F8]/[.C$12]*[.E8]" office:value-type="float" office:value="0.805555555555556" calcext:value-type="float">
            <text:p>0.8055555556</text:p>
          </table:table-cell>
          <table:table-cell table:style-name="Default" table:formula="of:=[.B8]-[.B7]" office:value-type="float" office:value="0.25" calcext:value-type="float">
            <text:p>0.25</text:p>
          </table:table-cell>
          <table:table-cell table:style-name="Default" table:formula="of:=([.C8]+[.C7]) / 2" office:value-type="float" office:value="0.35" calcext:value-type="float">
            <text:p>0.35</text:p>
          </table:table-cell>
          <table:table-cell table:style-name="Default" table:formula="of:=[.E8]*[.F8]" office:value-type="float" office:value="0.0875" calcext:value-type="float">
            <text:p>0.0875</text:p>
          </table:table-cell>
          <table:table-cell table:style-name="Default" table:number-columns-repeated="10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formula="of:=[.D8]-[.F9]/[.C$12]*[.E9]" office:value-type="float" office:value="0.555555555555556" calcext:value-type="float">
            <text:p>0.5555555556</text:p>
          </table:table-cell>
          <table:table-cell table:style-name="Default" table:formula="of:=[.B9]-[.B8]" office:value-type="float" office:value="0.25" calcext:value-type="float">
            <text:p>0.25</text:p>
          </table:table-cell>
          <table:table-cell table:style-name="Default" table:formula="of:=([.C9]+[.C8]) / 2" office:value-type="float" office:value="0.45" calcext:value-type="float">
            <text:p>0.45</text:p>
          </table:table-cell>
          <table:table-cell table:style-name="Default" table:formula="of:=[.E9]*[.F9]" office:value-type="float" office:value="0.1125" calcext:value-type="float">
            <text:p>0.1125</text:p>
          </table:table-cell>
          <table:table-cell table:style-name="Default" table:number-columns-repeated="10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formula="of:=[.D9]-[.F10]/[.C$12]*[.E10]" office:value-type="float" office:value="0.25" calcext:value-type="float">
            <text:p>0.25</text:p>
          </table:table-cell>
          <table:table-cell table:style-name="Default" table:formula="of:=[.B10]-[.B9]" office:value-type="float" office:value="0.25" calcext:value-type="float">
            <text:p>0.25</text:p>
          </table:table-cell>
          <table:table-cell table:style-name="Default" table:formula="of:=([.C10]+[.C9]) / 2" office:value-type="float" office:value="0.55" calcext:value-type="float">
            <text:p>0.55</text:p>
          </table:table-cell>
          <table:table-cell table:style-name="Default" table:formula="of:=[.E10]*[.F10]" office:value-type="float" office:value="0.1375" calcext:value-type="float">
            <text:p>0.1375</text:p>
          </table:table-cell>
          <table:table-cell table:style-name="Default" table:number-columns-repeated="10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formula="of:=[.D10]-[.F11]/[.C$12]*[.E11]" office:value-type="float" office:value="0" calcext:value-type="float">
            <text:p>0</text:p>
          </table:table-cell>
          <table:table-cell table:style-name="Default" table:formula="of:=[.B11]-[.B10]" office:value-type="float" office:value="0.25" calcext:value-type="float">
            <text:p>0.25</text:p>
          </table:table-cell>
          <table:table-cell table:style-name="Default" table:formula="of:=([.C11]+[.C10]) / 2" office:value-type="float" office:value="0.45" calcext:value-type="float">
            <text:p>0.45</text:p>
          </table:table-cell>
          <table:table-cell table:style-name="Default" table:formula="of:=[.E11]*[.F11]" office:value-type="float" office:value="0.1125" calcext:value-type="float">
            <text:p>0.1125</text:p>
          </table:table-cell>
          <table:table-cell table:style-name="Default" table:number-columns-repeated="10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SUM([.G8:.G11])" office:value-type="float" office:value="0.45" calcext:value-type="float">
            <text:p>0.45</text:p>
          </table:table-cell>
          <table:table-cell table:style-name="Default" table:number-columns-repeated="14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time step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/>
          <table:table-cell table:style-name="ce3" office:value-type="string" calcext:value-type="string" table:number-columns-spanned="3" table:number-rows-spanned="1">
            <text:p>current interval (point0)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current interval (point1)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fuel simulation</text:p>
          </table:table-cell>
          <table:covered-table-cell table:number-columns-repeated="2" table:style-name="Default"/>
          <table:table-cell table:style-name="ce6" office:value-type="string" calcext:value-type="string" table:number-columns-spanned="4" table:number-rows-spanned="1">
            <text:p>fuel calculation</text:p>
          </table:table-cell>
          <table:covered-table-cell table:number-columns-repeated="2" table:style-name="Default"/>
          <table:covered-table-cell/>
          <table:table-cell table:style-name="ce5"/>
          <table:table-cell table:number-columns-repeated="3"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time portion</text:p>
          </table:table-cell>
          <table:table-cell table:style-name="ce1" office:value-type="string" calcext:value-type="string">
            <text:p>thrust</text:p>
          </table:table-cell>
          <table:table-cell table:style-name="ce1" office:value-type="string" calcext:value-type="string">
            <text:p>thrst portion</text:p>
          </table:table-cell>
          <table:table-cell table:style-name="ce4" office:value-type="string" calcext:value-type="string">
            <text:p>time0</text:p>
          </table:table-cell>
          <table:table-cell table:style-name="ce4" office:value-type="string" calcext:value-type="string">
            <text:p>thrst0</text:p>
          </table:table-cell>
          <table:table-cell table:style-name="ce4" office:value-type="string" calcext:value-type="string">
            <text:p>fuel0</text:p>
          </table:table-cell>
          <table:table-cell table:style-name="ce4" office:value-type="string" calcext:value-type="string">
            <text:p>time1</text:p>
          </table:table-cell>
          <table:table-cell table:style-name="ce4" office:value-type="string" calcext:value-type="string">
            <text:p>thrst1</text:p>
          </table:table-cell>
          <table:table-cell table:style-name="ce4" office:value-type="string" calcext:value-type="string">
            <text:p>fuel1</text:p>
          </table:table-cell>
          <table:table-cell table:style-name="ce4" office:value-type="string" calcext:value-type="string">
            <text:p>thrust slope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fuel portion</text:p>
          </table:table-cell>
          <table:table-cell table:style-name="Default" office:value-type="string" calcext:value-type="string">
            <text:p>fuel rate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fuel portion</text:p>
          </table:table-cell>
          <table:table-cell table:style-name="ce7" office:value-type="string" calcext:value-type="string" table:number-columns-spanned="2" table:number-rows-spanned="1">
            <text:p>time portion</text:p>
          </table:table-cell>
          <table:covered-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0" calcext:value-type="float">
            <text:p>0.00</text:p>
          </table:table-cell>
          <table:table-cell table:formula="of:=[.D16]*[.C$2]" office:value-type="float" office:value="25" calcext:value-type="float">
            <text:p>25.00</text:p>
          </table:table-cell>
          <table:table-cell table:formula="of:=([.B16]-[.E16])*([.I16]-[.F16])/([.H16]-[.E16])+[.F16]" office:value-type="float" office:value="0.1" calcext:value-type="float">
            <text:p>0.10</text:p>
          </table:table-cell>
          <table:table-cell table:formula="of:=IF([.$B16]&lt;[.$B$8];[.B$7];IF([.$B16]&lt;[.$B$9];[.B$8];IF([.$B16]&lt;[.$B$10];[.B$9];IF([.$B16]&lt;[.$B$11];[.B$10];[.B$11]))))" office:value-type="float" office:value="0" calcext:value-type="float">
            <text:p>0</text:p>
          </table:table-cell>
          <table:table-cell table:formula="of:=IF([.$B16]&lt;[.$B$8];[.C$7];IF([.$B16]&lt;[.$B$9];[.C$8];IF([.$B16]&lt;[.$B$10];[.C$9];IF([.$B16]&lt;[.$B$11];[.C$10];[.C$11]))))" office:value-type="float" office:value="0.1" calcext:value-type="float">
            <text:p>0.1</text:p>
          </table:table-cell>
          <table:table-cell table:formula="of:=IF([.$B16]&lt;[.$B$8];[.D$7];IF([.$B16]&lt;[.$B$9];[.D$8];IF([.$B16]&lt;[.$B$10];[.D$9];IF([.$B16]&lt;[.$B$11];[.D$10];[.D$11]))))" office:value-type="float" office:value="1" calcext:value-type="float">
            <text:p>1</text:p>
          </table:table-cell>
          <table:table-cell table:formula="of:=IF([.$B16]&lt;[.$B$7];[.B$7];IF([.$B16]&lt;[.$B$8];[.B$8];IF([.$B16]&lt;[.$B$9];[.B$9];IF([.$B16]&lt;[.$B$10];[.B$10];[.B$11]))))" office:value-type="float" office:value="0.25" calcext:value-type="float">
            <text:p>0.25</text:p>
          </table:table-cell>
          <table:table-cell table:formula="of:=IF([.$B16]&lt;[.$B$7];[.C$7];IF([.$B16]&lt;[.$B$8];[.C$8];IF([.$B16]&lt;[.$B$9];[.C$9];IF([.$B16]&lt;[.$B$10];[.C$10];[.C$11]))))" office:value-type="float" office:value="0.6" calcext:value-type="float">
            <text:p>0.6</text:p>
          </table:table-cell>
          <table:table-cell table:formula="of:=IF([.$B16]&lt;[.$B$7];[.D$7];IF([.$B16]&lt;[.$B$8];[.D$8];IF([.$B16]&lt;[.$B$9];[.D$9];IF([.$B16]&lt;[.$B$10];[.D$10];[.D$11]))))" office:value-type="float" office:value="0.805555555555556" calcext:value-type="float">
            <text:p>0.8055555556</text:p>
          </table:table-cell>
          <table:table-cell table:formula="of:=([.I16]-[.F16])/([.H16]-[.E16])" office:value-type="float" office:value="2" calcext:value-type="float">
            <text:p>2</text:p>
          </table:table-cell>
          <table:table-cell table:formula="of:=[.M16]*[.$C$3]" office:value-type="float" office:value="5" calcext:value-type="float">
            <text:p>5.00</text:p>
          </table:table-cell>
          <table:table-cell office:value-type="float" office:value="1" calcext:value-type="float">
            <text:p>1.00</text:p>
          </table:table-cell>
          <table:table-cell table:formula="of:=[.D16]/[.C$12]" office:value-type="float" office:value="0.222222222222222" calcext:value-type="float">
            <text:p>0.22</text:p>
          </table:table-cell>
          <table:table-cell table:formula="of:=[.P16]*[.$C$3]" office:value-type="float" office:value="5" calcext:value-type="float">
            <text:p>5.00</text:p>
          </table:table-cell>
          <table:table-cell table:formula="of:=[.G16]- [.K16]/(2*[.C$12] )* [.B16]*[.B16]  +  ([.K16]*[.E16] - [.F16])/[.C$12] * [.B16]" office:value-type="float" office:value="1" calcext:value-type="float">
            <text:p>1.00</text:p>
          </table:table-cell>
          <table:table-cell table:formula="of:=(-[.T16]+SQRT([.T16]*[.T16] - 4*[.S16]*[.U16]))/(2*[.S16])" office:value-type="float" office:value="-0.1" calcext:value-type="float">
            <text:p>-0.10</text:p>
          </table:table-cell>
          <table:table-cell table:formula="of:=(-[.T16]-SQRT([.T16]*[.T16] - 4*[.S16]*[.U16]))/(2*[.S16])" office:value-type="float" office:value="-0" calcext:value-type="float">
            <text:p>0</text:p>
          </table:table-cell>
          <table:table-cell table:formula="of:=-[.K16] /(2 *[.C$12])" office:value-type="float" office:value="-2.22222222222222" calcext:value-type="float">
            <text:p>-2.22E+00</text:p>
          </table:table-cell>
          <table:table-cell table:formula="of:=([.K16]*[.E16]-[.F16])/[.C$12]" office:value-type="float" office:value="-0.222222222222222" calcext:value-type="float">
            <text:p>-0.2222222222</text:p>
          </table:table-cell>
          <table:table-cell table:formula="of:=[.G16]-[.P16]" office:value-type="float" office:value="0" calcext:value-type="float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6]+[.C$14]" office:value-type="float" office:value="0.01" calcext:value-type="float">
            <text:p>0.01</text:p>
          </table:table-cell>
          <table:table-cell table:formula="of:=[.D17]*[.C$2]" office:value-type="float" office:value="30" calcext:value-type="float">
            <text:p>30.00</text:p>
          </table:table-cell>
          <table:table-cell table:formula="of:=([.B17]-[.E17])*([.I17]-[.F17])/([.H17]-[.E17])+[.F17]" office:value-type="float" office:value="0.12" calcext:value-type="float">
            <text:p>0.12</text:p>
          </table:table-cell>
          <table:table-cell table:formula="of:=IF([.$B17]&lt;[.$B$8];[.B$7];IF([.$B17]&lt;[.$B$9];[.B$8];IF([.$B17]&lt;[.$B$10];[.B$9];IF([.$B17]&lt;[.$B$11];[.B$10];[.B$11]))))" office:value-type="float" office:value="0" calcext:value-type="float">
            <text:p>0</text:p>
          </table:table-cell>
          <table:table-cell table:formula="of:=IF([.$B17]&lt;[.$B$8];[.C$7];IF([.$B17]&lt;[.$B$9];[.C$8];IF([.$B17]&lt;[.$B$10];[.C$9];IF([.$B17]&lt;[.$B$11];[.C$10];[.C$11]))))" office:value-type="float" office:value="0.1" calcext:value-type="float">
            <text:p>0.1</text:p>
          </table:table-cell>
          <table:table-cell table:formula="of:=IF([.$B17]&lt;[.$B$8];[.D$7];IF([.$B17]&lt;[.$B$9];[.D$8];IF([.$B17]&lt;[.$B$10];[.D$9];IF([.$B17]&lt;[.$B$11];[.D$10];[.D$11]))))" office:value-type="float" office:value="1" calcext:value-type="float">
            <text:p>1</text:p>
          </table:table-cell>
          <table:table-cell table:formula="of:=IF([.$B17]&lt;[.$B$7];[.B$7];IF([.$B17]&lt;[.$B$8];[.B$8];IF([.$B17]&lt;[.$B$9];[.B$9];IF([.$B17]&lt;[.$B$10];[.B$10];[.B$11]))))" office:value-type="float" office:value="0.25" calcext:value-type="float">
            <text:p>0.25</text:p>
          </table:table-cell>
          <table:table-cell table:formula="of:=IF([.$B17]&lt;[.$B$7];[.C$7];IF([.$B17]&lt;[.$B$8];[.C$8];IF([.$B17]&lt;[.$B$9];[.C$9];IF([.$B17]&lt;[.$B$10];[.C$10];[.C$11]))))" office:value-type="float" office:value="0.6" calcext:value-type="float">
            <text:p>0.6</text:p>
          </table:table-cell>
          <table:table-cell table:formula="of:=IF([.$B17]&lt;[.$B$7];[.D$7];IF([.$B17]&lt;[.$B$8];[.D$8];IF([.$B17]&lt;[.$B$9];[.D$9];IF([.$B17]&lt;[.$B$10];[.D$10];[.D$11]))))" office:value-type="float" office:value="0.805555555555556" calcext:value-type="float">
            <text:p>0.8055555556</text:p>
          </table:table-cell>
          <table:table-cell table:formula="of:=([.I17]-[.F17])/([.H17]-[.E17])" office:value-type="float" office:value="2" calcext:value-type="float">
            <text:p>2</text:p>
          </table:table-cell>
          <table:table-cell table:formula="of:=[.M17]*[.$C$3]" office:value-type="float" office:value="4.98777777777778" calcext:value-type="float">
            <text:p>4.99</text:p>
          </table:table-cell>
          <table:table-cell table:formula="of:=[.M16]-AVERAGE([.N16];[.N17])*([.B17]-[.B16])" office:value-type="float" office:value="0.997555555555556" calcext:value-type="float">
            <text:p>1.00</text:p>
          </table:table-cell>
          <table:table-cell table:formula="of:=[.D17]/[.C$12]" office:value-type="float" office:value="0.266666666666667" calcext:value-type="float">
            <text:p>0.27</text:p>
          </table:table-cell>
          <table:table-cell table:formula="of:=[.P17]*[.$C$3]" office:value-type="float" office:value="4.98777777777778" calcext:value-type="float">
            <text:p>4.99</text:p>
          </table:table-cell>
          <table:table-cell table:formula="of:=[.G17]- [.K17]/(2*[.C$12] )* [.B17]*[.B17]  +  ([.K17]*[.E17] - [.F17])/[.C$12] * [.B17]" office:value-type="float" office:value="0.997555555555556" calcext:value-type="float">
            <text:p>1.00</text:p>
          </table:table-cell>
          <table:table-cell table:formula="of:=(-[.T17]+SQRT([.T17]*[.T17] - 4*[.S17]*[.U17]))/(2*[.S17])" office:value-type="float" office:value="-0.11" calcext:value-type="float">
            <text:p>-0.11</text:p>
          </table:table-cell>
          <table:table-cell table:formula="of:=(-[.T17]-SQRT([.T17]*[.T17] - 4*[.S17]*[.U17]))/(2*[.S17])" office:value-type="float" office:value="0.0100000000000001" calcext:value-type="float">
            <text:p>0.01</text:p>
          </table:table-cell>
          <table:table-cell table:formula="of:=-[.K17] /(2 *[.C$12])" office:value-type="float" office:value="-2.22222222222222" calcext:value-type="float">
            <text:p>-2.22E+00</text:p>
          </table:table-cell>
          <table:table-cell table:formula="of:=([.K17]*[.E17]-[.F17])/[.C$12]" office:value-type="float" office:value="-0.222222222222222" calcext:value-type="float">
            <text:p>-0.2222222222</text:p>
          </table:table-cell>
          <table:table-cell table:formula="of:=[.G17]-[.P17]" office:value-type="float" office:value="0.00244444444444447" calcext:value-type="float">
            <text:p>0.0024444444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7]+[.C$14]" office:value-type="float" office:value="0.02" calcext:value-type="float">
            <text:p>0.02</text:p>
          </table:table-cell>
          <table:table-cell table:formula="of:=[.D18]*[.C$2]" office:value-type="float" office:value="35" calcext:value-type="float">
            <text:p>35.00</text:p>
          </table:table-cell>
          <table:table-cell table:formula="of:=([.B18]-[.E18])*([.I18]-[.F18])/([.H18]-[.E18])+[.F18]" office:value-type="float" office:value="0.14" calcext:value-type="float">
            <text:p>0.14</text:p>
          </table:table-cell>
          <table:table-cell table:formula="of:=IF([.$B18]&lt;[.$B$8];[.B$7];IF([.$B18]&lt;[.$B$9];[.B$8];IF([.$B18]&lt;[.$B$10];[.B$9];IF([.$B18]&lt;[.$B$11];[.B$10];[.B$11]))))" office:value-type="float" office:value="0" calcext:value-type="float">
            <text:p>0</text:p>
          </table:table-cell>
          <table:table-cell table:formula="of:=IF([.$B18]&lt;[.$B$8];[.C$7];IF([.$B18]&lt;[.$B$9];[.C$8];IF([.$B18]&lt;[.$B$10];[.C$9];IF([.$B18]&lt;[.$B$11];[.C$10];[.C$11]))))" office:value-type="float" office:value="0.1" calcext:value-type="float">
            <text:p>0.1</text:p>
          </table:table-cell>
          <table:table-cell table:formula="of:=IF([.$B18]&lt;[.$B$8];[.D$7];IF([.$B18]&lt;[.$B$9];[.D$8];IF([.$B18]&lt;[.$B$10];[.D$9];IF([.$B18]&lt;[.$B$11];[.D$10];[.D$11]))))" office:value-type="float" office:value="1" calcext:value-type="float">
            <text:p>1</text:p>
          </table:table-cell>
          <table:table-cell table:formula="of:=IF([.$B18]&lt;[.$B$7];[.B$7];IF([.$B18]&lt;[.$B$8];[.B$8];IF([.$B18]&lt;[.$B$9];[.B$9];IF([.$B18]&lt;[.$B$10];[.B$10];[.B$11]))))" office:value-type="float" office:value="0.25" calcext:value-type="float">
            <text:p>0.25</text:p>
          </table:table-cell>
          <table:table-cell table:formula="of:=IF([.$B18]&lt;[.$B$7];[.C$7];IF([.$B18]&lt;[.$B$8];[.C$8];IF([.$B18]&lt;[.$B$9];[.C$9];IF([.$B18]&lt;[.$B$10];[.C$10];[.C$11]))))" office:value-type="float" office:value="0.6" calcext:value-type="float">
            <text:p>0.6</text:p>
          </table:table-cell>
          <table:table-cell table:formula="of:=IF([.$B18]&lt;[.$B$7];[.D$7];IF([.$B18]&lt;[.$B$8];[.D$8];IF([.$B18]&lt;[.$B$9];[.D$9];IF([.$B18]&lt;[.$B$10];[.D$10];[.D$11]))))" office:value-type="float" office:value="0.805555555555556" calcext:value-type="float">
            <text:p>0.8055555556</text:p>
          </table:table-cell>
          <table:table-cell table:formula="of:=([.I18]-[.F18])/([.H18]-[.E18])" office:value-type="float" office:value="2" calcext:value-type="float">
            <text:p>2</text:p>
          </table:table-cell>
          <table:table-cell table:formula="of:=[.M18]*[.$C$3]" office:value-type="float" office:value="4.97333333333333" calcext:value-type="float">
            <text:p>4.97</text:p>
          </table:table-cell>
          <table:table-cell table:formula="of:=[.M17]-AVERAGE([.N17];[.N18])*([.B18]-[.B17])" office:value-type="float" office:value="0.994666666666667" calcext:value-type="float">
            <text:p>0.99</text:p>
          </table:table-cell>
          <table:table-cell table:formula="of:=[.D18]/[.C$12]" office:value-type="float" office:value="0.311111111111111" calcext:value-type="float">
            <text:p>0.31</text:p>
          </table:table-cell>
          <table:table-cell table:formula="of:=[.P18]*[.$C$3]" office:value-type="float" office:value="4.97333333333333" calcext:value-type="float">
            <text:p>4.97</text:p>
          </table:table-cell>
          <table:table-cell table:formula="of:=[.G18]- [.K18]/(2*[.C$12] )* [.B18]*[.B18]  +  ([.K18]*[.E18] - [.F18])/[.C$12] * [.B18]" office:value-type="float" office:value="0.994666666666667" calcext:value-type="float">
            <text:p>0.99</text:p>
          </table:table-cell>
          <table:table-cell table:formula="of:=(-[.T18]+SQRT([.T18]*[.T18] - 4*[.S18]*[.U18]))/(2*[.S18])" office:value-type="float" office:value="-0.12" calcext:value-type="float">
            <text:p>-0.12</text:p>
          </table:table-cell>
          <table:table-cell table:formula="of:=(-[.T18]-SQRT([.T18]*[.T18] - 4*[.S18]*[.U18]))/(2*[.S18])" office:value-type="float" office:value="0.0200000000000002" calcext:value-type="float">
            <text:p>0.02</text:p>
          </table:table-cell>
          <table:table-cell table:formula="of:=-[.K18] /(2 *[.C$12])" office:value-type="float" office:value="-2.22222222222222" calcext:value-type="float">
            <text:p>-2.22E+00</text:p>
          </table:table-cell>
          <table:table-cell table:formula="of:=([.K18]*[.E18]-[.F18])/[.C$12]" office:value-type="float" office:value="-0.222222222222222" calcext:value-type="float">
            <text:p>-0.2222222222</text:p>
          </table:table-cell>
          <table:table-cell table:formula="of:=[.G18]-[.P18]" office:value-type="float" office:value="0.00533333333333341" calcext:value-type="float">
            <text:p>0.005333333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8]+[.C$14]" office:value-type="float" office:value="0.03" calcext:value-type="float">
            <text:p>0.03</text:p>
          </table:table-cell>
          <table:table-cell table:formula="of:=[.D19]*[.C$2]" office:value-type="float" office:value="40" calcext:value-type="float">
            <text:p>40.00</text:p>
          </table:table-cell>
          <table:table-cell table:formula="of:=([.B19]-[.E19])*([.I19]-[.F19])/([.H19]-[.E19])+[.F19]" office:value-type="float" office:value="0.16" calcext:value-type="float">
            <text:p>0.16</text:p>
          </table:table-cell>
          <table:table-cell table:formula="of:=IF([.$B19]&lt;[.$B$8];[.B$7];IF([.$B19]&lt;[.$B$9];[.B$8];IF([.$B19]&lt;[.$B$10];[.B$9];IF([.$B19]&lt;[.$B$11];[.B$10];[.B$11]))))" office:value-type="float" office:value="0" calcext:value-type="float">
            <text:p>0</text:p>
          </table:table-cell>
          <table:table-cell table:formula="of:=IF([.$B19]&lt;[.$B$8];[.C$7];IF([.$B19]&lt;[.$B$9];[.C$8];IF([.$B19]&lt;[.$B$10];[.C$9];IF([.$B19]&lt;[.$B$11];[.C$10];[.C$11]))))" office:value-type="float" office:value="0.1" calcext:value-type="float">
            <text:p>0.1</text:p>
          </table:table-cell>
          <table:table-cell table:formula="of:=IF([.$B19]&lt;[.$B$8];[.D$7];IF([.$B19]&lt;[.$B$9];[.D$8];IF([.$B19]&lt;[.$B$10];[.D$9];IF([.$B19]&lt;[.$B$11];[.D$10];[.D$11]))))" office:value-type="float" office:value="1" calcext:value-type="float">
            <text:p>1</text:p>
          </table:table-cell>
          <table:table-cell table:formula="of:=IF([.$B19]&lt;[.$B$7];[.B$7];IF([.$B19]&lt;[.$B$8];[.B$8];IF([.$B19]&lt;[.$B$9];[.B$9];IF([.$B19]&lt;[.$B$10];[.B$10];[.B$11]))))" office:value-type="float" office:value="0.25" calcext:value-type="float">
            <text:p>0.25</text:p>
          </table:table-cell>
          <table:table-cell table:formula="of:=IF([.$B19]&lt;[.$B$7];[.C$7];IF([.$B19]&lt;[.$B$8];[.C$8];IF([.$B19]&lt;[.$B$9];[.C$9];IF([.$B19]&lt;[.$B$10];[.C$10];[.C$11]))))" office:value-type="float" office:value="0.6" calcext:value-type="float">
            <text:p>0.6</text:p>
          </table:table-cell>
          <table:table-cell table:formula="of:=IF([.$B19]&lt;[.$B$7];[.D$7];IF([.$B19]&lt;[.$B$8];[.D$8];IF([.$B19]&lt;[.$B$9];[.D$9];IF([.$B19]&lt;[.$B$10];[.D$10];[.D$11]))))" office:value-type="float" office:value="0.805555555555556" calcext:value-type="float">
            <text:p>0.8055555556</text:p>
          </table:table-cell>
          <table:table-cell table:formula="of:=([.I19]-[.F19])/([.H19]-[.E19])" office:value-type="float" office:value="2" calcext:value-type="float">
            <text:p>2</text:p>
          </table:table-cell>
          <table:table-cell table:formula="of:=[.M19]*[.$C$3]" office:value-type="float" office:value="4.95666666666667" calcext:value-type="float">
            <text:p>4.96</text:p>
          </table:table-cell>
          <table:table-cell table:formula="of:=[.M18]-AVERAGE([.N18];[.N19])*([.B19]-[.B18])" office:value-type="float" office:value="0.991333333333333" calcext:value-type="float">
            <text:p>0.99</text:p>
          </table:table-cell>
          <table:table-cell table:formula="of:=[.D19]/[.C$12]" office:value-type="float" office:value="0.355555555555556" calcext:value-type="float">
            <text:p>0.36</text:p>
          </table:table-cell>
          <table:table-cell table:formula="of:=[.P19]*[.$C$3]" office:value-type="float" office:value="4.95666666666667" calcext:value-type="float">
            <text:p>4.96</text:p>
          </table:table-cell>
          <table:table-cell table:formula="of:=[.G19]- [.K19]/(2*[.C$12] )* [.B19]*[.B19]  +  ([.K19]*[.E19] - [.F19])/[.C$12] * [.B19]" office:value-type="float" office:value="0.991333333333333" calcext:value-type="float">
            <text:p>0.99</text:p>
          </table:table-cell>
          <table:table-cell table:formula="of:=(-[.T19]+SQRT([.T19]*[.T19] - 4*[.S19]*[.U19]))/(2*[.S19])" office:value-type="float" office:value="-0.13" calcext:value-type="float">
            <text:p>-0.13</text:p>
          </table:table-cell>
          <table:table-cell table:formula="of:=(-[.T19]-SQRT([.T19]*[.T19] - 4*[.S19]*[.U19]))/(2*[.S19])" office:value-type="float" office:value="0.0300000000000001" calcext:value-type="float">
            <text:p>0.03</text:p>
          </table:table-cell>
          <table:table-cell table:formula="of:=-[.K19] /(2 *[.C$12])" office:value-type="float" office:value="-2.22222222222222" calcext:value-type="float">
            <text:p>-2.22E+00</text:p>
          </table:table-cell>
          <table:table-cell table:formula="of:=([.K19]*[.E19]-[.F19])/[.C$12]" office:value-type="float" office:value="-0.222222222222222" calcext:value-type="float">
            <text:p>-0.2222222222</text:p>
          </table:table-cell>
          <table:table-cell table:formula="of:=[.G19]-[.P19]" office:value-type="float" office:value="0.00866666666666671" calcext:value-type="float">
            <text:p>0.0086666667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19]+[.C$14]" office:value-type="float" office:value="0.04" calcext:value-type="float">
            <text:p>0.04</text:p>
          </table:table-cell>
          <table:table-cell table:formula="of:=[.D20]*[.C$2]" office:value-type="float" office:value="45" calcext:value-type="float">
            <text:p>45.00</text:p>
          </table:table-cell>
          <table:table-cell table:formula="of:=([.B20]-[.E20])*([.I20]-[.F20])/([.H20]-[.E20])+[.F20]" office:value-type="float" office:value="0.18" calcext:value-type="float">
            <text:p>0.18</text:p>
          </table:table-cell>
          <table:table-cell table:formula="of:=IF([.$B20]&lt;[.$B$8];[.B$7];IF([.$B20]&lt;[.$B$9];[.B$8];IF([.$B20]&lt;[.$B$10];[.B$9];IF([.$B20]&lt;[.$B$11];[.B$10];[.B$11]))))" office:value-type="float" office:value="0" calcext:value-type="float">
            <text:p>0</text:p>
          </table:table-cell>
          <table:table-cell table:formula="of:=IF([.$B20]&lt;[.$B$8];[.C$7];IF([.$B20]&lt;[.$B$9];[.C$8];IF([.$B20]&lt;[.$B$10];[.C$9];IF([.$B20]&lt;[.$B$11];[.C$10];[.C$11]))))" office:value-type="float" office:value="0.1" calcext:value-type="float">
            <text:p>0.1</text:p>
          </table:table-cell>
          <table:table-cell table:formula="of:=IF([.$B20]&lt;[.$B$8];[.D$7];IF([.$B20]&lt;[.$B$9];[.D$8];IF([.$B20]&lt;[.$B$10];[.D$9];IF([.$B20]&lt;[.$B$11];[.D$10];[.D$11]))))" office:value-type="float" office:value="1" calcext:value-type="float">
            <text:p>1</text:p>
          </table:table-cell>
          <table:table-cell table:formula="of:=IF([.$B20]&lt;[.$B$7];[.B$7];IF([.$B20]&lt;[.$B$8];[.B$8];IF([.$B20]&lt;[.$B$9];[.B$9];IF([.$B20]&lt;[.$B$10];[.B$10];[.B$11]))))" office:value-type="float" office:value="0.25" calcext:value-type="float">
            <text:p>0.25</text:p>
          </table:table-cell>
          <table:table-cell table:formula="of:=IF([.$B20]&lt;[.$B$7];[.C$7];IF([.$B20]&lt;[.$B$8];[.C$8];IF([.$B20]&lt;[.$B$9];[.C$9];IF([.$B20]&lt;[.$B$10];[.C$10];[.C$11]))))" office:value-type="float" office:value="0.6" calcext:value-type="float">
            <text:p>0.6</text:p>
          </table:table-cell>
          <table:table-cell table:formula="of:=IF([.$B20]&lt;[.$B$7];[.D$7];IF([.$B20]&lt;[.$B$8];[.D$8];IF([.$B20]&lt;[.$B$9];[.D$9];IF([.$B20]&lt;[.$B$10];[.D$10];[.D$11]))))" office:value-type="float" office:value="0.805555555555556" calcext:value-type="float">
            <text:p>0.8055555556</text:p>
          </table:table-cell>
          <table:table-cell table:formula="of:=([.I20]-[.F20])/([.H20]-[.E20])" office:value-type="float" office:value="2" calcext:value-type="float">
            <text:p>2</text:p>
          </table:table-cell>
          <table:table-cell table:formula="of:=[.M20]*[.$C$3]" office:value-type="float" office:value="4.93777777777778" calcext:value-type="float">
            <text:p>4.94</text:p>
          </table:table-cell>
          <table:table-cell table:formula="of:=[.M19]-AVERAGE([.N19];[.N20])*([.B20]-[.B19])" office:value-type="float" office:value="0.987555555555555" calcext:value-type="float">
            <text:p>0.99</text:p>
          </table:table-cell>
          <table:table-cell table:formula="of:=[.D20]/[.C$12]" office:value-type="float" office:value="0.4" calcext:value-type="float">
            <text:p>0.40</text:p>
          </table:table-cell>
          <table:table-cell table:formula="of:=[.P20]*[.$C$3]" office:value-type="float" office:value="4.93777777777778" calcext:value-type="float">
            <text:p>4.94</text:p>
          </table:table-cell>
          <table:table-cell table:formula="of:=[.G20]- [.K20]/(2*[.C$12] )* [.B20]*[.B20]  +  ([.K20]*[.E20] - [.F20])/[.C$12] * [.B20]" office:value-type="float" office:value="0.987555555555556" calcext:value-type="float">
            <text:p>0.99</text:p>
          </table:table-cell>
          <table:table-cell table:formula="of:=(-[.T20]+SQRT([.T20]*[.T20] - 4*[.S20]*[.U20]))/(2*[.S20])" office:value-type="float" office:value="-0.14" calcext:value-type="float">
            <text:p>-0.14</text:p>
          </table:table-cell>
          <table:table-cell table:formula="of:=(-[.T20]-SQRT([.T20]*[.T20] - 4*[.S20]*[.U20]))/(2*[.S20])" office:value-type="float" office:value="0.0399999999999998" calcext:value-type="float">
            <text:p>0.04</text:p>
          </table:table-cell>
          <table:table-cell table:formula="of:=-[.K20] /(2 *[.C$12])" office:value-type="float" office:value="-2.22222222222222" calcext:value-type="float">
            <text:p>-2.22E+00</text:p>
          </table:table-cell>
          <table:table-cell table:formula="of:=([.K20]*[.E20]-[.F20])/[.C$12]" office:value-type="float" office:value="-0.222222222222222" calcext:value-type="float">
            <text:p>-0.2222222222</text:p>
          </table:table-cell>
          <table:table-cell table:formula="of:=[.G20]-[.P20]" office:value-type="float" office:value="0.0124444444444444" calcext:value-type="float">
            <text:p>0.0124444444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0]+[.C$14]" office:value-type="float" office:value="0.05" calcext:value-type="float">
            <text:p>0.05</text:p>
          </table:table-cell>
          <table:table-cell table:formula="of:=[.D21]*[.C$2]" office:value-type="float" office:value="50" calcext:value-type="float">
            <text:p>50.00</text:p>
          </table:table-cell>
          <table:table-cell table:formula="of:=([.B21]-[.E21])*([.I21]-[.F21])/([.H21]-[.E21])+[.F21]" office:value-type="float" office:value="0.2" calcext:value-type="float">
            <text:p>0.20</text:p>
          </table:table-cell>
          <table:table-cell table:formula="of:=IF([.$B21]&lt;[.$B$8];[.B$7];IF([.$B21]&lt;[.$B$9];[.B$8];IF([.$B21]&lt;[.$B$10];[.B$9];IF([.$B21]&lt;[.$B$11];[.B$10];[.B$11]))))" office:value-type="float" office:value="0" calcext:value-type="float">
            <text:p>0</text:p>
          </table:table-cell>
          <table:table-cell table:formula="of:=IF([.$B21]&lt;[.$B$8];[.C$7];IF([.$B21]&lt;[.$B$9];[.C$8];IF([.$B21]&lt;[.$B$10];[.C$9];IF([.$B21]&lt;[.$B$11];[.C$10];[.C$11]))))" office:value-type="float" office:value="0.1" calcext:value-type="float">
            <text:p>0.1</text:p>
          </table:table-cell>
          <table:table-cell table:formula="of:=IF([.$B21]&lt;[.$B$8];[.D$7];IF([.$B21]&lt;[.$B$9];[.D$8];IF([.$B21]&lt;[.$B$10];[.D$9];IF([.$B21]&lt;[.$B$11];[.D$10];[.D$11]))))" office:value-type="float" office:value="1" calcext:value-type="float">
            <text:p>1</text:p>
          </table:table-cell>
          <table:table-cell table:formula="of:=IF([.$B21]&lt;[.$B$7];[.B$7];IF([.$B21]&lt;[.$B$8];[.B$8];IF([.$B21]&lt;[.$B$9];[.B$9];IF([.$B21]&lt;[.$B$10];[.B$10];[.B$11]))))" office:value-type="float" office:value="0.25" calcext:value-type="float">
            <text:p>0.25</text:p>
          </table:table-cell>
          <table:table-cell table:formula="of:=IF([.$B21]&lt;[.$B$7];[.C$7];IF([.$B21]&lt;[.$B$8];[.C$8];IF([.$B21]&lt;[.$B$9];[.C$9];IF([.$B21]&lt;[.$B$10];[.C$10];[.C$11]))))" office:value-type="float" office:value="0.6" calcext:value-type="float">
            <text:p>0.6</text:p>
          </table:table-cell>
          <table:table-cell table:formula="of:=IF([.$B21]&lt;[.$B$7];[.D$7];IF([.$B21]&lt;[.$B$8];[.D$8];IF([.$B21]&lt;[.$B$9];[.D$9];IF([.$B21]&lt;[.$B$10];[.D$10];[.D$11]))))" office:value-type="float" office:value="0.805555555555556" calcext:value-type="float">
            <text:p>0.8055555556</text:p>
          </table:table-cell>
          <table:table-cell table:formula="of:=([.I21]-[.F21])/([.H21]-[.E21])" office:value-type="float" office:value="2" calcext:value-type="float">
            <text:p>2</text:p>
          </table:table-cell>
          <table:table-cell table:formula="of:=[.M21]*[.$C$3]" office:value-type="float" office:value="4.91666666666667" calcext:value-type="float">
            <text:p>4.92</text:p>
          </table:table-cell>
          <table:table-cell table:formula="of:=[.M20]-AVERAGE([.N20];[.N21])*([.B21]-[.B20])" office:value-type="float" office:value="0.983333333333333" calcext:value-type="float">
            <text:p>0.98</text:p>
          </table:table-cell>
          <table:table-cell table:formula="of:=[.D21]/[.C$12]" office:value-type="float" office:value="0.444444444444444" calcext:value-type="float">
            <text:p>0.44</text:p>
          </table:table-cell>
          <table:table-cell table:formula="of:=[.P21]*[.$C$3]" office:value-type="float" office:value="4.91666666666667" calcext:value-type="float">
            <text:p>4.92</text:p>
          </table:table-cell>
          <table:table-cell table:formula="of:=[.G21]- [.K21]/(2*[.C$12] )* [.B21]*[.B21]  +  ([.K21]*[.E21] - [.F21])/[.C$12] * [.B21]" office:value-type="float" office:value="0.983333333333333" calcext:value-type="float">
            <text:p>0.98</text:p>
          </table:table-cell>
          <table:table-cell table:formula="of:=(-[.T21]+SQRT([.T21]*[.T21] - 4*[.S21]*[.U21]))/(2*[.S21])" office:value-type="float" office:value="-0.15" calcext:value-type="float">
            <text:p>-0.15</text:p>
          </table:table-cell>
          <table:table-cell table:formula="of:=(-[.T21]-SQRT([.T21]*[.T21] - 4*[.S21]*[.U21]))/(2*[.S21])" office:value-type="float" office:value="0.0499999999999999" calcext:value-type="float">
            <text:p>0.05</text:p>
          </table:table-cell>
          <table:table-cell table:formula="of:=-[.K21] /(2 *[.C$12])" office:value-type="float" office:value="-2.22222222222222" calcext:value-type="float">
            <text:p>-2.22E+00</text:p>
          </table:table-cell>
          <table:table-cell table:formula="of:=([.K21]*[.E21]-[.F21])/[.C$12]" office:value-type="float" office:value="-0.222222222222222" calcext:value-type="float">
            <text:p>-0.2222222222</text:p>
          </table:table-cell>
          <table:table-cell table:formula="of:=[.G21]-[.P21]" office:value-type="float" office:value="0.0166666666666666" calcext:value-type="float">
            <text:p>0.0166666667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1]+[.C$14]" office:value-type="float" office:value="0.06" calcext:value-type="float">
            <text:p>0.06</text:p>
          </table:table-cell>
          <table:table-cell table:formula="of:=[.D22]*[.C$2]" office:value-type="float" office:value="55" calcext:value-type="float">
            <text:p>55.00</text:p>
          </table:table-cell>
          <table:table-cell table:formula="of:=([.B22]-[.E22])*([.I22]-[.F22])/([.H22]-[.E22])+[.F22]" office:value-type="float" office:value="0.22" calcext:value-type="float">
            <text:p>0.22</text:p>
          </table:table-cell>
          <table:table-cell table:formula="of:=IF([.$B22]&lt;[.$B$8];[.B$7];IF([.$B22]&lt;[.$B$9];[.B$8];IF([.$B22]&lt;[.$B$10];[.B$9];IF([.$B22]&lt;[.$B$11];[.B$10];[.B$11]))))" office:value-type="float" office:value="0" calcext:value-type="float">
            <text:p>0</text:p>
          </table:table-cell>
          <table:table-cell table:formula="of:=IF([.$B22]&lt;[.$B$8];[.C$7];IF([.$B22]&lt;[.$B$9];[.C$8];IF([.$B22]&lt;[.$B$10];[.C$9];IF([.$B22]&lt;[.$B$11];[.C$10];[.C$11]))))" office:value-type="float" office:value="0.1" calcext:value-type="float">
            <text:p>0.1</text:p>
          </table:table-cell>
          <table:table-cell table:formula="of:=IF([.$B22]&lt;[.$B$8];[.D$7];IF([.$B22]&lt;[.$B$9];[.D$8];IF([.$B22]&lt;[.$B$10];[.D$9];IF([.$B22]&lt;[.$B$11];[.D$10];[.D$11]))))" office:value-type="float" office:value="1" calcext:value-type="float">
            <text:p>1</text:p>
          </table:table-cell>
          <table:table-cell table:formula="of:=IF([.$B22]&lt;[.$B$7];[.B$7];IF([.$B22]&lt;[.$B$8];[.B$8];IF([.$B22]&lt;[.$B$9];[.B$9];IF([.$B22]&lt;[.$B$10];[.B$10];[.B$11]))))" office:value-type="float" office:value="0.25" calcext:value-type="float">
            <text:p>0.25</text:p>
          </table:table-cell>
          <table:table-cell table:formula="of:=IF([.$B22]&lt;[.$B$7];[.C$7];IF([.$B22]&lt;[.$B$8];[.C$8];IF([.$B22]&lt;[.$B$9];[.C$9];IF([.$B22]&lt;[.$B$10];[.C$10];[.C$11]))))" office:value-type="float" office:value="0.6" calcext:value-type="float">
            <text:p>0.6</text:p>
          </table:table-cell>
          <table:table-cell table:formula="of:=IF([.$B22]&lt;[.$B$7];[.D$7];IF([.$B22]&lt;[.$B$8];[.D$8];IF([.$B22]&lt;[.$B$9];[.D$9];IF([.$B22]&lt;[.$B$10];[.D$10];[.D$11]))))" office:value-type="float" office:value="0.805555555555556" calcext:value-type="float">
            <text:p>0.8055555556</text:p>
          </table:table-cell>
          <table:table-cell table:formula="of:=([.I22]-[.F22])/([.H22]-[.E22])" office:value-type="float" office:value="2" calcext:value-type="float">
            <text:p>2</text:p>
          </table:table-cell>
          <table:table-cell table:formula="of:=[.M22]*[.$C$3]" office:value-type="float" office:value="4.89333333333333" calcext:value-type="float">
            <text:p>4.89</text:p>
          </table:table-cell>
          <table:table-cell table:formula="of:=[.M21]-AVERAGE([.N21];[.N22])*([.B22]-[.B21])" office:value-type="float" office:value="0.978666666666667" calcext:value-type="float">
            <text:p>0.98</text:p>
          </table:table-cell>
          <table:table-cell table:formula="of:=[.D22]/[.C$12]" office:value-type="float" office:value="0.488888888888889" calcext:value-type="float">
            <text:p>0.49</text:p>
          </table:table-cell>
          <table:table-cell table:formula="of:=[.P22]*[.$C$3]" office:value-type="float" office:value="4.89333333333333" calcext:value-type="float">
            <text:p>4.89</text:p>
          </table:table-cell>
          <table:table-cell table:formula="of:=[.G22]- [.K22]/(2*[.C$12] )* [.B22]*[.B22]  +  ([.K22]*[.E22] - [.F22])/[.C$12] * [.B22]" office:value-type="float" office:value="0.978666666666667" calcext:value-type="float">
            <text:p>0.98</text:p>
          </table:table-cell>
          <table:table-cell table:formula="of:=(-[.T22]+SQRT([.T22]*[.T22] - 4*[.S22]*[.U22]))/(2*[.S22])" office:value-type="float" office:value="-0.16" calcext:value-type="float">
            <text:p>-0.16</text:p>
          </table:table-cell>
          <table:table-cell table:formula="of:=(-[.T22]-SQRT([.T22]*[.T22] - 4*[.S22]*[.U22]))/(2*[.S22])" office:value-type="float" office:value="0.06" calcext:value-type="float">
            <text:p>0.06</text:p>
          </table:table-cell>
          <table:table-cell table:formula="of:=-[.K22] /(2 *[.C$12])" office:value-type="float" office:value="-2.22222222222222" calcext:value-type="float">
            <text:p>-2.22E+00</text:p>
          </table:table-cell>
          <table:table-cell table:formula="of:=([.K22]*[.E22]-[.F22])/[.C$12]" office:value-type="float" office:value="-0.222222222222222" calcext:value-type="float">
            <text:p>-0.2222222222</text:p>
          </table:table-cell>
          <table:table-cell table:formula="of:=[.G22]-[.P22]" office:value-type="float" office:value="0.0213333333333333" calcext:value-type="float">
            <text:p>0.021333333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2]+[.C$14]" office:value-type="float" office:value="0.07" calcext:value-type="float">
            <text:p>0.07</text:p>
          </table:table-cell>
          <table:table-cell table:formula="of:=[.D23]*[.C$2]" office:value-type="float" office:value="60" calcext:value-type="float">
            <text:p>60.00</text:p>
          </table:table-cell>
          <table:table-cell table:formula="of:=([.B23]-[.E23])*([.I23]-[.F23])/([.H23]-[.E23])+[.F23]" office:value-type="float" office:value="0.24" calcext:value-type="float">
            <text:p>0.24</text:p>
          </table:table-cell>
          <table:table-cell table:formula="of:=IF([.$B23]&lt;[.$B$8];[.B$7];IF([.$B23]&lt;[.$B$9];[.B$8];IF([.$B23]&lt;[.$B$10];[.B$9];IF([.$B23]&lt;[.$B$11];[.B$10];[.B$11]))))" office:value-type="float" office:value="0" calcext:value-type="float">
            <text:p>0</text:p>
          </table:table-cell>
          <table:table-cell table:formula="of:=IF([.$B23]&lt;[.$B$8];[.C$7];IF([.$B23]&lt;[.$B$9];[.C$8];IF([.$B23]&lt;[.$B$10];[.C$9];IF([.$B23]&lt;[.$B$11];[.C$10];[.C$11]))))" office:value-type="float" office:value="0.1" calcext:value-type="float">
            <text:p>0.1</text:p>
          </table:table-cell>
          <table:table-cell table:formula="of:=IF([.$B23]&lt;[.$B$8];[.D$7];IF([.$B23]&lt;[.$B$9];[.D$8];IF([.$B23]&lt;[.$B$10];[.D$9];IF([.$B23]&lt;[.$B$11];[.D$10];[.D$11]))))" office:value-type="float" office:value="1" calcext:value-type="float">
            <text:p>1</text:p>
          </table:table-cell>
          <table:table-cell table:formula="of:=IF([.$B23]&lt;[.$B$7];[.B$7];IF([.$B23]&lt;[.$B$8];[.B$8];IF([.$B23]&lt;[.$B$9];[.B$9];IF([.$B23]&lt;[.$B$10];[.B$10];[.B$11]))))" office:value-type="float" office:value="0.25" calcext:value-type="float">
            <text:p>0.25</text:p>
          </table:table-cell>
          <table:table-cell table:formula="of:=IF([.$B23]&lt;[.$B$7];[.C$7];IF([.$B23]&lt;[.$B$8];[.C$8];IF([.$B23]&lt;[.$B$9];[.C$9];IF([.$B23]&lt;[.$B$10];[.C$10];[.C$11]))))" office:value-type="float" office:value="0.6" calcext:value-type="float">
            <text:p>0.6</text:p>
          </table:table-cell>
          <table:table-cell table:formula="of:=IF([.$B23]&lt;[.$B$7];[.D$7];IF([.$B23]&lt;[.$B$8];[.D$8];IF([.$B23]&lt;[.$B$9];[.D$9];IF([.$B23]&lt;[.$B$10];[.D$10];[.D$11]))))" office:value-type="float" office:value="0.805555555555556" calcext:value-type="float">
            <text:p>0.8055555556</text:p>
          </table:table-cell>
          <table:table-cell table:formula="of:=([.I23]-[.F23])/([.H23]-[.E23])" office:value-type="float" office:value="2" calcext:value-type="float">
            <text:p>2</text:p>
          </table:table-cell>
          <table:table-cell table:formula="of:=[.M23]*[.$C$3]" office:value-type="float" office:value="4.86777777777778" calcext:value-type="float">
            <text:p>4.87</text:p>
          </table:table-cell>
          <table:table-cell table:formula="of:=[.M22]-AVERAGE([.N22];[.N23])*([.B23]-[.B22])" office:value-type="float" office:value="0.973555555555556" calcext:value-type="float">
            <text:p>0.97</text:p>
          </table:table-cell>
          <table:table-cell table:formula="of:=[.D23]/[.C$12]" office:value-type="float" office:value="0.533333333333333" calcext:value-type="float">
            <text:p>0.53</text:p>
          </table:table-cell>
          <table:table-cell table:formula="of:=[.P23]*[.$C$3]" office:value-type="float" office:value="4.86777777777778" calcext:value-type="float">
            <text:p>4.87</text:p>
          </table:table-cell>
          <table:table-cell table:formula="of:=[.G23]- [.K23]/(2*[.C$12] )* [.B23]*[.B23]  +  ([.K23]*[.E23] - [.F23])/[.C$12] * [.B23]" office:value-type="float" office:value="0.973555555555556" calcext:value-type="float">
            <text:p>0.97</text:p>
          </table:table-cell>
          <table:table-cell table:formula="of:=(-[.T23]+SQRT([.T23]*[.T23] - 4*[.S23]*[.U23]))/(2*[.S23])" office:value-type="float" office:value="-0.17" calcext:value-type="float">
            <text:p>-0.17</text:p>
          </table:table-cell>
          <table:table-cell table:formula="of:=(-[.T23]-SQRT([.T23]*[.T23] - 4*[.S23]*[.U23]))/(2*[.S23])" office:value-type="float" office:value="0.0700000000000001" calcext:value-type="float">
            <text:p>0.07</text:p>
          </table:table-cell>
          <table:table-cell table:formula="of:=-[.K23] /(2 *[.C$12])" office:value-type="float" office:value="-2.22222222222222" calcext:value-type="float">
            <text:p>-2.22E+00</text:p>
          </table:table-cell>
          <table:table-cell table:formula="of:=([.K23]*[.E23]-[.F23])/[.C$12]" office:value-type="float" office:value="-0.222222222222222" calcext:value-type="float">
            <text:p>-0.2222222222</text:p>
          </table:table-cell>
          <table:table-cell table:formula="of:=[.G23]-[.P23]" office:value-type="float" office:value="0.0264444444444445" calcext:value-type="float">
            <text:p>0.0264444444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3]+[.C$14]" office:value-type="float" office:value="0.08" calcext:value-type="float">
            <text:p>0.08</text:p>
          </table:table-cell>
          <table:table-cell table:formula="of:=[.D24]*[.C$2]" office:value-type="float" office:value="65" calcext:value-type="float">
            <text:p>65.00</text:p>
          </table:table-cell>
          <table:table-cell table:formula="of:=([.B24]-[.E24])*([.I24]-[.F24])/([.H24]-[.E24])+[.F24]" office:value-type="float" office:value="0.26" calcext:value-type="float">
            <text:p>0.26</text:p>
          </table:table-cell>
          <table:table-cell table:formula="of:=IF([.$B24]&lt;[.$B$8];[.B$7];IF([.$B24]&lt;[.$B$9];[.B$8];IF([.$B24]&lt;[.$B$10];[.B$9];IF([.$B24]&lt;[.$B$11];[.B$10];[.B$11]))))" office:value-type="float" office:value="0" calcext:value-type="float">
            <text:p>0</text:p>
          </table:table-cell>
          <table:table-cell table:formula="of:=IF([.$B24]&lt;[.$B$8];[.C$7];IF([.$B24]&lt;[.$B$9];[.C$8];IF([.$B24]&lt;[.$B$10];[.C$9];IF([.$B24]&lt;[.$B$11];[.C$10];[.C$11]))))" office:value-type="float" office:value="0.1" calcext:value-type="float">
            <text:p>0.1</text:p>
          </table:table-cell>
          <table:table-cell table:formula="of:=IF([.$B24]&lt;[.$B$8];[.D$7];IF([.$B24]&lt;[.$B$9];[.D$8];IF([.$B24]&lt;[.$B$10];[.D$9];IF([.$B24]&lt;[.$B$11];[.D$10];[.D$11]))))" office:value-type="float" office:value="1" calcext:value-type="float">
            <text:p>1</text:p>
          </table:table-cell>
          <table:table-cell table:formula="of:=IF([.$B24]&lt;[.$B$7];[.B$7];IF([.$B24]&lt;[.$B$8];[.B$8];IF([.$B24]&lt;[.$B$9];[.B$9];IF([.$B24]&lt;[.$B$10];[.B$10];[.B$11]))))" office:value-type="float" office:value="0.25" calcext:value-type="float">
            <text:p>0.25</text:p>
          </table:table-cell>
          <table:table-cell table:formula="of:=IF([.$B24]&lt;[.$B$7];[.C$7];IF([.$B24]&lt;[.$B$8];[.C$8];IF([.$B24]&lt;[.$B$9];[.C$9];IF([.$B24]&lt;[.$B$10];[.C$10];[.C$11]))))" office:value-type="float" office:value="0.6" calcext:value-type="float">
            <text:p>0.6</text:p>
          </table:table-cell>
          <table:table-cell table:formula="of:=IF([.$B24]&lt;[.$B$7];[.D$7];IF([.$B24]&lt;[.$B$8];[.D$8];IF([.$B24]&lt;[.$B$9];[.D$9];IF([.$B24]&lt;[.$B$10];[.D$10];[.D$11]))))" office:value-type="float" office:value="0.805555555555556" calcext:value-type="float">
            <text:p>0.8055555556</text:p>
          </table:table-cell>
          <table:table-cell table:formula="of:=([.I24]-[.F24])/([.H24]-[.E24])" office:value-type="float" office:value="2" calcext:value-type="float">
            <text:p>2</text:p>
          </table:table-cell>
          <table:table-cell table:formula="of:=[.M24]*[.$C$3]" office:value-type="float" office:value="4.84" calcext:value-type="float">
            <text:p>4.84</text:p>
          </table:table-cell>
          <table:table-cell table:formula="of:=[.M23]-AVERAGE([.N23];[.N24])*([.B24]-[.B23])" office:value-type="float" office:value="0.968" calcext:value-type="float">
            <text:p>0.97</text:p>
          </table:table-cell>
          <table:table-cell table:formula="of:=[.D24]/[.C$12]" office:value-type="float" office:value="0.577777777777778" calcext:value-type="float">
            <text:p>0.58</text:p>
          </table:table-cell>
          <table:table-cell table:formula="of:=[.P24]*[.$C$3]" office:value-type="float" office:value="4.84" calcext:value-type="float">
            <text:p>4.84</text:p>
          </table:table-cell>
          <table:table-cell table:formula="of:=[.G24]- [.K24]/(2*[.C$12] )* [.B24]*[.B24]  +  ([.K24]*[.E24] - [.F24])/[.C$12] * [.B24]" office:value-type="float" office:value="0.968" calcext:value-type="float">
            <text:p>0.97</text:p>
          </table:table-cell>
          <table:table-cell table:formula="of:=(-[.T24]+SQRT([.T24]*[.T24] - 4*[.S24]*[.U24]))/(2*[.S24])" office:value-type="float" office:value="-0.18" calcext:value-type="float">
            <text:p>-0.18</text:p>
          </table:table-cell>
          <table:table-cell table:formula="of:=(-[.T24]-SQRT([.T24]*[.T24] - 4*[.S24]*[.U24]))/(2*[.S24])" office:value-type="float" office:value="0.08" calcext:value-type="float">
            <text:p>0.08</text:p>
          </table:table-cell>
          <table:table-cell table:formula="of:=-[.K24] /(2 *[.C$12])" office:value-type="float" office:value="-2.22222222222222" calcext:value-type="float">
            <text:p>-2.22E+00</text:p>
          </table:table-cell>
          <table:table-cell table:formula="of:=([.K24]*[.E24]-[.F24])/[.C$12]" office:value-type="float" office:value="-0.222222222222222" calcext:value-type="float">
            <text:p>-0.2222222222</text:p>
          </table:table-cell>
          <table:table-cell table:formula="of:=[.G24]-[.P24]" office:value-type="float" office:value="0.032" calcext:value-type="float">
            <text:p>0.03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4]+[.C$14]" office:value-type="float" office:value="0.09" calcext:value-type="float">
            <text:p>0.09</text:p>
          </table:table-cell>
          <table:table-cell table:formula="of:=[.D25]*[.C$2]" office:value-type="float" office:value="70" calcext:value-type="float">
            <text:p>70.00</text:p>
          </table:table-cell>
          <table:table-cell table:formula="of:=([.B25]-[.E25])*([.I25]-[.F25])/([.H25]-[.E25])+[.F25]" office:value-type="float" office:value="0.28" calcext:value-type="float">
            <text:p>0.28</text:p>
          </table:table-cell>
          <table:table-cell table:formula="of:=IF([.$B25]&lt;[.$B$8];[.B$7];IF([.$B25]&lt;[.$B$9];[.B$8];IF([.$B25]&lt;[.$B$10];[.B$9];IF([.$B25]&lt;[.$B$11];[.B$10];[.B$11]))))" office:value-type="float" office:value="0" calcext:value-type="float">
            <text:p>0</text:p>
          </table:table-cell>
          <table:table-cell table:formula="of:=IF([.$B25]&lt;[.$B$8];[.C$7];IF([.$B25]&lt;[.$B$9];[.C$8];IF([.$B25]&lt;[.$B$10];[.C$9];IF([.$B25]&lt;[.$B$11];[.C$10];[.C$11]))))" office:value-type="float" office:value="0.1" calcext:value-type="float">
            <text:p>0.1</text:p>
          </table:table-cell>
          <table:table-cell table:formula="of:=IF([.$B25]&lt;[.$B$8];[.D$7];IF([.$B25]&lt;[.$B$9];[.D$8];IF([.$B25]&lt;[.$B$10];[.D$9];IF([.$B25]&lt;[.$B$11];[.D$10];[.D$11]))))" office:value-type="float" office:value="1" calcext:value-type="float">
            <text:p>1</text:p>
          </table:table-cell>
          <table:table-cell table:formula="of:=IF([.$B25]&lt;[.$B$7];[.B$7];IF([.$B25]&lt;[.$B$8];[.B$8];IF([.$B25]&lt;[.$B$9];[.B$9];IF([.$B25]&lt;[.$B$10];[.B$10];[.B$11]))))" office:value-type="float" office:value="0.25" calcext:value-type="float">
            <text:p>0.25</text:p>
          </table:table-cell>
          <table:table-cell table:formula="of:=IF([.$B25]&lt;[.$B$7];[.C$7];IF([.$B25]&lt;[.$B$8];[.C$8];IF([.$B25]&lt;[.$B$9];[.C$9];IF([.$B25]&lt;[.$B$10];[.C$10];[.C$11]))))" office:value-type="float" office:value="0.6" calcext:value-type="float">
            <text:p>0.6</text:p>
          </table:table-cell>
          <table:table-cell table:formula="of:=IF([.$B25]&lt;[.$B$7];[.D$7];IF([.$B25]&lt;[.$B$8];[.D$8];IF([.$B25]&lt;[.$B$9];[.D$9];IF([.$B25]&lt;[.$B$10];[.D$10];[.D$11]))))" office:value-type="float" office:value="0.805555555555556" calcext:value-type="float">
            <text:p>0.8055555556</text:p>
          </table:table-cell>
          <table:table-cell table:formula="of:=([.I25]-[.F25])/([.H25]-[.E25])" office:value-type="float" office:value="2" calcext:value-type="float">
            <text:p>2</text:p>
          </table:table-cell>
          <table:table-cell table:formula="of:=[.M25]*[.$C$3]" office:value-type="float" office:value="4.81" calcext:value-type="float">
            <text:p>4.81</text:p>
          </table:table-cell>
          <table:table-cell table:formula="of:=[.M24]-AVERAGE([.N24];[.N25])*([.B25]-[.B24])" office:value-type="float" office:value="0.962" calcext:value-type="float">
            <text:p>0.96</text:p>
          </table:table-cell>
          <table:table-cell table:formula="of:=[.D25]/[.C$12]" office:value-type="float" office:value="0.622222222222222" calcext:value-type="float">
            <text:p>0.62</text:p>
          </table:table-cell>
          <table:table-cell table:formula="of:=[.P25]*[.$C$3]" office:value-type="float" office:value="4.81" calcext:value-type="float">
            <text:p>4.81</text:p>
          </table:table-cell>
          <table:table-cell table:formula="of:=[.G25]- [.K25]/(2*[.C$12] )* [.B25]*[.B25]  +  ([.K25]*[.E25] - [.F25])/[.C$12] * [.B25]" office:value-type="float" office:value="0.962" calcext:value-type="float">
            <text:p>0.96</text:p>
          </table:table-cell>
          <table:table-cell table:formula="of:=(-[.T25]+SQRT([.T25]*[.T25] - 4*[.S25]*[.U25]))/(2*[.S25])" office:value-type="float" office:value="-0.19" calcext:value-type="float">
            <text:p>-0.19</text:p>
          </table:table-cell>
          <table:table-cell table:formula="of:=(-[.T25]-SQRT([.T25]*[.T25] - 4*[.S25]*[.U25]))/(2*[.S25])" office:value-type="float" office:value="0.0900000000000001" calcext:value-type="float">
            <text:p>0.09</text:p>
          </table:table-cell>
          <table:table-cell table:formula="of:=-[.K25] /(2 *[.C$12])" office:value-type="float" office:value="-2.22222222222222" calcext:value-type="float">
            <text:p>-2.22E+00</text:p>
          </table:table-cell>
          <table:table-cell table:formula="of:=([.K25]*[.E25]-[.F25])/[.C$12]" office:value-type="float" office:value="-0.222222222222222" calcext:value-type="float">
            <text:p>-0.2222222222</text:p>
          </table:table-cell>
          <table:table-cell table:formula="of:=[.G25]-[.P25]" office:value-type="float" office:value="0.038" calcext:value-type="float">
            <text:p>0.038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5]+[.C$14]" office:value-type="float" office:value="0.1" calcext:value-type="float">
            <text:p>0.10</text:p>
          </table:table-cell>
          <table:table-cell table:formula="of:=[.D26]*[.C$2]" office:value-type="float" office:value="75" calcext:value-type="float">
            <text:p>75.00</text:p>
          </table:table-cell>
          <table:table-cell table:formula="of:=([.B26]-[.E26])*([.I26]-[.F26])/([.H26]-[.E26])+[.F26]" office:value-type="float" office:value="0.3" calcext:value-type="float">
            <text:p>0.30</text:p>
          </table:table-cell>
          <table:table-cell table:formula="of:=IF([.$B26]&lt;[.$B$8];[.B$7];IF([.$B26]&lt;[.$B$9];[.B$8];IF([.$B26]&lt;[.$B$10];[.B$9];IF([.$B26]&lt;[.$B$11];[.B$10];[.B$11]))))" office:value-type="float" office:value="0" calcext:value-type="float">
            <text:p>0</text:p>
          </table:table-cell>
          <table:table-cell table:formula="of:=IF([.$B26]&lt;[.$B$8];[.C$7];IF([.$B26]&lt;[.$B$9];[.C$8];IF([.$B26]&lt;[.$B$10];[.C$9];IF([.$B26]&lt;[.$B$11];[.C$10];[.C$11]))))" office:value-type="float" office:value="0.1" calcext:value-type="float">
            <text:p>0.1</text:p>
          </table:table-cell>
          <table:table-cell table:formula="of:=IF([.$B26]&lt;[.$B$8];[.D$7];IF([.$B26]&lt;[.$B$9];[.D$8];IF([.$B26]&lt;[.$B$10];[.D$9];IF([.$B26]&lt;[.$B$11];[.D$10];[.D$11]))))" office:value-type="float" office:value="1" calcext:value-type="float">
            <text:p>1</text:p>
          </table:table-cell>
          <table:table-cell table:formula="of:=IF([.$B26]&lt;[.$B$7];[.B$7];IF([.$B26]&lt;[.$B$8];[.B$8];IF([.$B26]&lt;[.$B$9];[.B$9];IF([.$B26]&lt;[.$B$10];[.B$10];[.B$11]))))" office:value-type="float" office:value="0.25" calcext:value-type="float">
            <text:p>0.25</text:p>
          </table:table-cell>
          <table:table-cell table:formula="of:=IF([.$B26]&lt;[.$B$7];[.C$7];IF([.$B26]&lt;[.$B$8];[.C$8];IF([.$B26]&lt;[.$B$9];[.C$9];IF([.$B26]&lt;[.$B$10];[.C$10];[.C$11]))))" office:value-type="float" office:value="0.6" calcext:value-type="float">
            <text:p>0.6</text:p>
          </table:table-cell>
          <table:table-cell table:formula="of:=IF([.$B26]&lt;[.$B$7];[.D$7];IF([.$B26]&lt;[.$B$8];[.D$8];IF([.$B26]&lt;[.$B$9];[.D$9];IF([.$B26]&lt;[.$B$10];[.D$10];[.D$11]))))" office:value-type="float" office:value="0.805555555555556" calcext:value-type="float">
            <text:p>0.8055555556</text:p>
          </table:table-cell>
          <table:table-cell table:formula="of:=([.I26]-[.F26])/([.H26]-[.E26])" office:value-type="float" office:value="2" calcext:value-type="float">
            <text:p>2</text:p>
          </table:table-cell>
          <table:table-cell table:formula="of:=[.M26]*[.$C$3]" office:value-type="float" office:value="4.77777777777778" calcext:value-type="float">
            <text:p>4.78</text:p>
          </table:table-cell>
          <table:table-cell table:formula="of:=[.M25]-AVERAGE([.N25];[.N26])*([.B26]-[.B25])" office:value-type="float" office:value="0.955555555555555" calcext:value-type="float">
            <text:p>0.96</text:p>
          </table:table-cell>
          <table:table-cell table:formula="of:=[.D26]/[.C$12]" office:value-type="float" office:value="0.666666666666667" calcext:value-type="float">
            <text:p>0.67</text:p>
          </table:table-cell>
          <table:table-cell table:formula="of:=[.P26]*[.$C$3]" office:value-type="float" office:value="4.77777777777778" calcext:value-type="float">
            <text:p>4.78</text:p>
          </table:table-cell>
          <table:table-cell table:formula="of:=[.G26]- [.K26]/(2*[.C$12] )* [.B26]*[.B26]  +  ([.K26]*[.E26] - [.F26])/[.C$12] * [.B26]" office:value-type="float" office:value="0.955555555555555" calcext:value-type="float">
            <text:p>0.96</text:p>
          </table:table-cell>
          <table:table-cell table:formula="of:=(-[.T26]+SQRT([.T26]*[.T26] - 4*[.S26]*[.U26]))/(2*[.S26])" office:value-type="float" office:value="-0.2" calcext:value-type="float">
            <text:p>-0.20</text:p>
          </table:table-cell>
          <table:table-cell table:formula="of:=(-[.T26]-SQRT([.T26]*[.T26] - 4*[.S26]*[.U26]))/(2*[.S26])" office:value-type="float" office:value="0.1" calcext:value-type="float">
            <text:p>0.1</text:p>
          </table:table-cell>
          <table:table-cell table:formula="of:=-[.K26] /(2 *[.C$12])" office:value-type="float" office:value="-2.22222222222222" calcext:value-type="float">
            <text:p>-2.22E+00</text:p>
          </table:table-cell>
          <table:table-cell table:formula="of:=([.K26]*[.E26]-[.F26])/[.C$12]" office:value-type="float" office:value="-0.222222222222222" calcext:value-type="float">
            <text:p>-0.2222222222</text:p>
          </table:table-cell>
          <table:table-cell table:formula="of:=[.G26]-[.P26]" office:value-type="float" office:value="0.0444444444444445" calcext:value-type="float">
            <text:p>0.0444444444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6]+[.C$14]" office:value-type="float" office:value="0.11" calcext:value-type="float">
            <text:p>0.11</text:p>
          </table:table-cell>
          <table:table-cell table:formula="of:=[.D27]*[.C$2]" office:value-type="float" office:value="80" calcext:value-type="float">
            <text:p>80.00</text:p>
          </table:table-cell>
          <table:table-cell table:formula="of:=([.B27]-[.E27])*([.I27]-[.F27])/([.H27]-[.E27])+[.F27]" office:value-type="float" office:value="0.32" calcext:value-type="float">
            <text:p>0.32</text:p>
          </table:table-cell>
          <table:table-cell table:formula="of:=IF([.$B27]&lt;[.$B$8];[.B$7];IF([.$B27]&lt;[.$B$9];[.B$8];IF([.$B27]&lt;[.$B$10];[.B$9];IF([.$B27]&lt;[.$B$11];[.B$10];[.B$11]))))" office:value-type="float" office:value="0" calcext:value-type="float">
            <text:p>0</text:p>
          </table:table-cell>
          <table:table-cell table:formula="of:=IF([.$B27]&lt;[.$B$8];[.C$7];IF([.$B27]&lt;[.$B$9];[.C$8];IF([.$B27]&lt;[.$B$10];[.C$9];IF([.$B27]&lt;[.$B$11];[.C$10];[.C$11]))))" office:value-type="float" office:value="0.1" calcext:value-type="float">
            <text:p>0.1</text:p>
          </table:table-cell>
          <table:table-cell table:formula="of:=IF([.$B27]&lt;[.$B$8];[.D$7];IF([.$B27]&lt;[.$B$9];[.D$8];IF([.$B27]&lt;[.$B$10];[.D$9];IF([.$B27]&lt;[.$B$11];[.D$10];[.D$11]))))" office:value-type="float" office:value="1" calcext:value-type="float">
            <text:p>1</text:p>
          </table:table-cell>
          <table:table-cell table:formula="of:=IF([.$B27]&lt;[.$B$7];[.B$7];IF([.$B27]&lt;[.$B$8];[.B$8];IF([.$B27]&lt;[.$B$9];[.B$9];IF([.$B27]&lt;[.$B$10];[.B$10];[.B$11]))))" office:value-type="float" office:value="0.25" calcext:value-type="float">
            <text:p>0.25</text:p>
          </table:table-cell>
          <table:table-cell table:formula="of:=IF([.$B27]&lt;[.$B$7];[.C$7];IF([.$B27]&lt;[.$B$8];[.C$8];IF([.$B27]&lt;[.$B$9];[.C$9];IF([.$B27]&lt;[.$B$10];[.C$10];[.C$11]))))" office:value-type="float" office:value="0.6" calcext:value-type="float">
            <text:p>0.6</text:p>
          </table:table-cell>
          <table:table-cell table:formula="of:=IF([.$B27]&lt;[.$B$7];[.D$7];IF([.$B27]&lt;[.$B$8];[.D$8];IF([.$B27]&lt;[.$B$9];[.D$9];IF([.$B27]&lt;[.$B$10];[.D$10];[.D$11]))))" office:value-type="float" office:value="0.805555555555556" calcext:value-type="float">
            <text:p>0.8055555556</text:p>
          </table:table-cell>
          <table:table-cell table:formula="of:=([.I27]-[.F27])/([.H27]-[.E27])" office:value-type="float" office:value="2" calcext:value-type="float">
            <text:p>2</text:p>
          </table:table-cell>
          <table:table-cell table:formula="of:=[.M27]*[.$C$3]" office:value-type="float" office:value="4.74333333333333" calcext:value-type="float">
            <text:p>4.74</text:p>
          </table:table-cell>
          <table:table-cell table:formula="of:=[.M26]-AVERAGE([.N26];[.N27])*([.B27]-[.B26])" office:value-type="float" office:value="0.948666666666667" calcext:value-type="float">
            <text:p>0.95</text:p>
          </table:table-cell>
          <table:table-cell table:formula="of:=[.D27]/[.C$12]" office:value-type="float" office:value="0.711111111111111" calcext:value-type="float">
            <text:p>0.71</text:p>
          </table:table-cell>
          <table:table-cell table:formula="of:=[.P27]*[.$C$3]" office:value-type="float" office:value="4.74333333333333" calcext:value-type="float">
            <text:p>4.74</text:p>
          </table:table-cell>
          <table:table-cell table:formula="of:=[.G27]- [.K27]/(2*[.C$12] )* [.B27]*[.B27]  +  ([.K27]*[.E27] - [.F27])/[.C$12] * [.B27]" office:value-type="float" office:value="0.948666666666667" calcext:value-type="float">
            <text:p>0.95</text:p>
          </table:table-cell>
          <table:table-cell table:formula="of:=(-[.T27]+SQRT([.T27]*[.T27] - 4*[.S27]*[.U27]))/(2*[.S27])" office:value-type="float" office:value="-0.21" calcext:value-type="float">
            <text:p>-0.21</text:p>
          </table:table-cell>
          <table:table-cell table:formula="of:=(-[.T27]-SQRT([.T27]*[.T27] - 4*[.S27]*[.U27]))/(2*[.S27])" office:value-type="float" office:value="0.11" calcext:value-type="float">
            <text:p>0.11</text:p>
          </table:table-cell>
          <table:table-cell table:formula="of:=-[.K27] /(2 *[.C$12])" office:value-type="float" office:value="-2.22222222222222" calcext:value-type="float">
            <text:p>-2.22E+00</text:p>
          </table:table-cell>
          <table:table-cell table:formula="of:=([.K27]*[.E27]-[.F27])/[.C$12]" office:value-type="float" office:value="-0.222222222222222" calcext:value-type="float">
            <text:p>-0.2222222222</text:p>
          </table:table-cell>
          <table:table-cell table:formula="of:=[.G27]-[.P27]" office:value-type="float" office:value="0.0513333333333333" calcext:value-type="float">
            <text:p>0.051333333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7]+[.C$14]" office:value-type="float" office:value="0.12" calcext:value-type="float">
            <text:p>0.12</text:p>
          </table:table-cell>
          <table:table-cell table:formula="of:=[.D28]*[.C$2]" office:value-type="float" office:value="85" calcext:value-type="float">
            <text:p>85.00</text:p>
          </table:table-cell>
          <table:table-cell table:formula="of:=([.B28]-[.E28])*([.I28]-[.F28])/([.H28]-[.E28])+[.F28]" office:value-type="float" office:value="0.34" calcext:value-type="float">
            <text:p>0.34</text:p>
          </table:table-cell>
          <table:table-cell table:formula="of:=IF([.$B28]&lt;[.$B$8];[.B$7];IF([.$B28]&lt;[.$B$9];[.B$8];IF([.$B28]&lt;[.$B$10];[.B$9];IF([.$B28]&lt;[.$B$11];[.B$10];[.B$11]))))" office:value-type="float" office:value="0" calcext:value-type="float">
            <text:p>0</text:p>
          </table:table-cell>
          <table:table-cell table:formula="of:=IF([.$B28]&lt;[.$B$8];[.C$7];IF([.$B28]&lt;[.$B$9];[.C$8];IF([.$B28]&lt;[.$B$10];[.C$9];IF([.$B28]&lt;[.$B$11];[.C$10];[.C$11]))))" office:value-type="float" office:value="0.1" calcext:value-type="float">
            <text:p>0.1</text:p>
          </table:table-cell>
          <table:table-cell table:formula="of:=IF([.$B28]&lt;[.$B$8];[.D$7];IF([.$B28]&lt;[.$B$9];[.D$8];IF([.$B28]&lt;[.$B$10];[.D$9];IF([.$B28]&lt;[.$B$11];[.D$10];[.D$11]))))" office:value-type="float" office:value="1" calcext:value-type="float">
            <text:p>1</text:p>
          </table:table-cell>
          <table:table-cell table:formula="of:=IF([.$B28]&lt;[.$B$7];[.B$7];IF([.$B28]&lt;[.$B$8];[.B$8];IF([.$B28]&lt;[.$B$9];[.B$9];IF([.$B28]&lt;[.$B$10];[.B$10];[.B$11]))))" office:value-type="float" office:value="0.25" calcext:value-type="float">
            <text:p>0.25</text:p>
          </table:table-cell>
          <table:table-cell table:formula="of:=IF([.$B28]&lt;[.$B$7];[.C$7];IF([.$B28]&lt;[.$B$8];[.C$8];IF([.$B28]&lt;[.$B$9];[.C$9];IF([.$B28]&lt;[.$B$10];[.C$10];[.C$11]))))" office:value-type="float" office:value="0.6" calcext:value-type="float">
            <text:p>0.6</text:p>
          </table:table-cell>
          <table:table-cell table:formula="of:=IF([.$B28]&lt;[.$B$7];[.D$7];IF([.$B28]&lt;[.$B$8];[.D$8];IF([.$B28]&lt;[.$B$9];[.D$9];IF([.$B28]&lt;[.$B$10];[.D$10];[.D$11]))))" office:value-type="float" office:value="0.805555555555556" calcext:value-type="float">
            <text:p>0.8055555556</text:p>
          </table:table-cell>
          <table:table-cell table:formula="of:=([.I28]-[.F28])/([.H28]-[.E28])" office:value-type="float" office:value="2" calcext:value-type="float">
            <text:p>2</text:p>
          </table:table-cell>
          <table:table-cell table:formula="of:=[.M28]*[.$C$3]" office:value-type="float" office:value="4.70666666666667" calcext:value-type="float">
            <text:p>4.71</text:p>
          </table:table-cell>
          <table:table-cell table:formula="of:=[.M27]-AVERAGE([.N27];[.N28])*([.B28]-[.B27])" office:value-type="float" office:value="0.941333333333333" calcext:value-type="float">
            <text:p>0.94</text:p>
          </table:table-cell>
          <table:table-cell table:formula="of:=[.D28]/[.C$12]" office:value-type="float" office:value="0.755555555555556" calcext:value-type="float">
            <text:p>0.76</text:p>
          </table:table-cell>
          <table:table-cell table:formula="of:=[.P28]*[.$C$3]" office:value-type="float" office:value="4.70666666666667" calcext:value-type="float">
            <text:p>4.71</text:p>
          </table:table-cell>
          <table:table-cell table:formula="of:=[.G28]- [.K28]/(2*[.C$12] )* [.B28]*[.B28]  +  ([.K28]*[.E28] - [.F28])/[.C$12] * [.B28]" office:value-type="float" office:value="0.941333333333333" calcext:value-type="float">
            <text:p>0.94</text:p>
          </table:table-cell>
          <table:table-cell table:formula="of:=(-[.T28]+SQRT([.T28]*[.T28] - 4*[.S28]*[.U28]))/(2*[.S28])" office:value-type="float" office:value="-0.22" calcext:value-type="float">
            <text:p>-0.22</text:p>
          </table:table-cell>
          <table:table-cell table:formula="of:=(-[.T28]-SQRT([.T28]*[.T28] - 4*[.S28]*[.U28]))/(2*[.S28])" office:value-type="float" office:value="0.12" calcext:value-type="float">
            <text:p>0.12</text:p>
          </table:table-cell>
          <table:table-cell table:formula="of:=-[.K28] /(2 *[.C$12])" office:value-type="float" office:value="-2.22222222222222" calcext:value-type="float">
            <text:p>-2.22E+00</text:p>
          </table:table-cell>
          <table:table-cell table:formula="of:=([.K28]*[.E28]-[.F28])/[.C$12]" office:value-type="float" office:value="-0.222222222222222" calcext:value-type="float">
            <text:p>-0.2222222222</text:p>
          </table:table-cell>
          <table:table-cell table:formula="of:=[.G28]-[.P28]" office:value-type="float" office:value="0.0586666666666666" calcext:value-type="float">
            <text:p>0.0586666667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8]+[.C$14]" office:value-type="float" office:value="0.13" calcext:value-type="float">
            <text:p>0.13</text:p>
          </table:table-cell>
          <table:table-cell table:formula="of:=[.D29]*[.C$2]" office:value-type="float" office:value="90" calcext:value-type="float">
            <text:p>90.00</text:p>
          </table:table-cell>
          <table:table-cell table:formula="of:=([.B29]-[.E29])*([.I29]-[.F29])/([.H29]-[.E29])+[.F29]" office:value-type="float" office:value="0.36" calcext:value-type="float">
            <text:p>0.36</text:p>
          </table:table-cell>
          <table:table-cell table:formula="of:=IF([.$B29]&lt;[.$B$8];[.B$7];IF([.$B29]&lt;[.$B$9];[.B$8];IF([.$B29]&lt;[.$B$10];[.B$9];IF([.$B29]&lt;[.$B$11];[.B$10];[.B$11]))))" office:value-type="float" office:value="0" calcext:value-type="float">
            <text:p>0</text:p>
          </table:table-cell>
          <table:table-cell table:formula="of:=IF([.$B29]&lt;[.$B$8];[.C$7];IF([.$B29]&lt;[.$B$9];[.C$8];IF([.$B29]&lt;[.$B$10];[.C$9];IF([.$B29]&lt;[.$B$11];[.C$10];[.C$11]))))" office:value-type="float" office:value="0.1" calcext:value-type="float">
            <text:p>0.1</text:p>
          </table:table-cell>
          <table:table-cell table:formula="of:=IF([.$B29]&lt;[.$B$8];[.D$7];IF([.$B29]&lt;[.$B$9];[.D$8];IF([.$B29]&lt;[.$B$10];[.D$9];IF([.$B29]&lt;[.$B$11];[.D$10];[.D$11]))))" office:value-type="float" office:value="1" calcext:value-type="float">
            <text:p>1</text:p>
          </table:table-cell>
          <table:table-cell table:formula="of:=IF([.$B29]&lt;[.$B$7];[.B$7];IF([.$B29]&lt;[.$B$8];[.B$8];IF([.$B29]&lt;[.$B$9];[.B$9];IF([.$B29]&lt;[.$B$10];[.B$10];[.B$11]))))" office:value-type="float" office:value="0.25" calcext:value-type="float">
            <text:p>0.25</text:p>
          </table:table-cell>
          <table:table-cell table:formula="of:=IF([.$B29]&lt;[.$B$7];[.C$7];IF([.$B29]&lt;[.$B$8];[.C$8];IF([.$B29]&lt;[.$B$9];[.C$9];IF([.$B29]&lt;[.$B$10];[.C$10];[.C$11]))))" office:value-type="float" office:value="0.6" calcext:value-type="float">
            <text:p>0.6</text:p>
          </table:table-cell>
          <table:table-cell table:formula="of:=IF([.$B29]&lt;[.$B$7];[.D$7];IF([.$B29]&lt;[.$B$8];[.D$8];IF([.$B29]&lt;[.$B$9];[.D$9];IF([.$B29]&lt;[.$B$10];[.D$10];[.D$11]))))" office:value-type="float" office:value="0.805555555555556" calcext:value-type="float">
            <text:p>0.8055555556</text:p>
          </table:table-cell>
          <table:table-cell table:formula="of:=([.I29]-[.F29])/([.H29]-[.E29])" office:value-type="float" office:value="2" calcext:value-type="float">
            <text:p>2</text:p>
          </table:table-cell>
          <table:table-cell table:formula="of:=[.M29]*[.$C$3]" office:value-type="float" office:value="4.66777777777778" calcext:value-type="float">
            <text:p>4.67</text:p>
          </table:table-cell>
          <table:table-cell table:formula="of:=[.M28]-AVERAGE([.N28];[.N29])*([.B29]-[.B28])" office:value-type="float" office:value="0.933555555555556" calcext:value-type="float">
            <text:p>0.93</text:p>
          </table:table-cell>
          <table:table-cell table:formula="of:=[.D29]/[.C$12]" office:value-type="float" office:value="0.8" calcext:value-type="float">
            <text:p>0.80</text:p>
          </table:table-cell>
          <table:table-cell table:formula="of:=[.P29]*[.$C$3]" office:value-type="float" office:value="4.66777777777778" calcext:value-type="float">
            <text:p>4.67</text:p>
          </table:table-cell>
          <table:table-cell table:formula="of:=[.G29]- [.K29]/(2*[.C$12] )* [.B29]*[.B29]  +  ([.K29]*[.E29] - [.F29])/[.C$12] * [.B29]" office:value-type="float" office:value="0.933555555555556" calcext:value-type="float">
            <text:p>0.93</text:p>
          </table:table-cell>
          <table:table-cell table:formula="of:=(-[.T29]+SQRT([.T29]*[.T29] - 4*[.S29]*[.U29]))/(2*[.S29])" office:value-type="float" office:value="-0.23" calcext:value-type="float">
            <text:p>-0.23</text:p>
          </table:table-cell>
          <table:table-cell table:formula="of:=(-[.T29]-SQRT([.T29]*[.T29] - 4*[.S29]*[.U29]))/(2*[.S29])" office:value-type="float" office:value="0.13" calcext:value-type="float">
            <text:p>0.13</text:p>
          </table:table-cell>
          <table:table-cell table:formula="of:=-[.K29] /(2 *[.C$12])" office:value-type="float" office:value="-2.22222222222222" calcext:value-type="float">
            <text:p>-2.22E+00</text:p>
          </table:table-cell>
          <table:table-cell table:formula="of:=([.K29]*[.E29]-[.F29])/[.C$12]" office:value-type="float" office:value="-0.222222222222222" calcext:value-type="float">
            <text:p>-0.2222222222</text:p>
          </table:table-cell>
          <table:table-cell table:formula="of:=[.G29]-[.P29]" office:value-type="float" office:value="0.0664444444444444" calcext:value-type="float">
            <text:p>0.0664444444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29]+[.C$14]" office:value-type="float" office:value="0.14" calcext:value-type="float">
            <text:p>0.14</text:p>
          </table:table-cell>
          <table:table-cell table:formula="of:=[.D30]*[.C$2]" office:value-type="float" office:value="95" calcext:value-type="float">
            <text:p>95.00</text:p>
          </table:table-cell>
          <table:table-cell table:formula="of:=([.B30]-[.E30])*([.I30]-[.F30])/([.H30]-[.E30])+[.F30]" office:value-type="float" office:value="0.38" calcext:value-type="float">
            <text:p>0.38</text:p>
          </table:table-cell>
          <table:table-cell table:formula="of:=IF([.$B30]&lt;[.$B$8];[.B$7];IF([.$B30]&lt;[.$B$9];[.B$8];IF([.$B30]&lt;[.$B$10];[.B$9];IF([.$B30]&lt;[.$B$11];[.B$10];[.B$11]))))" office:value-type="float" office:value="0" calcext:value-type="float">
            <text:p>0</text:p>
          </table:table-cell>
          <table:table-cell table:formula="of:=IF([.$B30]&lt;[.$B$8];[.C$7];IF([.$B30]&lt;[.$B$9];[.C$8];IF([.$B30]&lt;[.$B$10];[.C$9];IF([.$B30]&lt;[.$B$11];[.C$10];[.C$11]))))" office:value-type="float" office:value="0.1" calcext:value-type="float">
            <text:p>0.1</text:p>
          </table:table-cell>
          <table:table-cell table:formula="of:=IF([.$B30]&lt;[.$B$8];[.D$7];IF([.$B30]&lt;[.$B$9];[.D$8];IF([.$B30]&lt;[.$B$10];[.D$9];IF([.$B30]&lt;[.$B$11];[.D$10];[.D$11]))))" office:value-type="float" office:value="1" calcext:value-type="float">
            <text:p>1</text:p>
          </table:table-cell>
          <table:table-cell table:formula="of:=IF([.$B30]&lt;[.$B$7];[.B$7];IF([.$B30]&lt;[.$B$8];[.B$8];IF([.$B30]&lt;[.$B$9];[.B$9];IF([.$B30]&lt;[.$B$10];[.B$10];[.B$11]))))" office:value-type="float" office:value="0.25" calcext:value-type="float">
            <text:p>0.25</text:p>
          </table:table-cell>
          <table:table-cell table:formula="of:=IF([.$B30]&lt;[.$B$7];[.C$7];IF([.$B30]&lt;[.$B$8];[.C$8];IF([.$B30]&lt;[.$B$9];[.C$9];IF([.$B30]&lt;[.$B$10];[.C$10];[.C$11]))))" office:value-type="float" office:value="0.6" calcext:value-type="float">
            <text:p>0.6</text:p>
          </table:table-cell>
          <table:table-cell table:formula="of:=IF([.$B30]&lt;[.$B$7];[.D$7];IF([.$B30]&lt;[.$B$8];[.D$8];IF([.$B30]&lt;[.$B$9];[.D$9];IF([.$B30]&lt;[.$B$10];[.D$10];[.D$11]))))" office:value-type="float" office:value="0.805555555555556" calcext:value-type="float">
            <text:p>0.8055555556</text:p>
          </table:table-cell>
          <table:table-cell table:formula="of:=([.I30]-[.F30])/([.H30]-[.E30])" office:value-type="float" office:value="2" calcext:value-type="float">
            <text:p>2</text:p>
          </table:table-cell>
          <table:table-cell table:formula="of:=[.M30]*[.$C$3]" office:value-type="float" office:value="4.62666666666667" calcext:value-type="float">
            <text:p>4.63</text:p>
          </table:table-cell>
          <table:table-cell table:formula="of:=[.M29]-AVERAGE([.N29];[.N30])*([.B30]-[.B29])" office:value-type="float" office:value="0.925333333333333" calcext:value-type="float">
            <text:p>0.93</text:p>
          </table:table-cell>
          <table:table-cell table:formula="of:=[.D30]/[.C$12]" office:value-type="float" office:value="0.844444444444445" calcext:value-type="float">
            <text:p>0.84</text:p>
          </table:table-cell>
          <table:table-cell table:formula="of:=[.P30]*[.$C$3]" office:value-type="float" office:value="4.62666666666667" calcext:value-type="float">
            <text:p>4.63</text:p>
          </table:table-cell>
          <table:table-cell table:formula="of:=[.G30]- [.K30]/(2*[.C$12] )* [.B30]*[.B30]  +  ([.K30]*[.E30] - [.F30])/[.C$12] * [.B30]" office:value-type="float" office:value="0.925333333333333" calcext:value-type="float">
            <text:p>0.93</text:p>
          </table:table-cell>
          <table:table-cell table:formula="of:=(-[.T30]+SQRT([.T30]*[.T30] - 4*[.S30]*[.U30]))/(2*[.S30])" office:value-type="float" office:value="-0.24" calcext:value-type="float">
            <text:p>-0.24</text:p>
          </table:table-cell>
          <table:table-cell table:formula="of:=(-[.T30]-SQRT([.T30]*[.T30] - 4*[.S30]*[.U30]))/(2*[.S30])" office:value-type="float" office:value="0.14" calcext:value-type="float">
            <text:p>0.14</text:p>
          </table:table-cell>
          <table:table-cell table:formula="of:=-[.K30] /(2 *[.C$12])" office:value-type="float" office:value="-2.22222222222222" calcext:value-type="float">
            <text:p>-2.22E+00</text:p>
          </table:table-cell>
          <table:table-cell table:formula="of:=([.K30]*[.E30]-[.F30])/[.C$12]" office:value-type="float" office:value="-0.222222222222222" calcext:value-type="float">
            <text:p>-0.2222222222</text:p>
          </table:table-cell>
          <table:table-cell table:formula="of:=[.G30]-[.P30]" office:value-type="float" office:value="0.0746666666666667" calcext:value-type="float">
            <text:p>0.0746666667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0]+[.C$14]" office:value-type="float" office:value="0.15" calcext:value-type="float">
            <text:p>0.15</text:p>
          </table:table-cell>
          <table:table-cell table:formula="of:=[.D31]*[.C$2]" office:value-type="float" office:value="100" calcext:value-type="float">
            <text:p>100.00</text:p>
          </table:table-cell>
          <table:table-cell table:formula="of:=([.B31]-[.E31])*([.I31]-[.F31])/([.H31]-[.E31])+[.F31]" office:value-type="float" office:value="0.4" calcext:value-type="float">
            <text:p>0.40</text:p>
          </table:table-cell>
          <table:table-cell table:formula="of:=IF([.$B31]&lt;[.$B$8];[.B$7];IF([.$B31]&lt;[.$B$9];[.B$8];IF([.$B31]&lt;[.$B$10];[.B$9];IF([.$B31]&lt;[.$B$11];[.B$10];[.B$11]))))" office:value-type="float" office:value="0" calcext:value-type="float">
            <text:p>0</text:p>
          </table:table-cell>
          <table:table-cell table:formula="of:=IF([.$B31]&lt;[.$B$8];[.C$7];IF([.$B31]&lt;[.$B$9];[.C$8];IF([.$B31]&lt;[.$B$10];[.C$9];IF([.$B31]&lt;[.$B$11];[.C$10];[.C$11]))))" office:value-type="float" office:value="0.1" calcext:value-type="float">
            <text:p>0.1</text:p>
          </table:table-cell>
          <table:table-cell table:formula="of:=IF([.$B31]&lt;[.$B$8];[.D$7];IF([.$B31]&lt;[.$B$9];[.D$8];IF([.$B31]&lt;[.$B$10];[.D$9];IF([.$B31]&lt;[.$B$11];[.D$10];[.D$11]))))" office:value-type="float" office:value="1" calcext:value-type="float">
            <text:p>1</text:p>
          </table:table-cell>
          <table:table-cell table:formula="of:=IF([.$B31]&lt;[.$B$7];[.B$7];IF([.$B31]&lt;[.$B$8];[.B$8];IF([.$B31]&lt;[.$B$9];[.B$9];IF([.$B31]&lt;[.$B$10];[.B$10];[.B$11]))))" office:value-type="float" office:value="0.25" calcext:value-type="float">
            <text:p>0.25</text:p>
          </table:table-cell>
          <table:table-cell table:formula="of:=IF([.$B31]&lt;[.$B$7];[.C$7];IF([.$B31]&lt;[.$B$8];[.C$8];IF([.$B31]&lt;[.$B$9];[.C$9];IF([.$B31]&lt;[.$B$10];[.C$10];[.C$11]))))" office:value-type="float" office:value="0.6" calcext:value-type="float">
            <text:p>0.6</text:p>
          </table:table-cell>
          <table:table-cell table:formula="of:=IF([.$B31]&lt;[.$B$7];[.D$7];IF([.$B31]&lt;[.$B$8];[.D$8];IF([.$B31]&lt;[.$B$9];[.D$9];IF([.$B31]&lt;[.$B$10];[.D$10];[.D$11]))))" office:value-type="float" office:value="0.805555555555556" calcext:value-type="float">
            <text:p>0.8055555556</text:p>
          </table:table-cell>
          <table:table-cell table:formula="of:=([.I31]-[.F31])/([.H31]-[.E31])" office:value-type="float" office:value="2" calcext:value-type="float">
            <text:p>2</text:p>
          </table:table-cell>
          <table:table-cell table:formula="of:=[.M31]*[.$C$3]" office:value-type="float" office:value="4.58333333333333" calcext:value-type="float">
            <text:p>4.58</text:p>
          </table:table-cell>
          <table:table-cell table:formula="of:=[.M30]-AVERAGE([.N30];[.N31])*([.B31]-[.B30])" office:value-type="float" office:value="0.916666666666667" calcext:value-type="float">
            <text:p>0.92</text:p>
          </table:table-cell>
          <table:table-cell table:formula="of:=[.D31]/[.C$12]" office:value-type="float" office:value="0.888888888888889" calcext:value-type="float">
            <text:p>0.89</text:p>
          </table:table-cell>
          <table:table-cell table:formula="of:=[.P31]*[.$C$3]" office:value-type="float" office:value="4.58333333333333" calcext:value-type="float">
            <text:p>4.58</text:p>
          </table:table-cell>
          <table:table-cell table:formula="of:=[.G31]- [.K31]/(2*[.C$12] )* [.B31]*[.B31]  +  ([.K31]*[.E31] - [.F31])/[.C$12] * [.B31]" office:value-type="float" office:value="0.916666666666667" calcext:value-type="float">
            <text:p>0.92</text:p>
          </table:table-cell>
          <table:table-cell table:formula="of:=(-[.T31]+SQRT([.T31]*[.T31] - 4*[.S31]*[.U31]))/(2*[.S31])" office:value-type="float" office:value="-0.25" calcext:value-type="float">
            <text:p>-0.25</text:p>
          </table:table-cell>
          <table:table-cell table:formula="of:=(-[.T31]-SQRT([.T31]*[.T31] - 4*[.S31]*[.U31]))/(2*[.S31])" office:value-type="float" office:value="0.15" calcext:value-type="float">
            <text:p>0.15</text:p>
          </table:table-cell>
          <table:table-cell table:formula="of:=-[.K31] /(2 *[.C$12])" office:value-type="float" office:value="-2.22222222222222" calcext:value-type="float">
            <text:p>-2.22E+00</text:p>
          </table:table-cell>
          <table:table-cell table:formula="of:=([.K31]*[.E31]-[.F31])/[.C$12]" office:value-type="float" office:value="-0.222222222222222" calcext:value-type="float">
            <text:p>-0.2222222222</text:p>
          </table:table-cell>
          <table:table-cell table:formula="of:=[.G31]-[.P31]" office:value-type="float" office:value="0.0833333333333334" calcext:value-type="float">
            <text:p>0.083333333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1]+[.C$14]" office:value-type="float" office:value="0.16" calcext:value-type="float">
            <text:p>0.16</text:p>
          </table:table-cell>
          <table:table-cell table:formula="of:=[.D32]*[.C$2]" office:value-type="float" office:value="105" calcext:value-type="float">
            <text:p>105.00</text:p>
          </table:table-cell>
          <table:table-cell table:formula="of:=([.B32]-[.E32])*([.I32]-[.F32])/([.H32]-[.E32])+[.F32]" office:value-type="float" office:value="0.42" calcext:value-type="float">
            <text:p>0.42</text:p>
          </table:table-cell>
          <table:table-cell table:formula="of:=IF([.$B32]&lt;[.$B$8];[.B$7];IF([.$B32]&lt;[.$B$9];[.B$8];IF([.$B32]&lt;[.$B$10];[.B$9];IF([.$B32]&lt;[.$B$11];[.B$10];[.B$11]))))" office:value-type="float" office:value="0" calcext:value-type="float">
            <text:p>0</text:p>
          </table:table-cell>
          <table:table-cell table:formula="of:=IF([.$B32]&lt;[.$B$8];[.C$7];IF([.$B32]&lt;[.$B$9];[.C$8];IF([.$B32]&lt;[.$B$10];[.C$9];IF([.$B32]&lt;[.$B$11];[.C$10];[.C$11]))))" office:value-type="float" office:value="0.1" calcext:value-type="float">
            <text:p>0.1</text:p>
          </table:table-cell>
          <table:table-cell table:formula="of:=IF([.$B32]&lt;[.$B$8];[.D$7];IF([.$B32]&lt;[.$B$9];[.D$8];IF([.$B32]&lt;[.$B$10];[.D$9];IF([.$B32]&lt;[.$B$11];[.D$10];[.D$11]))))" office:value-type="float" office:value="1" calcext:value-type="float">
            <text:p>1</text:p>
          </table:table-cell>
          <table:table-cell table:formula="of:=IF([.$B32]&lt;[.$B$7];[.B$7];IF([.$B32]&lt;[.$B$8];[.B$8];IF([.$B32]&lt;[.$B$9];[.B$9];IF([.$B32]&lt;[.$B$10];[.B$10];[.B$11]))))" office:value-type="float" office:value="0.25" calcext:value-type="float">
            <text:p>0.25</text:p>
          </table:table-cell>
          <table:table-cell table:formula="of:=IF([.$B32]&lt;[.$B$7];[.C$7];IF([.$B32]&lt;[.$B$8];[.C$8];IF([.$B32]&lt;[.$B$9];[.C$9];IF([.$B32]&lt;[.$B$10];[.C$10];[.C$11]))))" office:value-type="float" office:value="0.6" calcext:value-type="float">
            <text:p>0.6</text:p>
          </table:table-cell>
          <table:table-cell table:formula="of:=IF([.$B32]&lt;[.$B$7];[.D$7];IF([.$B32]&lt;[.$B$8];[.D$8];IF([.$B32]&lt;[.$B$9];[.D$9];IF([.$B32]&lt;[.$B$10];[.D$10];[.D$11]))))" office:value-type="float" office:value="0.805555555555556" calcext:value-type="float">
            <text:p>0.8055555556</text:p>
          </table:table-cell>
          <table:table-cell table:formula="of:=([.I32]-[.F32])/([.H32]-[.E32])" office:value-type="float" office:value="2" calcext:value-type="float">
            <text:p>2</text:p>
          </table:table-cell>
          <table:table-cell table:formula="of:=[.M32]*[.$C$3]" office:value-type="float" office:value="4.53777777777778" calcext:value-type="float">
            <text:p>4.54</text:p>
          </table:table-cell>
          <table:table-cell table:formula="of:=[.M31]-AVERAGE([.N31];[.N32])*([.B32]-[.B31])" office:value-type="float" office:value="0.907555555555556" calcext:value-type="float">
            <text:p>0.91</text:p>
          </table:table-cell>
          <table:table-cell table:formula="of:=[.D32]/[.C$12]" office:value-type="float" office:value="0.933333333333333" calcext:value-type="float">
            <text:p>0.93</text:p>
          </table:table-cell>
          <table:table-cell table:formula="of:=[.P32]*[.$C$3]" office:value-type="float" office:value="4.53777777777778" calcext:value-type="float">
            <text:p>4.54</text:p>
          </table:table-cell>
          <table:table-cell table:formula="of:=[.G32]- [.K32]/(2*[.C$12] )* [.B32]*[.B32]  +  ([.K32]*[.E32] - [.F32])/[.C$12] * [.B32]" office:value-type="float" office:value="0.907555555555556" calcext:value-type="float">
            <text:p>0.91</text:p>
          </table:table-cell>
          <table:table-cell table:formula="of:=(-[.T32]+SQRT([.T32]*[.T32] - 4*[.S32]*[.U32]))/(2*[.S32])" office:value-type="float" office:value="-0.26" calcext:value-type="float">
            <text:p>-0.26</text:p>
          </table:table-cell>
          <table:table-cell table:formula="of:=(-[.T32]-SQRT([.T32]*[.T32] - 4*[.S32]*[.U32]))/(2*[.S32])" office:value-type="float" office:value="0.16" calcext:value-type="float">
            <text:p>0.16</text:p>
          </table:table-cell>
          <table:table-cell table:formula="of:=-[.K32] /(2 *[.C$12])" office:value-type="float" office:value="-2.22222222222222" calcext:value-type="float">
            <text:p>-2.22E+00</text:p>
          </table:table-cell>
          <table:table-cell table:formula="of:=([.K32]*[.E32]-[.F32])/[.C$12]" office:value-type="float" office:value="-0.222222222222222" calcext:value-type="float">
            <text:p>-0.2222222222</text:p>
          </table:table-cell>
          <table:table-cell table:formula="of:=[.G32]-[.P32]" office:value-type="float" office:value="0.0924444444444444" calcext:value-type="float">
            <text:p>0.0924444444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2]+[.C$14]" office:value-type="float" office:value="0.17" calcext:value-type="float">
            <text:p>0.17</text:p>
          </table:table-cell>
          <table:table-cell table:formula="of:=[.D33]*[.C$2]" office:value-type="float" office:value="110" calcext:value-type="float">
            <text:p>110.00</text:p>
          </table:table-cell>
          <table:table-cell table:formula="of:=([.B33]-[.E33])*([.I33]-[.F33])/([.H33]-[.E33])+[.F33]" office:value-type="float" office:value="0.44" calcext:value-type="float">
            <text:p>0.44</text:p>
          </table:table-cell>
          <table:table-cell table:formula="of:=IF([.$B33]&lt;[.$B$8];[.B$7];IF([.$B33]&lt;[.$B$9];[.B$8];IF([.$B33]&lt;[.$B$10];[.B$9];IF([.$B33]&lt;[.$B$11];[.B$10];[.B$11]))))" office:value-type="float" office:value="0" calcext:value-type="float">
            <text:p>0</text:p>
          </table:table-cell>
          <table:table-cell table:formula="of:=IF([.$B33]&lt;[.$B$8];[.C$7];IF([.$B33]&lt;[.$B$9];[.C$8];IF([.$B33]&lt;[.$B$10];[.C$9];IF([.$B33]&lt;[.$B$11];[.C$10];[.C$11]))))" office:value-type="float" office:value="0.1" calcext:value-type="float">
            <text:p>0.1</text:p>
          </table:table-cell>
          <table:table-cell table:formula="of:=IF([.$B33]&lt;[.$B$8];[.D$7];IF([.$B33]&lt;[.$B$9];[.D$8];IF([.$B33]&lt;[.$B$10];[.D$9];IF([.$B33]&lt;[.$B$11];[.D$10];[.D$11]))))" office:value-type="float" office:value="1" calcext:value-type="float">
            <text:p>1</text:p>
          </table:table-cell>
          <table:table-cell table:formula="of:=IF([.$B33]&lt;[.$B$7];[.B$7];IF([.$B33]&lt;[.$B$8];[.B$8];IF([.$B33]&lt;[.$B$9];[.B$9];IF([.$B33]&lt;[.$B$10];[.B$10];[.B$11]))))" office:value-type="float" office:value="0.25" calcext:value-type="float">
            <text:p>0.25</text:p>
          </table:table-cell>
          <table:table-cell table:formula="of:=IF([.$B33]&lt;[.$B$7];[.C$7];IF([.$B33]&lt;[.$B$8];[.C$8];IF([.$B33]&lt;[.$B$9];[.C$9];IF([.$B33]&lt;[.$B$10];[.C$10];[.C$11]))))" office:value-type="float" office:value="0.6" calcext:value-type="float">
            <text:p>0.6</text:p>
          </table:table-cell>
          <table:table-cell table:formula="of:=IF([.$B33]&lt;[.$B$7];[.D$7];IF([.$B33]&lt;[.$B$8];[.D$8];IF([.$B33]&lt;[.$B$9];[.D$9];IF([.$B33]&lt;[.$B$10];[.D$10];[.D$11]))))" office:value-type="float" office:value="0.805555555555556" calcext:value-type="float">
            <text:p>0.8055555556</text:p>
          </table:table-cell>
          <table:table-cell table:formula="of:=([.I33]-[.F33])/([.H33]-[.E33])" office:value-type="float" office:value="2" calcext:value-type="float">
            <text:p>2</text:p>
          </table:table-cell>
          <table:table-cell table:formula="of:=[.M33]*[.$C$3]" office:value-type="float" office:value="4.49" calcext:value-type="float">
            <text:p>4.49</text:p>
          </table:table-cell>
          <table:table-cell table:formula="of:=[.M32]-AVERAGE([.N32];[.N33])*([.B33]-[.B32])" office:value-type="float" office:value="0.898" calcext:value-type="float">
            <text:p>0.90</text:p>
          </table:table-cell>
          <table:table-cell table:formula="of:=[.D33]/[.C$12]" office:value-type="float" office:value="0.977777777777778" calcext:value-type="float">
            <text:p>0.98</text:p>
          </table:table-cell>
          <table:table-cell table:formula="of:=[.P33]*[.$C$3]" office:value-type="float" office:value="4.49" calcext:value-type="float">
            <text:p>4.49</text:p>
          </table:table-cell>
          <table:table-cell table:formula="of:=[.G33]- [.K33]/(2*[.C$12] )* [.B33]*[.B33]  +  ([.K33]*[.E33] - [.F33])/[.C$12] * [.B33]" office:value-type="float" office:value="0.898" calcext:value-type="float">
            <text:p>0.90</text:p>
          </table:table-cell>
          <table:table-cell table:formula="of:=(-[.T33]+SQRT([.T33]*[.T33] - 4*[.S33]*[.U33]))/(2*[.S33])" office:value-type="float" office:value="-0.27" calcext:value-type="float">
            <text:p>-0.27</text:p>
          </table:table-cell>
          <table:table-cell table:formula="of:=(-[.T33]-SQRT([.T33]*[.T33] - 4*[.S33]*[.U33]))/(2*[.S33])" office:value-type="float" office:value="0.17" calcext:value-type="float">
            <text:p>0.17</text:p>
          </table:table-cell>
          <table:table-cell table:formula="of:=-[.K33] /(2 *[.C$12])" office:value-type="float" office:value="-2.22222222222222" calcext:value-type="float">
            <text:p>-2.22E+00</text:p>
          </table:table-cell>
          <table:table-cell table:formula="of:=([.K33]*[.E33]-[.F33])/[.C$12]" office:value-type="float" office:value="-0.222222222222222" calcext:value-type="float">
            <text:p>-0.2222222222</text:p>
          </table:table-cell>
          <table:table-cell table:formula="of:=[.G33]-[.P33]" office:value-type="float" office:value="0.102" calcext:value-type="float">
            <text:p>0.10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3]+[.C$14]" office:value-type="float" office:value="0.18" calcext:value-type="float">
            <text:p>0.18</text:p>
          </table:table-cell>
          <table:table-cell table:formula="of:=[.D34]*[.C$2]" office:value-type="float" office:value="115" calcext:value-type="float">
            <text:p>115.00</text:p>
          </table:table-cell>
          <table:table-cell table:formula="of:=([.B34]-[.E34])*([.I34]-[.F34])/([.H34]-[.E34])+[.F34]" office:value-type="float" office:value="0.46" calcext:value-type="float">
            <text:p>0.46</text:p>
          </table:table-cell>
          <table:table-cell table:formula="of:=IF([.$B34]&lt;[.$B$8];[.B$7];IF([.$B34]&lt;[.$B$9];[.B$8];IF([.$B34]&lt;[.$B$10];[.B$9];IF([.$B34]&lt;[.$B$11];[.B$10];[.B$11]))))" office:value-type="float" office:value="0" calcext:value-type="float">
            <text:p>0</text:p>
          </table:table-cell>
          <table:table-cell table:formula="of:=IF([.$B34]&lt;[.$B$8];[.C$7];IF([.$B34]&lt;[.$B$9];[.C$8];IF([.$B34]&lt;[.$B$10];[.C$9];IF([.$B34]&lt;[.$B$11];[.C$10];[.C$11]))))" office:value-type="float" office:value="0.1" calcext:value-type="float">
            <text:p>0.1</text:p>
          </table:table-cell>
          <table:table-cell table:formula="of:=IF([.$B34]&lt;[.$B$8];[.D$7];IF([.$B34]&lt;[.$B$9];[.D$8];IF([.$B34]&lt;[.$B$10];[.D$9];IF([.$B34]&lt;[.$B$11];[.D$10];[.D$11]))))" office:value-type="float" office:value="1" calcext:value-type="float">
            <text:p>1</text:p>
          </table:table-cell>
          <table:table-cell table:formula="of:=IF([.$B34]&lt;[.$B$7];[.B$7];IF([.$B34]&lt;[.$B$8];[.B$8];IF([.$B34]&lt;[.$B$9];[.B$9];IF([.$B34]&lt;[.$B$10];[.B$10];[.B$11]))))" office:value-type="float" office:value="0.25" calcext:value-type="float">
            <text:p>0.25</text:p>
          </table:table-cell>
          <table:table-cell table:formula="of:=IF([.$B34]&lt;[.$B$7];[.C$7];IF([.$B34]&lt;[.$B$8];[.C$8];IF([.$B34]&lt;[.$B$9];[.C$9];IF([.$B34]&lt;[.$B$10];[.C$10];[.C$11]))))" office:value-type="float" office:value="0.6" calcext:value-type="float">
            <text:p>0.6</text:p>
          </table:table-cell>
          <table:table-cell table:formula="of:=IF([.$B34]&lt;[.$B$7];[.D$7];IF([.$B34]&lt;[.$B$8];[.D$8];IF([.$B34]&lt;[.$B$9];[.D$9];IF([.$B34]&lt;[.$B$10];[.D$10];[.D$11]))))" office:value-type="float" office:value="0.805555555555556" calcext:value-type="float">
            <text:p>0.8055555556</text:p>
          </table:table-cell>
          <table:table-cell table:formula="of:=([.I34]-[.F34])/([.H34]-[.E34])" office:value-type="float" office:value="2" calcext:value-type="float">
            <text:p>2</text:p>
          </table:table-cell>
          <table:table-cell table:formula="of:=[.M34]*[.$C$3]" office:value-type="float" office:value="4.44" calcext:value-type="float">
            <text:p>4.44</text:p>
          </table:table-cell>
          <table:table-cell table:formula="of:=[.M33]-AVERAGE([.N33];[.N34])*([.B34]-[.B33])" office:value-type="float" office:value="0.888" calcext:value-type="float">
            <text:p>0.89</text:p>
          </table:table-cell>
          <table:table-cell table:formula="of:=[.D34]/[.C$12]" office:value-type="float" office:value="1.02222222222222" calcext:value-type="float">
            <text:p>1.02</text:p>
          </table:table-cell>
          <table:table-cell table:formula="of:=[.P34]*[.$C$3]" office:value-type="float" office:value="4.44" calcext:value-type="float">
            <text:p>4.44</text:p>
          </table:table-cell>
          <table:table-cell table:formula="of:=[.G34]- [.K34]/(2*[.C$12] )* [.B34]*[.B34]  +  ([.K34]*[.E34] - [.F34])/[.C$12] * [.B34]" office:value-type="float" office:value="0.888" calcext:value-type="float">
            <text:p>0.89</text:p>
          </table:table-cell>
          <table:table-cell table:formula="of:=(-[.T34]+SQRT([.T34]*[.T34] - 4*[.S34]*[.U34]))/(2*[.S34])" office:value-type="float" office:value="-0.28" calcext:value-type="float">
            <text:p>-0.28</text:p>
          </table:table-cell>
          <table:table-cell table:formula="of:=(-[.T34]-SQRT([.T34]*[.T34] - 4*[.S34]*[.U34]))/(2*[.S34])" office:value-type="float" office:value="0.18" calcext:value-type="float">
            <text:p>0.18</text:p>
          </table:table-cell>
          <table:table-cell table:formula="of:=-[.K34] /(2 *[.C$12])" office:value-type="float" office:value="-2.22222222222222" calcext:value-type="float">
            <text:p>-2.22E+00</text:p>
          </table:table-cell>
          <table:table-cell table:formula="of:=([.K34]*[.E34]-[.F34])/[.C$12]" office:value-type="float" office:value="-0.222222222222222" calcext:value-type="float">
            <text:p>-0.2222222222</text:p>
          </table:table-cell>
          <table:table-cell table:formula="of:=[.G34]-[.P34]" office:value-type="float" office:value="0.112" calcext:value-type="float">
            <text:p>0.112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4]+[.C$14]" office:value-type="float" office:value="0.19" calcext:value-type="float">
            <text:p>0.19</text:p>
          </table:table-cell>
          <table:table-cell table:formula="of:=[.D35]*[.C$2]" office:value-type="float" office:value="120" calcext:value-type="float">
            <text:p>120.00</text:p>
          </table:table-cell>
          <table:table-cell table:formula="of:=([.B35]-[.E35])*([.I35]-[.F35])/([.H35]-[.E35])+[.F35]" office:value-type="float" office:value="0.48" calcext:value-type="float">
            <text:p>0.48</text:p>
          </table:table-cell>
          <table:table-cell table:formula="of:=IF([.$B35]&lt;[.$B$8];[.B$7];IF([.$B35]&lt;[.$B$9];[.B$8];IF([.$B35]&lt;[.$B$10];[.B$9];IF([.$B35]&lt;[.$B$11];[.B$10];[.B$11]))))" office:value-type="float" office:value="0" calcext:value-type="float">
            <text:p>0</text:p>
          </table:table-cell>
          <table:table-cell table:formula="of:=IF([.$B35]&lt;[.$B$8];[.C$7];IF([.$B35]&lt;[.$B$9];[.C$8];IF([.$B35]&lt;[.$B$10];[.C$9];IF([.$B35]&lt;[.$B$11];[.C$10];[.C$11]))))" office:value-type="float" office:value="0.1" calcext:value-type="float">
            <text:p>0.1</text:p>
          </table:table-cell>
          <table:table-cell table:formula="of:=IF([.$B35]&lt;[.$B$8];[.D$7];IF([.$B35]&lt;[.$B$9];[.D$8];IF([.$B35]&lt;[.$B$10];[.D$9];IF([.$B35]&lt;[.$B$11];[.D$10];[.D$11]))))" office:value-type="float" office:value="1" calcext:value-type="float">
            <text:p>1</text:p>
          </table:table-cell>
          <table:table-cell table:formula="of:=IF([.$B35]&lt;[.$B$7];[.B$7];IF([.$B35]&lt;[.$B$8];[.B$8];IF([.$B35]&lt;[.$B$9];[.B$9];IF([.$B35]&lt;[.$B$10];[.B$10];[.B$11]))))" office:value-type="float" office:value="0.25" calcext:value-type="float">
            <text:p>0.25</text:p>
          </table:table-cell>
          <table:table-cell table:formula="of:=IF([.$B35]&lt;[.$B$7];[.C$7];IF([.$B35]&lt;[.$B$8];[.C$8];IF([.$B35]&lt;[.$B$9];[.C$9];IF([.$B35]&lt;[.$B$10];[.C$10];[.C$11]))))" office:value-type="float" office:value="0.6" calcext:value-type="float">
            <text:p>0.6</text:p>
          </table:table-cell>
          <table:table-cell table:formula="of:=IF([.$B35]&lt;[.$B$7];[.D$7];IF([.$B35]&lt;[.$B$8];[.D$8];IF([.$B35]&lt;[.$B$9];[.D$9];IF([.$B35]&lt;[.$B$10];[.D$10];[.D$11]))))" office:value-type="float" office:value="0.805555555555556" calcext:value-type="float">
            <text:p>0.8055555556</text:p>
          </table:table-cell>
          <table:table-cell table:formula="of:=([.I35]-[.F35])/([.H35]-[.E35])" office:value-type="float" office:value="2" calcext:value-type="float">
            <text:p>2</text:p>
          </table:table-cell>
          <table:table-cell table:formula="of:=[.M35]*[.$C$3]" office:value-type="float" office:value="4.38777777777778" calcext:value-type="float">
            <text:p>4.39</text:p>
          </table:table-cell>
          <table:table-cell table:formula="of:=[.M34]-AVERAGE([.N34];[.N35])*([.B35]-[.B34])" office:value-type="float" office:value="0.877555555555556" calcext:value-type="float">
            <text:p>0.88</text:p>
          </table:table-cell>
          <table:table-cell table:formula="of:=[.D35]/[.C$12]" office:value-type="float" office:value="1.06666666666667" calcext:value-type="float">
            <text:p>1.07</text:p>
          </table:table-cell>
          <table:table-cell table:formula="of:=[.P35]*[.$C$3]" office:value-type="float" office:value="4.38777777777778" calcext:value-type="float">
            <text:p>4.39</text:p>
          </table:table-cell>
          <table:table-cell table:formula="of:=[.G35]- [.K35]/(2*[.C$12] )* [.B35]*[.B35]  +  ([.K35]*[.E35] - [.F35])/[.C$12] * [.B35]" office:value-type="float" office:value="0.877555555555555" calcext:value-type="float">
            <text:p>0.88</text:p>
          </table:table-cell>
          <table:table-cell table:formula="of:=(-[.T35]+SQRT([.T35]*[.T35] - 4*[.S35]*[.U35]))/(2*[.S35])" office:value-type="float" office:value="-0.29" calcext:value-type="float">
            <text:p>-0.29</text:p>
          </table:table-cell>
          <table:table-cell table:formula="of:=(-[.T35]-SQRT([.T35]*[.T35] - 4*[.S35]*[.U35]))/(2*[.S35])" office:value-type="float" office:value="0.19" calcext:value-type="float">
            <text:p>0.19</text:p>
          </table:table-cell>
          <table:table-cell table:formula="of:=-[.K35] /(2 *[.C$12])" office:value-type="float" office:value="-2.22222222222222" calcext:value-type="float">
            <text:p>-2.22E+00</text:p>
          </table:table-cell>
          <table:table-cell table:formula="of:=([.K35]*[.E35]-[.F35])/[.C$12]" office:value-type="float" office:value="-0.222222222222222" calcext:value-type="float">
            <text:p>-0.2222222222</text:p>
          </table:table-cell>
          <table:table-cell table:formula="of:=[.G35]-[.P35]" office:value-type="float" office:value="0.122444444444444" calcext:value-type="float">
            <text:p>0.1224444444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5]+[.C$14]" office:value-type="float" office:value="0.2" calcext:value-type="float">
            <text:p>0.20</text:p>
          </table:table-cell>
          <table:table-cell table:formula="of:=[.D36]*[.C$2]" office:value-type="float" office:value="125" calcext:value-type="float">
            <text:p>125.00</text:p>
          </table:table-cell>
          <table:table-cell table:formula="of:=([.B36]-[.E36])*([.I36]-[.F36])/([.H36]-[.E36])+[.F36]" office:value-type="float" office:value="0.5" calcext:value-type="float">
            <text:p>0.50</text:p>
          </table:table-cell>
          <table:table-cell table:formula="of:=IF([.$B36]&lt;[.$B$8];[.B$7];IF([.$B36]&lt;[.$B$9];[.B$8];IF([.$B36]&lt;[.$B$10];[.B$9];IF([.$B36]&lt;[.$B$11];[.B$10];[.B$11]))))" office:value-type="float" office:value="0" calcext:value-type="float">
            <text:p>0</text:p>
          </table:table-cell>
          <table:table-cell table:formula="of:=IF([.$B36]&lt;[.$B$8];[.C$7];IF([.$B36]&lt;[.$B$9];[.C$8];IF([.$B36]&lt;[.$B$10];[.C$9];IF([.$B36]&lt;[.$B$11];[.C$10];[.C$11]))))" office:value-type="float" office:value="0.1" calcext:value-type="float">
            <text:p>0.1</text:p>
          </table:table-cell>
          <table:table-cell table:formula="of:=IF([.$B36]&lt;[.$B$8];[.D$7];IF([.$B36]&lt;[.$B$9];[.D$8];IF([.$B36]&lt;[.$B$10];[.D$9];IF([.$B36]&lt;[.$B$11];[.D$10];[.D$11]))))" office:value-type="float" office:value="1" calcext:value-type="float">
            <text:p>1</text:p>
          </table:table-cell>
          <table:table-cell table:formula="of:=IF([.$B36]&lt;[.$B$7];[.B$7];IF([.$B36]&lt;[.$B$8];[.B$8];IF([.$B36]&lt;[.$B$9];[.B$9];IF([.$B36]&lt;[.$B$10];[.B$10];[.B$11]))))" office:value-type="float" office:value="0.25" calcext:value-type="float">
            <text:p>0.25</text:p>
          </table:table-cell>
          <table:table-cell table:formula="of:=IF([.$B36]&lt;[.$B$7];[.C$7];IF([.$B36]&lt;[.$B$8];[.C$8];IF([.$B36]&lt;[.$B$9];[.C$9];IF([.$B36]&lt;[.$B$10];[.C$10];[.C$11]))))" office:value-type="float" office:value="0.6" calcext:value-type="float">
            <text:p>0.6</text:p>
          </table:table-cell>
          <table:table-cell table:formula="of:=IF([.$B36]&lt;[.$B$7];[.D$7];IF([.$B36]&lt;[.$B$8];[.D$8];IF([.$B36]&lt;[.$B$9];[.D$9];IF([.$B36]&lt;[.$B$10];[.D$10];[.D$11]))))" office:value-type="float" office:value="0.805555555555556" calcext:value-type="float">
            <text:p>0.8055555556</text:p>
          </table:table-cell>
          <table:table-cell table:formula="of:=([.I36]-[.F36])/([.H36]-[.E36])" office:value-type="float" office:value="2" calcext:value-type="float">
            <text:p>2</text:p>
          </table:table-cell>
          <table:table-cell table:formula="of:=[.M36]*[.$C$3]" office:value-type="float" office:value="4.33333333333333" calcext:value-type="float">
            <text:p>4.33</text:p>
          </table:table-cell>
          <table:table-cell table:formula="of:=[.M35]-AVERAGE([.N35];[.N36])*([.B36]-[.B35])" office:value-type="float" office:value="0.866666666666667" calcext:value-type="float">
            <text:p>0.87</text:p>
          </table:table-cell>
          <table:table-cell table:formula="of:=[.D36]/[.C$12]" office:value-type="float" office:value="1.11111111111111" calcext:value-type="float">
            <text:p>1.11</text:p>
          </table:table-cell>
          <table:table-cell table:formula="of:=[.P36]*[.$C$3]" office:value-type="float" office:value="4.33333333333333" calcext:value-type="float">
            <text:p>4.33</text:p>
          </table:table-cell>
          <table:table-cell table:formula="of:=[.G36]- [.K36]/(2*[.C$12] )* [.B36]*[.B36]  +  ([.K36]*[.E36] - [.F36])/[.C$12] * [.B36]" office:value-type="float" office:value="0.866666666666667" calcext:value-type="float">
            <text:p>0.87</text:p>
          </table:table-cell>
          <table:table-cell table:formula="of:=(-[.T36]+SQRT([.T36]*[.T36] - 4*[.S36]*[.U36]))/(2*[.S36])" office:value-type="float" office:value="-0.3" calcext:value-type="float">
            <text:p>-0.30</text:p>
          </table:table-cell>
          <table:table-cell table:formula="of:=(-[.T36]-SQRT([.T36]*[.T36] - 4*[.S36]*[.U36]))/(2*[.S36])" office:value-type="float" office:value="0.2" calcext:value-type="float">
            <text:p>0.2</text:p>
          </table:table-cell>
          <table:table-cell table:formula="of:=-[.K36] /(2 *[.C$12])" office:value-type="float" office:value="-2.22222222222222" calcext:value-type="float">
            <text:p>-2.22E+00</text:p>
          </table:table-cell>
          <table:table-cell table:formula="of:=([.K36]*[.E36]-[.F36])/[.C$12]" office:value-type="float" office:value="-0.222222222222222" calcext:value-type="float">
            <text:p>-0.2222222222</text:p>
          </table:table-cell>
          <table:table-cell table:formula="of:=[.G36]-[.P36]" office:value-type="float" office:value="0.133333333333333" calcext:value-type="float">
            <text:p>0.1333333333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formula="of:=[.B36]+[.C$14]" office:value-type="float" office:value="0.21" calcext:value-type="float">
            <text:p>0.21</text:p>
          </table:table-cell>
          <table:table-cell table:formula="of:=[.D37]*[.C$2]" office:value-type="float" office:value="130" calcext:value-type="float">
            <text:p>130.00</text:p>
          </table:table-cell>
          <table:table-cell table:formula="of:=([.B37]-[.E37])*([.I37]-[.F37])/([.H37]-[.E37])+[.F37]" office:value-type="float" office:value="0.52" calcext:value-type="float">
            <text:p>0.52</text:p>
          </table:table-cell>
          <table:table-cell table:formula="of:=IF([.$B37]&lt;[.$B$8];[.B$7];IF([.$B37]&lt;[.$B$9];[.B$8];IF([.$B37]&lt;[.$B$10];[.B$9];IF([.$B37]&lt;[.$B$11];[.B$10];[.B$11]))))" office:value-type="float" office:value="0" calcext:value-type="float">
            <text:p>0</text:p>
          </table:table-cell>
          <table:table-cell table:formula="of:=IF([.$B37]&lt;[.$B$8];[.C$7];IF([.$B37]&lt;[.$B$9];[.C$8];IF([.$B37]&lt;[.$B$10];[.C$9];IF([.$B37]&lt;[.$B$11];[.C$10];[.C$11]))))" office:value-type="float" office:value="0.1" calcext:value-type="float">
            <text:p>0.1</text:p>
          </table:table-cell>
          <table:table-cell table:formula="of:=IF([.$B37]&lt;[.$B$8];[.D$7];IF([.$B37]&lt;[.$B$9];[.D$8];IF([.$B37]&lt;[.$B$10];[.D$9];IF([.$B37]&lt;[.$B$11];[.D$10];[.D$11]))))" office:value-type="float" office:value="1" calcext:value-type="float">
            <text:p>1</text:p>
          </table:table-cell>
          <table:table-cell table:formula="of:=IF([.$B37]&lt;[.$B$7];[.B$7];IF([.$B37]&lt;[.$B$8];[.B$8];IF([.$B37]&lt;[.$B$9];[.B$9];IF([.$B37]&lt;[.$B$10];[.B$10];[.B$11]))))" office:value-type="float" office:value="0.25" calcext:value-type="float">
            <text:p>0.25</text:p>
          </table:table-cell>
          <table:table-cell table:formula="of:=IF([.$B37]&lt;[.$B$7];[.C$7];IF([.$B37]&lt;[.$B$8];[.C$8];IF([.$B37]&lt;[.$B$9];[.C$9];IF([.$B37]&lt;[.$B$10];[.C$10];[.C$11]))))" office:value-type="float" office:value="0.6" calcext:value-type="float">
            <text:p>0.6</text:p>
          </table:table-cell>
          <table:table-cell table:formula="of:=IF([.$B37]&lt;[.$B$7];[.D$7];IF([.$B37]&lt;[.$B$8];[.D$8];IF([.$B37]&lt;[.$B$9];[.D$9];IF([.$B37]&lt;[.$B$10];[.D$10];[.D$11]))))" office:value-type="float" office:value="0.805555555555556" calcext:value-type="float">
            <text:p>0.8055555556</text:p>
          </table:table-cell>
          <table:table-cell table:formula="of:=([.I37]-[.F37])/([.H37]-[.E37])" office:value-type="float" office:value="2" calcext:value-type="float">
            <text:p>2</text:p>
          </table:table-cell>
          <table:table-cell table:formula="of:=[.M37]*[.$C$3]" office:value-type="float" office:value="4.27666666666667" calcext:value-type="float">
            <text:p>4.28</text:p>
          </table:table-cell>
          <table:table-cell table:formula="of:=[.M36]-AVERAGE([.N36];[.N37])*([.B37]-[.B36])" office:value-type="float" office:value="0.855333333333333" calcext:value-type="float">
            <text:p>0.86</text:p>
          </table:table-cell>
          <table:table-cell table:formula="of:=[.D37]/[.C$12]" office:value-type="float" office:value="1.15555555555556" calcext:value-type="float">
            <text:p>1.16</text:p>
          </table:table-cell>
          <table:table-cell table:formula="of:=[.P37]*[.$C$3]" office:value-type="float" office:value="4.27666666666667" calcext:value-type="float">
            <text:p>4.28</text:p>
          </table:table-cell>
          <table:table-cell table:formula="of:=[.G37]- [.K37]/(2*[.C$12] )* [.B37]*[.B37]  +  ([.K37]*[.E37] - [.F37])/[.C$12] * [.B37]" office:value-type="float" office:value="0.855333333333333" calcext:value-type="float">
            <text:p>0.86</text:p>
          </table:table-cell>
          <table:table-cell table:formula="of:=(-[.T37]+SQRT([.T37]*[.T37] - 4*[.S37]*[.U37]))/(2*[.S37])" office:value-type="float" office:value="-0.31" calcext:value-type="float">
            <text:p>-0.31</text:p>
          </table:table-cell>
          <table:table-cell table:formula="of:=(-[.T37]-SQRT([.T37]*[.T37] - 4*[.S37]*[.U37]))/(2*[.S37])" office:value-type="float" office:value="0.21" calcext:value-type="float">
            <text:p>0.21</text:p>
          </table:table-cell>
          <table:table-cell table:formula="of:=-[.K37] /(2 *[.C$12])" office:value-type="float" office:value="-2.22222222222222" calcext:value-type="float">
            <text:p>-2.22E+00</text:p>
          </table:table-cell>
          <table:table-cell table:formula="of:=([.K37]*[.E37]-[.F37])/[.C$12]" office:value-type="float" office:value="-0.222222222222222" calcext:value-type="float">
            <text:p>-0.2222222222</text:p>
          </table:table-cell>
          <table:table-cell table:formula="of:=[.G37]-[.P37]" office:value-type="float" office:value="0.144666666666667" calcext:value-type="float">
            <text:p>0.1446666667</text:p>
          </table:table-cell>
          <table:table-cell table:number-columns-repeated="3"/>
        </table:table-row>
        <table:table-row table:style-name="ro1">
          <table:table-cell/>
          <table:table-cell table:formula="of:=[.B37]+[.C$14]" office:value-type="float" office:value="0.22" calcext:value-type="float">
            <text:p>0.22</text:p>
          </table:table-cell>
          <table:table-cell table:formula="of:=[.D38]*[.C$2]" office:value-type="float" office:value="135" calcext:value-type="float">
            <text:p>135.00</text:p>
          </table:table-cell>
          <table:table-cell table:formula="of:=([.B38]-[.E38])*([.I38]-[.F38])/([.H38]-[.E38])+[.F38]" office:value-type="float" office:value="0.54" calcext:value-type="float">
            <text:p>0.54</text:p>
          </table:table-cell>
          <table:table-cell table:formula="of:=IF([.$B38]&lt;[.$B$8];[.B$7];IF([.$B38]&lt;[.$B$9];[.B$8];IF([.$B38]&lt;[.$B$10];[.B$9];IF([.$B38]&lt;[.$B$11];[.B$10];[.B$11]))))" office:value-type="float" office:value="0" calcext:value-type="float">
            <text:p>0</text:p>
          </table:table-cell>
          <table:table-cell table:formula="of:=IF([.$B38]&lt;[.$B$8];[.C$7];IF([.$B38]&lt;[.$B$9];[.C$8];IF([.$B38]&lt;[.$B$10];[.C$9];IF([.$B38]&lt;[.$B$11];[.C$10];[.C$11]))))" office:value-type="float" office:value="0.1" calcext:value-type="float">
            <text:p>0.1</text:p>
          </table:table-cell>
          <table:table-cell table:formula="of:=IF([.$B38]&lt;[.$B$8];[.D$7];IF([.$B38]&lt;[.$B$9];[.D$8];IF([.$B38]&lt;[.$B$10];[.D$9];IF([.$B38]&lt;[.$B$11];[.D$10];[.D$11]))))" office:value-type="float" office:value="1" calcext:value-type="float">
            <text:p>1</text:p>
          </table:table-cell>
          <table:table-cell table:formula="of:=IF([.$B38]&lt;[.$B$7];[.B$7];IF([.$B38]&lt;[.$B$8];[.B$8];IF([.$B38]&lt;[.$B$9];[.B$9];IF([.$B38]&lt;[.$B$10];[.B$10];[.B$11]))))" office:value-type="float" office:value="0.25" calcext:value-type="float">
            <text:p>0.25</text:p>
          </table:table-cell>
          <table:table-cell table:formula="of:=IF([.$B38]&lt;[.$B$7];[.C$7];IF([.$B38]&lt;[.$B$8];[.C$8];IF([.$B38]&lt;[.$B$9];[.C$9];IF([.$B38]&lt;[.$B$10];[.C$10];[.C$11]))))" office:value-type="float" office:value="0.6" calcext:value-type="float">
            <text:p>0.6</text:p>
          </table:table-cell>
          <table:table-cell table:formula="of:=IF([.$B38]&lt;[.$B$7];[.D$7];IF([.$B38]&lt;[.$B$8];[.D$8];IF([.$B38]&lt;[.$B$9];[.D$9];IF([.$B38]&lt;[.$B$10];[.D$10];[.D$11]))))" office:value-type="float" office:value="0.805555555555556" calcext:value-type="float">
            <text:p>0.8055555556</text:p>
          </table:table-cell>
          <table:table-cell table:formula="of:=([.I38]-[.F38])/([.H38]-[.E38])" office:value-type="float" office:value="2" calcext:value-type="float">
            <text:p>2</text:p>
          </table:table-cell>
          <table:table-cell table:formula="of:=[.M38]*[.$C$3]" office:value-type="float" office:value="4.21777777777778" calcext:value-type="float">
            <text:p>4.22</text:p>
          </table:table-cell>
          <table:table-cell table:formula="of:=[.M37]-AVERAGE([.N37];[.N38])*([.B38]-[.B37])" office:value-type="float" office:value="0.843555555555556" calcext:value-type="float">
            <text:p>0.84</text:p>
          </table:table-cell>
          <table:table-cell table:formula="of:=[.D38]/[.C$12]" office:value-type="float" office:value="1.2" calcext:value-type="float">
            <text:p>1.20</text:p>
          </table:table-cell>
          <table:table-cell table:formula="of:=[.P38]*[.$C$3]" office:value-type="float" office:value="4.21777777777778" calcext:value-type="float">
            <text:p>4.22</text:p>
          </table:table-cell>
          <table:table-cell table:formula="of:=[.G38]- [.K38]/(2*[.C$12] )* [.B38]*[.B38]  +  ([.K38]*[.E38] - [.F38])/[.C$12] * [.B38]" office:value-type="float" office:value="0.843555555555555" calcext:value-type="float">
            <text:p>0.84</text:p>
          </table:table-cell>
          <table:table-cell table:formula="of:=(-[.T38]+SQRT([.T38]*[.T38] - 4*[.S38]*[.U38]))/(2*[.S38])" office:value-type="float" office:value="-0.32" calcext:value-type="float">
            <text:p>-0.32</text:p>
          </table:table-cell>
          <table:table-cell table:formula="of:=(-[.T38]-SQRT([.T38]*[.T38] - 4*[.S38]*[.U38]))/(2*[.S38])" office:value-type="float" office:value="0.22" calcext:value-type="float">
            <text:p>0.22</text:p>
          </table:table-cell>
          <table:table-cell table:formula="of:=-[.K38] /(2 *[.C$12])" office:value-type="float" office:value="-2.22222222222222" calcext:value-type="float">
            <text:p>-2.22E+00</text:p>
          </table:table-cell>
          <table:table-cell table:formula="of:=([.K38]*[.E38]-[.F38])/[.C$12]" office:value-type="float" office:value="-0.222222222222222" calcext:value-type="float">
            <text:p>-0.2222222222</text:p>
          </table:table-cell>
          <table:table-cell table:formula="of:=[.G38]-[.P38]" office:value-type="float" office:value="0.156444444444445" calcext:value-type="float">
            <text:p>0.1564444444</text:p>
          </table:table-cell>
          <table:table-cell table:number-columns-repeated="3"/>
        </table:table-row>
        <table:table-row table:style-name="ro1">
          <table:table-cell/>
          <table:table-cell table:formula="of:=[.B38]+[.C$14]" office:value-type="float" office:value="0.23" calcext:value-type="float">
            <text:p>0.23</text:p>
          </table:table-cell>
          <table:table-cell table:formula="of:=[.D39]*[.C$2]" office:value-type="float" office:value="140" calcext:value-type="float">
            <text:p>140.00</text:p>
          </table:table-cell>
          <table:table-cell table:formula="of:=([.B39]-[.E39])*([.I39]-[.F39])/([.H39]-[.E39])+[.F39]" office:value-type="float" office:value="0.56" calcext:value-type="float">
            <text:p>0.56</text:p>
          </table:table-cell>
          <table:table-cell table:formula="of:=IF([.$B39]&lt;[.$B$8];[.B$7];IF([.$B39]&lt;[.$B$9];[.B$8];IF([.$B39]&lt;[.$B$10];[.B$9];IF([.$B39]&lt;[.$B$11];[.B$10];[.B$11]))))" office:value-type="float" office:value="0" calcext:value-type="float">
            <text:p>0</text:p>
          </table:table-cell>
          <table:table-cell table:formula="of:=IF([.$B39]&lt;[.$B$8];[.C$7];IF([.$B39]&lt;[.$B$9];[.C$8];IF([.$B39]&lt;[.$B$10];[.C$9];IF([.$B39]&lt;[.$B$11];[.C$10];[.C$11]))))" office:value-type="float" office:value="0.1" calcext:value-type="float">
            <text:p>0.1</text:p>
          </table:table-cell>
          <table:table-cell table:formula="of:=IF([.$B39]&lt;[.$B$8];[.D$7];IF([.$B39]&lt;[.$B$9];[.D$8];IF([.$B39]&lt;[.$B$10];[.D$9];IF([.$B39]&lt;[.$B$11];[.D$10];[.D$11]))))" office:value-type="float" office:value="1" calcext:value-type="float">
            <text:p>1</text:p>
          </table:table-cell>
          <table:table-cell table:formula="of:=IF([.$B39]&lt;[.$B$7];[.B$7];IF([.$B39]&lt;[.$B$8];[.B$8];IF([.$B39]&lt;[.$B$9];[.B$9];IF([.$B39]&lt;[.$B$10];[.B$10];[.B$11]))))" office:value-type="float" office:value="0.25" calcext:value-type="float">
            <text:p>0.25</text:p>
          </table:table-cell>
          <table:table-cell table:formula="of:=IF([.$B39]&lt;[.$B$7];[.C$7];IF([.$B39]&lt;[.$B$8];[.C$8];IF([.$B39]&lt;[.$B$9];[.C$9];IF([.$B39]&lt;[.$B$10];[.C$10];[.C$11]))))" office:value-type="float" office:value="0.6" calcext:value-type="float">
            <text:p>0.6</text:p>
          </table:table-cell>
          <table:table-cell table:formula="of:=IF([.$B39]&lt;[.$B$7];[.D$7];IF([.$B39]&lt;[.$B$8];[.D$8];IF([.$B39]&lt;[.$B$9];[.D$9];IF([.$B39]&lt;[.$B$10];[.D$10];[.D$11]))))" office:value-type="float" office:value="0.805555555555556" calcext:value-type="float">
            <text:p>0.8055555556</text:p>
          </table:table-cell>
          <table:table-cell table:formula="of:=([.I39]-[.F39])/([.H39]-[.E39])" office:value-type="float" office:value="2" calcext:value-type="float">
            <text:p>2</text:p>
          </table:table-cell>
          <table:table-cell table:formula="of:=[.M39]*[.$C$3]" office:value-type="float" office:value="4.15666666666667" calcext:value-type="float">
            <text:p>4.16</text:p>
          </table:table-cell>
          <table:table-cell table:formula="of:=[.M38]-AVERAGE([.N38];[.N39])*([.B39]-[.B38])" office:value-type="float" office:value="0.831333333333333" calcext:value-type="float">
            <text:p>0.83</text:p>
          </table:table-cell>
          <table:table-cell table:formula="of:=[.D39]/[.C$12]" office:value-type="float" office:value="1.24444444444444" calcext:value-type="float">
            <text:p>1.24</text:p>
          </table:table-cell>
          <table:table-cell table:formula="of:=[.P39]*[.$C$3]" office:value-type="float" office:value="4.15666666666667" calcext:value-type="float">
            <text:p>4.16</text:p>
          </table:table-cell>
          <table:table-cell table:formula="of:=[.G39]- [.K39]/(2*[.C$12] )* [.B39]*[.B39]  +  ([.K39]*[.E39] - [.F39])/[.C$12] * [.B39]" office:value-type="float" office:value="0.831333333333333" calcext:value-type="float">
            <text:p>0.83</text:p>
          </table:table-cell>
          <table:table-cell table:formula="of:=(-[.T39]+SQRT([.T39]*[.T39] - 4*[.S39]*[.U39]))/(2*[.S39])" office:value-type="float" office:value="-0.33" calcext:value-type="float">
            <text:p>-0.33</text:p>
          </table:table-cell>
          <table:table-cell table:formula="of:=(-[.T39]-SQRT([.T39]*[.T39] - 4*[.S39]*[.U39]))/(2*[.S39])" office:value-type="float" office:value="0.23" calcext:value-type="float">
            <text:p>0.23</text:p>
          </table:table-cell>
          <table:table-cell table:formula="of:=-[.K39] /(2 *[.C$12])" office:value-type="float" office:value="-2.22222222222222" calcext:value-type="float">
            <text:p>-2.22E+00</text:p>
          </table:table-cell>
          <table:table-cell table:formula="of:=([.K39]*[.E39]-[.F39])/[.C$12]" office:value-type="float" office:value="-0.222222222222222" calcext:value-type="float">
            <text:p>-0.2222222222</text:p>
          </table:table-cell>
          <table:table-cell table:formula="of:=[.G39]-[.P39]" office:value-type="float" office:value="0.168666666666667" calcext:value-type="float">
            <text:p>0.1686666667</text:p>
          </table:table-cell>
          <table:table-cell table:number-columns-repeated="3"/>
        </table:table-row>
        <table:table-row table:style-name="ro1">
          <table:table-cell/>
          <table:table-cell table:formula="of:=[.B39]+[.C$14]" office:value-type="float" office:value="0.24" calcext:value-type="float">
            <text:p>0.24</text:p>
          </table:table-cell>
          <table:table-cell table:formula="of:=[.D40]*[.C$2]" office:value-type="float" office:value="145" calcext:value-type="float">
            <text:p>145.00</text:p>
          </table:table-cell>
          <table:table-cell table:formula="of:=([.B40]-[.E40])*([.I40]-[.F40])/([.H40]-[.E40])+[.F40]" office:value-type="float" office:value="0.58" calcext:value-type="float">
            <text:p>0.58</text:p>
          </table:table-cell>
          <table:table-cell table:formula="of:=IF([.$B40]&lt;[.$B$8];[.B$7];IF([.$B40]&lt;[.$B$9];[.B$8];IF([.$B40]&lt;[.$B$10];[.B$9];IF([.$B40]&lt;[.$B$11];[.B$10];[.B$11]))))" office:value-type="float" office:value="0" calcext:value-type="float">
            <text:p>0</text:p>
          </table:table-cell>
          <table:table-cell table:formula="of:=IF([.$B40]&lt;[.$B$8];[.C$7];IF([.$B40]&lt;[.$B$9];[.C$8];IF([.$B40]&lt;[.$B$10];[.C$9];IF([.$B40]&lt;[.$B$11];[.C$10];[.C$11]))))" office:value-type="float" office:value="0.1" calcext:value-type="float">
            <text:p>0.1</text:p>
          </table:table-cell>
          <table:table-cell table:formula="of:=IF([.$B40]&lt;[.$B$8];[.D$7];IF([.$B40]&lt;[.$B$9];[.D$8];IF([.$B40]&lt;[.$B$10];[.D$9];IF([.$B40]&lt;[.$B$11];[.D$10];[.D$11]))))" office:value-type="float" office:value="1" calcext:value-type="float">
            <text:p>1</text:p>
          </table:table-cell>
          <table:table-cell table:formula="of:=IF([.$B40]&lt;[.$B$7];[.B$7];IF([.$B40]&lt;[.$B$8];[.B$8];IF([.$B40]&lt;[.$B$9];[.B$9];IF([.$B40]&lt;[.$B$10];[.B$10];[.B$11]))))" office:value-type="float" office:value="0.25" calcext:value-type="float">
            <text:p>0.25</text:p>
          </table:table-cell>
          <table:table-cell table:formula="of:=IF([.$B40]&lt;[.$B$7];[.C$7];IF([.$B40]&lt;[.$B$8];[.C$8];IF([.$B40]&lt;[.$B$9];[.C$9];IF([.$B40]&lt;[.$B$10];[.C$10];[.C$11]))))" office:value-type="float" office:value="0.6" calcext:value-type="float">
            <text:p>0.6</text:p>
          </table:table-cell>
          <table:table-cell table:formula="of:=IF([.$B40]&lt;[.$B$7];[.D$7];IF([.$B40]&lt;[.$B$8];[.D$8];IF([.$B40]&lt;[.$B$9];[.D$9];IF([.$B40]&lt;[.$B$10];[.D$10];[.D$11]))))" office:value-type="float" office:value="0.805555555555556" calcext:value-type="float">
            <text:p>0.8055555556</text:p>
          </table:table-cell>
          <table:table-cell table:formula="of:=([.I40]-[.F40])/([.H40]-[.E40])" office:value-type="float" office:value="2" calcext:value-type="float">
            <text:p>2</text:p>
          </table:table-cell>
          <table:table-cell table:formula="of:=[.M40]*[.$C$3]" office:value-type="float" office:value="4.09333333333333" calcext:value-type="float">
            <text:p>4.09</text:p>
          </table:table-cell>
          <table:table-cell table:formula="of:=[.M39]-AVERAGE([.N39];[.N40])*([.B40]-[.B39])" office:value-type="float" office:value="0.818666666666667" calcext:value-type="float">
            <text:p>0.82</text:p>
          </table:table-cell>
          <table:table-cell table:formula="of:=[.D40]/[.C$12]" office:value-type="float" office:value="1.28888888888889" calcext:value-type="float">
            <text:p>1.29</text:p>
          </table:table-cell>
          <table:table-cell table:formula="of:=[.P40]*[.$C$3]" office:value-type="float" office:value="4.09333333333333" calcext:value-type="float">
            <text:p>4.09</text:p>
          </table:table-cell>
          <table:table-cell table:formula="of:=[.G40]- [.K40]/(2*[.C$12] )* [.B40]*[.B40]  +  ([.K40]*[.E40] - [.F40])/[.C$12] * [.B40]" office:value-type="float" office:value="0.818666666666667" calcext:value-type="float">
            <text:p>0.82</text:p>
          </table:table-cell>
          <table:table-cell table:formula="of:=(-[.T40]+SQRT([.T40]*[.T40] - 4*[.S40]*[.U40]))/(2*[.S40])" office:value-type="float" office:value="-0.34" calcext:value-type="float">
            <text:p>-0.34</text:p>
          </table:table-cell>
          <table:table-cell table:formula="of:=(-[.T40]-SQRT([.T40]*[.T40] - 4*[.S40]*[.U40]))/(2*[.S40])" office:value-type="float" office:value="0.24" calcext:value-type="float">
            <text:p>0.24</text:p>
          </table:table-cell>
          <table:table-cell table:formula="of:=-[.K40] /(2 *[.C$12])" office:value-type="float" office:value="-2.22222222222222" calcext:value-type="float">
            <text:p>-2.22E+00</text:p>
          </table:table-cell>
          <table:table-cell table:formula="of:=([.K40]*[.E40]-[.F40])/[.C$12]" office:value-type="float" office:value="-0.222222222222222" calcext:value-type="float">
            <text:p>-0.2222222222</text:p>
          </table:table-cell>
          <table:table-cell table:formula="of:=[.G40]-[.P40]" office:value-type="float" office:value="0.181333333333333" calcext:value-type="float">
            <text:p>0.1813333333</text:p>
          </table:table-cell>
          <table:table-cell table:number-columns-repeated="3"/>
        </table:table-row>
        <table:table-row table:style-name="ro1">
          <table:table-cell/>
          <table:table-cell table:formula="of:=[.B40]+[.C$14]" office:value-type="float" office:value="0.25" calcext:value-type="float">
            <text:p>0.25</text:p>
          </table:table-cell>
          <table:table-cell table:formula="of:=[.D41]*[.C$2]" office:value-type="float" office:value="150" calcext:value-type="float">
            <text:p>150.00</text:p>
          </table:table-cell>
          <table:table-cell table:formula="of:=([.B41]-[.E41])*([.I41]-[.F41])/([.H41]-[.E41])+[.F41]" office:value-type="float" office:value="0.6" calcext:value-type="float">
            <text:p>0.60</text:p>
          </table:table-cell>
          <table:table-cell table:formula="of:=IF([.$B41]&lt;[.$B$8];[.B$7];IF([.$B41]&lt;[.$B$9];[.B$8];IF([.$B41]&lt;[.$B$10];[.B$9];IF([.$B41]&lt;[.$B$11];[.B$10];[.B$11]))))" office:value-type="float" office:value="0.25" calcext:value-type="float">
            <text:p>0.25</text:p>
          </table:table-cell>
          <table:table-cell table:formula="of:=IF([.$B41]&lt;[.$B$8];[.C$7];IF([.$B41]&lt;[.$B$9];[.C$8];IF([.$B41]&lt;[.$B$10];[.C$9];IF([.$B41]&lt;[.$B$11];[.C$10];[.C$11]))))" office:value-type="float" office:value="0.6" calcext:value-type="float">
            <text:p>0.6</text:p>
          </table:table-cell>
          <table:table-cell table:formula="of:=IF([.$B41]&lt;[.$B$8];[.D$7];IF([.$B41]&lt;[.$B$9];[.D$8];IF([.$B41]&lt;[.$B$10];[.D$9];IF([.$B41]&lt;[.$B$11];[.D$10];[.D$11]))))" office:value-type="float" office:value="0.805555555555556" calcext:value-type="float">
            <text:p>0.8055555556</text:p>
          </table:table-cell>
          <table:table-cell table:formula="of:=IF([.$B41]&lt;[.$B$7];[.B$7];IF([.$B41]&lt;[.$B$8];[.B$8];IF([.$B41]&lt;[.$B$9];[.B$9];IF([.$B41]&lt;[.$B$10];[.B$10];[.B$11]))))" office:value-type="float" office:value="0.5" calcext:value-type="float">
            <text:p>0.5</text:p>
          </table:table-cell>
          <table:table-cell table:formula="of:=IF([.$B41]&lt;[.$B$7];[.C$7];IF([.$B41]&lt;[.$B$8];[.C$8];IF([.$B41]&lt;[.$B$9];[.C$9];IF([.$B41]&lt;[.$B$10];[.C$10];[.C$11]))))" office:value-type="float" office:value="0.3" calcext:value-type="float">
            <text:p>0.3</text:p>
          </table:table-cell>
          <table:table-cell table:formula="of:=IF([.$B41]&lt;[.$B$7];[.D$7];IF([.$B41]&lt;[.$B$8];[.D$8];IF([.$B41]&lt;[.$B$9];[.D$9];IF([.$B41]&lt;[.$B$10];[.D$10];[.D$11]))))" office:value-type="float" office:value="0.555555555555556" calcext:value-type="float">
            <text:p>0.5555555556</text:p>
          </table:table-cell>
          <table:table-cell table:formula="of:=([.I41]-[.F41])/([.H41]-[.E41])" office:value-type="float" office:value="-1.2" calcext:value-type="float">
            <text:p>-1.2</text:p>
          </table:table-cell>
          <table:table-cell table:formula="of:=[.M41]*[.$C$3]" office:value-type="float" office:value="4.02777777777778" calcext:value-type="float">
            <text:p>4.03</text:p>
          </table:table-cell>
          <table:table-cell table:formula="of:=[.M40]-AVERAGE([.N40];[.N41])*([.B41]-[.B40])" office:value-type="float" office:value="0.805555555555556" calcext:value-type="float">
            <text:p>0.81</text:p>
          </table:table-cell>
          <table:table-cell table:formula="of:=[.D41]/[.C$12]" office:value-type="float" office:value="1.33333333333333" calcext:value-type="float">
            <text:p>1.33</text:p>
          </table:table-cell>
          <table:table-cell table:formula="of:=[.P41]*[.$C$3]" office:value-type="float" office:value="1.94444444444444" calcext:value-type="float">
            <text:p>1.94</text:p>
          </table:table-cell>
          <table:table-cell table:formula="of:=[.G41]- [.K41]/(2*[.C$12] )* [.B41]*[.B41]  +  ([.K41]*[.E41] - [.F41])/[.C$12] * [.B41]" office:value-type="float" office:value="0.388888888888889" calcext:value-type="float">
            <text:p>0.39</text:p>
          </table:table-cell>
          <table:table-cell table:formula="of:=(-[.T41]+SQRT([.T41]*[.T41] - 4*[.S41]*[.U41]))/(2*[.S41])" office:value-type="float" office:value="1.25" calcext:value-type="float">
            <text:p>1.25</text:p>
          </table:table-cell>
          <table:table-cell table:formula="of:=(-[.T41]-SQRT([.T41]*[.T41] - 4*[.S41]*[.U41]))/(2*[.S41])" office:value-type="float" office:value="0.25" calcext:value-type="float">
            <text:p>0.25</text:p>
          </table:table-cell>
          <table:table-cell table:formula="of:=-[.K41] /(2 *[.C$12])" office:value-type="float" office:value="1.33333333333333" calcext:value-type="float">
            <text:p>1.33E+00</text:p>
          </table:table-cell>
          <table:table-cell table:formula="of:=([.K41]*[.E41]-[.F41])/[.C$12]" office:value-type="float" office:value="-2" calcext:value-type="float">
            <text:p>-2</text:p>
          </table:table-cell>
          <table:table-cell table:formula="of:=[.G41]-[.P41]" office:value-type="float" office:value="0.416666666666667" calcext:value-type="float">
            <text:p>0.4166666667</text:p>
          </table:table-cell>
          <table:table-cell table:number-columns-repeated="3"/>
        </table:table-row>
        <table:table-row table:style-name="ro1">
          <table:table-cell/>
          <table:table-cell table:formula="of:=[.B41]+[.C$14]" office:value-type="float" office:value="0.26" calcext:value-type="float">
            <text:p>0.26</text:p>
          </table:table-cell>
          <table:table-cell table:formula="of:=[.D42]*[.C$2]" office:value-type="float" office:value="147" calcext:value-type="float">
            <text:p>147.00</text:p>
          </table:table-cell>
          <table:table-cell table:formula="of:=([.B42]-[.E42])*([.I42]-[.F42])/([.H42]-[.E42])+[.F42]" office:value-type="float" office:value="0.588" calcext:value-type="float">
            <text:p>0.59</text:p>
          </table:table-cell>
          <table:table-cell table:formula="of:=IF([.$B42]&lt;[.$B$8];[.B$7];IF([.$B42]&lt;[.$B$9];[.B$8];IF([.$B42]&lt;[.$B$10];[.B$9];IF([.$B42]&lt;[.$B$11];[.B$10];[.B$11]))))" office:value-type="float" office:value="0.25" calcext:value-type="float">
            <text:p>0.25</text:p>
          </table:table-cell>
          <table:table-cell table:formula="of:=IF([.$B42]&lt;[.$B$8];[.C$7];IF([.$B42]&lt;[.$B$9];[.C$8];IF([.$B42]&lt;[.$B$10];[.C$9];IF([.$B42]&lt;[.$B$11];[.C$10];[.C$11]))))" office:value-type="float" office:value="0.6" calcext:value-type="float">
            <text:p>0.6</text:p>
          </table:table-cell>
          <table:table-cell table:formula="of:=IF([.$B42]&lt;[.$B$8];[.D$7];IF([.$B42]&lt;[.$B$9];[.D$8];IF([.$B42]&lt;[.$B$10];[.D$9];IF([.$B42]&lt;[.$B$11];[.D$10];[.D$11]))))" office:value-type="float" office:value="0.805555555555556" calcext:value-type="float">
            <text:p>0.8055555556</text:p>
          </table:table-cell>
          <table:table-cell table:formula="of:=IF([.$B42]&lt;[.$B$7];[.B$7];IF([.$B42]&lt;[.$B$8];[.B$8];IF([.$B42]&lt;[.$B$9];[.B$9];IF([.$B42]&lt;[.$B$10];[.B$10];[.B$11]))))" office:value-type="float" office:value="0.5" calcext:value-type="float">
            <text:p>0.5</text:p>
          </table:table-cell>
          <table:table-cell table:formula="of:=IF([.$B42]&lt;[.$B$7];[.C$7];IF([.$B42]&lt;[.$B$8];[.C$8];IF([.$B42]&lt;[.$B$9];[.C$9];IF([.$B42]&lt;[.$B$10];[.C$10];[.C$11]))))" office:value-type="float" office:value="0.3" calcext:value-type="float">
            <text:p>0.3</text:p>
          </table:table-cell>
          <table:table-cell table:formula="of:=IF([.$B42]&lt;[.$B$7];[.D$7];IF([.$B42]&lt;[.$B$8];[.D$8];IF([.$B42]&lt;[.$B$9];[.D$9];IF([.$B42]&lt;[.$B$10];[.D$10];[.D$11]))))" office:value-type="float" office:value="0.555555555555556" calcext:value-type="float">
            <text:p>0.5555555556</text:p>
          </table:table-cell>
          <table:table-cell table:formula="of:=([.I42]-[.F42])/([.H42]-[.E42])" office:value-type="float" office:value="-1.2" calcext:value-type="float">
            <text:p>-1.2</text:p>
          </table:table-cell>
          <table:table-cell table:formula="of:=[.M42]*[.$C$3]" office:value-type="float" office:value="3.96177777777778" calcext:value-type="float">
            <text:p>3.96</text:p>
          </table:table-cell>
          <table:table-cell table:formula="of:=[.M41]-AVERAGE([.N41];[.N42])*([.B42]-[.B41])" office:value-type="float" office:value="0.792355555555556" calcext:value-type="float">
            <text:p>0.79</text:p>
          </table:table-cell>
          <table:table-cell table:formula="of:=[.D42]/[.C$12]" office:value-type="float" office:value="1.30666666666667" calcext:value-type="float">
            <text:p>1.31</text:p>
          </table:table-cell>
          <table:table-cell table:formula="of:=[.P42]*[.$C$3]" office:value-type="float" office:value="1.87844444444444" calcext:value-type="float">
            <text:p>1.88</text:p>
          </table:table-cell>
          <table:table-cell table:formula="of:=[.G42]- [.K42]/(2*[.C$12] )* [.B42]*[.B42]  +  ([.K42]*[.E42] - [.F42])/[.C$12] * [.B42]" office:value-type="float" office:value="0.375688888888889" calcext:value-type="float">
            <text:p>0.38</text:p>
          </table:table-cell>
          <table:table-cell table:formula="of:=(-[.T42]+SQRT([.T42]*[.T42] - 4*[.S42]*[.U42]))/(2*[.S42])" office:value-type="float" office:value="1.24" calcext:value-type="float">
            <text:p>1.24</text:p>
          </table:table-cell>
          <table:table-cell table:formula="of:=(-[.T42]-SQRT([.T42]*[.T42] - 4*[.S42]*[.U42]))/(2*[.S42])" office:value-type="float" office:value="0.26" calcext:value-type="float">
            <text:p>0.26</text:p>
          </table:table-cell>
          <table:table-cell table:formula="of:=-[.K42] /(2 *[.C$12])" office:value-type="float" office:value="1.33333333333333" calcext:value-type="float">
            <text:p>1.33E+00</text:p>
          </table:table-cell>
          <table:table-cell table:formula="of:=([.K42]*[.E42]-[.F42])/[.C$12]" office:value-type="float" office:value="-2" calcext:value-type="float">
            <text:p>-2</text:p>
          </table:table-cell>
          <table:table-cell table:formula="of:=[.G42]-[.P42]" office:value-type="float" office:value="0.429866666666667" calcext:value-type="float">
            <text:p>0.4298666667</text:p>
          </table:table-cell>
          <table:table-cell table:number-columns-repeated="3"/>
        </table:table-row>
        <table:table-row table:style-name="ro1">
          <table:table-cell/>
          <table:table-cell table:formula="of:=[.B42]+[.C$14]" office:value-type="float" office:value="0.27" calcext:value-type="float">
            <text:p>0.27</text:p>
          </table:table-cell>
          <table:table-cell table:formula="of:=[.D43]*[.C$2]" office:value-type="float" office:value="144" calcext:value-type="float">
            <text:p>144.00</text:p>
          </table:table-cell>
          <table:table-cell table:formula="of:=([.B43]-[.E43])*([.I43]-[.F43])/([.H43]-[.E43])+[.F43]" office:value-type="float" office:value="0.576" calcext:value-type="float">
            <text:p>0.58</text:p>
          </table:table-cell>
          <table:table-cell table:formula="of:=IF([.$B43]&lt;[.$B$8];[.B$7];IF([.$B43]&lt;[.$B$9];[.B$8];IF([.$B43]&lt;[.$B$10];[.B$9];IF([.$B43]&lt;[.$B$11];[.B$10];[.B$11]))))" office:value-type="float" office:value="0.25" calcext:value-type="float">
            <text:p>0.25</text:p>
          </table:table-cell>
          <table:table-cell table:formula="of:=IF([.$B43]&lt;[.$B$8];[.C$7];IF([.$B43]&lt;[.$B$9];[.C$8];IF([.$B43]&lt;[.$B$10];[.C$9];IF([.$B43]&lt;[.$B$11];[.C$10];[.C$11]))))" office:value-type="float" office:value="0.6" calcext:value-type="float">
            <text:p>0.6</text:p>
          </table:table-cell>
          <table:table-cell table:formula="of:=IF([.$B43]&lt;[.$B$8];[.D$7];IF([.$B43]&lt;[.$B$9];[.D$8];IF([.$B43]&lt;[.$B$10];[.D$9];IF([.$B43]&lt;[.$B$11];[.D$10];[.D$11]))))" office:value-type="float" office:value="0.805555555555556" calcext:value-type="float">
            <text:p>0.8055555556</text:p>
          </table:table-cell>
          <table:table-cell table:formula="of:=IF([.$B43]&lt;[.$B$7];[.B$7];IF([.$B43]&lt;[.$B$8];[.B$8];IF([.$B43]&lt;[.$B$9];[.B$9];IF([.$B43]&lt;[.$B$10];[.B$10];[.B$11]))))" office:value-type="float" office:value="0.5" calcext:value-type="float">
            <text:p>0.5</text:p>
          </table:table-cell>
          <table:table-cell table:formula="of:=IF([.$B43]&lt;[.$B$7];[.C$7];IF([.$B43]&lt;[.$B$8];[.C$8];IF([.$B43]&lt;[.$B$9];[.C$9];IF([.$B43]&lt;[.$B$10];[.C$10];[.C$11]))))" office:value-type="float" office:value="0.3" calcext:value-type="float">
            <text:p>0.3</text:p>
          </table:table-cell>
          <table:table-cell table:formula="of:=IF([.$B43]&lt;[.$B$7];[.D$7];IF([.$B43]&lt;[.$B$8];[.D$8];IF([.$B43]&lt;[.$B$9];[.D$9];IF([.$B43]&lt;[.$B$10];[.D$10];[.D$11]))))" office:value-type="float" office:value="0.555555555555556" calcext:value-type="float">
            <text:p>0.5555555556</text:p>
          </table:table-cell>
          <table:table-cell table:formula="of:=([.I43]-[.F43])/([.H43]-[.E43])" office:value-type="float" office:value="-1.2" calcext:value-type="float">
            <text:p>-1.2</text:p>
          </table:table-cell>
          <table:table-cell table:formula="of:=[.M43]*[.$C$3]" office:value-type="float" office:value="3.89711111111111" calcext:value-type="float">
            <text:p>3.90</text:p>
          </table:table-cell>
          <table:table-cell table:formula="of:=[.M42]-AVERAGE([.N42];[.N43])*([.B43]-[.B42])" office:value-type="float" office:value="0.779422222222222" calcext:value-type="float">
            <text:p>0.78</text:p>
          </table:table-cell>
          <table:table-cell table:formula="of:=[.D43]/[.C$12]" office:value-type="float" office:value="1.28" calcext:value-type="float">
            <text:p>1.28</text:p>
          </table:table-cell>
          <table:table-cell table:formula="of:=[.P43]*[.$C$3]" office:value-type="float" office:value="1.81377777777778" calcext:value-type="float">
            <text:p>1.81</text:p>
          </table:table-cell>
          <table:table-cell table:formula="of:=[.G43]- [.K43]/(2*[.C$12] )* [.B43]*[.B43]  +  ([.K43]*[.E43] - [.F43])/[.C$12] * [.B43]" office:value-type="float" office:value="0.362755555555555" calcext:value-type="float">
            <text:p>0.36</text:p>
          </table:table-cell>
          <table:table-cell table:formula="of:=(-[.T43]+SQRT([.T43]*[.T43] - 4*[.S43]*[.U43]))/(2*[.S43])" office:value-type="float" office:value="1.23" calcext:value-type="float">
            <text:p>1.23</text:p>
          </table:table-cell>
          <table:table-cell table:formula="of:=(-[.T43]-SQRT([.T43]*[.T43] - 4*[.S43]*[.U43]))/(2*[.S43])" office:value-type="float" office:value="0.27" calcext:value-type="float">
            <text:p>0.27</text:p>
          </table:table-cell>
          <table:table-cell table:formula="of:=-[.K43] /(2 *[.C$12])" office:value-type="float" office:value="1.33333333333333" calcext:value-type="float">
            <text:p>1.33E+00</text:p>
          </table:table-cell>
          <table:table-cell table:formula="of:=([.K43]*[.E43]-[.F43])/[.C$12]" office:value-type="float" office:value="-2" calcext:value-type="float">
            <text:p>-2</text:p>
          </table:table-cell>
          <table:table-cell table:formula="of:=[.G43]-[.P43]" office:value-type="float" office:value="0.4428" calcext:value-type="float">
            <text:p>0.4428</text:p>
          </table:table-cell>
          <table:table-cell table:number-columns-repeated="3"/>
        </table:table-row>
        <table:table-row table:style-name="ro1">
          <table:table-cell/>
          <table:table-cell table:formula="of:=[.B43]+[.C$14]" office:value-type="float" office:value="0.28" calcext:value-type="float">
            <text:p>0.28</text:p>
          </table:table-cell>
          <table:table-cell table:formula="of:=[.D44]*[.C$2]" office:value-type="float" office:value="141" calcext:value-type="float">
            <text:p>141.00</text:p>
          </table:table-cell>
          <table:table-cell table:formula="of:=([.B44]-[.E44])*([.I44]-[.F44])/([.H44]-[.E44])+[.F44]" office:value-type="float" office:value="0.564" calcext:value-type="float">
            <text:p>0.56</text:p>
          </table:table-cell>
          <table:table-cell table:formula="of:=IF([.$B44]&lt;[.$B$8];[.B$7];IF([.$B44]&lt;[.$B$9];[.B$8];IF([.$B44]&lt;[.$B$10];[.B$9];IF([.$B44]&lt;[.$B$11];[.B$10];[.B$11]))))" office:value-type="float" office:value="0.25" calcext:value-type="float">
            <text:p>0.25</text:p>
          </table:table-cell>
          <table:table-cell table:formula="of:=IF([.$B44]&lt;[.$B$8];[.C$7];IF([.$B44]&lt;[.$B$9];[.C$8];IF([.$B44]&lt;[.$B$10];[.C$9];IF([.$B44]&lt;[.$B$11];[.C$10];[.C$11]))))" office:value-type="float" office:value="0.6" calcext:value-type="float">
            <text:p>0.6</text:p>
          </table:table-cell>
          <table:table-cell table:formula="of:=IF([.$B44]&lt;[.$B$8];[.D$7];IF([.$B44]&lt;[.$B$9];[.D$8];IF([.$B44]&lt;[.$B$10];[.D$9];IF([.$B44]&lt;[.$B$11];[.D$10];[.D$11]))))" office:value-type="float" office:value="0.805555555555556" calcext:value-type="float">
            <text:p>0.8055555556</text:p>
          </table:table-cell>
          <table:table-cell table:formula="of:=IF([.$B44]&lt;[.$B$7];[.B$7];IF([.$B44]&lt;[.$B$8];[.B$8];IF([.$B44]&lt;[.$B$9];[.B$9];IF([.$B44]&lt;[.$B$10];[.B$10];[.B$11]))))" office:value-type="float" office:value="0.5" calcext:value-type="float">
            <text:p>0.5</text:p>
          </table:table-cell>
          <table:table-cell table:formula="of:=IF([.$B44]&lt;[.$B$7];[.C$7];IF([.$B44]&lt;[.$B$8];[.C$8];IF([.$B44]&lt;[.$B$9];[.C$9];IF([.$B44]&lt;[.$B$10];[.C$10];[.C$11]))))" office:value-type="float" office:value="0.3" calcext:value-type="float">
            <text:p>0.3</text:p>
          </table:table-cell>
          <table:table-cell table:formula="of:=IF([.$B44]&lt;[.$B$7];[.D$7];IF([.$B44]&lt;[.$B$8];[.D$8];IF([.$B44]&lt;[.$B$9];[.D$9];IF([.$B44]&lt;[.$B$10];[.D$10];[.D$11]))))" office:value-type="float" office:value="0.555555555555556" calcext:value-type="float">
            <text:p>0.5555555556</text:p>
          </table:table-cell>
          <table:table-cell table:formula="of:=([.I44]-[.F44])/([.H44]-[.E44])" office:value-type="float" office:value="-1.2" calcext:value-type="float">
            <text:p>-1.2</text:p>
          </table:table-cell>
          <table:table-cell table:formula="of:=[.M44]*[.$C$3]" office:value-type="float" office:value="3.83377777777778" calcext:value-type="float">
            <text:p>3.83</text:p>
          </table:table-cell>
          <table:table-cell table:formula="of:=[.M43]-AVERAGE([.N43];[.N44])*([.B44]-[.B43])" office:value-type="float" office:value="0.766755555555556" calcext:value-type="float">
            <text:p>0.77</text:p>
          </table:table-cell>
          <table:table-cell table:formula="of:=[.D44]/[.C$12]" office:value-type="float" office:value="1.25333333333333" calcext:value-type="float">
            <text:p>1.25</text:p>
          </table:table-cell>
          <table:table-cell table:formula="of:=[.P44]*[.$C$3]" office:value-type="float" office:value="1.75044444444444" calcext:value-type="float">
            <text:p>1.75</text:p>
          </table:table-cell>
          <table:table-cell table:formula="of:=[.G44]- [.K44]/(2*[.C$12] )* [.B44]*[.B44]  +  ([.K44]*[.E44] - [.F44])/[.C$12] * [.B44]" office:value-type="float" office:value="0.350088888888889" calcext:value-type="float">
            <text:p>0.35</text:p>
          </table:table-cell>
          <table:table-cell table:formula="of:=(-[.T44]+SQRT([.T44]*[.T44] - 4*[.S44]*[.U44]))/(2*[.S44])" office:value-type="float" office:value="1.22" calcext:value-type="float">
            <text:p>1.22</text:p>
          </table:table-cell>
          <table:table-cell table:formula="of:=(-[.T44]-SQRT([.T44]*[.T44] - 4*[.S44]*[.U44]))/(2*[.S44])" office:value-type="float" office:value="0.28" calcext:value-type="float">
            <text:p>0.28</text:p>
          </table:table-cell>
          <table:table-cell table:formula="of:=-[.K44] /(2 *[.C$12])" office:value-type="float" office:value="1.33333333333333" calcext:value-type="float">
            <text:p>1.33E+00</text:p>
          </table:table-cell>
          <table:table-cell table:formula="of:=([.K44]*[.E44]-[.F44])/[.C$12]" office:value-type="float" office:value="-2" calcext:value-type="float">
            <text:p>-2</text:p>
          </table:table-cell>
          <table:table-cell table:formula="of:=[.G44]-[.P44]" office:value-type="float" office:value="0.455466666666667" calcext:value-type="float">
            <text:p>0.4554666667</text:p>
          </table:table-cell>
          <table:table-cell table:number-columns-repeated="3"/>
        </table:table-row>
        <table:table-row table:style-name="ro1">
          <table:table-cell/>
          <table:table-cell table:formula="of:=[.B44]+[.C$14]" office:value-type="float" office:value="0.29" calcext:value-type="float">
            <text:p>0.29</text:p>
          </table:table-cell>
          <table:table-cell table:formula="of:=[.D45]*[.C$2]" office:value-type="float" office:value="138" calcext:value-type="float">
            <text:p>138.00</text:p>
          </table:table-cell>
          <table:table-cell table:formula="of:=([.B45]-[.E45])*([.I45]-[.F45])/([.H45]-[.E45])+[.F45]" office:value-type="float" office:value="0.552" calcext:value-type="float">
            <text:p>0.55</text:p>
          </table:table-cell>
          <table:table-cell table:formula="of:=IF([.$B45]&lt;[.$B$8];[.B$7];IF([.$B45]&lt;[.$B$9];[.B$8];IF([.$B45]&lt;[.$B$10];[.B$9];IF([.$B45]&lt;[.$B$11];[.B$10];[.B$11]))))" office:value-type="float" office:value="0.25" calcext:value-type="float">
            <text:p>0.25</text:p>
          </table:table-cell>
          <table:table-cell table:formula="of:=IF([.$B45]&lt;[.$B$8];[.C$7];IF([.$B45]&lt;[.$B$9];[.C$8];IF([.$B45]&lt;[.$B$10];[.C$9];IF([.$B45]&lt;[.$B$11];[.C$10];[.C$11]))))" office:value-type="float" office:value="0.6" calcext:value-type="float">
            <text:p>0.6</text:p>
          </table:table-cell>
          <table:table-cell table:formula="of:=IF([.$B45]&lt;[.$B$8];[.D$7];IF([.$B45]&lt;[.$B$9];[.D$8];IF([.$B45]&lt;[.$B$10];[.D$9];IF([.$B45]&lt;[.$B$11];[.D$10];[.D$11]))))" office:value-type="float" office:value="0.805555555555556" calcext:value-type="float">
            <text:p>0.8055555556</text:p>
          </table:table-cell>
          <table:table-cell table:formula="of:=IF([.$B45]&lt;[.$B$7];[.B$7];IF([.$B45]&lt;[.$B$8];[.B$8];IF([.$B45]&lt;[.$B$9];[.B$9];IF([.$B45]&lt;[.$B$10];[.B$10];[.B$11]))))" office:value-type="float" office:value="0.5" calcext:value-type="float">
            <text:p>0.5</text:p>
          </table:table-cell>
          <table:table-cell table:formula="of:=IF([.$B45]&lt;[.$B$7];[.C$7];IF([.$B45]&lt;[.$B$8];[.C$8];IF([.$B45]&lt;[.$B$9];[.C$9];IF([.$B45]&lt;[.$B$10];[.C$10];[.C$11]))))" office:value-type="float" office:value="0.3" calcext:value-type="float">
            <text:p>0.3</text:p>
          </table:table-cell>
          <table:table-cell table:formula="of:=IF([.$B45]&lt;[.$B$7];[.D$7];IF([.$B45]&lt;[.$B$8];[.D$8];IF([.$B45]&lt;[.$B$9];[.D$9];IF([.$B45]&lt;[.$B$10];[.D$10];[.D$11]))))" office:value-type="float" office:value="0.555555555555556" calcext:value-type="float">
            <text:p>0.5555555556</text:p>
          </table:table-cell>
          <table:table-cell table:formula="of:=([.I45]-[.F45])/([.H45]-[.E45])" office:value-type="float" office:value="-1.2" calcext:value-type="float">
            <text:p>-1.2</text:p>
          </table:table-cell>
          <table:table-cell table:formula="of:=[.M45]*[.$C$3]" office:value-type="float" office:value="3.77177777777778" calcext:value-type="float">
            <text:p>3.77</text:p>
          </table:table-cell>
          <table:table-cell table:formula="of:=[.M44]-AVERAGE([.N44];[.N45])*([.B45]-[.B44])" office:value-type="float" office:value="0.754355555555556" calcext:value-type="float">
            <text:p>0.75</text:p>
          </table:table-cell>
          <table:table-cell table:formula="of:=[.D45]/[.C$12]" office:value-type="float" office:value="1.22666666666667" calcext:value-type="float">
            <text:p>1.23</text:p>
          </table:table-cell>
          <table:table-cell table:formula="of:=[.P45]*[.$C$3]" office:value-type="float" office:value="1.68844444444444" calcext:value-type="float">
            <text:p>1.69</text:p>
          </table:table-cell>
          <table:table-cell table:formula="of:=[.G45]- [.K45]/(2*[.C$12] )* [.B45]*[.B45]  +  ([.K45]*[.E45] - [.F45])/[.C$12] * [.B45]" office:value-type="float" office:value="0.337688888888889" calcext:value-type="float">
            <text:p>0.34</text:p>
          </table:table-cell>
          <table:table-cell table:formula="of:=(-[.T45]+SQRT([.T45]*[.T45] - 4*[.S45]*[.U45]))/(2*[.S45])" office:value-type="float" office:value="1.21" calcext:value-type="float">
            <text:p>1.21</text:p>
          </table:table-cell>
          <table:table-cell table:formula="of:=(-[.T45]-SQRT([.T45]*[.T45] - 4*[.S45]*[.U45]))/(2*[.S45])" office:value-type="float" office:value="0.29" calcext:value-type="float">
            <text:p>0.29</text:p>
          </table:table-cell>
          <table:table-cell table:formula="of:=-[.K45] /(2 *[.C$12])" office:value-type="float" office:value="1.33333333333333" calcext:value-type="float">
            <text:p>1.33E+00</text:p>
          </table:table-cell>
          <table:table-cell table:formula="of:=([.K45]*[.E45]-[.F45])/[.C$12]" office:value-type="float" office:value="-2" calcext:value-type="float">
            <text:p>-2</text:p>
          </table:table-cell>
          <table:table-cell table:formula="of:=[.G45]-[.P45]" office:value-type="float" office:value="0.467866666666667" calcext:value-type="float">
            <text:p>0.4678666667</text:p>
          </table:table-cell>
          <table:table-cell table:number-columns-repeated="3"/>
        </table:table-row>
        <table:table-row table:style-name="ro1">
          <table:table-cell/>
          <table:table-cell table:formula="of:=[.B45]+[.C$14]" office:value-type="float" office:value="0.3" calcext:value-type="float">
            <text:p>0.30</text:p>
          </table:table-cell>
          <table:table-cell table:formula="of:=[.D46]*[.C$2]" office:value-type="float" office:value="135" calcext:value-type="float">
            <text:p>135.00</text:p>
          </table:table-cell>
          <table:table-cell table:formula="of:=([.B46]-[.E46])*([.I46]-[.F46])/([.H46]-[.E46])+[.F46]" office:value-type="float" office:value="0.54" calcext:value-type="float">
            <text:p>0.54</text:p>
          </table:table-cell>
          <table:table-cell table:formula="of:=IF([.$B46]&lt;[.$B$8];[.B$7];IF([.$B46]&lt;[.$B$9];[.B$8];IF([.$B46]&lt;[.$B$10];[.B$9];IF([.$B46]&lt;[.$B$11];[.B$10];[.B$11]))))" office:value-type="float" office:value="0.25" calcext:value-type="float">
            <text:p>0.25</text:p>
          </table:table-cell>
          <table:table-cell table:formula="of:=IF([.$B46]&lt;[.$B$8];[.C$7];IF([.$B46]&lt;[.$B$9];[.C$8];IF([.$B46]&lt;[.$B$10];[.C$9];IF([.$B46]&lt;[.$B$11];[.C$10];[.C$11]))))" office:value-type="float" office:value="0.6" calcext:value-type="float">
            <text:p>0.6</text:p>
          </table:table-cell>
          <table:table-cell table:formula="of:=IF([.$B46]&lt;[.$B$8];[.D$7];IF([.$B46]&lt;[.$B$9];[.D$8];IF([.$B46]&lt;[.$B$10];[.D$9];IF([.$B46]&lt;[.$B$11];[.D$10];[.D$11]))))" office:value-type="float" office:value="0.805555555555556" calcext:value-type="float">
            <text:p>0.8055555556</text:p>
          </table:table-cell>
          <table:table-cell table:formula="of:=IF([.$B46]&lt;[.$B$7];[.B$7];IF([.$B46]&lt;[.$B$8];[.B$8];IF([.$B46]&lt;[.$B$9];[.B$9];IF([.$B46]&lt;[.$B$10];[.B$10];[.B$11]))))" office:value-type="float" office:value="0.5" calcext:value-type="float">
            <text:p>0.5</text:p>
          </table:table-cell>
          <table:table-cell table:formula="of:=IF([.$B46]&lt;[.$B$7];[.C$7];IF([.$B46]&lt;[.$B$8];[.C$8];IF([.$B46]&lt;[.$B$9];[.C$9];IF([.$B46]&lt;[.$B$10];[.C$10];[.C$11]))))" office:value-type="float" office:value="0.3" calcext:value-type="float">
            <text:p>0.3</text:p>
          </table:table-cell>
          <table:table-cell table:formula="of:=IF([.$B46]&lt;[.$B$7];[.D$7];IF([.$B46]&lt;[.$B$8];[.D$8];IF([.$B46]&lt;[.$B$9];[.D$9];IF([.$B46]&lt;[.$B$10];[.D$10];[.D$11]))))" office:value-type="float" office:value="0.555555555555556" calcext:value-type="float">
            <text:p>0.5555555556</text:p>
          </table:table-cell>
          <table:table-cell table:formula="of:=([.I46]-[.F46])/([.H46]-[.E46])" office:value-type="float" office:value="-1.2" calcext:value-type="float">
            <text:p>-1.2</text:p>
          </table:table-cell>
          <table:table-cell table:formula="of:=[.M46]*[.$C$3]" office:value-type="float" office:value="3.71111111111111" calcext:value-type="float">
            <text:p>3.71</text:p>
          </table:table-cell>
          <table:table-cell table:formula="of:=[.M45]-AVERAGE([.N45];[.N46])*([.B46]-[.B45])" office:value-type="float" office:value="0.742222222222222" calcext:value-type="float">
            <text:p>0.74</text:p>
          </table:table-cell>
          <table:table-cell table:formula="of:=[.D46]/[.C$12]" office:value-type="float" office:value="1.2" calcext:value-type="float">
            <text:p>1.20</text:p>
          </table:table-cell>
          <table:table-cell table:formula="of:=[.P46]*[.$C$3]" office:value-type="float" office:value="1.62777777777778" calcext:value-type="float">
            <text:p>1.63</text:p>
          </table:table-cell>
          <table:table-cell table:formula="of:=[.G46]- [.K46]/(2*[.C$12] )* [.B46]*[.B46]  +  ([.K46]*[.E46] - [.F46])/[.C$12] * [.B46]" office:value-type="float" office:value="0.325555555555555" calcext:value-type="float">
            <text:p>0.33</text:p>
          </table:table-cell>
          <table:table-cell table:formula="of:=(-[.T46]+SQRT([.T46]*[.T46] - 4*[.S46]*[.U46]))/(2*[.S46])" office:value-type="float" office:value="1.2" calcext:value-type="float">
            <text:p>1.20</text:p>
          </table:table-cell>
          <table:table-cell table:formula="of:=(-[.T46]-SQRT([.T46]*[.T46] - 4*[.S46]*[.U46]))/(2*[.S46])" office:value-type="float" office:value="0.3" calcext:value-type="float">
            <text:p>0.3</text:p>
          </table:table-cell>
          <table:table-cell table:formula="of:=-[.K46] /(2 *[.C$12])" office:value-type="float" office:value="1.33333333333333" calcext:value-type="float">
            <text:p>1.33E+00</text:p>
          </table:table-cell>
          <table:table-cell table:formula="of:=([.K46]*[.E46]-[.F46])/[.C$12]" office:value-type="float" office:value="-2" calcext:value-type="float">
            <text:p>-2</text:p>
          </table:table-cell>
          <table:table-cell table:formula="of:=[.G46]-[.P46]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/>
          <table:table-cell table:formula="of:=[.B46]+[.C$14]" office:value-type="float" office:value="0.31" calcext:value-type="float">
            <text:p>0.31</text:p>
          </table:table-cell>
          <table:table-cell table:formula="of:=[.D47]*[.C$2]" office:value-type="float" office:value="132" calcext:value-type="float">
            <text:p>132.00</text:p>
          </table:table-cell>
          <table:table-cell table:formula="of:=([.B47]-[.E47])*([.I47]-[.F47])/([.H47]-[.E47])+[.F47]" office:value-type="float" office:value="0.528" calcext:value-type="float">
            <text:p>0.53</text:p>
          </table:table-cell>
          <table:table-cell table:formula="of:=IF([.$B47]&lt;[.$B$8];[.B$7];IF([.$B47]&lt;[.$B$9];[.B$8];IF([.$B47]&lt;[.$B$10];[.B$9];IF([.$B47]&lt;[.$B$11];[.B$10];[.B$11]))))" office:value-type="float" office:value="0.25" calcext:value-type="float">
            <text:p>0.25</text:p>
          </table:table-cell>
          <table:table-cell table:formula="of:=IF([.$B47]&lt;[.$B$8];[.C$7];IF([.$B47]&lt;[.$B$9];[.C$8];IF([.$B47]&lt;[.$B$10];[.C$9];IF([.$B47]&lt;[.$B$11];[.C$10];[.C$11]))))" office:value-type="float" office:value="0.6" calcext:value-type="float">
            <text:p>0.6</text:p>
          </table:table-cell>
          <table:table-cell table:formula="of:=IF([.$B47]&lt;[.$B$8];[.D$7];IF([.$B47]&lt;[.$B$9];[.D$8];IF([.$B47]&lt;[.$B$10];[.D$9];IF([.$B47]&lt;[.$B$11];[.D$10];[.D$11]))))" office:value-type="float" office:value="0.805555555555556" calcext:value-type="float">
            <text:p>0.8055555556</text:p>
          </table:table-cell>
          <table:table-cell table:formula="of:=IF([.$B47]&lt;[.$B$7];[.B$7];IF([.$B47]&lt;[.$B$8];[.B$8];IF([.$B47]&lt;[.$B$9];[.B$9];IF([.$B47]&lt;[.$B$10];[.B$10];[.B$11]))))" office:value-type="float" office:value="0.5" calcext:value-type="float">
            <text:p>0.5</text:p>
          </table:table-cell>
          <table:table-cell table:formula="of:=IF([.$B47]&lt;[.$B$7];[.C$7];IF([.$B47]&lt;[.$B$8];[.C$8];IF([.$B47]&lt;[.$B$9];[.C$9];IF([.$B47]&lt;[.$B$10];[.C$10];[.C$11]))))" office:value-type="float" office:value="0.3" calcext:value-type="float">
            <text:p>0.3</text:p>
          </table:table-cell>
          <table:table-cell table:formula="of:=IF([.$B47]&lt;[.$B$7];[.D$7];IF([.$B47]&lt;[.$B$8];[.D$8];IF([.$B47]&lt;[.$B$9];[.D$9];IF([.$B47]&lt;[.$B$10];[.D$10];[.D$11]))))" office:value-type="float" office:value="0.555555555555556" calcext:value-type="float">
            <text:p>0.5555555556</text:p>
          </table:table-cell>
          <table:table-cell table:formula="of:=([.I47]-[.F47])/([.H47]-[.E47])" office:value-type="float" office:value="-1.2" calcext:value-type="float">
            <text:p>-1.2</text:p>
          </table:table-cell>
          <table:table-cell table:formula="of:=[.M47]*[.$C$3]" office:value-type="float" office:value="3.65177777777778" calcext:value-type="float">
            <text:p>3.65</text:p>
          </table:table-cell>
          <table:table-cell table:formula="of:=[.M46]-AVERAGE([.N46];[.N47])*([.B47]-[.B46])" office:value-type="float" office:value="0.730355555555556" calcext:value-type="float">
            <text:p>0.73</text:p>
          </table:table-cell>
          <table:table-cell table:formula="of:=[.D47]/[.C$12]" office:value-type="float" office:value="1.17333333333333" calcext:value-type="float">
            <text:p>1.17</text:p>
          </table:table-cell>
          <table:table-cell table:formula="of:=[.P47]*[.$C$3]" office:value-type="float" office:value="1.56844444444444" calcext:value-type="float">
            <text:p>1.57</text:p>
          </table:table-cell>
          <table:table-cell table:formula="of:=[.G47]- [.K47]/(2*[.C$12] )* [.B47]*[.B47]  +  ([.K47]*[.E47] - [.F47])/[.C$12] * [.B47]" office:value-type="float" office:value="0.313688888888889" calcext:value-type="float">
            <text:p>0.31</text:p>
          </table:table-cell>
          <table:table-cell table:formula="of:=(-[.T47]+SQRT([.T47]*[.T47] - 4*[.S47]*[.U47]))/(2*[.S47])" office:value-type="float" office:value="1.19" calcext:value-type="float">
            <text:p>1.19</text:p>
          </table:table-cell>
          <table:table-cell table:formula="of:=(-[.T47]-SQRT([.T47]*[.T47] - 4*[.S47]*[.U47]))/(2*[.S47])" office:value-type="float" office:value="0.31" calcext:value-type="float">
            <text:p>0.31</text:p>
          </table:table-cell>
          <table:table-cell table:formula="of:=-[.K47] /(2 *[.C$12])" office:value-type="float" office:value="1.33333333333333" calcext:value-type="float">
            <text:p>1.33E+00</text:p>
          </table:table-cell>
          <table:table-cell table:formula="of:=([.K47]*[.E47]-[.F47])/[.C$12]" office:value-type="float" office:value="-2" calcext:value-type="float">
            <text:p>-2</text:p>
          </table:table-cell>
          <table:table-cell table:formula="of:=[.G47]-[.P47]" office:value-type="float" office:value="0.491866666666667" calcext:value-type="float">
            <text:p>0.4918666667</text:p>
          </table:table-cell>
          <table:table-cell table:number-columns-repeated="3"/>
        </table:table-row>
        <table:table-row table:style-name="ro1">
          <table:table-cell/>
          <table:table-cell table:formula="of:=[.B47]+[.C$14]" office:value-type="float" office:value="0.32" calcext:value-type="float">
            <text:p>0.32</text:p>
          </table:table-cell>
          <table:table-cell table:formula="of:=[.D48]*[.C$2]" office:value-type="float" office:value="129" calcext:value-type="float">
            <text:p>129.00</text:p>
          </table:table-cell>
          <table:table-cell table:formula="of:=([.B48]-[.E48])*([.I48]-[.F48])/([.H48]-[.E48])+[.F48]" office:value-type="float" office:value="0.516" calcext:value-type="float">
            <text:p>0.52</text:p>
          </table:table-cell>
          <table:table-cell table:formula="of:=IF([.$B48]&lt;[.$B$8];[.B$7];IF([.$B48]&lt;[.$B$9];[.B$8];IF([.$B48]&lt;[.$B$10];[.B$9];IF([.$B48]&lt;[.$B$11];[.B$10];[.B$11]))))" office:value-type="float" office:value="0.25" calcext:value-type="float">
            <text:p>0.25</text:p>
          </table:table-cell>
          <table:table-cell table:formula="of:=IF([.$B48]&lt;[.$B$8];[.C$7];IF([.$B48]&lt;[.$B$9];[.C$8];IF([.$B48]&lt;[.$B$10];[.C$9];IF([.$B48]&lt;[.$B$11];[.C$10];[.C$11]))))" office:value-type="float" office:value="0.6" calcext:value-type="float">
            <text:p>0.6</text:p>
          </table:table-cell>
          <table:table-cell table:formula="of:=IF([.$B48]&lt;[.$B$8];[.D$7];IF([.$B48]&lt;[.$B$9];[.D$8];IF([.$B48]&lt;[.$B$10];[.D$9];IF([.$B48]&lt;[.$B$11];[.D$10];[.D$11]))))" office:value-type="float" office:value="0.805555555555556" calcext:value-type="float">
            <text:p>0.8055555556</text:p>
          </table:table-cell>
          <table:table-cell table:formula="of:=IF([.$B48]&lt;[.$B$7];[.B$7];IF([.$B48]&lt;[.$B$8];[.B$8];IF([.$B48]&lt;[.$B$9];[.B$9];IF([.$B48]&lt;[.$B$10];[.B$10];[.B$11]))))" office:value-type="float" office:value="0.5" calcext:value-type="float">
            <text:p>0.5</text:p>
          </table:table-cell>
          <table:table-cell table:formula="of:=IF([.$B48]&lt;[.$B$7];[.C$7];IF([.$B48]&lt;[.$B$8];[.C$8];IF([.$B48]&lt;[.$B$9];[.C$9];IF([.$B48]&lt;[.$B$10];[.C$10];[.C$11]))))" office:value-type="float" office:value="0.3" calcext:value-type="float">
            <text:p>0.3</text:p>
          </table:table-cell>
          <table:table-cell table:formula="of:=IF([.$B48]&lt;[.$B$7];[.D$7];IF([.$B48]&lt;[.$B$8];[.D$8];IF([.$B48]&lt;[.$B$9];[.D$9];IF([.$B48]&lt;[.$B$10];[.D$10];[.D$11]))))" office:value-type="float" office:value="0.555555555555556" calcext:value-type="float">
            <text:p>0.5555555556</text:p>
          </table:table-cell>
          <table:table-cell table:formula="of:=([.I48]-[.F48])/([.H48]-[.E48])" office:value-type="float" office:value="-1.2" calcext:value-type="float">
            <text:p>-1.2</text:p>
          </table:table-cell>
          <table:table-cell table:formula="of:=[.M48]*[.$C$3]" office:value-type="float" office:value="3.59377777777778" calcext:value-type="float">
            <text:p>3.59</text:p>
          </table:table-cell>
          <table:table-cell table:formula="of:=[.M47]-AVERAGE([.N47];[.N48])*([.B48]-[.B47])" office:value-type="float" office:value="0.718755555555556" calcext:value-type="float">
            <text:p>0.72</text:p>
          </table:table-cell>
          <table:table-cell table:formula="of:=[.D48]/[.C$12]" office:value-type="float" office:value="1.14666666666667" calcext:value-type="float">
            <text:p>1.15</text:p>
          </table:table-cell>
          <table:table-cell table:formula="of:=[.P48]*[.$C$3]" office:value-type="float" office:value="1.51044444444444" calcext:value-type="float">
            <text:p>1.51</text:p>
          </table:table-cell>
          <table:table-cell table:formula="of:=[.G48]- [.K48]/(2*[.C$12] )* [.B48]*[.B48]  +  ([.K48]*[.E48] - [.F48])/[.C$12] * [.B48]" office:value-type="float" office:value="0.302088888888889" calcext:value-type="float">
            <text:p>0.30</text:p>
          </table:table-cell>
          <table:table-cell table:formula="of:=(-[.T48]+SQRT([.T48]*[.T48] - 4*[.S48]*[.U48]))/(2*[.S48])" office:value-type="float" office:value="1.18" calcext:value-type="float">
            <text:p>1.18</text:p>
          </table:table-cell>
          <table:table-cell table:formula="of:=(-[.T48]-SQRT([.T48]*[.T48] - 4*[.S48]*[.U48]))/(2*[.S48])" office:value-type="float" office:value="0.32" calcext:value-type="float">
            <text:p>0.32</text:p>
          </table:table-cell>
          <table:table-cell table:formula="of:=-[.K48] /(2 *[.C$12])" office:value-type="float" office:value="1.33333333333333" calcext:value-type="float">
            <text:p>1.33E+00</text:p>
          </table:table-cell>
          <table:table-cell table:formula="of:=([.K48]*[.E48]-[.F48])/[.C$12]" office:value-type="float" office:value="-2" calcext:value-type="float">
            <text:p>-2</text:p>
          </table:table-cell>
          <table:table-cell table:formula="of:=[.G48]-[.P48]" office:value-type="float" office:value="0.503466666666667" calcext:value-type="float">
            <text:p>0.5034666667</text:p>
          </table:table-cell>
          <table:table-cell table:number-columns-repeated="3"/>
        </table:table-row>
        <table:table-row table:style-name="ro1">
          <table:table-cell/>
          <table:table-cell table:formula="of:=[.B48]+[.C$14]" office:value-type="float" office:value="0.33" calcext:value-type="float">
            <text:p>0.33</text:p>
          </table:table-cell>
          <table:table-cell table:formula="of:=[.D49]*[.C$2]" office:value-type="float" office:value="126" calcext:value-type="float">
            <text:p>126.00</text:p>
          </table:table-cell>
          <table:table-cell table:formula="of:=([.B49]-[.E49])*([.I49]-[.F49])/([.H49]-[.E49])+[.F49]" office:value-type="float" office:value="0.504" calcext:value-type="float">
            <text:p>0.50</text:p>
          </table:table-cell>
          <table:table-cell table:formula="of:=IF([.$B49]&lt;[.$B$8];[.B$7];IF([.$B49]&lt;[.$B$9];[.B$8];IF([.$B49]&lt;[.$B$10];[.B$9];IF([.$B49]&lt;[.$B$11];[.B$10];[.B$11]))))" office:value-type="float" office:value="0.25" calcext:value-type="float">
            <text:p>0.25</text:p>
          </table:table-cell>
          <table:table-cell table:formula="of:=IF([.$B49]&lt;[.$B$8];[.C$7];IF([.$B49]&lt;[.$B$9];[.C$8];IF([.$B49]&lt;[.$B$10];[.C$9];IF([.$B49]&lt;[.$B$11];[.C$10];[.C$11]))))" office:value-type="float" office:value="0.6" calcext:value-type="float">
            <text:p>0.6</text:p>
          </table:table-cell>
          <table:table-cell table:formula="of:=IF([.$B49]&lt;[.$B$8];[.D$7];IF([.$B49]&lt;[.$B$9];[.D$8];IF([.$B49]&lt;[.$B$10];[.D$9];IF([.$B49]&lt;[.$B$11];[.D$10];[.D$11]))))" office:value-type="float" office:value="0.805555555555556" calcext:value-type="float">
            <text:p>0.8055555556</text:p>
          </table:table-cell>
          <table:table-cell table:formula="of:=IF([.$B49]&lt;[.$B$7];[.B$7];IF([.$B49]&lt;[.$B$8];[.B$8];IF([.$B49]&lt;[.$B$9];[.B$9];IF([.$B49]&lt;[.$B$10];[.B$10];[.B$11]))))" office:value-type="float" office:value="0.5" calcext:value-type="float">
            <text:p>0.5</text:p>
          </table:table-cell>
          <table:table-cell table:formula="of:=IF([.$B49]&lt;[.$B$7];[.C$7];IF([.$B49]&lt;[.$B$8];[.C$8];IF([.$B49]&lt;[.$B$9];[.C$9];IF([.$B49]&lt;[.$B$10];[.C$10];[.C$11]))))" office:value-type="float" office:value="0.3" calcext:value-type="float">
            <text:p>0.3</text:p>
          </table:table-cell>
          <table:table-cell table:formula="of:=IF([.$B49]&lt;[.$B$7];[.D$7];IF([.$B49]&lt;[.$B$8];[.D$8];IF([.$B49]&lt;[.$B$9];[.D$9];IF([.$B49]&lt;[.$B$10];[.D$10];[.D$11]))))" office:value-type="float" office:value="0.555555555555556" calcext:value-type="float">
            <text:p>0.5555555556</text:p>
          </table:table-cell>
          <table:table-cell table:formula="of:=([.I49]-[.F49])/([.H49]-[.E49])" office:value-type="float" office:value="-1.2" calcext:value-type="float">
            <text:p>-1.2</text:p>
          </table:table-cell>
          <table:table-cell table:formula="of:=[.M49]*[.$C$3]" office:value-type="float" office:value="3.53711111111111" calcext:value-type="float">
            <text:p>3.54</text:p>
          </table:table-cell>
          <table:table-cell table:formula="of:=[.M48]-AVERAGE([.N48];[.N49])*([.B49]-[.B48])" office:value-type="float" office:value="0.707422222222222" calcext:value-type="float">
            <text:p>0.71</text:p>
          </table:table-cell>
          <table:table-cell table:formula="of:=[.D49]/[.C$12]" office:value-type="float" office:value="1.12" calcext:value-type="float">
            <text:p>1.12</text:p>
          </table:table-cell>
          <table:table-cell table:formula="of:=[.P49]*[.$C$3]" office:value-type="float" office:value="1.45377777777778" calcext:value-type="float">
            <text:p>1.45</text:p>
          </table:table-cell>
          <table:table-cell table:formula="of:=[.G49]- [.K49]/(2*[.C$12] )* [.B49]*[.B49]  +  ([.K49]*[.E49] - [.F49])/[.C$12] * [.B49]" office:value-type="float" office:value="0.290755555555555" calcext:value-type="float">
            <text:p>0.29</text:p>
          </table:table-cell>
          <table:table-cell table:formula="of:=(-[.T49]+SQRT([.T49]*[.T49] - 4*[.S49]*[.U49]))/(2*[.S49])" office:value-type="float" office:value="1.17" calcext:value-type="float">
            <text:p>1.17</text:p>
          </table:table-cell>
          <table:table-cell table:formula="of:=(-[.T49]-SQRT([.T49]*[.T49] - 4*[.S49]*[.U49]))/(2*[.S49])" office:value-type="float" office:value="0.33" calcext:value-type="float">
            <text:p>0.33</text:p>
          </table:table-cell>
          <table:table-cell table:formula="of:=-[.K49] /(2 *[.C$12])" office:value-type="float" office:value="1.33333333333333" calcext:value-type="float">
            <text:p>1.33E+00</text:p>
          </table:table-cell>
          <table:table-cell table:formula="of:=([.K49]*[.E49]-[.F49])/[.C$12]" office:value-type="float" office:value="-2" calcext:value-type="float">
            <text:p>-2</text:p>
          </table:table-cell>
          <table:table-cell table:formula="of:=[.G49]-[.P49]" office:value-type="float" office:value="0.5148" calcext:value-type="float">
            <text:p>0.5148</text:p>
          </table:table-cell>
          <table:table-cell table:number-columns-repeated="3"/>
        </table:table-row>
        <table:table-row table:style-name="ro1">
          <table:table-cell/>
          <table:table-cell table:formula="of:=[.B49]+[.C$14]" office:value-type="float" office:value="0.34" calcext:value-type="float">
            <text:p>0.34</text:p>
          </table:table-cell>
          <table:table-cell table:formula="of:=[.D50]*[.C$2]" office:value-type="float" office:value="123" calcext:value-type="float">
            <text:p>123.00</text:p>
          </table:table-cell>
          <table:table-cell table:formula="of:=([.B50]-[.E50])*([.I50]-[.F50])/([.H50]-[.E50])+[.F50]" office:value-type="float" office:value="0.492" calcext:value-type="float">
            <text:p>0.49</text:p>
          </table:table-cell>
          <table:table-cell table:formula="of:=IF([.$B50]&lt;[.$B$8];[.B$7];IF([.$B50]&lt;[.$B$9];[.B$8];IF([.$B50]&lt;[.$B$10];[.B$9];IF([.$B50]&lt;[.$B$11];[.B$10];[.B$11]))))" office:value-type="float" office:value="0.25" calcext:value-type="float">
            <text:p>0.25</text:p>
          </table:table-cell>
          <table:table-cell table:formula="of:=IF([.$B50]&lt;[.$B$8];[.C$7];IF([.$B50]&lt;[.$B$9];[.C$8];IF([.$B50]&lt;[.$B$10];[.C$9];IF([.$B50]&lt;[.$B$11];[.C$10];[.C$11]))))" office:value-type="float" office:value="0.6" calcext:value-type="float">
            <text:p>0.6</text:p>
          </table:table-cell>
          <table:table-cell table:formula="of:=IF([.$B50]&lt;[.$B$8];[.D$7];IF([.$B50]&lt;[.$B$9];[.D$8];IF([.$B50]&lt;[.$B$10];[.D$9];IF([.$B50]&lt;[.$B$11];[.D$10];[.D$11]))))" office:value-type="float" office:value="0.805555555555556" calcext:value-type="float">
            <text:p>0.8055555556</text:p>
          </table:table-cell>
          <table:table-cell table:formula="of:=IF([.$B50]&lt;[.$B$7];[.B$7];IF([.$B50]&lt;[.$B$8];[.B$8];IF([.$B50]&lt;[.$B$9];[.B$9];IF([.$B50]&lt;[.$B$10];[.B$10];[.B$11]))))" office:value-type="float" office:value="0.5" calcext:value-type="float">
            <text:p>0.5</text:p>
          </table:table-cell>
          <table:table-cell table:formula="of:=IF([.$B50]&lt;[.$B$7];[.C$7];IF([.$B50]&lt;[.$B$8];[.C$8];IF([.$B50]&lt;[.$B$9];[.C$9];IF([.$B50]&lt;[.$B$10];[.C$10];[.C$11]))))" office:value-type="float" office:value="0.3" calcext:value-type="float">
            <text:p>0.3</text:p>
          </table:table-cell>
          <table:table-cell table:formula="of:=IF([.$B50]&lt;[.$B$7];[.D$7];IF([.$B50]&lt;[.$B$8];[.D$8];IF([.$B50]&lt;[.$B$9];[.D$9];IF([.$B50]&lt;[.$B$10];[.D$10];[.D$11]))))" office:value-type="float" office:value="0.555555555555556" calcext:value-type="float">
            <text:p>0.5555555556</text:p>
          </table:table-cell>
          <table:table-cell table:formula="of:=([.I50]-[.F50])/([.H50]-[.E50])" office:value-type="float" office:value="-1.2" calcext:value-type="float">
            <text:p>-1.2</text:p>
          </table:table-cell>
          <table:table-cell table:formula="of:=[.M50]*[.$C$3]" office:value-type="float" office:value="3.48177777777778" calcext:value-type="float">
            <text:p>3.48</text:p>
          </table:table-cell>
          <table:table-cell table:formula="of:=[.M49]-AVERAGE([.N49];[.N50])*([.B50]-[.B49])" office:value-type="float" office:value="0.696355555555556" calcext:value-type="float">
            <text:p>0.70</text:p>
          </table:table-cell>
          <table:table-cell table:formula="of:=[.D50]/[.C$12]" office:value-type="float" office:value="1.09333333333333" calcext:value-type="float">
            <text:p>1.09</text:p>
          </table:table-cell>
          <table:table-cell table:formula="of:=[.P50]*[.$C$3]" office:value-type="float" office:value="1.39844444444444" calcext:value-type="float">
            <text:p>1.40</text:p>
          </table:table-cell>
          <table:table-cell table:formula="of:=[.G50]- [.K50]/(2*[.C$12] )* [.B50]*[.B50]  +  ([.K50]*[.E50] - [.F50])/[.C$12] * [.B50]" office:value-type="float" office:value="0.279688888888889" calcext:value-type="float">
            <text:p>0.28</text:p>
          </table:table-cell>
          <table:table-cell table:formula="of:=(-[.T50]+SQRT([.T50]*[.T50] - 4*[.S50]*[.U50]))/(2*[.S50])" office:value-type="float" office:value="1.16" calcext:value-type="float">
            <text:p>1.16</text:p>
          </table:table-cell>
          <table:table-cell table:formula="of:=(-[.T50]-SQRT([.T50]*[.T50] - 4*[.S50]*[.U50]))/(2*[.S50])" office:value-type="float" office:value="0.34" calcext:value-type="float">
            <text:p>0.34</text:p>
          </table:table-cell>
          <table:table-cell table:formula="of:=-[.K50] /(2 *[.C$12])" office:value-type="float" office:value="1.33333333333333" calcext:value-type="float">
            <text:p>1.33E+00</text:p>
          </table:table-cell>
          <table:table-cell table:formula="of:=([.K50]*[.E50]-[.F50])/[.C$12]" office:value-type="float" office:value="-2" calcext:value-type="float">
            <text:p>-2</text:p>
          </table:table-cell>
          <table:table-cell table:formula="of:=[.G50]-[.P50]" office:value-type="float" office:value="0.525866666666667" calcext:value-type="float">
            <text:p>0.5258666667</text:p>
          </table:table-cell>
          <table:table-cell table:number-columns-repeated="3"/>
        </table:table-row>
        <table:table-row table:style-name="ro1">
          <table:table-cell/>
          <table:table-cell table:formula="of:=[.B50]+[.C$14]" office:value-type="float" office:value="0.35" calcext:value-type="float">
            <text:p>0.35</text:p>
          </table:table-cell>
          <table:table-cell table:formula="of:=[.D51]*[.C$2]" office:value-type="float" office:value="120" calcext:value-type="float">
            <text:p>120.00</text:p>
          </table:table-cell>
          <table:table-cell table:formula="of:=([.B51]-[.E51])*([.I51]-[.F51])/([.H51]-[.E51])+[.F51]" office:value-type="float" office:value="0.48" calcext:value-type="float">
            <text:p>0.48</text:p>
          </table:table-cell>
          <table:table-cell table:formula="of:=IF([.$B51]&lt;[.$B$8];[.B$7];IF([.$B51]&lt;[.$B$9];[.B$8];IF([.$B51]&lt;[.$B$10];[.B$9];IF([.$B51]&lt;[.$B$11];[.B$10];[.B$11]))))" office:value-type="float" office:value="0.25" calcext:value-type="float">
            <text:p>0.25</text:p>
          </table:table-cell>
          <table:table-cell table:formula="of:=IF([.$B51]&lt;[.$B$8];[.C$7];IF([.$B51]&lt;[.$B$9];[.C$8];IF([.$B51]&lt;[.$B$10];[.C$9];IF([.$B51]&lt;[.$B$11];[.C$10];[.C$11]))))" office:value-type="float" office:value="0.6" calcext:value-type="float">
            <text:p>0.6</text:p>
          </table:table-cell>
          <table:table-cell table:formula="of:=IF([.$B51]&lt;[.$B$8];[.D$7];IF([.$B51]&lt;[.$B$9];[.D$8];IF([.$B51]&lt;[.$B$10];[.D$9];IF([.$B51]&lt;[.$B$11];[.D$10];[.D$11]))))" office:value-type="float" office:value="0.805555555555556" calcext:value-type="float">
            <text:p>0.8055555556</text:p>
          </table:table-cell>
          <table:table-cell table:formula="of:=IF([.$B51]&lt;[.$B$7];[.B$7];IF([.$B51]&lt;[.$B$8];[.B$8];IF([.$B51]&lt;[.$B$9];[.B$9];IF([.$B51]&lt;[.$B$10];[.B$10];[.B$11]))))" office:value-type="float" office:value="0.5" calcext:value-type="float">
            <text:p>0.5</text:p>
          </table:table-cell>
          <table:table-cell table:formula="of:=IF([.$B51]&lt;[.$B$7];[.C$7];IF([.$B51]&lt;[.$B$8];[.C$8];IF([.$B51]&lt;[.$B$9];[.C$9];IF([.$B51]&lt;[.$B$10];[.C$10];[.C$11]))))" office:value-type="float" office:value="0.3" calcext:value-type="float">
            <text:p>0.3</text:p>
          </table:table-cell>
          <table:table-cell table:formula="of:=IF([.$B51]&lt;[.$B$7];[.D$7];IF([.$B51]&lt;[.$B$8];[.D$8];IF([.$B51]&lt;[.$B$9];[.D$9];IF([.$B51]&lt;[.$B$10];[.D$10];[.D$11]))))" office:value-type="float" office:value="0.555555555555556" calcext:value-type="float">
            <text:p>0.5555555556</text:p>
          </table:table-cell>
          <table:table-cell table:formula="of:=([.I51]-[.F51])/([.H51]-[.E51])" office:value-type="float" office:value="-1.2" calcext:value-type="float">
            <text:p>-1.2</text:p>
          </table:table-cell>
          <table:table-cell table:formula="of:=[.M51]*[.$C$3]" office:value-type="float" office:value="3.42777777777778" calcext:value-type="float">
            <text:p>3.43</text:p>
          </table:table-cell>
          <table:table-cell table:formula="of:=[.M50]-AVERAGE([.N50];[.N51])*([.B51]-[.B50])" office:value-type="float" office:value="0.685555555555556" calcext:value-type="float">
            <text:p>0.69</text:p>
          </table:table-cell>
          <table:table-cell table:formula="of:=[.D51]/[.C$12]" office:value-type="float" office:value="1.06666666666667" calcext:value-type="float">
            <text:p>1.07</text:p>
          </table:table-cell>
          <table:table-cell table:formula="of:=[.P51]*[.$C$3]" office:value-type="float" office:value="1.34444444444444" calcext:value-type="float">
            <text:p>1.34</text:p>
          </table:table-cell>
          <table:table-cell table:formula="of:=[.G51]- [.K51]/(2*[.C$12] )* [.B51]*[.B51]  +  ([.K51]*[.E51] - [.F51])/[.C$12] * [.B51]" office:value-type="float" office:value="0.268888888888889" calcext:value-type="float">
            <text:p>0.27</text:p>
          </table:table-cell>
          <table:table-cell table:formula="of:=(-[.T51]+SQRT([.T51]*[.T51] - 4*[.S51]*[.U51]))/(2*[.S51])" office:value-type="float" office:value="1.15" calcext:value-type="float">
            <text:p>1.15</text:p>
          </table:table-cell>
          <table:table-cell table:formula="of:=(-[.T51]-SQRT([.T51]*[.T51] - 4*[.S51]*[.U51]))/(2*[.S51])" office:value-type="float" office:value="0.35" calcext:value-type="float">
            <text:p>0.35</text:p>
          </table:table-cell>
          <table:table-cell table:formula="of:=-[.K51] /(2 *[.C$12])" office:value-type="float" office:value="1.33333333333333" calcext:value-type="float">
            <text:p>1.33E+00</text:p>
          </table:table-cell>
          <table:table-cell table:formula="of:=([.K51]*[.E51]-[.F51])/[.C$12]" office:value-type="float" office:value="-2" calcext:value-type="float">
            <text:p>-2</text:p>
          </table:table-cell>
          <table:table-cell table:formula="of:=[.G51]-[.P51]" office:value-type="float" office:value="0.536666666666667" calcext:value-type="float">
            <text:p>0.5366666667</text:p>
          </table:table-cell>
          <table:table-cell table:number-columns-repeated="3"/>
        </table:table-row>
        <table:table-row table:style-name="ro1">
          <table:table-cell/>
          <table:table-cell table:formula="of:=[.B51]+[.C$14]" office:value-type="float" office:value="0.36" calcext:value-type="float">
            <text:p>0.36</text:p>
          </table:table-cell>
          <table:table-cell table:formula="of:=[.D52]*[.C$2]" office:value-type="float" office:value="117" calcext:value-type="float">
            <text:p>117.00</text:p>
          </table:table-cell>
          <table:table-cell table:formula="of:=([.B52]-[.E52])*([.I52]-[.F52])/([.H52]-[.E52])+[.F52]" office:value-type="float" office:value="0.468" calcext:value-type="float">
            <text:p>0.47</text:p>
          </table:table-cell>
          <table:table-cell table:formula="of:=IF([.$B52]&lt;[.$B$8];[.B$7];IF([.$B52]&lt;[.$B$9];[.B$8];IF([.$B52]&lt;[.$B$10];[.B$9];IF([.$B52]&lt;[.$B$11];[.B$10];[.B$11]))))" office:value-type="float" office:value="0.25" calcext:value-type="float">
            <text:p>0.25</text:p>
          </table:table-cell>
          <table:table-cell table:formula="of:=IF([.$B52]&lt;[.$B$8];[.C$7];IF([.$B52]&lt;[.$B$9];[.C$8];IF([.$B52]&lt;[.$B$10];[.C$9];IF([.$B52]&lt;[.$B$11];[.C$10];[.C$11]))))" office:value-type="float" office:value="0.6" calcext:value-type="float">
            <text:p>0.6</text:p>
          </table:table-cell>
          <table:table-cell table:formula="of:=IF([.$B52]&lt;[.$B$8];[.D$7];IF([.$B52]&lt;[.$B$9];[.D$8];IF([.$B52]&lt;[.$B$10];[.D$9];IF([.$B52]&lt;[.$B$11];[.D$10];[.D$11]))))" office:value-type="float" office:value="0.805555555555556" calcext:value-type="float">
            <text:p>0.8055555556</text:p>
          </table:table-cell>
          <table:table-cell table:formula="of:=IF([.$B52]&lt;[.$B$7];[.B$7];IF([.$B52]&lt;[.$B$8];[.B$8];IF([.$B52]&lt;[.$B$9];[.B$9];IF([.$B52]&lt;[.$B$10];[.B$10];[.B$11]))))" office:value-type="float" office:value="0.5" calcext:value-type="float">
            <text:p>0.5</text:p>
          </table:table-cell>
          <table:table-cell table:formula="of:=IF([.$B52]&lt;[.$B$7];[.C$7];IF([.$B52]&lt;[.$B$8];[.C$8];IF([.$B52]&lt;[.$B$9];[.C$9];IF([.$B52]&lt;[.$B$10];[.C$10];[.C$11]))))" office:value-type="float" office:value="0.3" calcext:value-type="float">
            <text:p>0.3</text:p>
          </table:table-cell>
          <table:table-cell table:formula="of:=IF([.$B52]&lt;[.$B$7];[.D$7];IF([.$B52]&lt;[.$B$8];[.D$8];IF([.$B52]&lt;[.$B$9];[.D$9];IF([.$B52]&lt;[.$B$10];[.D$10];[.D$11]))))" office:value-type="float" office:value="0.555555555555556" calcext:value-type="float">
            <text:p>0.5555555556</text:p>
          </table:table-cell>
          <table:table-cell table:formula="of:=([.I52]-[.F52])/([.H52]-[.E52])" office:value-type="float" office:value="-1.2" calcext:value-type="float">
            <text:p>-1.2</text:p>
          </table:table-cell>
          <table:table-cell table:formula="of:=[.M52]*[.$C$3]" office:value-type="float" office:value="3.37511111111111" calcext:value-type="float">
            <text:p>3.38</text:p>
          </table:table-cell>
          <table:table-cell table:formula="of:=[.M51]-AVERAGE([.N51];[.N52])*([.B52]-[.B51])" office:value-type="float" office:value="0.675022222222222" calcext:value-type="float">
            <text:p>0.68</text:p>
          </table:table-cell>
          <table:table-cell table:formula="of:=[.D52]/[.C$12]" office:value-type="float" office:value="1.04" calcext:value-type="float">
            <text:p>1.04</text:p>
          </table:table-cell>
          <table:table-cell table:formula="of:=[.P52]*[.$C$3]" office:value-type="float" office:value="1.29177777777778" calcext:value-type="float">
            <text:p>1.29</text:p>
          </table:table-cell>
          <table:table-cell table:formula="of:=[.G52]- [.K52]/(2*[.C$12] )* [.B52]*[.B52]  +  ([.K52]*[.E52] - [.F52])/[.C$12] * [.B52]" office:value-type="float" office:value="0.258355555555556" calcext:value-type="float">
            <text:p>0.26</text:p>
          </table:table-cell>
          <table:table-cell table:formula="of:=(-[.T52]+SQRT([.T52]*[.T52] - 4*[.S52]*[.U52]))/(2*[.S52])" office:value-type="float" office:value="1.14" calcext:value-type="float">
            <text:p>1.14</text:p>
          </table:table-cell>
          <table:table-cell table:formula="of:=(-[.T52]-SQRT([.T52]*[.T52] - 4*[.S52]*[.U52]))/(2*[.S52])" office:value-type="float" office:value="0.36" calcext:value-type="float">
            <text:p>0.36</text:p>
          </table:table-cell>
          <table:table-cell table:formula="of:=-[.K52] /(2 *[.C$12])" office:value-type="float" office:value="1.33333333333333" calcext:value-type="float">
            <text:p>1.33E+00</text:p>
          </table:table-cell>
          <table:table-cell table:formula="of:=([.K52]*[.E52]-[.F52])/[.C$12]" office:value-type="float" office:value="-2" calcext:value-type="float">
            <text:p>-2</text:p>
          </table:table-cell>
          <table:table-cell table:formula="of:=[.G52]-[.P52]" office:value-type="float" office:value="0.5472" calcext:value-type="float">
            <text:p>0.5472</text:p>
          </table:table-cell>
          <table:table-cell table:number-columns-repeated="3"/>
        </table:table-row>
        <table:table-row table:style-name="ro1">
          <table:table-cell/>
          <table:table-cell table:formula="of:=[.B52]+[.C$14]" office:value-type="float" office:value="0.37" calcext:value-type="float">
            <text:p>0.37</text:p>
          </table:table-cell>
          <table:table-cell table:formula="of:=[.D53]*[.C$2]" office:value-type="float" office:value="114" calcext:value-type="float">
            <text:p>114.00</text:p>
          </table:table-cell>
          <table:table-cell table:formula="of:=([.B53]-[.E53])*([.I53]-[.F53])/([.H53]-[.E53])+[.F53]" office:value-type="float" office:value="0.456" calcext:value-type="float">
            <text:p>0.46</text:p>
          </table:table-cell>
          <table:table-cell table:formula="of:=IF([.$B53]&lt;[.$B$8];[.B$7];IF([.$B53]&lt;[.$B$9];[.B$8];IF([.$B53]&lt;[.$B$10];[.B$9];IF([.$B53]&lt;[.$B$11];[.B$10];[.B$11]))))" office:value-type="float" office:value="0.25" calcext:value-type="float">
            <text:p>0.25</text:p>
          </table:table-cell>
          <table:table-cell table:formula="of:=IF([.$B53]&lt;[.$B$8];[.C$7];IF([.$B53]&lt;[.$B$9];[.C$8];IF([.$B53]&lt;[.$B$10];[.C$9];IF([.$B53]&lt;[.$B$11];[.C$10];[.C$11]))))" office:value-type="float" office:value="0.6" calcext:value-type="float">
            <text:p>0.6</text:p>
          </table:table-cell>
          <table:table-cell table:formula="of:=IF([.$B53]&lt;[.$B$8];[.D$7];IF([.$B53]&lt;[.$B$9];[.D$8];IF([.$B53]&lt;[.$B$10];[.D$9];IF([.$B53]&lt;[.$B$11];[.D$10];[.D$11]))))" office:value-type="float" office:value="0.805555555555556" calcext:value-type="float">
            <text:p>0.8055555556</text:p>
          </table:table-cell>
          <table:table-cell table:formula="of:=IF([.$B53]&lt;[.$B$7];[.B$7];IF([.$B53]&lt;[.$B$8];[.B$8];IF([.$B53]&lt;[.$B$9];[.B$9];IF([.$B53]&lt;[.$B$10];[.B$10];[.B$11]))))" office:value-type="float" office:value="0.5" calcext:value-type="float">
            <text:p>0.5</text:p>
          </table:table-cell>
          <table:table-cell table:formula="of:=IF([.$B53]&lt;[.$B$7];[.C$7];IF([.$B53]&lt;[.$B$8];[.C$8];IF([.$B53]&lt;[.$B$9];[.C$9];IF([.$B53]&lt;[.$B$10];[.C$10];[.C$11]))))" office:value-type="float" office:value="0.3" calcext:value-type="float">
            <text:p>0.3</text:p>
          </table:table-cell>
          <table:table-cell table:formula="of:=IF([.$B53]&lt;[.$B$7];[.D$7];IF([.$B53]&lt;[.$B$8];[.D$8];IF([.$B53]&lt;[.$B$9];[.D$9];IF([.$B53]&lt;[.$B$10];[.D$10];[.D$11]))))" office:value-type="float" office:value="0.555555555555556" calcext:value-type="float">
            <text:p>0.5555555556</text:p>
          </table:table-cell>
          <table:table-cell table:formula="of:=([.I53]-[.F53])/([.H53]-[.E53])" office:value-type="float" office:value="-1.2" calcext:value-type="float">
            <text:p>-1.2</text:p>
          </table:table-cell>
          <table:table-cell table:formula="of:=[.M53]*[.$C$3]" office:value-type="float" office:value="3.32377777777778" calcext:value-type="float">
            <text:p>3.32</text:p>
          </table:table-cell>
          <table:table-cell table:formula="of:=[.M52]-AVERAGE([.N52];[.N53])*([.B53]-[.B52])" office:value-type="float" office:value="0.664755555555556" calcext:value-type="float">
            <text:p>0.66</text:p>
          </table:table-cell>
          <table:table-cell table:formula="of:=[.D53]/[.C$12]" office:value-type="float" office:value="1.01333333333333" calcext:value-type="float">
            <text:p>1.01</text:p>
          </table:table-cell>
          <table:table-cell table:formula="of:=[.P53]*[.$C$3]" office:value-type="float" office:value="1.24044444444444" calcext:value-type="float">
            <text:p>1.24</text:p>
          </table:table-cell>
          <table:table-cell table:formula="of:=[.G53]- [.K53]/(2*[.C$12] )* [.B53]*[.B53]  +  ([.K53]*[.E53] - [.F53])/[.C$12] * [.B53]" office:value-type="float" office:value="0.248088888888889" calcext:value-type="float">
            <text:p>0.25</text:p>
          </table:table-cell>
          <table:table-cell table:formula="of:=(-[.T53]+SQRT([.T53]*[.T53] - 4*[.S53]*[.U53]))/(2*[.S53])" office:value-type="float" office:value="1.13" calcext:value-type="float">
            <text:p>1.13</text:p>
          </table:table-cell>
          <table:table-cell table:formula="of:=(-[.T53]-SQRT([.T53]*[.T53] - 4*[.S53]*[.U53]))/(2*[.S53])" office:value-type="float" office:value="0.37" calcext:value-type="float">
            <text:p>0.37</text:p>
          </table:table-cell>
          <table:table-cell table:formula="of:=-[.K53] /(2 *[.C$12])" office:value-type="float" office:value="1.33333333333333" calcext:value-type="float">
            <text:p>1.33E+00</text:p>
          </table:table-cell>
          <table:table-cell table:formula="of:=([.K53]*[.E53]-[.F53])/[.C$12]" office:value-type="float" office:value="-2" calcext:value-type="float">
            <text:p>-2</text:p>
          </table:table-cell>
          <table:table-cell table:formula="of:=[.G53]-[.P53]" office:value-type="float" office:value="0.557466666666667" calcext:value-type="float">
            <text:p>0.5574666667</text:p>
          </table:table-cell>
          <table:table-cell table:number-columns-repeated="3"/>
        </table:table-row>
        <table:table-row table:style-name="ro1">
          <table:table-cell/>
          <table:table-cell table:formula="of:=[.B53]+[.C$14]" office:value-type="float" office:value="0.38" calcext:value-type="float">
            <text:p>0.38</text:p>
          </table:table-cell>
          <table:table-cell table:formula="of:=[.D54]*[.C$2]" office:value-type="float" office:value="111" calcext:value-type="float">
            <text:p>111.00</text:p>
          </table:table-cell>
          <table:table-cell table:formula="of:=([.B54]-[.E54])*([.I54]-[.F54])/([.H54]-[.E54])+[.F54]" office:value-type="float" office:value="0.444" calcext:value-type="float">
            <text:p>0.44</text:p>
          </table:table-cell>
          <table:table-cell table:formula="of:=IF([.$B54]&lt;[.$B$8];[.B$7];IF([.$B54]&lt;[.$B$9];[.B$8];IF([.$B54]&lt;[.$B$10];[.B$9];IF([.$B54]&lt;[.$B$11];[.B$10];[.B$11]))))" office:value-type="float" office:value="0.25" calcext:value-type="float">
            <text:p>0.25</text:p>
          </table:table-cell>
          <table:table-cell table:formula="of:=IF([.$B54]&lt;[.$B$8];[.C$7];IF([.$B54]&lt;[.$B$9];[.C$8];IF([.$B54]&lt;[.$B$10];[.C$9];IF([.$B54]&lt;[.$B$11];[.C$10];[.C$11]))))" office:value-type="float" office:value="0.6" calcext:value-type="float">
            <text:p>0.6</text:p>
          </table:table-cell>
          <table:table-cell table:formula="of:=IF([.$B54]&lt;[.$B$8];[.D$7];IF([.$B54]&lt;[.$B$9];[.D$8];IF([.$B54]&lt;[.$B$10];[.D$9];IF([.$B54]&lt;[.$B$11];[.D$10];[.D$11]))))" office:value-type="float" office:value="0.805555555555556" calcext:value-type="float">
            <text:p>0.8055555556</text:p>
          </table:table-cell>
          <table:table-cell table:formula="of:=IF([.$B54]&lt;[.$B$7];[.B$7];IF([.$B54]&lt;[.$B$8];[.B$8];IF([.$B54]&lt;[.$B$9];[.B$9];IF([.$B54]&lt;[.$B$10];[.B$10];[.B$11]))))" office:value-type="float" office:value="0.5" calcext:value-type="float">
            <text:p>0.5</text:p>
          </table:table-cell>
          <table:table-cell table:formula="of:=IF([.$B54]&lt;[.$B$7];[.C$7];IF([.$B54]&lt;[.$B$8];[.C$8];IF([.$B54]&lt;[.$B$9];[.C$9];IF([.$B54]&lt;[.$B$10];[.C$10];[.C$11]))))" office:value-type="float" office:value="0.3" calcext:value-type="float">
            <text:p>0.3</text:p>
          </table:table-cell>
          <table:table-cell table:formula="of:=IF([.$B54]&lt;[.$B$7];[.D$7];IF([.$B54]&lt;[.$B$8];[.D$8];IF([.$B54]&lt;[.$B$9];[.D$9];IF([.$B54]&lt;[.$B$10];[.D$10];[.D$11]))))" office:value-type="float" office:value="0.555555555555556" calcext:value-type="float">
            <text:p>0.5555555556</text:p>
          </table:table-cell>
          <table:table-cell table:formula="of:=([.I54]-[.F54])/([.H54]-[.E54])" office:value-type="float" office:value="-1.2" calcext:value-type="float">
            <text:p>-1.2</text:p>
          </table:table-cell>
          <table:table-cell table:formula="of:=[.M54]*[.$C$3]" office:value-type="float" office:value="3.27377777777778" calcext:value-type="float">
            <text:p>3.27</text:p>
          </table:table-cell>
          <table:table-cell table:formula="of:=[.M53]-AVERAGE([.N53];[.N54])*([.B54]-[.B53])" office:value-type="float" office:value="0.654755555555556" calcext:value-type="float">
            <text:p>0.65</text:p>
          </table:table-cell>
          <table:table-cell table:formula="of:=[.D54]/[.C$12]" office:value-type="float" office:value="0.986666666666667" calcext:value-type="float">
            <text:p>0.99</text:p>
          </table:table-cell>
          <table:table-cell table:formula="of:=[.P54]*[.$C$3]" office:value-type="float" office:value="1.19044444444444" calcext:value-type="float">
            <text:p>1.19</text:p>
          </table:table-cell>
          <table:table-cell table:formula="of:=[.G54]- [.K54]/(2*[.C$12] )* [.B54]*[.B54]  +  ([.K54]*[.E54] - [.F54])/[.C$12] * [.B54]" office:value-type="float" office:value="0.238088888888889" calcext:value-type="float">
            <text:p>0.24</text:p>
          </table:table-cell>
          <table:table-cell table:formula="of:=(-[.T54]+SQRT([.T54]*[.T54] - 4*[.S54]*[.U54]))/(2*[.S54])" office:value-type="float" office:value="1.12" calcext:value-type="float">
            <text:p>1.12</text:p>
          </table:table-cell>
          <table:table-cell table:formula="of:=(-[.T54]-SQRT([.T54]*[.T54] - 4*[.S54]*[.U54]))/(2*[.S54])" office:value-type="float" office:value="0.38" calcext:value-type="float">
            <text:p>0.38</text:p>
          </table:table-cell>
          <table:table-cell table:formula="of:=-[.K54] /(2 *[.C$12])" office:value-type="float" office:value="1.33333333333333" calcext:value-type="float">
            <text:p>1.33E+00</text:p>
          </table:table-cell>
          <table:table-cell table:formula="of:=([.K54]*[.E54]-[.F54])/[.C$12]" office:value-type="float" office:value="-2" calcext:value-type="float">
            <text:p>-2</text:p>
          </table:table-cell>
          <table:table-cell table:formula="of:=[.G54]-[.P54]" office:value-type="float" office:value="0.567466666666667" calcext:value-type="float">
            <text:p>0.5674666667</text:p>
          </table:table-cell>
          <table:table-cell table:number-columns-repeated="3"/>
        </table:table-row>
        <table:table-row table:style-name="ro1">
          <table:table-cell/>
          <table:table-cell table:formula="of:=[.B54]+[.C$14]" office:value-type="float" office:value="0.39" calcext:value-type="float">
            <text:p>0.39</text:p>
          </table:table-cell>
          <table:table-cell table:formula="of:=[.D55]*[.C$2]" office:value-type="float" office:value="108" calcext:value-type="float">
            <text:p>108.00</text:p>
          </table:table-cell>
          <table:table-cell table:formula="of:=([.B55]-[.E55])*([.I55]-[.F55])/([.H55]-[.E55])+[.F55]" office:value-type="float" office:value="0.432" calcext:value-type="float">
            <text:p>0.43</text:p>
          </table:table-cell>
          <table:table-cell table:formula="of:=IF([.$B55]&lt;[.$B$8];[.B$7];IF([.$B55]&lt;[.$B$9];[.B$8];IF([.$B55]&lt;[.$B$10];[.B$9];IF([.$B55]&lt;[.$B$11];[.B$10];[.B$11]))))" office:value-type="float" office:value="0.25" calcext:value-type="float">
            <text:p>0.25</text:p>
          </table:table-cell>
          <table:table-cell table:formula="of:=IF([.$B55]&lt;[.$B$8];[.C$7];IF([.$B55]&lt;[.$B$9];[.C$8];IF([.$B55]&lt;[.$B$10];[.C$9];IF([.$B55]&lt;[.$B$11];[.C$10];[.C$11]))))" office:value-type="float" office:value="0.6" calcext:value-type="float">
            <text:p>0.6</text:p>
          </table:table-cell>
          <table:table-cell table:formula="of:=IF([.$B55]&lt;[.$B$8];[.D$7];IF([.$B55]&lt;[.$B$9];[.D$8];IF([.$B55]&lt;[.$B$10];[.D$9];IF([.$B55]&lt;[.$B$11];[.D$10];[.D$11]))))" office:value-type="float" office:value="0.805555555555556" calcext:value-type="float">
            <text:p>0.8055555556</text:p>
          </table:table-cell>
          <table:table-cell table:formula="of:=IF([.$B55]&lt;[.$B$7];[.B$7];IF([.$B55]&lt;[.$B$8];[.B$8];IF([.$B55]&lt;[.$B$9];[.B$9];IF([.$B55]&lt;[.$B$10];[.B$10];[.B$11]))))" office:value-type="float" office:value="0.5" calcext:value-type="float">
            <text:p>0.5</text:p>
          </table:table-cell>
          <table:table-cell table:formula="of:=IF([.$B55]&lt;[.$B$7];[.C$7];IF([.$B55]&lt;[.$B$8];[.C$8];IF([.$B55]&lt;[.$B$9];[.C$9];IF([.$B55]&lt;[.$B$10];[.C$10];[.C$11]))))" office:value-type="float" office:value="0.3" calcext:value-type="float">
            <text:p>0.3</text:p>
          </table:table-cell>
          <table:table-cell table:formula="of:=IF([.$B55]&lt;[.$B$7];[.D$7];IF([.$B55]&lt;[.$B$8];[.D$8];IF([.$B55]&lt;[.$B$9];[.D$9];IF([.$B55]&lt;[.$B$10];[.D$10];[.D$11]))))" office:value-type="float" office:value="0.555555555555556" calcext:value-type="float">
            <text:p>0.5555555556</text:p>
          </table:table-cell>
          <table:table-cell table:formula="of:=([.I55]-[.F55])/([.H55]-[.E55])" office:value-type="float" office:value="-1.2" calcext:value-type="float">
            <text:p>-1.2</text:p>
          </table:table-cell>
          <table:table-cell table:formula="of:=[.M55]*[.$C$3]" office:value-type="float" office:value="3.22511111111111" calcext:value-type="float">
            <text:p>3.23</text:p>
          </table:table-cell>
          <table:table-cell table:formula="of:=[.M54]-AVERAGE([.N54];[.N55])*([.B55]-[.B54])" office:value-type="float" office:value="0.645022222222222" calcext:value-type="float">
            <text:p>0.65</text:p>
          </table:table-cell>
          <table:table-cell table:formula="of:=[.D55]/[.C$12]" office:value-type="float" office:value="0.96" calcext:value-type="float">
            <text:p>0.96</text:p>
          </table:table-cell>
          <table:table-cell table:formula="of:=[.P55]*[.$C$3]" office:value-type="float" office:value="1.14177777777778" calcext:value-type="float">
            <text:p>1.14</text:p>
          </table:table-cell>
          <table:table-cell table:formula="of:=[.G55]- [.K55]/(2*[.C$12] )* [.B55]*[.B55]  +  ([.K55]*[.E55] - [.F55])/[.C$12] * [.B55]" office:value-type="float" office:value="0.228355555555555" calcext:value-type="float">
            <text:p>0.23</text:p>
          </table:table-cell>
          <table:table-cell table:formula="of:=(-[.T55]+SQRT([.T55]*[.T55] - 4*[.S55]*[.U55]))/(2*[.S55])" office:value-type="float" office:value="1.11" calcext:value-type="float">
            <text:p>1.11</text:p>
          </table:table-cell>
          <table:table-cell table:formula="of:=(-[.T55]-SQRT([.T55]*[.T55] - 4*[.S55]*[.U55]))/(2*[.S55])" office:value-type="float" office:value="0.39" calcext:value-type="float">
            <text:p>0.39</text:p>
          </table:table-cell>
          <table:table-cell table:formula="of:=-[.K55] /(2 *[.C$12])" office:value-type="float" office:value="1.33333333333333" calcext:value-type="float">
            <text:p>1.33E+00</text:p>
          </table:table-cell>
          <table:table-cell table:formula="of:=([.K55]*[.E55]-[.F55])/[.C$12]" office:value-type="float" office:value="-2" calcext:value-type="float">
            <text:p>-2</text:p>
          </table:table-cell>
          <table:table-cell table:formula="of:=[.G55]-[.P55]" office:value-type="float" office:value="0.5772" calcext:value-type="float">
            <text:p>0.5772</text:p>
          </table:table-cell>
          <table:table-cell table:number-columns-repeated="3"/>
        </table:table-row>
        <table:table-row table:style-name="ro1">
          <table:table-cell/>
          <table:table-cell table:formula="of:=[.B55]+[.C$14]" office:value-type="float" office:value="0.4" calcext:value-type="float">
            <text:p>0.40</text:p>
          </table:table-cell>
          <table:table-cell table:formula="of:=[.D56]*[.C$2]" office:value-type="float" office:value="105" calcext:value-type="float">
            <text:p>105.00</text:p>
          </table:table-cell>
          <table:table-cell table:formula="of:=([.B56]-[.E56])*([.I56]-[.F56])/([.H56]-[.E56])+[.F56]" office:value-type="float" office:value="0.42" calcext:value-type="float">
            <text:p>0.42</text:p>
          </table:table-cell>
          <table:table-cell table:formula="of:=IF([.$B56]&lt;[.$B$8];[.B$7];IF([.$B56]&lt;[.$B$9];[.B$8];IF([.$B56]&lt;[.$B$10];[.B$9];IF([.$B56]&lt;[.$B$11];[.B$10];[.B$11]))))" office:value-type="float" office:value="0.25" calcext:value-type="float">
            <text:p>0.25</text:p>
          </table:table-cell>
          <table:table-cell table:formula="of:=IF([.$B56]&lt;[.$B$8];[.C$7];IF([.$B56]&lt;[.$B$9];[.C$8];IF([.$B56]&lt;[.$B$10];[.C$9];IF([.$B56]&lt;[.$B$11];[.C$10];[.C$11]))))" office:value-type="float" office:value="0.6" calcext:value-type="float">
            <text:p>0.6</text:p>
          </table:table-cell>
          <table:table-cell table:formula="of:=IF([.$B56]&lt;[.$B$8];[.D$7];IF([.$B56]&lt;[.$B$9];[.D$8];IF([.$B56]&lt;[.$B$10];[.D$9];IF([.$B56]&lt;[.$B$11];[.D$10];[.D$11]))))" office:value-type="float" office:value="0.805555555555556" calcext:value-type="float">
            <text:p>0.8055555556</text:p>
          </table:table-cell>
          <table:table-cell table:formula="of:=IF([.$B56]&lt;[.$B$7];[.B$7];IF([.$B56]&lt;[.$B$8];[.B$8];IF([.$B56]&lt;[.$B$9];[.B$9];IF([.$B56]&lt;[.$B$10];[.B$10];[.B$11]))))" office:value-type="float" office:value="0.5" calcext:value-type="float">
            <text:p>0.5</text:p>
          </table:table-cell>
          <table:table-cell table:formula="of:=IF([.$B56]&lt;[.$B$7];[.C$7];IF([.$B56]&lt;[.$B$8];[.C$8];IF([.$B56]&lt;[.$B$9];[.C$9];IF([.$B56]&lt;[.$B$10];[.C$10];[.C$11]))))" office:value-type="float" office:value="0.3" calcext:value-type="float">
            <text:p>0.3</text:p>
          </table:table-cell>
          <table:table-cell table:formula="of:=IF([.$B56]&lt;[.$B$7];[.D$7];IF([.$B56]&lt;[.$B$8];[.D$8];IF([.$B56]&lt;[.$B$9];[.D$9];IF([.$B56]&lt;[.$B$10];[.D$10];[.D$11]))))" office:value-type="float" office:value="0.555555555555556" calcext:value-type="float">
            <text:p>0.5555555556</text:p>
          </table:table-cell>
          <table:table-cell table:formula="of:=([.I56]-[.F56])/([.H56]-[.E56])" office:value-type="float" office:value="-1.2" calcext:value-type="float">
            <text:p>-1.2</text:p>
          </table:table-cell>
          <table:table-cell table:formula="of:=[.M56]*[.$C$3]" office:value-type="float" office:value="3.17777777777778" calcext:value-type="float">
            <text:p>3.18</text:p>
          </table:table-cell>
          <table:table-cell table:formula="of:=[.M55]-AVERAGE([.N55];[.N56])*([.B56]-[.B55])" office:value-type="float" office:value="0.635555555555556" calcext:value-type="float">
            <text:p>0.64</text:p>
          </table:table-cell>
          <table:table-cell table:formula="of:=[.D56]/[.C$12]" office:value-type="float" office:value="0.933333333333333" calcext:value-type="float">
            <text:p>0.93</text:p>
          </table:table-cell>
          <table:table-cell table:formula="of:=[.P56]*[.$C$3]" office:value-type="float" office:value="1.09444444444444" calcext:value-type="float">
            <text:p>1.09</text:p>
          </table:table-cell>
          <table:table-cell table:formula="of:=[.G56]- [.K56]/(2*[.C$12] )* [.B56]*[.B56]  +  ([.K56]*[.E56] - [.F56])/[.C$12] * [.B56]" office:value-type="float" office:value="0.218888888888889" calcext:value-type="float">
            <text:p>0.22</text:p>
          </table:table-cell>
          <table:table-cell table:formula="of:=(-[.T56]+SQRT([.T56]*[.T56] - 4*[.S56]*[.U56]))/(2*[.S56])" office:value-type="float" office:value="1.1" calcext:value-type="float">
            <text:p>1.10</text:p>
          </table:table-cell>
          <table:table-cell table:formula="of:=(-[.T56]-SQRT([.T56]*[.T56] - 4*[.S56]*[.U56]))/(2*[.S56])" office:value-type="float" office:value="0.4" calcext:value-type="float">
            <text:p>0.4</text:p>
          </table:table-cell>
          <table:table-cell table:formula="of:=-[.K56] /(2 *[.C$12])" office:value-type="float" office:value="1.33333333333333" calcext:value-type="float">
            <text:p>1.33E+00</text:p>
          </table:table-cell>
          <table:table-cell table:formula="of:=([.K56]*[.E56]-[.F56])/[.C$12]" office:value-type="float" office:value="-2" calcext:value-type="float">
            <text:p>-2</text:p>
          </table:table-cell>
          <table:table-cell table:formula="of:=[.G56]-[.P56]" office:value-type="float" office:value="0.586666666666667" calcext:value-type="float">
            <text:p>0.5866666667</text:p>
          </table:table-cell>
          <table:table-cell table:number-columns-repeated="3"/>
        </table:table-row>
        <table:table-row table:style-name="ro1">
          <table:table-cell/>
          <table:table-cell table:formula="of:=[.B56]+[.C$14]" office:value-type="float" office:value="0.41" calcext:value-type="float">
            <text:p>0.41</text:p>
          </table:table-cell>
          <table:table-cell table:formula="of:=[.D57]*[.C$2]" office:value-type="float" office:value="102" calcext:value-type="float">
            <text:p>102.00</text:p>
          </table:table-cell>
          <table:table-cell table:formula="of:=([.B57]-[.E57])*([.I57]-[.F57])/([.H57]-[.E57])+[.F57]" office:value-type="float" office:value="0.408" calcext:value-type="float">
            <text:p>0.41</text:p>
          </table:table-cell>
          <table:table-cell table:formula="of:=IF([.$B57]&lt;[.$B$8];[.B$7];IF([.$B57]&lt;[.$B$9];[.B$8];IF([.$B57]&lt;[.$B$10];[.B$9];IF([.$B57]&lt;[.$B$11];[.B$10];[.B$11]))))" office:value-type="float" office:value="0.25" calcext:value-type="float">
            <text:p>0.25</text:p>
          </table:table-cell>
          <table:table-cell table:formula="of:=IF([.$B57]&lt;[.$B$8];[.C$7];IF([.$B57]&lt;[.$B$9];[.C$8];IF([.$B57]&lt;[.$B$10];[.C$9];IF([.$B57]&lt;[.$B$11];[.C$10];[.C$11]))))" office:value-type="float" office:value="0.6" calcext:value-type="float">
            <text:p>0.6</text:p>
          </table:table-cell>
          <table:table-cell table:formula="of:=IF([.$B57]&lt;[.$B$8];[.D$7];IF([.$B57]&lt;[.$B$9];[.D$8];IF([.$B57]&lt;[.$B$10];[.D$9];IF([.$B57]&lt;[.$B$11];[.D$10];[.D$11]))))" office:value-type="float" office:value="0.805555555555556" calcext:value-type="float">
            <text:p>0.8055555556</text:p>
          </table:table-cell>
          <table:table-cell table:formula="of:=IF([.$B57]&lt;[.$B$7];[.B$7];IF([.$B57]&lt;[.$B$8];[.B$8];IF([.$B57]&lt;[.$B$9];[.B$9];IF([.$B57]&lt;[.$B$10];[.B$10];[.B$11]))))" office:value-type="float" office:value="0.5" calcext:value-type="float">
            <text:p>0.5</text:p>
          </table:table-cell>
          <table:table-cell table:formula="of:=IF([.$B57]&lt;[.$B$7];[.C$7];IF([.$B57]&lt;[.$B$8];[.C$8];IF([.$B57]&lt;[.$B$9];[.C$9];IF([.$B57]&lt;[.$B$10];[.C$10];[.C$11]))))" office:value-type="float" office:value="0.3" calcext:value-type="float">
            <text:p>0.3</text:p>
          </table:table-cell>
          <table:table-cell table:formula="of:=IF([.$B57]&lt;[.$B$7];[.D$7];IF([.$B57]&lt;[.$B$8];[.D$8];IF([.$B57]&lt;[.$B$9];[.D$9];IF([.$B57]&lt;[.$B$10];[.D$10];[.D$11]))))" office:value-type="float" office:value="0.555555555555556" calcext:value-type="float">
            <text:p>0.5555555556</text:p>
          </table:table-cell>
          <table:table-cell table:formula="of:=([.I57]-[.F57])/([.H57]-[.E57])" office:value-type="float" office:value="-1.2" calcext:value-type="float">
            <text:p>-1.2</text:p>
          </table:table-cell>
          <table:table-cell table:formula="of:=[.M57]*[.$C$3]" office:value-type="float" office:value="3.13177777777778" calcext:value-type="float">
            <text:p>3.13</text:p>
          </table:table-cell>
          <table:table-cell table:formula="of:=[.M56]-AVERAGE([.N56];[.N57])*([.B57]-[.B56])" office:value-type="float" office:value="0.626355555555556" calcext:value-type="float">
            <text:p>0.63</text:p>
          </table:table-cell>
          <table:table-cell table:formula="of:=[.D57]/[.C$12]" office:value-type="float" office:value="0.906666666666667" calcext:value-type="float">
            <text:p>0.91</text:p>
          </table:table-cell>
          <table:table-cell table:formula="of:=[.P57]*[.$C$3]" office:value-type="float" office:value="1.04844444444444" calcext:value-type="float">
            <text:p>1.05</text:p>
          </table:table-cell>
          <table:table-cell table:formula="of:=[.G57]- [.K57]/(2*[.C$12] )* [.B57]*[.B57]  +  ([.K57]*[.E57] - [.F57])/[.C$12] * [.B57]" office:value-type="float" office:value="0.209688888888889" calcext:value-type="float">
            <text:p>0.21</text:p>
          </table:table-cell>
          <table:table-cell table:formula="of:=(-[.T57]+SQRT([.T57]*[.T57] - 4*[.S57]*[.U57]))/(2*[.S57])" office:value-type="float" office:value="1.09" calcext:value-type="float">
            <text:p>1.09</text:p>
          </table:table-cell>
          <table:table-cell table:formula="of:=(-[.T57]-SQRT([.T57]*[.T57] - 4*[.S57]*[.U57]))/(2*[.S57])" office:value-type="float" office:value="0.41" calcext:value-type="float">
            <text:p>0.41</text:p>
          </table:table-cell>
          <table:table-cell table:formula="of:=-[.K57] /(2 *[.C$12])" office:value-type="float" office:value="1.33333333333333" calcext:value-type="float">
            <text:p>1.33E+00</text:p>
          </table:table-cell>
          <table:table-cell table:formula="of:=([.K57]*[.E57]-[.F57])/[.C$12]" office:value-type="float" office:value="-2" calcext:value-type="float">
            <text:p>-2</text:p>
          </table:table-cell>
          <table:table-cell table:formula="of:=[.G57]-[.P57]" office:value-type="float" office:value="0.595866666666667" calcext:value-type="float">
            <text:p>0.5958666667</text:p>
          </table:table-cell>
          <table:table-cell table:number-columns-repeated="3"/>
        </table:table-row>
        <table:table-row table:style-name="ro1">
          <table:table-cell/>
          <table:table-cell table:formula="of:=[.B57]+[.C$14]" office:value-type="float" office:value="0.42" calcext:value-type="float">
            <text:p>0.42</text:p>
          </table:table-cell>
          <table:table-cell table:formula="of:=[.D58]*[.C$2]" office:value-type="float" office:value="99" calcext:value-type="float">
            <text:p>99.00</text:p>
          </table:table-cell>
          <table:table-cell table:formula="of:=([.B58]-[.E58])*([.I58]-[.F58])/([.H58]-[.E58])+[.F58]" office:value-type="float" office:value="0.396" calcext:value-type="float">
            <text:p>0.40</text:p>
          </table:table-cell>
          <table:table-cell table:formula="of:=IF([.$B58]&lt;[.$B$8];[.B$7];IF([.$B58]&lt;[.$B$9];[.B$8];IF([.$B58]&lt;[.$B$10];[.B$9];IF([.$B58]&lt;[.$B$11];[.B$10];[.B$11]))))" office:value-type="float" office:value="0.25" calcext:value-type="float">
            <text:p>0.25</text:p>
          </table:table-cell>
          <table:table-cell table:formula="of:=IF([.$B58]&lt;[.$B$8];[.C$7];IF([.$B58]&lt;[.$B$9];[.C$8];IF([.$B58]&lt;[.$B$10];[.C$9];IF([.$B58]&lt;[.$B$11];[.C$10];[.C$11]))))" office:value-type="float" office:value="0.6" calcext:value-type="float">
            <text:p>0.6</text:p>
          </table:table-cell>
          <table:table-cell table:formula="of:=IF([.$B58]&lt;[.$B$8];[.D$7];IF([.$B58]&lt;[.$B$9];[.D$8];IF([.$B58]&lt;[.$B$10];[.D$9];IF([.$B58]&lt;[.$B$11];[.D$10];[.D$11]))))" office:value-type="float" office:value="0.805555555555556" calcext:value-type="float">
            <text:p>0.8055555556</text:p>
          </table:table-cell>
          <table:table-cell table:formula="of:=IF([.$B58]&lt;[.$B$7];[.B$7];IF([.$B58]&lt;[.$B$8];[.B$8];IF([.$B58]&lt;[.$B$9];[.B$9];IF([.$B58]&lt;[.$B$10];[.B$10];[.B$11]))))" office:value-type="float" office:value="0.5" calcext:value-type="float">
            <text:p>0.5</text:p>
          </table:table-cell>
          <table:table-cell table:formula="of:=IF([.$B58]&lt;[.$B$7];[.C$7];IF([.$B58]&lt;[.$B$8];[.C$8];IF([.$B58]&lt;[.$B$9];[.C$9];IF([.$B58]&lt;[.$B$10];[.C$10];[.C$11]))))" office:value-type="float" office:value="0.3" calcext:value-type="float">
            <text:p>0.3</text:p>
          </table:table-cell>
          <table:table-cell table:formula="of:=IF([.$B58]&lt;[.$B$7];[.D$7];IF([.$B58]&lt;[.$B$8];[.D$8];IF([.$B58]&lt;[.$B$9];[.D$9];IF([.$B58]&lt;[.$B$10];[.D$10];[.D$11]))))" office:value-type="float" office:value="0.555555555555556" calcext:value-type="float">
            <text:p>0.5555555556</text:p>
          </table:table-cell>
          <table:table-cell table:formula="of:=([.I58]-[.F58])/([.H58]-[.E58])" office:value-type="float" office:value="-1.2" calcext:value-type="float">
            <text:p>-1.2</text:p>
          </table:table-cell>
          <table:table-cell table:formula="of:=[.M58]*[.$C$3]" office:value-type="float" office:value="3.08711111111111" calcext:value-type="float">
            <text:p>3.09</text:p>
          </table:table-cell>
          <table:table-cell table:formula="of:=[.M57]-AVERAGE([.N57];[.N58])*([.B58]-[.B57])" office:value-type="float" office:value="0.617422222222222" calcext:value-type="float">
            <text:p>0.62</text:p>
          </table:table-cell>
          <table:table-cell table:formula="of:=[.D58]/[.C$12]" office:value-type="float" office:value="0.88" calcext:value-type="float">
            <text:p>0.88</text:p>
          </table:table-cell>
          <table:table-cell table:formula="of:=[.P58]*[.$C$3]" office:value-type="float" office:value="1.00377777777778" calcext:value-type="float">
            <text:p>1.00</text:p>
          </table:table-cell>
          <table:table-cell table:formula="of:=[.G58]- [.K58]/(2*[.C$12] )* [.B58]*[.B58]  +  ([.K58]*[.E58] - [.F58])/[.C$12] * [.B58]" office:value-type="float" office:value="0.200755555555555" calcext:value-type="float">
            <text:p>0.20</text:p>
          </table:table-cell>
          <table:table-cell table:formula="of:=(-[.T58]+SQRT([.T58]*[.T58] - 4*[.S58]*[.U58]))/(2*[.S58])" office:value-type="float" office:value="1.08" calcext:value-type="float">
            <text:p>1.08</text:p>
          </table:table-cell>
          <table:table-cell table:formula="of:=(-[.T58]-SQRT([.T58]*[.T58] - 4*[.S58]*[.U58]))/(2*[.S58])" office:value-type="float" office:value="0.42" calcext:value-type="float">
            <text:p>0.42</text:p>
          </table:table-cell>
          <table:table-cell table:formula="of:=-[.K58] /(2 *[.C$12])" office:value-type="float" office:value="1.33333333333333" calcext:value-type="float">
            <text:p>1.33E+00</text:p>
          </table:table-cell>
          <table:table-cell table:formula="of:=([.K58]*[.E58]-[.F58])/[.C$12]" office:value-type="float" office:value="-2" calcext:value-type="float">
            <text:p>-2</text:p>
          </table:table-cell>
          <table:table-cell table:formula="of:=[.G58]-[.P58]" office:value-type="float" office:value="0.6048" calcext:value-type="float">
            <text:p>0.6048</text:p>
          </table:table-cell>
          <table:table-cell table:number-columns-repeated="3"/>
        </table:table-row>
        <table:table-row table:style-name="ro1">
          <table:table-cell/>
          <table:table-cell table:formula="of:=[.B58]+[.C$14]" office:value-type="float" office:value="0.43" calcext:value-type="float">
            <text:p>0.43</text:p>
          </table:table-cell>
          <table:table-cell table:formula="of:=[.D59]*[.C$2]" office:value-type="float" office:value="96" calcext:value-type="float">
            <text:p>96.00</text:p>
          </table:table-cell>
          <table:table-cell table:formula="of:=([.B59]-[.E59])*([.I59]-[.F59])/([.H59]-[.E59])+[.F59]" office:value-type="float" office:value="0.384" calcext:value-type="float">
            <text:p>0.38</text:p>
          </table:table-cell>
          <table:table-cell table:formula="of:=IF([.$B59]&lt;[.$B$8];[.B$7];IF([.$B59]&lt;[.$B$9];[.B$8];IF([.$B59]&lt;[.$B$10];[.B$9];IF([.$B59]&lt;[.$B$11];[.B$10];[.B$11]))))" office:value-type="float" office:value="0.25" calcext:value-type="float">
            <text:p>0.25</text:p>
          </table:table-cell>
          <table:table-cell table:formula="of:=IF([.$B59]&lt;[.$B$8];[.C$7];IF([.$B59]&lt;[.$B$9];[.C$8];IF([.$B59]&lt;[.$B$10];[.C$9];IF([.$B59]&lt;[.$B$11];[.C$10];[.C$11]))))" office:value-type="float" office:value="0.6" calcext:value-type="float">
            <text:p>0.6</text:p>
          </table:table-cell>
          <table:table-cell table:formula="of:=IF([.$B59]&lt;[.$B$8];[.D$7];IF([.$B59]&lt;[.$B$9];[.D$8];IF([.$B59]&lt;[.$B$10];[.D$9];IF([.$B59]&lt;[.$B$11];[.D$10];[.D$11]))))" office:value-type="float" office:value="0.805555555555556" calcext:value-type="float">
            <text:p>0.8055555556</text:p>
          </table:table-cell>
          <table:table-cell table:formula="of:=IF([.$B59]&lt;[.$B$7];[.B$7];IF([.$B59]&lt;[.$B$8];[.B$8];IF([.$B59]&lt;[.$B$9];[.B$9];IF([.$B59]&lt;[.$B$10];[.B$10];[.B$11]))))" office:value-type="float" office:value="0.5" calcext:value-type="float">
            <text:p>0.5</text:p>
          </table:table-cell>
          <table:table-cell table:formula="of:=IF([.$B59]&lt;[.$B$7];[.C$7];IF([.$B59]&lt;[.$B$8];[.C$8];IF([.$B59]&lt;[.$B$9];[.C$9];IF([.$B59]&lt;[.$B$10];[.C$10];[.C$11]))))" office:value-type="float" office:value="0.3" calcext:value-type="float">
            <text:p>0.3</text:p>
          </table:table-cell>
          <table:table-cell table:formula="of:=IF([.$B59]&lt;[.$B$7];[.D$7];IF([.$B59]&lt;[.$B$8];[.D$8];IF([.$B59]&lt;[.$B$9];[.D$9];IF([.$B59]&lt;[.$B$10];[.D$10];[.D$11]))))" office:value-type="float" office:value="0.555555555555556" calcext:value-type="float">
            <text:p>0.5555555556</text:p>
          </table:table-cell>
          <table:table-cell table:formula="of:=([.I59]-[.F59])/([.H59]-[.E59])" office:value-type="float" office:value="-1.2" calcext:value-type="float">
            <text:p>-1.2</text:p>
          </table:table-cell>
          <table:table-cell table:formula="of:=[.M59]*[.$C$3]" office:value-type="float" office:value="3.04377777777778" calcext:value-type="float">
            <text:p>3.04</text:p>
          </table:table-cell>
          <table:table-cell table:formula="of:=[.M58]-AVERAGE([.N58];[.N59])*([.B59]-[.B58])" office:value-type="float" office:value="0.608755555555556" calcext:value-type="float">
            <text:p>0.61</text:p>
          </table:table-cell>
          <table:table-cell table:formula="of:=[.D59]/[.C$12]" office:value-type="float" office:value="0.853333333333334" calcext:value-type="float">
            <text:p>0.85</text:p>
          </table:table-cell>
          <table:table-cell table:formula="of:=[.P59]*[.$C$3]" office:value-type="float" office:value="0.960444444444443" calcext:value-type="float">
            <text:p>0.96</text:p>
          </table:table-cell>
          <table:table-cell table:formula="of:=[.G59]- [.K59]/(2*[.C$12] )* [.B59]*[.B59]  +  ([.K59]*[.E59] - [.F59])/[.C$12] * [.B59]" office:value-type="float" office:value="0.192088888888889" calcext:value-type="float">
            <text:p>0.19</text:p>
          </table:table-cell>
          <table:table-cell table:formula="of:=(-[.T59]+SQRT([.T59]*[.T59] - 4*[.S59]*[.U59]))/(2*[.S59])" office:value-type="float" office:value="1.07" calcext:value-type="float">
            <text:p>1.07</text:p>
          </table:table-cell>
          <table:table-cell table:formula="of:=(-[.T59]-SQRT([.T59]*[.T59] - 4*[.S59]*[.U59]))/(2*[.S59])" office:value-type="float" office:value="0.43" calcext:value-type="float">
            <text:p>0.43</text:p>
          </table:table-cell>
          <table:table-cell table:formula="of:=-[.K59] /(2 *[.C$12])" office:value-type="float" office:value="1.33333333333333" calcext:value-type="float">
            <text:p>1.33E+00</text:p>
          </table:table-cell>
          <table:table-cell table:formula="of:=([.K59]*[.E59]-[.F59])/[.C$12]" office:value-type="float" office:value="-2" calcext:value-type="float">
            <text:p>-2</text:p>
          </table:table-cell>
          <table:table-cell table:formula="of:=[.G59]-[.P59]" office:value-type="float" office:value="0.613466666666667" calcext:value-type="float">
            <text:p>0.6134666667</text:p>
          </table:table-cell>
          <table:table-cell table:number-columns-repeated="3"/>
        </table:table-row>
        <table:table-row table:style-name="ro1">
          <table:table-cell/>
          <table:table-cell table:formula="of:=[.B59]+[.C$14]" office:value-type="float" office:value="0.44" calcext:value-type="float">
            <text:p>0.44</text:p>
          </table:table-cell>
          <table:table-cell table:formula="of:=[.D60]*[.C$2]" office:value-type="float" office:value="93" calcext:value-type="float">
            <text:p>93.00</text:p>
          </table:table-cell>
          <table:table-cell table:formula="of:=([.B60]-[.E60])*([.I60]-[.F60])/([.H60]-[.E60])+[.F60]" office:value-type="float" office:value="0.372" calcext:value-type="float">
            <text:p>0.37</text:p>
          </table:table-cell>
          <table:table-cell table:formula="of:=IF([.$B60]&lt;[.$B$8];[.B$7];IF([.$B60]&lt;[.$B$9];[.B$8];IF([.$B60]&lt;[.$B$10];[.B$9];IF([.$B60]&lt;[.$B$11];[.B$10];[.B$11]))))" office:value-type="float" office:value="0.25" calcext:value-type="float">
            <text:p>0.25</text:p>
          </table:table-cell>
          <table:table-cell table:formula="of:=IF([.$B60]&lt;[.$B$8];[.C$7];IF([.$B60]&lt;[.$B$9];[.C$8];IF([.$B60]&lt;[.$B$10];[.C$9];IF([.$B60]&lt;[.$B$11];[.C$10];[.C$11]))))" office:value-type="float" office:value="0.6" calcext:value-type="float">
            <text:p>0.6</text:p>
          </table:table-cell>
          <table:table-cell table:formula="of:=IF([.$B60]&lt;[.$B$8];[.D$7];IF([.$B60]&lt;[.$B$9];[.D$8];IF([.$B60]&lt;[.$B$10];[.D$9];IF([.$B60]&lt;[.$B$11];[.D$10];[.D$11]))))" office:value-type="float" office:value="0.805555555555556" calcext:value-type="float">
            <text:p>0.8055555556</text:p>
          </table:table-cell>
          <table:table-cell table:formula="of:=IF([.$B60]&lt;[.$B$7];[.B$7];IF([.$B60]&lt;[.$B$8];[.B$8];IF([.$B60]&lt;[.$B$9];[.B$9];IF([.$B60]&lt;[.$B$10];[.B$10];[.B$11]))))" office:value-type="float" office:value="0.5" calcext:value-type="float">
            <text:p>0.5</text:p>
          </table:table-cell>
          <table:table-cell table:formula="of:=IF([.$B60]&lt;[.$B$7];[.C$7];IF([.$B60]&lt;[.$B$8];[.C$8];IF([.$B60]&lt;[.$B$9];[.C$9];IF([.$B60]&lt;[.$B$10];[.C$10];[.C$11]))))" office:value-type="float" office:value="0.3" calcext:value-type="float">
            <text:p>0.3</text:p>
          </table:table-cell>
          <table:table-cell table:formula="of:=IF([.$B60]&lt;[.$B$7];[.D$7];IF([.$B60]&lt;[.$B$8];[.D$8];IF([.$B60]&lt;[.$B$9];[.D$9];IF([.$B60]&lt;[.$B$10];[.D$10];[.D$11]))))" office:value-type="float" office:value="0.555555555555556" calcext:value-type="float">
            <text:p>0.5555555556</text:p>
          </table:table-cell>
          <table:table-cell table:formula="of:=([.I60]-[.F60])/([.H60]-[.E60])" office:value-type="float" office:value="-1.2" calcext:value-type="float">
            <text:p>-1.2</text:p>
          </table:table-cell>
          <table:table-cell table:formula="of:=[.M60]*[.$C$3]" office:value-type="float" office:value="3.00177777777778" calcext:value-type="float">
            <text:p>3.00</text:p>
          </table:table-cell>
          <table:table-cell table:formula="of:=[.M59]-AVERAGE([.N59];[.N60])*([.B60]-[.B59])" office:value-type="float" office:value="0.600355555555556" calcext:value-type="float">
            <text:p>0.60</text:p>
          </table:table-cell>
          <table:table-cell table:formula="of:=[.D60]/[.C$12]" office:value-type="float" office:value="0.826666666666667" calcext:value-type="float">
            <text:p>0.83</text:p>
          </table:table-cell>
          <table:table-cell table:formula="of:=[.P60]*[.$C$3]" office:value-type="float" office:value="0.918444444444443" calcext:value-type="float">
            <text:p>0.92</text:p>
          </table:table-cell>
          <table:table-cell table:formula="of:=[.G60]- [.K60]/(2*[.C$12] )* [.B60]*[.B60]  +  ([.K60]*[.E60] - [.F60])/[.C$12] * [.B60]" office:value-type="float" office:value="0.183688888888889" calcext:value-type="float">
            <text:p>0.18</text:p>
          </table:table-cell>
          <table:table-cell table:formula="of:=(-[.T60]+SQRT([.T60]*[.T60] - 4*[.S60]*[.U60]))/(2*[.S60])" office:value-type="float" office:value="1.06" calcext:value-type="float">
            <text:p>1.06</text:p>
          </table:table-cell>
          <table:table-cell table:formula="of:=(-[.T60]-SQRT([.T60]*[.T60] - 4*[.S60]*[.U60]))/(2*[.S60])" office:value-type="float" office:value="0.44" calcext:value-type="float">
            <text:p>0.44</text:p>
          </table:table-cell>
          <table:table-cell table:formula="of:=-[.K60] /(2 *[.C$12])" office:value-type="float" office:value="1.33333333333333" calcext:value-type="float">
            <text:p>1.33E+00</text:p>
          </table:table-cell>
          <table:table-cell table:formula="of:=([.K60]*[.E60]-[.F60])/[.C$12]" office:value-type="float" office:value="-2" calcext:value-type="float">
            <text:p>-2</text:p>
          </table:table-cell>
          <table:table-cell table:formula="of:=[.G60]-[.P60]" office:value-type="float" office:value="0.621866666666667" calcext:value-type="float">
            <text:p>0.6218666667</text:p>
          </table:table-cell>
          <table:table-cell table:number-columns-repeated="3"/>
        </table:table-row>
        <table:table-row table:style-name="ro1">
          <table:table-cell/>
          <table:table-cell table:formula="of:=[.B60]+[.C$14]" office:value-type="float" office:value="0.45" calcext:value-type="float">
            <text:p>0.45</text:p>
          </table:table-cell>
          <table:table-cell table:formula="of:=[.D61]*[.C$2]" office:value-type="float" office:value="90" calcext:value-type="float">
            <text:p>90.00</text:p>
          </table:table-cell>
          <table:table-cell table:formula="of:=([.B61]-[.E61])*([.I61]-[.F61])/([.H61]-[.E61])+[.F61]" office:value-type="float" office:value="0.36" calcext:value-type="float">
            <text:p>0.36</text:p>
          </table:table-cell>
          <table:table-cell table:formula="of:=IF([.$B61]&lt;[.$B$8];[.B$7];IF([.$B61]&lt;[.$B$9];[.B$8];IF([.$B61]&lt;[.$B$10];[.B$9];IF([.$B61]&lt;[.$B$11];[.B$10];[.B$11]))))" office:value-type="float" office:value="0.25" calcext:value-type="float">
            <text:p>0.25</text:p>
          </table:table-cell>
          <table:table-cell table:formula="of:=IF([.$B61]&lt;[.$B$8];[.C$7];IF([.$B61]&lt;[.$B$9];[.C$8];IF([.$B61]&lt;[.$B$10];[.C$9];IF([.$B61]&lt;[.$B$11];[.C$10];[.C$11]))))" office:value-type="float" office:value="0.6" calcext:value-type="float">
            <text:p>0.6</text:p>
          </table:table-cell>
          <table:table-cell table:formula="of:=IF([.$B61]&lt;[.$B$8];[.D$7];IF([.$B61]&lt;[.$B$9];[.D$8];IF([.$B61]&lt;[.$B$10];[.D$9];IF([.$B61]&lt;[.$B$11];[.D$10];[.D$11]))))" office:value-type="float" office:value="0.805555555555556" calcext:value-type="float">
            <text:p>0.8055555556</text:p>
          </table:table-cell>
          <table:table-cell table:formula="of:=IF([.$B61]&lt;[.$B$7];[.B$7];IF([.$B61]&lt;[.$B$8];[.B$8];IF([.$B61]&lt;[.$B$9];[.B$9];IF([.$B61]&lt;[.$B$10];[.B$10];[.B$11]))))" office:value-type="float" office:value="0.5" calcext:value-type="float">
            <text:p>0.5</text:p>
          </table:table-cell>
          <table:table-cell table:formula="of:=IF([.$B61]&lt;[.$B$7];[.C$7];IF([.$B61]&lt;[.$B$8];[.C$8];IF([.$B61]&lt;[.$B$9];[.C$9];IF([.$B61]&lt;[.$B$10];[.C$10];[.C$11]))))" office:value-type="float" office:value="0.3" calcext:value-type="float">
            <text:p>0.3</text:p>
          </table:table-cell>
          <table:table-cell table:formula="of:=IF([.$B61]&lt;[.$B$7];[.D$7];IF([.$B61]&lt;[.$B$8];[.D$8];IF([.$B61]&lt;[.$B$9];[.D$9];IF([.$B61]&lt;[.$B$10];[.D$10];[.D$11]))))" office:value-type="float" office:value="0.555555555555556" calcext:value-type="float">
            <text:p>0.5555555556</text:p>
          </table:table-cell>
          <table:table-cell table:formula="of:=([.I61]-[.F61])/([.H61]-[.E61])" office:value-type="float" office:value="-1.2" calcext:value-type="float">
            <text:p>-1.2</text:p>
          </table:table-cell>
          <table:table-cell table:formula="of:=[.M61]*[.$C$3]" office:value-type="float" office:value="2.96111111111111" calcext:value-type="float">
            <text:p>2.96</text:p>
          </table:table-cell>
          <table:table-cell table:formula="of:=[.M60]-AVERAGE([.N60];[.N61])*([.B61]-[.B60])" office:value-type="float" office:value="0.592222222222222" calcext:value-type="float">
            <text:p>0.59</text:p>
          </table:table-cell>
          <table:table-cell table:formula="of:=[.D61]/[.C$12]" office:value-type="float" office:value="0.8" calcext:value-type="float">
            <text:p>0.80</text:p>
          </table:table-cell>
          <table:table-cell table:formula="of:=[.P61]*[.$C$3]" office:value-type="float" office:value="0.877777777777777" calcext:value-type="float">
            <text:p>0.88</text:p>
          </table:table-cell>
          <table:table-cell table:formula="of:=[.G61]- [.K61]/(2*[.C$12] )* [.B61]*[.B61]  +  ([.K61]*[.E61] - [.F61])/[.C$12] * [.B61]" office:value-type="float" office:value="0.175555555555555" calcext:value-type="float">
            <text:p>0.18</text:p>
          </table:table-cell>
          <table:table-cell table:formula="of:=(-[.T61]+SQRT([.T61]*[.T61] - 4*[.S61]*[.U61]))/(2*[.S61])" office:value-type="float" office:value="1.05" calcext:value-type="float">
            <text:p>1.05</text:p>
          </table:table-cell>
          <table:table-cell table:formula="of:=(-[.T61]-SQRT([.T61]*[.T61] - 4*[.S61]*[.U61]))/(2*[.S61])" office:value-type="float" office:value="0.45" calcext:value-type="float">
            <text:p>0.45</text:p>
          </table:table-cell>
          <table:table-cell table:formula="of:=-[.K61] /(2 *[.C$12])" office:value-type="float" office:value="1.33333333333333" calcext:value-type="float">
            <text:p>1.33E+00</text:p>
          </table:table-cell>
          <table:table-cell table:formula="of:=([.K61]*[.E61]-[.F61])/[.C$12]" office:value-type="float" office:value="-2" calcext:value-type="float">
            <text:p>-2</text:p>
          </table:table-cell>
          <table:table-cell table:formula="of:=[.G61]-[.P61]"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/>
          <table:table-cell table:formula="of:=[.B61]+[.C$14]" office:value-type="float" office:value="0.46" calcext:value-type="float">
            <text:p>0.46</text:p>
          </table:table-cell>
          <table:table-cell table:formula="of:=[.D62]*[.C$2]" office:value-type="float" office:value="87" calcext:value-type="float">
            <text:p>87.00</text:p>
          </table:table-cell>
          <table:table-cell table:formula="of:=([.B62]-[.E62])*([.I62]-[.F62])/([.H62]-[.E62])+[.F62]" office:value-type="float" office:value="0.348" calcext:value-type="float">
            <text:p>0.35</text:p>
          </table:table-cell>
          <table:table-cell table:formula="of:=IF([.$B62]&lt;[.$B$8];[.B$7];IF([.$B62]&lt;[.$B$9];[.B$8];IF([.$B62]&lt;[.$B$10];[.B$9];IF([.$B62]&lt;[.$B$11];[.B$10];[.B$11]))))" office:value-type="float" office:value="0.25" calcext:value-type="float">
            <text:p>0.25</text:p>
          </table:table-cell>
          <table:table-cell table:formula="of:=IF([.$B62]&lt;[.$B$8];[.C$7];IF([.$B62]&lt;[.$B$9];[.C$8];IF([.$B62]&lt;[.$B$10];[.C$9];IF([.$B62]&lt;[.$B$11];[.C$10];[.C$11]))))" office:value-type="float" office:value="0.6" calcext:value-type="float">
            <text:p>0.6</text:p>
          </table:table-cell>
          <table:table-cell table:formula="of:=IF([.$B62]&lt;[.$B$8];[.D$7];IF([.$B62]&lt;[.$B$9];[.D$8];IF([.$B62]&lt;[.$B$10];[.D$9];IF([.$B62]&lt;[.$B$11];[.D$10];[.D$11]))))" office:value-type="float" office:value="0.805555555555556" calcext:value-type="float">
            <text:p>0.8055555556</text:p>
          </table:table-cell>
          <table:table-cell table:formula="of:=IF([.$B62]&lt;[.$B$7];[.B$7];IF([.$B62]&lt;[.$B$8];[.B$8];IF([.$B62]&lt;[.$B$9];[.B$9];IF([.$B62]&lt;[.$B$10];[.B$10];[.B$11]))))" office:value-type="float" office:value="0.5" calcext:value-type="float">
            <text:p>0.5</text:p>
          </table:table-cell>
          <table:table-cell table:formula="of:=IF([.$B62]&lt;[.$B$7];[.C$7];IF([.$B62]&lt;[.$B$8];[.C$8];IF([.$B62]&lt;[.$B$9];[.C$9];IF([.$B62]&lt;[.$B$10];[.C$10];[.C$11]))))" office:value-type="float" office:value="0.3" calcext:value-type="float">
            <text:p>0.3</text:p>
          </table:table-cell>
          <table:table-cell table:formula="of:=IF([.$B62]&lt;[.$B$7];[.D$7];IF([.$B62]&lt;[.$B$8];[.D$8];IF([.$B62]&lt;[.$B$9];[.D$9];IF([.$B62]&lt;[.$B$10];[.D$10];[.D$11]))))" office:value-type="float" office:value="0.555555555555556" calcext:value-type="float">
            <text:p>0.5555555556</text:p>
          </table:table-cell>
          <table:table-cell table:formula="of:=([.I62]-[.F62])/([.H62]-[.E62])" office:value-type="float" office:value="-1.2" calcext:value-type="float">
            <text:p>-1.2</text:p>
          </table:table-cell>
          <table:table-cell table:formula="of:=[.M62]*[.$C$3]" office:value-type="float" office:value="2.92177777777778" calcext:value-type="float">
            <text:p>2.92</text:p>
          </table:table-cell>
          <table:table-cell table:formula="of:=[.M61]-AVERAGE([.N61];[.N62])*([.B62]-[.B61])" office:value-type="float" office:value="0.584355555555556" calcext:value-type="float">
            <text:p>0.58</text:p>
          </table:table-cell>
          <table:table-cell table:formula="of:=[.D62]/[.C$12]" office:value-type="float" office:value="0.773333333333333" calcext:value-type="float">
            <text:p>0.77</text:p>
          </table:table-cell>
          <table:table-cell table:formula="of:=[.P62]*[.$C$3]" office:value-type="float" office:value="0.838444444444443" calcext:value-type="float">
            <text:p>0.84</text:p>
          </table:table-cell>
          <table:table-cell table:formula="of:=[.G62]- [.K62]/(2*[.C$12] )* [.B62]*[.B62]  +  ([.K62]*[.E62] - [.F62])/[.C$12] * [.B62]" office:value-type="float" office:value="0.167688888888889" calcext:value-type="float">
            <text:p>0.17</text:p>
          </table:table-cell>
          <table:table-cell table:formula="of:=(-[.T62]+SQRT([.T62]*[.T62] - 4*[.S62]*[.U62]))/(2*[.S62])" office:value-type="float" office:value="1.04" calcext:value-type="float">
            <text:p>1.04</text:p>
          </table:table-cell>
          <table:table-cell table:formula="of:=(-[.T62]-SQRT([.T62]*[.T62] - 4*[.S62]*[.U62]))/(2*[.S62])" office:value-type="float" office:value="0.46" calcext:value-type="float">
            <text:p>0.46</text:p>
          </table:table-cell>
          <table:table-cell table:formula="of:=-[.K62] /(2 *[.C$12])" office:value-type="float" office:value="1.33333333333333" calcext:value-type="float">
            <text:p>1.33E+00</text:p>
          </table:table-cell>
          <table:table-cell table:formula="of:=([.K62]*[.E62]-[.F62])/[.C$12]" office:value-type="float" office:value="-2" calcext:value-type="float">
            <text:p>-2</text:p>
          </table:table-cell>
          <table:table-cell table:formula="of:=[.G62]-[.P62]" office:value-type="float" office:value="0.637866666666667" calcext:value-type="float">
            <text:p>0.6378666667</text:p>
          </table:table-cell>
          <table:table-cell table:number-columns-repeated="3"/>
        </table:table-row>
        <table:table-row table:style-name="ro1">
          <table:table-cell/>
          <table:table-cell table:formula="of:=[.B62]+[.C$14]" office:value-type="float" office:value="0.47" calcext:value-type="float">
            <text:p>0.47</text:p>
          </table:table-cell>
          <table:table-cell table:formula="of:=[.D63]*[.C$2]" office:value-type="float" office:value="84" calcext:value-type="float">
            <text:p>84.00</text:p>
          </table:table-cell>
          <table:table-cell table:formula="of:=([.B63]-[.E63])*([.I63]-[.F63])/([.H63]-[.E63])+[.F63]" office:value-type="float" office:value="0.336" calcext:value-type="float">
            <text:p>0.34</text:p>
          </table:table-cell>
          <table:table-cell table:formula="of:=IF([.$B63]&lt;[.$B$8];[.B$7];IF([.$B63]&lt;[.$B$9];[.B$8];IF([.$B63]&lt;[.$B$10];[.B$9];IF([.$B63]&lt;[.$B$11];[.B$10];[.B$11]))))" office:value-type="float" office:value="0.25" calcext:value-type="float">
            <text:p>0.25</text:p>
          </table:table-cell>
          <table:table-cell table:formula="of:=IF([.$B63]&lt;[.$B$8];[.C$7];IF([.$B63]&lt;[.$B$9];[.C$8];IF([.$B63]&lt;[.$B$10];[.C$9];IF([.$B63]&lt;[.$B$11];[.C$10];[.C$11]))))" office:value-type="float" office:value="0.6" calcext:value-type="float">
            <text:p>0.6</text:p>
          </table:table-cell>
          <table:table-cell table:formula="of:=IF([.$B63]&lt;[.$B$8];[.D$7];IF([.$B63]&lt;[.$B$9];[.D$8];IF([.$B63]&lt;[.$B$10];[.D$9];IF([.$B63]&lt;[.$B$11];[.D$10];[.D$11]))))" office:value-type="float" office:value="0.805555555555556" calcext:value-type="float">
            <text:p>0.8055555556</text:p>
          </table:table-cell>
          <table:table-cell table:formula="of:=IF([.$B63]&lt;[.$B$7];[.B$7];IF([.$B63]&lt;[.$B$8];[.B$8];IF([.$B63]&lt;[.$B$9];[.B$9];IF([.$B63]&lt;[.$B$10];[.B$10];[.B$11]))))" office:value-type="float" office:value="0.5" calcext:value-type="float">
            <text:p>0.5</text:p>
          </table:table-cell>
          <table:table-cell table:formula="of:=IF([.$B63]&lt;[.$B$7];[.C$7];IF([.$B63]&lt;[.$B$8];[.C$8];IF([.$B63]&lt;[.$B$9];[.C$9];IF([.$B63]&lt;[.$B$10];[.C$10];[.C$11]))))" office:value-type="float" office:value="0.3" calcext:value-type="float">
            <text:p>0.3</text:p>
          </table:table-cell>
          <table:table-cell table:formula="of:=IF([.$B63]&lt;[.$B$7];[.D$7];IF([.$B63]&lt;[.$B$8];[.D$8];IF([.$B63]&lt;[.$B$9];[.D$9];IF([.$B63]&lt;[.$B$10];[.D$10];[.D$11]))))" office:value-type="float" office:value="0.555555555555556" calcext:value-type="float">
            <text:p>0.5555555556</text:p>
          </table:table-cell>
          <table:table-cell table:formula="of:=([.I63]-[.F63])/([.H63]-[.E63])" office:value-type="float" office:value="-1.2" calcext:value-type="float">
            <text:p>-1.2</text:p>
          </table:table-cell>
          <table:table-cell table:formula="of:=[.M63]*[.$C$3]" office:value-type="float" office:value="2.88377777777778" calcext:value-type="float">
            <text:p>2.88</text:p>
          </table:table-cell>
          <table:table-cell table:formula="of:=[.M62]-AVERAGE([.N62];[.N63])*([.B63]-[.B62])" office:value-type="float" office:value="0.576755555555556" calcext:value-type="float">
            <text:p>0.58</text:p>
          </table:table-cell>
          <table:table-cell table:formula="of:=[.D63]/[.C$12]" office:value-type="float" office:value="0.746666666666667" calcext:value-type="float">
            <text:p>0.75</text:p>
          </table:table-cell>
          <table:table-cell table:formula="of:=[.P63]*[.$C$3]" office:value-type="float" office:value="0.800444444444444" calcext:value-type="float">
            <text:p>0.80</text:p>
          </table:table-cell>
          <table:table-cell table:formula="of:=[.G63]- [.K63]/(2*[.C$12] )* [.B63]*[.B63]  +  ([.K63]*[.E63] - [.F63])/[.C$12] * [.B63]" office:value-type="float" office:value="0.160088888888889" calcext:value-type="float">
            <text:p>0.16</text:p>
          </table:table-cell>
          <table:table-cell table:formula="of:=(-[.T63]+SQRT([.T63]*[.T63] - 4*[.S63]*[.U63]))/(2*[.S63])" office:value-type="float" office:value="1.03" calcext:value-type="float">
            <text:p>1.03</text:p>
          </table:table-cell>
          <table:table-cell table:formula="of:=(-[.T63]-SQRT([.T63]*[.T63] - 4*[.S63]*[.U63]))/(2*[.S63])" office:value-type="float" office:value="0.47" calcext:value-type="float">
            <text:p>0.47</text:p>
          </table:table-cell>
          <table:table-cell table:formula="of:=-[.K63] /(2 *[.C$12])" office:value-type="float" office:value="1.33333333333333" calcext:value-type="float">
            <text:p>1.33E+00</text:p>
          </table:table-cell>
          <table:table-cell table:formula="of:=([.K63]*[.E63]-[.F63])/[.C$12]" office:value-type="float" office:value="-2" calcext:value-type="float">
            <text:p>-2</text:p>
          </table:table-cell>
          <table:table-cell table:formula="of:=[.G63]-[.P63]" office:value-type="float" office:value="0.645466666666667" calcext:value-type="float">
            <text:p>0.6454666667</text:p>
          </table:table-cell>
          <table:table-cell table:number-columns-repeated="3"/>
        </table:table-row>
        <table:table-row table:style-name="ro1">
          <table:table-cell/>
          <table:table-cell table:formula="of:=[.B63]+[.C$14]" office:value-type="float" office:value="0.48" calcext:value-type="float">
            <text:p>0.48</text:p>
          </table:table-cell>
          <table:table-cell table:formula="of:=[.D64]*[.C$2]" office:value-type="float" office:value="81" calcext:value-type="float">
            <text:p>81.00</text:p>
          </table:table-cell>
          <table:table-cell table:formula="of:=([.B64]-[.E64])*([.I64]-[.F64])/([.H64]-[.E64])+[.F64]" office:value-type="float" office:value="0.324" calcext:value-type="float">
            <text:p>0.32</text:p>
          </table:table-cell>
          <table:table-cell table:formula="of:=IF([.$B64]&lt;[.$B$8];[.B$7];IF([.$B64]&lt;[.$B$9];[.B$8];IF([.$B64]&lt;[.$B$10];[.B$9];IF([.$B64]&lt;[.$B$11];[.B$10];[.B$11]))))" office:value-type="float" office:value="0.25" calcext:value-type="float">
            <text:p>0.25</text:p>
          </table:table-cell>
          <table:table-cell table:formula="of:=IF([.$B64]&lt;[.$B$8];[.C$7];IF([.$B64]&lt;[.$B$9];[.C$8];IF([.$B64]&lt;[.$B$10];[.C$9];IF([.$B64]&lt;[.$B$11];[.C$10];[.C$11]))))" office:value-type="float" office:value="0.6" calcext:value-type="float">
            <text:p>0.6</text:p>
          </table:table-cell>
          <table:table-cell table:formula="of:=IF([.$B64]&lt;[.$B$8];[.D$7];IF([.$B64]&lt;[.$B$9];[.D$8];IF([.$B64]&lt;[.$B$10];[.D$9];IF([.$B64]&lt;[.$B$11];[.D$10];[.D$11]))))" office:value-type="float" office:value="0.805555555555556" calcext:value-type="float">
            <text:p>0.8055555556</text:p>
          </table:table-cell>
          <table:table-cell table:formula="of:=IF([.$B64]&lt;[.$B$7];[.B$7];IF([.$B64]&lt;[.$B$8];[.B$8];IF([.$B64]&lt;[.$B$9];[.B$9];IF([.$B64]&lt;[.$B$10];[.B$10];[.B$11]))))" office:value-type="float" office:value="0.5" calcext:value-type="float">
            <text:p>0.5</text:p>
          </table:table-cell>
          <table:table-cell table:formula="of:=IF([.$B64]&lt;[.$B$7];[.C$7];IF([.$B64]&lt;[.$B$8];[.C$8];IF([.$B64]&lt;[.$B$9];[.C$9];IF([.$B64]&lt;[.$B$10];[.C$10];[.C$11]))))" office:value-type="float" office:value="0.3" calcext:value-type="float">
            <text:p>0.3</text:p>
          </table:table-cell>
          <table:table-cell table:formula="of:=IF([.$B64]&lt;[.$B$7];[.D$7];IF([.$B64]&lt;[.$B$8];[.D$8];IF([.$B64]&lt;[.$B$9];[.D$9];IF([.$B64]&lt;[.$B$10];[.D$10];[.D$11]))))" office:value-type="float" office:value="0.555555555555556" calcext:value-type="float">
            <text:p>0.5555555556</text:p>
          </table:table-cell>
          <table:table-cell table:formula="of:=([.I64]-[.F64])/([.H64]-[.E64])" office:value-type="float" office:value="-1.2" calcext:value-type="float">
            <text:p>-1.2</text:p>
          </table:table-cell>
          <table:table-cell table:formula="of:=[.M64]*[.$C$3]" office:value-type="float" office:value="2.84711111111111" calcext:value-type="float">
            <text:p>2.85</text:p>
          </table:table-cell>
          <table:table-cell table:formula="of:=[.M63]-AVERAGE([.N63];[.N64])*([.B64]-[.B63])" office:value-type="float" office:value="0.569422222222222" calcext:value-type="float">
            <text:p>0.57</text:p>
          </table:table-cell>
          <table:table-cell table:formula="of:=[.D64]/[.C$12]" office:value-type="float" office:value="0.72" calcext:value-type="float">
            <text:p>0.72</text:p>
          </table:table-cell>
          <table:table-cell table:formula="of:=[.P64]*[.$C$3]" office:value-type="float" office:value="0.763777777777777" calcext:value-type="float">
            <text:p>0.76</text:p>
          </table:table-cell>
          <table:table-cell table:formula="of:=[.G64]- [.K64]/(2*[.C$12] )* [.B64]*[.B64]  +  ([.K64]*[.E64] - [.F64])/[.C$12] * [.B64]" office:value-type="float" office:value="0.152755555555555" calcext:value-type="float">
            <text:p>0.15</text:p>
          </table:table-cell>
          <table:table-cell table:formula="of:=(-[.T64]+SQRT([.T64]*[.T64] - 4*[.S64]*[.U64]))/(2*[.S64])" office:value-type="float" office:value="1.02" calcext:value-type="float">
            <text:p>1.02</text:p>
          </table:table-cell>
          <table:table-cell table:formula="of:=(-[.T64]-SQRT([.T64]*[.T64] - 4*[.S64]*[.U64]))/(2*[.S64])" office:value-type="float" office:value="0.48" calcext:value-type="float">
            <text:p>0.48</text:p>
          </table:table-cell>
          <table:table-cell table:formula="of:=-[.K64] /(2 *[.C$12])" office:value-type="float" office:value="1.33333333333333" calcext:value-type="float">
            <text:p>1.33E+00</text:p>
          </table:table-cell>
          <table:table-cell table:formula="of:=([.K64]*[.E64]-[.F64])/[.C$12]" office:value-type="float" office:value="-2" calcext:value-type="float">
            <text:p>-2</text:p>
          </table:table-cell>
          <table:table-cell table:formula="of:=[.G64]-[.P64]" office:value-type="float" office:value="0.6528" calcext:value-type="float">
            <text:p>0.6528</text:p>
          </table:table-cell>
          <table:table-cell table:number-columns-repeated="3"/>
        </table:table-row>
        <table:table-row table:style-name="ro1">
          <table:table-cell/>
          <table:table-cell table:formula="of:=[.B64]+[.C$14]" office:value-type="float" office:value="0.49" calcext:value-type="float">
            <text:p>0.49</text:p>
          </table:table-cell>
          <table:table-cell table:formula="of:=[.D65]*[.C$2]" office:value-type="float" office:value="78" calcext:value-type="float">
            <text:p>78.00</text:p>
          </table:table-cell>
          <table:table-cell table:formula="of:=([.B65]-[.E65])*([.I65]-[.F65])/([.H65]-[.E65])+[.F65]" office:value-type="float" office:value="0.312" calcext:value-type="float">
            <text:p>0.31</text:p>
          </table:table-cell>
          <table:table-cell table:formula="of:=IF([.$B65]&lt;[.$B$8];[.B$7];IF([.$B65]&lt;[.$B$9];[.B$8];IF([.$B65]&lt;[.$B$10];[.B$9];IF([.$B65]&lt;[.$B$11];[.B$10];[.B$11]))))" office:value-type="float" office:value="0.25" calcext:value-type="float">
            <text:p>0.25</text:p>
          </table:table-cell>
          <table:table-cell table:formula="of:=IF([.$B65]&lt;[.$B$8];[.C$7];IF([.$B65]&lt;[.$B$9];[.C$8];IF([.$B65]&lt;[.$B$10];[.C$9];IF([.$B65]&lt;[.$B$11];[.C$10];[.C$11]))))" office:value-type="float" office:value="0.6" calcext:value-type="float">
            <text:p>0.6</text:p>
          </table:table-cell>
          <table:table-cell table:formula="of:=IF([.$B65]&lt;[.$B$8];[.D$7];IF([.$B65]&lt;[.$B$9];[.D$8];IF([.$B65]&lt;[.$B$10];[.D$9];IF([.$B65]&lt;[.$B$11];[.D$10];[.D$11]))))" office:value-type="float" office:value="0.805555555555556" calcext:value-type="float">
            <text:p>0.8055555556</text:p>
          </table:table-cell>
          <table:table-cell table:formula="of:=IF([.$B65]&lt;[.$B$7];[.B$7];IF([.$B65]&lt;[.$B$8];[.B$8];IF([.$B65]&lt;[.$B$9];[.B$9];IF([.$B65]&lt;[.$B$10];[.B$10];[.B$11]))))" office:value-type="float" office:value="0.5" calcext:value-type="float">
            <text:p>0.5</text:p>
          </table:table-cell>
          <table:table-cell table:formula="of:=IF([.$B65]&lt;[.$B$7];[.C$7];IF([.$B65]&lt;[.$B$8];[.C$8];IF([.$B65]&lt;[.$B$9];[.C$9];IF([.$B65]&lt;[.$B$10];[.C$10];[.C$11]))))" office:value-type="float" office:value="0.3" calcext:value-type="float">
            <text:p>0.3</text:p>
          </table:table-cell>
          <table:table-cell table:formula="of:=IF([.$B65]&lt;[.$B$7];[.D$7];IF([.$B65]&lt;[.$B$8];[.D$8];IF([.$B65]&lt;[.$B$9];[.D$9];IF([.$B65]&lt;[.$B$10];[.D$10];[.D$11]))))" office:value-type="float" office:value="0.555555555555556" calcext:value-type="float">
            <text:p>0.5555555556</text:p>
          </table:table-cell>
          <table:table-cell table:formula="of:=([.I65]-[.F65])/([.H65]-[.E65])" office:value-type="float" office:value="-1.2" calcext:value-type="float">
            <text:p>-1.2</text:p>
          </table:table-cell>
          <table:table-cell table:formula="of:=[.M65]*[.$C$3]" office:value-type="float" office:value="2.81177777777778" calcext:value-type="float">
            <text:p>2.81</text:p>
          </table:table-cell>
          <table:table-cell table:formula="of:=[.M64]-AVERAGE([.N64];[.N65])*([.B65]-[.B64])" office:value-type="float" office:value="0.562355555555556" calcext:value-type="float">
            <text:p>0.56</text:p>
          </table:table-cell>
          <table:table-cell table:formula="of:=[.D65]/[.C$12]" office:value-type="float" office:value="0.693333333333333" calcext:value-type="float">
            <text:p>0.69</text:p>
          </table:table-cell>
          <table:table-cell table:formula="of:=[.P65]*[.$C$3]" office:value-type="float" office:value="0.728444444444444" calcext:value-type="float">
            <text:p>0.73</text:p>
          </table:table-cell>
          <table:table-cell table:formula="of:=[.G65]- [.K65]/(2*[.C$12] )* [.B65]*[.B65]  +  ([.K65]*[.E65] - [.F65])/[.C$12] * [.B65]" office:value-type="float" office:value="0.145688888888889" calcext:value-type="float">
            <text:p>0.15</text:p>
          </table:table-cell>
          <table:table-cell table:formula="of:=(-[.T65]+SQRT([.T65]*[.T65] - 4*[.S65]*[.U65]))/(2*[.S65])" office:value-type="float" office:value="1.01" calcext:value-type="float">
            <text:p>1.01</text:p>
          </table:table-cell>
          <table:table-cell table:formula="of:=(-[.T65]-SQRT([.T65]*[.T65] - 4*[.S65]*[.U65]))/(2*[.S65])" office:value-type="float" office:value="0.49" calcext:value-type="float">
            <text:p>0.49</text:p>
          </table:table-cell>
          <table:table-cell table:formula="of:=-[.K65] /(2 *[.C$12])" office:value-type="float" office:value="1.33333333333333" calcext:value-type="float">
            <text:p>1.33E+00</text:p>
          </table:table-cell>
          <table:table-cell table:formula="of:=([.K65]*[.E65]-[.F65])/[.C$12]" office:value-type="float" office:value="-2" calcext:value-type="float">
            <text:p>-2</text:p>
          </table:table-cell>
          <table:table-cell table:formula="of:=[.G65]-[.P65]" office:value-type="float" office:value="0.659866666666667" calcext:value-type="float">
            <text:p>0.6598666667</text:p>
          </table:table-cell>
          <table:table-cell table:number-columns-repeated="3"/>
        </table:table-row>
        <table:table-row table:style-name="ro1">
          <table:table-cell/>
          <table:table-cell table:formula="of:=[.B65]+[.C$14]" office:value-type="float" office:value="0.5" calcext:value-type="float">
            <text:p>0.50</text:p>
          </table:table-cell>
          <table:table-cell table:formula="of:=[.D66]*[.C$2]" office:value-type="float" office:value="75" calcext:value-type="float">
            <text:p>75.00</text:p>
          </table:table-cell>
          <table:table-cell table:formula="of:=([.B66]-[.E66])*([.I66]-[.F66])/([.H66]-[.E66])+[.F66]" office:value-type="float" office:value="0.3" calcext:value-type="float">
            <text:p>0.30</text:p>
          </table:table-cell>
          <table:table-cell table:formula="of:=IF([.$B66]&lt;[.$B$8];[.B$7];IF([.$B66]&lt;[.$B$9];[.B$8];IF([.$B66]&lt;[.$B$10];[.B$9];IF([.$B66]&lt;[.$B$11];[.B$10];[.B$11]))))" office:value-type="float" office:value="0.5" calcext:value-type="float">
            <text:p>0.5</text:p>
          </table:table-cell>
          <table:table-cell table:formula="of:=IF([.$B66]&lt;[.$B$8];[.C$7];IF([.$B66]&lt;[.$B$9];[.C$8];IF([.$B66]&lt;[.$B$10];[.C$9];IF([.$B66]&lt;[.$B$11];[.C$10];[.C$11]))))" office:value-type="float" office:value="0.3" calcext:value-type="float">
            <text:p>0.3</text:p>
          </table:table-cell>
          <table:table-cell table:formula="of:=IF([.$B66]&lt;[.$B$8];[.D$7];IF([.$B66]&lt;[.$B$9];[.D$8];IF([.$B66]&lt;[.$B$10];[.D$9];IF([.$B66]&lt;[.$B$11];[.D$10];[.D$11]))))" office:value-type="float" office:value="0.555555555555556" calcext:value-type="float">
            <text:p>0.5555555556</text:p>
          </table:table-cell>
          <table:table-cell table:formula="of:=IF([.$B66]&lt;[.$B$7];[.B$7];IF([.$B66]&lt;[.$B$8];[.B$8];IF([.$B66]&lt;[.$B$9];[.B$9];IF([.$B66]&lt;[.$B$10];[.B$10];[.B$11]))))" office:value-type="float" office:value="0.75" calcext:value-type="float">
            <text:p>0.75</text:p>
          </table:table-cell>
          <table:table-cell table:formula="of:=IF([.$B66]&lt;[.$B$7];[.C$7];IF([.$B66]&lt;[.$B$8];[.C$8];IF([.$B66]&lt;[.$B$9];[.C$9];IF([.$B66]&lt;[.$B$10];[.C$10];[.C$11]))))" office:value-type="float" office:value="0.8" calcext:value-type="float">
            <text:p>0.8</text:p>
          </table:table-cell>
          <table:table-cell table:formula="of:=IF([.$B66]&lt;[.$B$7];[.D$7];IF([.$B66]&lt;[.$B$8];[.D$8];IF([.$B66]&lt;[.$B$9];[.D$9];IF([.$B66]&lt;[.$B$10];[.D$10];[.D$11]))))" office:value-type="float" office:value="0.25" calcext:value-type="float">
            <text:p>0.25</text:p>
          </table:table-cell>
          <table:table-cell table:formula="of:=([.I66]-[.F66])/([.H66]-[.E66])" office:value-type="float" office:value="2" calcext:value-type="float">
            <text:p>2</text:p>
          </table:table-cell>
          <table:table-cell table:formula="of:=[.M66]*[.$C$3]" office:value-type="float" office:value="2.77777777777778" calcext:value-type="float">
            <text:p>2.78</text:p>
          </table:table-cell>
          <table:table-cell table:formula="of:=[.M65]-AVERAGE([.N65];[.N66])*([.B66]-[.B65])" office:value-type="float" office:value="0.555555555555556" calcext:value-type="float">
            <text:p>0.56</text:p>
          </table:table-cell>
          <table:table-cell table:formula="of:=[.D66]/[.C$12]" office:value-type="float" office:value="0.666666666666667" calcext:value-type="float">
            <text:p>0.67</text:p>
          </table:table-cell>
          <table:table-cell table:formula="of:=[.P66]*[.$C$3]" office:value-type="float" office:value="3.88888888888889" calcext:value-type="float">
            <text:p>3.89</text:p>
          </table:table-cell>
          <table:table-cell table:formula="of:=[.G66]- [.K66]/(2*[.C$12] )* [.B66]*[.B66]  +  ([.K66]*[.E66] - [.F66])/[.C$12] * [.B66]" office:value-type="float" office:value="0.777777777777778" calcext:value-type="float">
            <text:p>0.78</text:p>
          </table:table-cell>
          <table:table-cell table:formula="of:=(-[.T66]+SQRT([.T66]*[.T66] - 4*[.S66]*[.U66]))/(2*[.S66])" office:value-type="float" office:value="0.2" calcext:value-type="float">
            <text:p>0.20</text:p>
          </table:table-cell>
          <table:table-cell table:formula="of:=(-[.T66]-SQRT([.T66]*[.T66] - 4*[.S66]*[.U66]))/(2*[.S66])" office:value-type="float" office:value="0.5" calcext:value-type="float">
            <text:p>0.5</text:p>
          </table:table-cell>
          <table:table-cell table:formula="of:=-[.K66] /(2 *[.C$12])" office:value-type="float" office:value="-2.22222222222222" calcext:value-type="float">
            <text:p>-2.22E+00</text:p>
          </table:table-cell>
          <table:table-cell table:formula="of:=([.K66]*[.E66]-[.F66])/[.C$12]" office:value-type="float" office:value="1.55555555555556" calcext:value-type="float">
            <text:p>1.5555555556</text:p>
          </table:table-cell>
          <table:table-cell table:formula="of:=[.G66]-[.P66]" office:value-type="float" office:value="-0.222222222222222" calcext:value-type="float">
            <text:p>-0.2222222222</text:p>
          </table:table-cell>
          <table:table-cell table:number-columns-repeated="3"/>
        </table:table-row>
        <table:table-row table:style-name="ro1">
          <table:table-cell/>
          <table:table-cell table:formula="of:=[.B66]+[.C$14]" office:value-type="float" office:value="0.51" calcext:value-type="float">
            <text:p>0.51</text:p>
          </table:table-cell>
          <table:table-cell table:formula="of:=[.D67]*[.C$2]" office:value-type="float" office:value="80" calcext:value-type="float">
            <text:p>80.00</text:p>
          </table:table-cell>
          <table:table-cell table:formula="of:=([.B67]-[.E67])*([.I67]-[.F67])/([.H67]-[.E67])+[.F67]" office:value-type="float" office:value="0.32" calcext:value-type="float">
            <text:p>0.32</text:p>
          </table:table-cell>
          <table:table-cell table:formula="of:=IF([.$B67]&lt;[.$B$8];[.B$7];IF([.$B67]&lt;[.$B$9];[.B$8];IF([.$B67]&lt;[.$B$10];[.B$9];IF([.$B67]&lt;[.$B$11];[.B$10];[.B$11]))))" office:value-type="float" office:value="0.5" calcext:value-type="float">
            <text:p>0.5</text:p>
          </table:table-cell>
          <table:table-cell table:formula="of:=IF([.$B67]&lt;[.$B$8];[.C$7];IF([.$B67]&lt;[.$B$9];[.C$8];IF([.$B67]&lt;[.$B$10];[.C$9];IF([.$B67]&lt;[.$B$11];[.C$10];[.C$11]))))" office:value-type="float" office:value="0.3" calcext:value-type="float">
            <text:p>0.3</text:p>
          </table:table-cell>
          <table:table-cell table:formula="of:=IF([.$B67]&lt;[.$B$8];[.D$7];IF([.$B67]&lt;[.$B$9];[.D$8];IF([.$B67]&lt;[.$B$10];[.D$9];IF([.$B67]&lt;[.$B$11];[.D$10];[.D$11]))))" office:value-type="float" office:value="0.555555555555556" calcext:value-type="float">
            <text:p>0.5555555556</text:p>
          </table:table-cell>
          <table:table-cell table:formula="of:=IF([.$B67]&lt;[.$B$7];[.B$7];IF([.$B67]&lt;[.$B$8];[.B$8];IF([.$B67]&lt;[.$B$9];[.B$9];IF([.$B67]&lt;[.$B$10];[.B$10];[.B$11]))))" office:value-type="float" office:value="0.75" calcext:value-type="float">
            <text:p>0.75</text:p>
          </table:table-cell>
          <table:table-cell table:formula="of:=IF([.$B67]&lt;[.$B$7];[.C$7];IF([.$B67]&lt;[.$B$8];[.C$8];IF([.$B67]&lt;[.$B$9];[.C$9];IF([.$B67]&lt;[.$B$10];[.C$10];[.C$11]))))" office:value-type="float" office:value="0.8" calcext:value-type="float">
            <text:p>0.8</text:p>
          </table:table-cell>
          <table:table-cell table:formula="of:=IF([.$B67]&lt;[.$B$7];[.D$7];IF([.$B67]&lt;[.$B$8];[.D$8];IF([.$B67]&lt;[.$B$9];[.D$9];IF([.$B67]&lt;[.$B$10];[.D$10];[.D$11]))))" office:value-type="float" office:value="0.25" calcext:value-type="float">
            <text:p>0.25</text:p>
          </table:table-cell>
          <table:table-cell table:formula="of:=([.I67]-[.F67])/([.H67]-[.E67])" office:value-type="float" office:value="2" calcext:value-type="float">
            <text:p>2</text:p>
          </table:table-cell>
          <table:table-cell table:formula="of:=[.M67]*[.$C$3]" office:value-type="float" office:value="2.74333333333333" calcext:value-type="float">
            <text:p>2.74</text:p>
          </table:table-cell>
          <table:table-cell table:formula="of:=[.M66]-AVERAGE([.N66];[.N67])*([.B67]-[.B66])" office:value-type="float" office:value="0.548666666666667" calcext:value-type="float">
            <text:p>0.55</text:p>
          </table:table-cell>
          <table:table-cell table:formula="of:=[.D67]/[.C$12]" office:value-type="float" office:value="0.711111111111111" calcext:value-type="float">
            <text:p>0.71</text:p>
          </table:table-cell>
          <table:table-cell table:formula="of:=[.P67]*[.$C$3]" office:value-type="float" office:value="3.85444444444444" calcext:value-type="float">
            <text:p>3.85</text:p>
          </table:table-cell>
          <table:table-cell table:formula="of:=[.G67]- [.K67]/(2*[.C$12] )* [.B67]*[.B67]  +  ([.K67]*[.E67] - [.F67])/[.C$12] * [.B67]" office:value-type="float" office:value="0.770888888888889" calcext:value-type="float">
            <text:p>0.77</text:p>
          </table:table-cell>
          <table:table-cell table:formula="of:=(-[.T67]+SQRT([.T67]*[.T67] - 4*[.S67]*[.U67]))/(2*[.S67])" office:value-type="float" office:value="0.19" calcext:value-type="float">
            <text:p>0.19</text:p>
          </table:table-cell>
          <table:table-cell table:formula="of:=(-[.T67]-SQRT([.T67]*[.T67] - 4*[.S67]*[.U67]))/(2*[.S67])" office:value-type="float" office:value="0.51" calcext:value-type="float">
            <text:p>0.51</text:p>
          </table:table-cell>
          <table:table-cell table:formula="of:=-[.K67] /(2 *[.C$12])" office:value-type="float" office:value="-2.22222222222222" calcext:value-type="float">
            <text:p>-2.22E+00</text:p>
          </table:table-cell>
          <table:table-cell table:formula="of:=([.K67]*[.E67]-[.F67])/[.C$12]" office:value-type="float" office:value="1.55555555555556" calcext:value-type="float">
            <text:p>1.5555555556</text:p>
          </table:table-cell>
          <table:table-cell table:formula="of:=[.G67]-[.P67]" office:value-type="float" office:value="-0.215333333333333" calcext:value-type="float">
            <text:p>-0.2153333333</text:p>
          </table:table-cell>
          <table:table-cell table:number-columns-repeated="3"/>
        </table:table-row>
        <table:table-row table:style-name="ro1">
          <table:table-cell/>
          <table:table-cell table:formula="of:=[.B67]+[.C$14]" office:value-type="float" office:value="0.52" calcext:value-type="float">
            <text:p>0.52</text:p>
          </table:table-cell>
          <table:table-cell table:formula="of:=[.D68]*[.C$2]" office:value-type="float" office:value="85" calcext:value-type="float">
            <text:p>85.00</text:p>
          </table:table-cell>
          <table:table-cell table:formula="of:=([.B68]-[.E68])*([.I68]-[.F68])/([.H68]-[.E68])+[.F68]" office:value-type="float" office:value="0.34" calcext:value-type="float">
            <text:p>0.34</text:p>
          </table:table-cell>
          <table:table-cell table:formula="of:=IF([.$B68]&lt;[.$B$8];[.B$7];IF([.$B68]&lt;[.$B$9];[.B$8];IF([.$B68]&lt;[.$B$10];[.B$9];IF([.$B68]&lt;[.$B$11];[.B$10];[.B$11]))))" office:value-type="float" office:value="0.5" calcext:value-type="float">
            <text:p>0.5</text:p>
          </table:table-cell>
          <table:table-cell table:formula="of:=IF([.$B68]&lt;[.$B$8];[.C$7];IF([.$B68]&lt;[.$B$9];[.C$8];IF([.$B68]&lt;[.$B$10];[.C$9];IF([.$B68]&lt;[.$B$11];[.C$10];[.C$11]))))" office:value-type="float" office:value="0.3" calcext:value-type="float">
            <text:p>0.3</text:p>
          </table:table-cell>
          <table:table-cell table:formula="of:=IF([.$B68]&lt;[.$B$8];[.D$7];IF([.$B68]&lt;[.$B$9];[.D$8];IF([.$B68]&lt;[.$B$10];[.D$9];IF([.$B68]&lt;[.$B$11];[.D$10];[.D$11]))))" office:value-type="float" office:value="0.555555555555556" calcext:value-type="float">
            <text:p>0.5555555556</text:p>
          </table:table-cell>
          <table:table-cell table:formula="of:=IF([.$B68]&lt;[.$B$7];[.B$7];IF([.$B68]&lt;[.$B$8];[.B$8];IF([.$B68]&lt;[.$B$9];[.B$9];IF([.$B68]&lt;[.$B$10];[.B$10];[.B$11]))))" office:value-type="float" office:value="0.75" calcext:value-type="float">
            <text:p>0.75</text:p>
          </table:table-cell>
          <table:table-cell table:formula="of:=IF([.$B68]&lt;[.$B$7];[.C$7];IF([.$B68]&lt;[.$B$8];[.C$8];IF([.$B68]&lt;[.$B$9];[.C$9];IF([.$B68]&lt;[.$B$10];[.C$10];[.C$11]))))" office:value-type="float" office:value="0.8" calcext:value-type="float">
            <text:p>0.8</text:p>
          </table:table-cell>
          <table:table-cell table:formula="of:=IF([.$B68]&lt;[.$B$7];[.D$7];IF([.$B68]&lt;[.$B$8];[.D$8];IF([.$B68]&lt;[.$B$9];[.D$9];IF([.$B68]&lt;[.$B$10];[.D$10];[.D$11]))))" office:value-type="float" office:value="0.25" calcext:value-type="float">
            <text:p>0.25</text:p>
          </table:table-cell>
          <table:table-cell table:formula="of:=([.I68]-[.F68])/([.H68]-[.E68])" office:value-type="float" office:value="2" calcext:value-type="float">
            <text:p>2</text:p>
          </table:table-cell>
          <table:table-cell table:formula="of:=[.M68]*[.$C$3]" office:value-type="float" office:value="2.70666666666667" calcext:value-type="float">
            <text:p>2.71</text:p>
          </table:table-cell>
          <table:table-cell table:formula="of:=[.M67]-AVERAGE([.N67];[.N68])*([.B68]-[.B67])" office:value-type="float" office:value="0.541333333333333" calcext:value-type="float">
            <text:p>0.54</text:p>
          </table:table-cell>
          <table:table-cell table:formula="of:=[.D68]/[.C$12]" office:value-type="float" office:value="0.755555555555556" calcext:value-type="float">
            <text:p>0.76</text:p>
          </table:table-cell>
          <table:table-cell table:formula="of:=[.P68]*[.$C$3]" office:value-type="float" office:value="3.81777777777778" calcext:value-type="float">
            <text:p>3.82</text:p>
          </table:table-cell>
          <table:table-cell table:formula="of:=[.G68]- [.K68]/(2*[.C$12] )* [.B68]*[.B68]  +  ([.K68]*[.E68] - [.F68])/[.C$12] * [.B68]" office:value-type="float" office:value="0.763555555555555" calcext:value-type="float">
            <text:p>0.76</text:p>
          </table:table-cell>
          <table:table-cell table:formula="of:=(-[.T68]+SQRT([.T68]*[.T68] - 4*[.S68]*[.U68]))/(2*[.S68])" office:value-type="float" office:value="0.18" calcext:value-type="float">
            <text:p>0.18</text:p>
          </table:table-cell>
          <table:table-cell table:formula="of:=(-[.T68]-SQRT([.T68]*[.T68] - 4*[.S68]*[.U68]))/(2*[.S68])" office:value-type="float" office:value="0.52" calcext:value-type="float">
            <text:p>0.52</text:p>
          </table:table-cell>
          <table:table-cell table:formula="of:=-[.K68] /(2 *[.C$12])" office:value-type="float" office:value="-2.22222222222222" calcext:value-type="float">
            <text:p>-2.22E+00</text:p>
          </table:table-cell>
          <table:table-cell table:formula="of:=([.K68]*[.E68]-[.F68])/[.C$12]" office:value-type="float" office:value="1.55555555555556" calcext:value-type="float">
            <text:p>1.5555555556</text:p>
          </table:table-cell>
          <table:table-cell table:formula="of:=[.G68]-[.P68]" office:value-type="float" office:value="-0.208" calcext:value-type="float">
            <text:p>-0.208</text:p>
          </table:table-cell>
          <table:table-cell table:number-columns-repeated="3"/>
        </table:table-row>
        <table:table-row table:style-name="ro1">
          <table:table-cell/>
          <table:table-cell table:formula="of:=[.B68]+[.C$14]" office:value-type="float" office:value="0.53" calcext:value-type="float">
            <text:p>0.53</text:p>
          </table:table-cell>
          <table:table-cell table:formula="of:=[.D69]*[.C$2]" office:value-type="float" office:value="90" calcext:value-type="float">
            <text:p>90.00</text:p>
          </table:table-cell>
          <table:table-cell table:formula="of:=([.B69]-[.E69])*([.I69]-[.F69])/([.H69]-[.E69])+[.F69]" office:value-type="float" office:value="0.36" calcext:value-type="float">
            <text:p>0.36</text:p>
          </table:table-cell>
          <table:table-cell table:formula="of:=IF([.$B69]&lt;[.$B$8];[.B$7];IF([.$B69]&lt;[.$B$9];[.B$8];IF([.$B69]&lt;[.$B$10];[.B$9];IF([.$B69]&lt;[.$B$11];[.B$10];[.B$11]))))" office:value-type="float" office:value="0.5" calcext:value-type="float">
            <text:p>0.5</text:p>
          </table:table-cell>
          <table:table-cell table:formula="of:=IF([.$B69]&lt;[.$B$8];[.C$7];IF([.$B69]&lt;[.$B$9];[.C$8];IF([.$B69]&lt;[.$B$10];[.C$9];IF([.$B69]&lt;[.$B$11];[.C$10];[.C$11]))))" office:value-type="float" office:value="0.3" calcext:value-type="float">
            <text:p>0.3</text:p>
          </table:table-cell>
          <table:table-cell table:formula="of:=IF([.$B69]&lt;[.$B$8];[.D$7];IF([.$B69]&lt;[.$B$9];[.D$8];IF([.$B69]&lt;[.$B$10];[.D$9];IF([.$B69]&lt;[.$B$11];[.D$10];[.D$11]))))" office:value-type="float" office:value="0.555555555555556" calcext:value-type="float">
            <text:p>0.5555555556</text:p>
          </table:table-cell>
          <table:table-cell table:formula="of:=IF([.$B69]&lt;[.$B$7];[.B$7];IF([.$B69]&lt;[.$B$8];[.B$8];IF([.$B69]&lt;[.$B$9];[.B$9];IF([.$B69]&lt;[.$B$10];[.B$10];[.B$11]))))" office:value-type="float" office:value="0.75" calcext:value-type="float">
            <text:p>0.75</text:p>
          </table:table-cell>
          <table:table-cell table:formula="of:=IF([.$B69]&lt;[.$B$7];[.C$7];IF([.$B69]&lt;[.$B$8];[.C$8];IF([.$B69]&lt;[.$B$9];[.C$9];IF([.$B69]&lt;[.$B$10];[.C$10];[.C$11]))))" office:value-type="float" office:value="0.8" calcext:value-type="float">
            <text:p>0.8</text:p>
          </table:table-cell>
          <table:table-cell table:formula="of:=IF([.$B69]&lt;[.$B$7];[.D$7];IF([.$B69]&lt;[.$B$8];[.D$8];IF([.$B69]&lt;[.$B$9];[.D$9];IF([.$B69]&lt;[.$B$10];[.D$10];[.D$11]))))" office:value-type="float" office:value="0.25" calcext:value-type="float">
            <text:p>0.25</text:p>
          </table:table-cell>
          <table:table-cell table:formula="of:=([.I69]-[.F69])/([.H69]-[.E69])" office:value-type="float" office:value="2" calcext:value-type="float">
            <text:p>2</text:p>
          </table:table-cell>
          <table:table-cell table:formula="of:=[.M69]*[.$C$3]" office:value-type="float" office:value="2.66777777777778" calcext:value-type="float">
            <text:p>2.67</text:p>
          </table:table-cell>
          <table:table-cell table:formula="of:=[.M68]-AVERAGE([.N68];[.N69])*([.B69]-[.B68])" office:value-type="float" office:value="0.533555555555556" calcext:value-type="float">
            <text:p>0.53</text:p>
          </table:table-cell>
          <table:table-cell table:formula="of:=[.D69]/[.C$12]" office:value-type="float" office:value="0.8" calcext:value-type="float">
            <text:p>0.80</text:p>
          </table:table-cell>
          <table:table-cell table:formula="of:=[.P69]*[.$C$3]" office:value-type="float" office:value="3.77888888888889" calcext:value-type="float">
            <text:p>3.78</text:p>
          </table:table-cell>
          <table:table-cell table:formula="of:=[.G69]- [.K69]/(2*[.C$12] )* [.B69]*[.B69]  +  ([.K69]*[.E69] - [.F69])/[.C$12] * [.B69]" office:value-type="float" office:value="0.755777777777778" calcext:value-type="float">
            <text:p>0.76</text:p>
          </table:table-cell>
          <table:table-cell table:formula="of:=(-[.T69]+SQRT([.T69]*[.T69] - 4*[.S69]*[.U69]))/(2*[.S69])" office:value-type="float" office:value="0.17" calcext:value-type="float">
            <text:p>0.17</text:p>
          </table:table-cell>
          <table:table-cell table:formula="of:=(-[.T69]-SQRT([.T69]*[.T69] - 4*[.S69]*[.U69]))/(2*[.S69])" office:value-type="float" office:value="0.53" calcext:value-type="float">
            <text:p>0.53</text:p>
          </table:table-cell>
          <table:table-cell table:formula="of:=-[.K69] /(2 *[.C$12])" office:value-type="float" office:value="-2.22222222222222" calcext:value-type="float">
            <text:p>-2.22E+00</text:p>
          </table:table-cell>
          <table:table-cell table:formula="of:=([.K69]*[.E69]-[.F69])/[.C$12]" office:value-type="float" office:value="1.55555555555556" calcext:value-type="float">
            <text:p>1.5555555556</text:p>
          </table:table-cell>
          <table:table-cell table:formula="of:=[.G69]-[.P69]" office:value-type="float" office:value="-0.200222222222222" calcext:value-type="float">
            <text:p>-0.2002222222</text:p>
          </table:table-cell>
          <table:table-cell table:number-columns-repeated="3"/>
        </table:table-row>
        <table:table-row table:style-name="ro1">
          <table:table-cell/>
          <table:table-cell table:formula="of:=[.B69]+[.C$14]" office:value-type="float" office:value="0.54" calcext:value-type="float">
            <text:p>0.54</text:p>
          </table:table-cell>
          <table:table-cell table:formula="of:=[.D70]*[.C$2]" office:value-type="float" office:value="95" calcext:value-type="float">
            <text:p>95.00</text:p>
          </table:table-cell>
          <table:table-cell table:formula="of:=([.B70]-[.E70])*([.I70]-[.F70])/([.H70]-[.E70])+[.F70]" office:value-type="float" office:value="0.38" calcext:value-type="float">
            <text:p>0.38</text:p>
          </table:table-cell>
          <table:table-cell table:formula="of:=IF([.$B70]&lt;[.$B$8];[.B$7];IF([.$B70]&lt;[.$B$9];[.B$8];IF([.$B70]&lt;[.$B$10];[.B$9];IF([.$B70]&lt;[.$B$11];[.B$10];[.B$11]))))" office:value-type="float" office:value="0.5" calcext:value-type="float">
            <text:p>0.5</text:p>
          </table:table-cell>
          <table:table-cell table:formula="of:=IF([.$B70]&lt;[.$B$8];[.C$7];IF([.$B70]&lt;[.$B$9];[.C$8];IF([.$B70]&lt;[.$B$10];[.C$9];IF([.$B70]&lt;[.$B$11];[.C$10];[.C$11]))))" office:value-type="float" office:value="0.3" calcext:value-type="float">
            <text:p>0.3</text:p>
          </table:table-cell>
          <table:table-cell table:formula="of:=IF([.$B70]&lt;[.$B$8];[.D$7];IF([.$B70]&lt;[.$B$9];[.D$8];IF([.$B70]&lt;[.$B$10];[.D$9];IF([.$B70]&lt;[.$B$11];[.D$10];[.D$11]))))" office:value-type="float" office:value="0.555555555555556" calcext:value-type="float">
            <text:p>0.5555555556</text:p>
          </table:table-cell>
          <table:table-cell table:formula="of:=IF([.$B70]&lt;[.$B$7];[.B$7];IF([.$B70]&lt;[.$B$8];[.B$8];IF([.$B70]&lt;[.$B$9];[.B$9];IF([.$B70]&lt;[.$B$10];[.B$10];[.B$11]))))" office:value-type="float" office:value="0.75" calcext:value-type="float">
            <text:p>0.75</text:p>
          </table:table-cell>
          <table:table-cell table:formula="of:=IF([.$B70]&lt;[.$B$7];[.C$7];IF([.$B70]&lt;[.$B$8];[.C$8];IF([.$B70]&lt;[.$B$9];[.C$9];IF([.$B70]&lt;[.$B$10];[.C$10];[.C$11]))))" office:value-type="float" office:value="0.8" calcext:value-type="float">
            <text:p>0.8</text:p>
          </table:table-cell>
          <table:table-cell table:formula="of:=IF([.$B70]&lt;[.$B$7];[.D$7];IF([.$B70]&lt;[.$B$8];[.D$8];IF([.$B70]&lt;[.$B$9];[.D$9];IF([.$B70]&lt;[.$B$10];[.D$10];[.D$11]))))" office:value-type="float" office:value="0.25" calcext:value-type="float">
            <text:p>0.25</text:p>
          </table:table-cell>
          <table:table-cell table:formula="of:=([.I70]-[.F70])/([.H70]-[.E70])" office:value-type="float" office:value="2" calcext:value-type="float">
            <text:p>2</text:p>
          </table:table-cell>
          <table:table-cell table:formula="of:=[.M70]*[.$C$3]" office:value-type="float" office:value="2.62666666666667" calcext:value-type="float">
            <text:p>2.63</text:p>
          </table:table-cell>
          <table:table-cell table:formula="of:=[.M69]-AVERAGE([.N69];[.N70])*([.B70]-[.B69])" office:value-type="float" office:value="0.525333333333333" calcext:value-type="float">
            <text:p>0.53</text:p>
          </table:table-cell>
          <table:table-cell table:formula="of:=[.D70]/[.C$12]" office:value-type="float" office:value="0.844444444444445" calcext:value-type="float">
            <text:p>0.84</text:p>
          </table:table-cell>
          <table:table-cell table:formula="of:=[.P70]*[.$C$3]" office:value-type="float" office:value="3.73777777777778" calcext:value-type="float">
            <text:p>3.74</text:p>
          </table:table-cell>
          <table:table-cell table:formula="of:=[.G70]- [.K70]/(2*[.C$12] )* [.B70]*[.B70]  +  ([.K70]*[.E70] - [.F70])/[.C$12] * [.B70]" office:value-type="float" office:value="0.747555555555555" calcext:value-type="float">
            <text:p>0.75</text:p>
          </table:table-cell>
          <table:table-cell table:formula="of:=(-[.T70]+SQRT([.T70]*[.T70] - 4*[.S70]*[.U70]))/(2*[.S70])" office:value-type="float" office:value="0.16" calcext:value-type="float">
            <text:p>0.16</text:p>
          </table:table-cell>
          <table:table-cell table:formula="of:=(-[.T70]-SQRT([.T70]*[.T70] - 4*[.S70]*[.U70]))/(2*[.S70])" office:value-type="float" office:value="0.54" calcext:value-type="float">
            <text:p>0.54</text:p>
          </table:table-cell>
          <table:table-cell table:formula="of:=-[.K70] /(2 *[.C$12])" office:value-type="float" office:value="-2.22222222222222" calcext:value-type="float">
            <text:p>-2.22E+00</text:p>
          </table:table-cell>
          <table:table-cell table:formula="of:=([.K70]*[.E70]-[.F70])/[.C$12]" office:value-type="float" office:value="1.55555555555556" calcext:value-type="float">
            <text:p>1.5555555556</text:p>
          </table:table-cell>
          <table:table-cell table:formula="of:=[.G70]-[.P70]" office:value-type="float" office:value="-0.192" calcext:value-type="float">
            <text:p>-0.192</text:p>
          </table:table-cell>
          <table:table-cell table:number-columns-repeated="3"/>
        </table:table-row>
        <table:table-row table:style-name="ro1">
          <table:table-cell/>
          <table:table-cell table:formula="of:=[.B70]+[.C$14]" office:value-type="float" office:value="0.55" calcext:value-type="float">
            <text:p>0.55</text:p>
          </table:table-cell>
          <table:table-cell table:formula="of:=[.D71]*[.C$2]" office:value-type="float" office:value="100" calcext:value-type="float">
            <text:p>100.00</text:p>
          </table:table-cell>
          <table:table-cell table:formula="of:=([.B71]-[.E71])*([.I71]-[.F71])/([.H71]-[.E71])+[.F71]" office:value-type="float" office:value="0.4" calcext:value-type="float">
            <text:p>0.40</text:p>
          </table:table-cell>
          <table:table-cell table:formula="of:=IF([.$B71]&lt;[.$B$8];[.B$7];IF([.$B71]&lt;[.$B$9];[.B$8];IF([.$B71]&lt;[.$B$10];[.B$9];IF([.$B71]&lt;[.$B$11];[.B$10];[.B$11]))))" office:value-type="float" office:value="0.5" calcext:value-type="float">
            <text:p>0.5</text:p>
          </table:table-cell>
          <table:table-cell table:formula="of:=IF([.$B71]&lt;[.$B$8];[.C$7];IF([.$B71]&lt;[.$B$9];[.C$8];IF([.$B71]&lt;[.$B$10];[.C$9];IF([.$B71]&lt;[.$B$11];[.C$10];[.C$11]))))" office:value-type="float" office:value="0.3" calcext:value-type="float">
            <text:p>0.3</text:p>
          </table:table-cell>
          <table:table-cell table:formula="of:=IF([.$B71]&lt;[.$B$8];[.D$7];IF([.$B71]&lt;[.$B$9];[.D$8];IF([.$B71]&lt;[.$B$10];[.D$9];IF([.$B71]&lt;[.$B$11];[.D$10];[.D$11]))))" office:value-type="float" office:value="0.555555555555556" calcext:value-type="float">
            <text:p>0.5555555556</text:p>
          </table:table-cell>
          <table:table-cell table:formula="of:=IF([.$B71]&lt;[.$B$7];[.B$7];IF([.$B71]&lt;[.$B$8];[.B$8];IF([.$B71]&lt;[.$B$9];[.B$9];IF([.$B71]&lt;[.$B$10];[.B$10];[.B$11]))))" office:value-type="float" office:value="0.75" calcext:value-type="float">
            <text:p>0.75</text:p>
          </table:table-cell>
          <table:table-cell table:formula="of:=IF([.$B71]&lt;[.$B$7];[.C$7];IF([.$B71]&lt;[.$B$8];[.C$8];IF([.$B71]&lt;[.$B$9];[.C$9];IF([.$B71]&lt;[.$B$10];[.C$10];[.C$11]))))" office:value-type="float" office:value="0.8" calcext:value-type="float">
            <text:p>0.8</text:p>
          </table:table-cell>
          <table:table-cell table:formula="of:=IF([.$B71]&lt;[.$B$7];[.D$7];IF([.$B71]&lt;[.$B$8];[.D$8];IF([.$B71]&lt;[.$B$9];[.D$9];IF([.$B71]&lt;[.$B$10];[.D$10];[.D$11]))))" office:value-type="float" office:value="0.25" calcext:value-type="float">
            <text:p>0.25</text:p>
          </table:table-cell>
          <table:table-cell table:formula="of:=([.I71]-[.F71])/([.H71]-[.E71])" office:value-type="float" office:value="2" calcext:value-type="float">
            <text:p>2</text:p>
          </table:table-cell>
          <table:table-cell table:formula="of:=[.M71]*[.$C$3]" office:value-type="float" office:value="2.58333333333333" calcext:value-type="float">
            <text:p>2.58</text:p>
          </table:table-cell>
          <table:table-cell table:formula="of:=[.M70]-AVERAGE([.N70];[.N71])*([.B71]-[.B70])" office:value-type="float" office:value="0.516666666666667" calcext:value-type="float">
            <text:p>0.52</text:p>
          </table:table-cell>
          <table:table-cell table:formula="of:=[.D71]/[.C$12]" office:value-type="float" office:value="0.888888888888889" calcext:value-type="float">
            <text:p>0.89</text:p>
          </table:table-cell>
          <table:table-cell table:formula="of:=[.P71]*[.$C$3]" office:value-type="float" office:value="3.69444444444444" calcext:value-type="float">
            <text:p>3.69</text:p>
          </table:table-cell>
          <table:table-cell table:formula="of:=[.G71]- [.K71]/(2*[.C$12] )* [.B71]*[.B71]  +  ([.K71]*[.E71] - [.F71])/[.C$12] * [.B71]" office:value-type="float" office:value="0.738888888888889" calcext:value-type="float">
            <text:p>0.74</text:p>
          </table:table-cell>
          <table:table-cell table:formula="of:=(-[.T71]+SQRT([.T71]*[.T71] - 4*[.S71]*[.U71]))/(2*[.S71])" office:value-type="float" office:value="0.15" calcext:value-type="float">
            <text:p>0.15</text:p>
          </table:table-cell>
          <table:table-cell table:formula="of:=(-[.T71]-SQRT([.T71]*[.T71] - 4*[.S71]*[.U71]))/(2*[.S71])" office:value-type="float" office:value="0.55" calcext:value-type="float">
            <text:p>0.55</text:p>
          </table:table-cell>
          <table:table-cell table:formula="of:=-[.K71] /(2 *[.C$12])" office:value-type="float" office:value="-2.22222222222222" calcext:value-type="float">
            <text:p>-2.22E+00</text:p>
          </table:table-cell>
          <table:table-cell table:formula="of:=([.K71]*[.E71]-[.F71])/[.C$12]" office:value-type="float" office:value="1.55555555555556" calcext:value-type="float">
            <text:p>1.5555555556</text:p>
          </table:table-cell>
          <table:table-cell table:formula="of:=[.G71]-[.P71]" office:value-type="float" office:value="-0.183333333333333" calcext:value-type="float">
            <text:p>-0.1833333333</text:p>
          </table:table-cell>
          <table:table-cell table:number-columns-repeated="3"/>
        </table:table-row>
        <table:table-row table:style-name="ro1">
          <table:table-cell/>
          <table:table-cell table:formula="of:=[.B71]+[.C$14]" office:value-type="float" office:value="0.56" calcext:value-type="float">
            <text:p>0.56</text:p>
          </table:table-cell>
          <table:table-cell table:formula="of:=[.D72]*[.C$2]" office:value-type="float" office:value="105" calcext:value-type="float">
            <text:p>105.00</text:p>
          </table:table-cell>
          <table:table-cell table:formula="of:=([.B72]-[.E72])*([.I72]-[.F72])/([.H72]-[.E72])+[.F72]" office:value-type="float" office:value="0.42" calcext:value-type="float">
            <text:p>0.42</text:p>
          </table:table-cell>
          <table:table-cell table:formula="of:=IF([.$B72]&lt;[.$B$8];[.B$7];IF([.$B72]&lt;[.$B$9];[.B$8];IF([.$B72]&lt;[.$B$10];[.B$9];IF([.$B72]&lt;[.$B$11];[.B$10];[.B$11]))))" office:value-type="float" office:value="0.5" calcext:value-type="float">
            <text:p>0.5</text:p>
          </table:table-cell>
          <table:table-cell table:formula="of:=IF([.$B72]&lt;[.$B$8];[.C$7];IF([.$B72]&lt;[.$B$9];[.C$8];IF([.$B72]&lt;[.$B$10];[.C$9];IF([.$B72]&lt;[.$B$11];[.C$10];[.C$11]))))" office:value-type="float" office:value="0.3" calcext:value-type="float">
            <text:p>0.3</text:p>
          </table:table-cell>
          <table:table-cell table:formula="of:=IF([.$B72]&lt;[.$B$8];[.D$7];IF([.$B72]&lt;[.$B$9];[.D$8];IF([.$B72]&lt;[.$B$10];[.D$9];IF([.$B72]&lt;[.$B$11];[.D$10];[.D$11]))))" office:value-type="float" office:value="0.555555555555556" calcext:value-type="float">
            <text:p>0.5555555556</text:p>
          </table:table-cell>
          <table:table-cell table:formula="of:=IF([.$B72]&lt;[.$B$7];[.B$7];IF([.$B72]&lt;[.$B$8];[.B$8];IF([.$B72]&lt;[.$B$9];[.B$9];IF([.$B72]&lt;[.$B$10];[.B$10];[.B$11]))))" office:value-type="float" office:value="0.75" calcext:value-type="float">
            <text:p>0.75</text:p>
          </table:table-cell>
          <table:table-cell table:formula="of:=IF([.$B72]&lt;[.$B$7];[.C$7];IF([.$B72]&lt;[.$B$8];[.C$8];IF([.$B72]&lt;[.$B$9];[.C$9];IF([.$B72]&lt;[.$B$10];[.C$10];[.C$11]))))" office:value-type="float" office:value="0.8" calcext:value-type="float">
            <text:p>0.8</text:p>
          </table:table-cell>
          <table:table-cell table:formula="of:=IF([.$B72]&lt;[.$B$7];[.D$7];IF([.$B72]&lt;[.$B$8];[.D$8];IF([.$B72]&lt;[.$B$9];[.D$9];IF([.$B72]&lt;[.$B$10];[.D$10];[.D$11]))))" office:value-type="float" office:value="0.25" calcext:value-type="float">
            <text:p>0.25</text:p>
          </table:table-cell>
          <table:table-cell table:formula="of:=([.I72]-[.F72])/([.H72]-[.E72])" office:value-type="float" office:value="2" calcext:value-type="float">
            <text:p>2</text:p>
          </table:table-cell>
          <table:table-cell table:formula="of:=[.M72]*[.$C$3]" office:value-type="float" office:value="2.53777777777778" calcext:value-type="float">
            <text:p>2.54</text:p>
          </table:table-cell>
          <table:table-cell table:formula="of:=[.M71]-AVERAGE([.N71];[.N72])*([.B72]-[.B71])" office:value-type="float" office:value="0.507555555555556" calcext:value-type="float">
            <text:p>0.51</text:p>
          </table:table-cell>
          <table:table-cell table:formula="of:=[.D72]/[.C$12]" office:value-type="float" office:value="0.933333333333334" calcext:value-type="float">
            <text:p>0.93</text:p>
          </table:table-cell>
          <table:table-cell table:formula="of:=[.P72]*[.$C$3]" office:value-type="float" office:value="3.64888888888889" calcext:value-type="float">
            <text:p>3.65</text:p>
          </table:table-cell>
          <table:table-cell table:formula="of:=[.G72]- [.K72]/(2*[.C$12] )* [.B72]*[.B72]  +  ([.K72]*[.E72] - [.F72])/[.C$12] * [.B72]" office:value-type="float" office:value="0.729777777777777" calcext:value-type="float">
            <text:p>0.73</text:p>
          </table:table-cell>
          <table:table-cell table:formula="of:=(-[.T72]+SQRT([.T72]*[.T72] - 4*[.S72]*[.U72]))/(2*[.S72])" office:value-type="float" office:value="0.14" calcext:value-type="float">
            <text:p>0.14</text:p>
          </table:table-cell>
          <table:table-cell table:formula="of:=(-[.T72]-SQRT([.T72]*[.T72] - 4*[.S72]*[.U72]))/(2*[.S72])" office:value-type="float" office:value="0.56" calcext:value-type="float">
            <text:p>0.56</text:p>
          </table:table-cell>
          <table:table-cell table:formula="of:=-[.K72] /(2 *[.C$12])" office:value-type="float" office:value="-2.22222222222222" calcext:value-type="float">
            <text:p>-2.22E+00</text:p>
          </table:table-cell>
          <table:table-cell table:formula="of:=([.K72]*[.E72]-[.F72])/[.C$12]" office:value-type="float" office:value="1.55555555555556" calcext:value-type="float">
            <text:p>1.5555555556</text:p>
          </table:table-cell>
          <table:table-cell table:formula="of:=[.G72]-[.P72]" office:value-type="float" office:value="-0.174222222222222" calcext:value-type="float">
            <text:p>-0.1742222222</text:p>
          </table:table-cell>
          <table:table-cell table:number-columns-repeated="3"/>
        </table:table-row>
        <table:table-row table:style-name="ro1">
          <table:table-cell/>
          <table:table-cell table:formula="of:=[.B72]+[.C$14]" office:value-type="float" office:value="0.57" calcext:value-type="float">
            <text:p>0.57</text:p>
          </table:table-cell>
          <table:table-cell table:formula="of:=[.D73]*[.C$2]" office:value-type="float" office:value="110" calcext:value-type="float">
            <text:p>110.00</text:p>
          </table:table-cell>
          <table:table-cell table:formula="of:=([.B73]-[.E73])*([.I73]-[.F73])/([.H73]-[.E73])+[.F73]" office:value-type="float" office:value="0.44" calcext:value-type="float">
            <text:p>0.44</text:p>
          </table:table-cell>
          <table:table-cell table:formula="of:=IF([.$B73]&lt;[.$B$8];[.B$7];IF([.$B73]&lt;[.$B$9];[.B$8];IF([.$B73]&lt;[.$B$10];[.B$9];IF([.$B73]&lt;[.$B$11];[.B$10];[.B$11]))))" office:value-type="float" office:value="0.5" calcext:value-type="float">
            <text:p>0.5</text:p>
          </table:table-cell>
          <table:table-cell table:formula="of:=IF([.$B73]&lt;[.$B$8];[.C$7];IF([.$B73]&lt;[.$B$9];[.C$8];IF([.$B73]&lt;[.$B$10];[.C$9];IF([.$B73]&lt;[.$B$11];[.C$10];[.C$11]))))" office:value-type="float" office:value="0.3" calcext:value-type="float">
            <text:p>0.3</text:p>
          </table:table-cell>
          <table:table-cell table:formula="of:=IF([.$B73]&lt;[.$B$8];[.D$7];IF([.$B73]&lt;[.$B$9];[.D$8];IF([.$B73]&lt;[.$B$10];[.D$9];IF([.$B73]&lt;[.$B$11];[.D$10];[.D$11]))))" office:value-type="float" office:value="0.555555555555556" calcext:value-type="float">
            <text:p>0.5555555556</text:p>
          </table:table-cell>
          <table:table-cell table:formula="of:=IF([.$B73]&lt;[.$B$7];[.B$7];IF([.$B73]&lt;[.$B$8];[.B$8];IF([.$B73]&lt;[.$B$9];[.B$9];IF([.$B73]&lt;[.$B$10];[.B$10];[.B$11]))))" office:value-type="float" office:value="0.75" calcext:value-type="float">
            <text:p>0.75</text:p>
          </table:table-cell>
          <table:table-cell table:formula="of:=IF([.$B73]&lt;[.$B$7];[.C$7];IF([.$B73]&lt;[.$B$8];[.C$8];IF([.$B73]&lt;[.$B$9];[.C$9];IF([.$B73]&lt;[.$B$10];[.C$10];[.C$11]))))" office:value-type="float" office:value="0.8" calcext:value-type="float">
            <text:p>0.8</text:p>
          </table:table-cell>
          <table:table-cell table:formula="of:=IF([.$B73]&lt;[.$B$7];[.D$7];IF([.$B73]&lt;[.$B$8];[.D$8];IF([.$B73]&lt;[.$B$9];[.D$9];IF([.$B73]&lt;[.$B$10];[.D$10];[.D$11]))))" office:value-type="float" office:value="0.25" calcext:value-type="float">
            <text:p>0.25</text:p>
          </table:table-cell>
          <table:table-cell table:formula="of:=([.I73]-[.F73])/([.H73]-[.E73])" office:value-type="float" office:value="2" calcext:value-type="float">
            <text:p>2</text:p>
          </table:table-cell>
          <table:table-cell table:formula="of:=[.M73]*[.$C$3]" office:value-type="float" office:value="2.49" calcext:value-type="float">
            <text:p>2.49</text:p>
          </table:table-cell>
          <table:table-cell table:formula="of:=[.M72]-AVERAGE([.N72];[.N73])*([.B73]-[.B72])" office:value-type="float" office:value="0.498" calcext:value-type="float">
            <text:p>0.50</text:p>
          </table:table-cell>
          <table:table-cell table:formula="of:=[.D73]/[.C$12]" office:value-type="float" office:value="0.977777777777778" calcext:value-type="float">
            <text:p>0.98</text:p>
          </table:table-cell>
          <table:table-cell table:formula="of:=[.P73]*[.$C$3]" office:value-type="float" office:value="3.60111111111111" calcext:value-type="float">
            <text:p>3.60</text:p>
          </table:table-cell>
          <table:table-cell table:formula="of:=[.G73]- [.K73]/(2*[.C$12] )* [.B73]*[.B73]  +  ([.K73]*[.E73] - [.F73])/[.C$12] * [.B73]" office:value-type="float" office:value="0.720222222222222" calcext:value-type="float">
            <text:p>0.72</text:p>
          </table:table-cell>
          <table:table-cell table:formula="of:=(-[.T73]+SQRT([.T73]*[.T73] - 4*[.S73]*[.U73]))/(2*[.S73])" office:value-type="float" office:value="0.13" calcext:value-type="float">
            <text:p>0.13</text:p>
          </table:table-cell>
          <table:table-cell table:formula="of:=(-[.T73]-SQRT([.T73]*[.T73] - 4*[.S73]*[.U73]))/(2*[.S73])" office:value-type="float" office:value="0.57" calcext:value-type="float">
            <text:p>0.57</text:p>
          </table:table-cell>
          <table:table-cell table:formula="of:=-[.K73] /(2 *[.C$12])" office:value-type="float" office:value="-2.22222222222222" calcext:value-type="float">
            <text:p>-2.22E+00</text:p>
          </table:table-cell>
          <table:table-cell table:formula="of:=([.K73]*[.E73]-[.F73])/[.C$12]" office:value-type="float" office:value="1.55555555555556" calcext:value-type="float">
            <text:p>1.5555555556</text:p>
          </table:table-cell>
          <table:table-cell table:formula="of:=[.G73]-[.P73]" office:value-type="float" office:value="-0.164666666666666" calcext:value-type="float">
            <text:p>-0.1646666667</text:p>
          </table:table-cell>
          <table:table-cell table:number-columns-repeated="3"/>
        </table:table-row>
        <table:table-row table:style-name="ro1">
          <table:table-cell/>
          <table:table-cell table:formula="of:=[.B73]+[.C$14]" office:value-type="float" office:value="0.58" calcext:value-type="float">
            <text:p>0.58</text:p>
          </table:table-cell>
          <table:table-cell table:formula="of:=[.D74]*[.C$2]" office:value-type="float" office:value="115" calcext:value-type="float">
            <text:p>115.00</text:p>
          </table:table-cell>
          <table:table-cell table:formula="of:=([.B74]-[.E74])*([.I74]-[.F74])/([.H74]-[.E74])+[.F74]" office:value-type="float" office:value="0.46" calcext:value-type="float">
            <text:p>0.46</text:p>
          </table:table-cell>
          <table:table-cell table:formula="of:=IF([.$B74]&lt;[.$B$8];[.B$7];IF([.$B74]&lt;[.$B$9];[.B$8];IF([.$B74]&lt;[.$B$10];[.B$9];IF([.$B74]&lt;[.$B$11];[.B$10];[.B$11]))))" office:value-type="float" office:value="0.5" calcext:value-type="float">
            <text:p>0.5</text:p>
          </table:table-cell>
          <table:table-cell table:formula="of:=IF([.$B74]&lt;[.$B$8];[.C$7];IF([.$B74]&lt;[.$B$9];[.C$8];IF([.$B74]&lt;[.$B$10];[.C$9];IF([.$B74]&lt;[.$B$11];[.C$10];[.C$11]))))" office:value-type="float" office:value="0.3" calcext:value-type="float">
            <text:p>0.3</text:p>
          </table:table-cell>
          <table:table-cell table:formula="of:=IF([.$B74]&lt;[.$B$8];[.D$7];IF([.$B74]&lt;[.$B$9];[.D$8];IF([.$B74]&lt;[.$B$10];[.D$9];IF([.$B74]&lt;[.$B$11];[.D$10];[.D$11]))))" office:value-type="float" office:value="0.555555555555556" calcext:value-type="float">
            <text:p>0.5555555556</text:p>
          </table:table-cell>
          <table:table-cell table:formula="of:=IF([.$B74]&lt;[.$B$7];[.B$7];IF([.$B74]&lt;[.$B$8];[.B$8];IF([.$B74]&lt;[.$B$9];[.B$9];IF([.$B74]&lt;[.$B$10];[.B$10];[.B$11]))))" office:value-type="float" office:value="0.75" calcext:value-type="float">
            <text:p>0.75</text:p>
          </table:table-cell>
          <table:table-cell table:formula="of:=IF([.$B74]&lt;[.$B$7];[.C$7];IF([.$B74]&lt;[.$B$8];[.C$8];IF([.$B74]&lt;[.$B$9];[.C$9];IF([.$B74]&lt;[.$B$10];[.C$10];[.C$11]))))" office:value-type="float" office:value="0.8" calcext:value-type="float">
            <text:p>0.8</text:p>
          </table:table-cell>
          <table:table-cell table:formula="of:=IF([.$B74]&lt;[.$B$7];[.D$7];IF([.$B74]&lt;[.$B$8];[.D$8];IF([.$B74]&lt;[.$B$9];[.D$9];IF([.$B74]&lt;[.$B$10];[.D$10];[.D$11]))))" office:value-type="float" office:value="0.25" calcext:value-type="float">
            <text:p>0.25</text:p>
          </table:table-cell>
          <table:table-cell table:formula="of:=([.I74]-[.F74])/([.H74]-[.E74])" office:value-type="float" office:value="2" calcext:value-type="float">
            <text:p>2</text:p>
          </table:table-cell>
          <table:table-cell table:formula="of:=[.M74]*[.$C$3]" office:value-type="float" office:value="2.44" calcext:value-type="float">
            <text:p>2.44</text:p>
          </table:table-cell>
          <table:table-cell table:formula="of:=[.M73]-AVERAGE([.N73];[.N74])*([.B74]-[.B73])" office:value-type="float" office:value="0.488" calcext:value-type="float">
            <text:p>0.49</text:p>
          </table:table-cell>
          <table:table-cell table:formula="of:=[.D74]/[.C$12]" office:value-type="float" office:value="1.02222222222222" calcext:value-type="float">
            <text:p>1.02</text:p>
          </table:table-cell>
          <table:table-cell table:formula="of:=[.P74]*[.$C$3]" office:value-type="float" office:value="3.55111111111111" calcext:value-type="float">
            <text:p>3.55</text:p>
          </table:table-cell>
          <table:table-cell table:formula="of:=[.G74]- [.K74]/(2*[.C$12] )* [.B74]*[.B74]  +  ([.K74]*[.E74] - [.F74])/[.C$12] * [.B74]" office:value-type="float" office:value="0.710222222222222" calcext:value-type="float">
            <text:p>0.71</text:p>
          </table:table-cell>
          <table:table-cell table:formula="of:=(-[.T74]+SQRT([.T74]*[.T74] - 4*[.S74]*[.U74]))/(2*[.S74])" office:value-type="float" office:value="0.12" calcext:value-type="float">
            <text:p>0.12</text:p>
          </table:table-cell>
          <table:table-cell table:formula="of:=(-[.T74]-SQRT([.T74]*[.T74] - 4*[.S74]*[.U74]))/(2*[.S74])" office:value-type="float" office:value="0.58" calcext:value-type="float">
            <text:p>0.58</text:p>
          </table:table-cell>
          <table:table-cell table:formula="of:=-[.K74] /(2 *[.C$12])" office:value-type="float" office:value="-2.22222222222222" calcext:value-type="float">
            <text:p>-2.22E+00</text:p>
          </table:table-cell>
          <table:table-cell table:formula="of:=([.K74]*[.E74]-[.F74])/[.C$12]" office:value-type="float" office:value="1.55555555555556" calcext:value-type="float">
            <text:p>1.5555555556</text:p>
          </table:table-cell>
          <table:table-cell table:formula="of:=[.G74]-[.P74]" office:value-type="float" office:value="-0.154666666666667" calcext:value-type="float">
            <text:p>-0.1546666667</text:p>
          </table:table-cell>
          <table:table-cell table:number-columns-repeated="3"/>
        </table:table-row>
        <table:table-row table:style-name="ro1">
          <table:table-cell/>
          <table:table-cell table:formula="of:=[.B74]+[.C$14]" office:value-type="float" office:value="0.59" calcext:value-type="float">
            <text:p>0.59</text:p>
          </table:table-cell>
          <table:table-cell table:formula="of:=[.D75]*[.C$2]" office:value-type="float" office:value="120" calcext:value-type="float">
            <text:p>120.00</text:p>
          </table:table-cell>
          <table:table-cell table:formula="of:=([.B75]-[.E75])*([.I75]-[.F75])/([.H75]-[.E75])+[.F75]" office:value-type="float" office:value="0.48" calcext:value-type="float">
            <text:p>0.48</text:p>
          </table:table-cell>
          <table:table-cell table:formula="of:=IF([.$B75]&lt;[.$B$8];[.B$7];IF([.$B75]&lt;[.$B$9];[.B$8];IF([.$B75]&lt;[.$B$10];[.B$9];IF([.$B75]&lt;[.$B$11];[.B$10];[.B$11]))))" office:value-type="float" office:value="0.5" calcext:value-type="float">
            <text:p>0.5</text:p>
          </table:table-cell>
          <table:table-cell table:formula="of:=IF([.$B75]&lt;[.$B$8];[.C$7];IF([.$B75]&lt;[.$B$9];[.C$8];IF([.$B75]&lt;[.$B$10];[.C$9];IF([.$B75]&lt;[.$B$11];[.C$10];[.C$11]))))" office:value-type="float" office:value="0.3" calcext:value-type="float">
            <text:p>0.3</text:p>
          </table:table-cell>
          <table:table-cell table:formula="of:=IF([.$B75]&lt;[.$B$8];[.D$7];IF([.$B75]&lt;[.$B$9];[.D$8];IF([.$B75]&lt;[.$B$10];[.D$9];IF([.$B75]&lt;[.$B$11];[.D$10];[.D$11]))))" office:value-type="float" office:value="0.555555555555556" calcext:value-type="float">
            <text:p>0.5555555556</text:p>
          </table:table-cell>
          <table:table-cell table:formula="of:=IF([.$B75]&lt;[.$B$7];[.B$7];IF([.$B75]&lt;[.$B$8];[.B$8];IF([.$B75]&lt;[.$B$9];[.B$9];IF([.$B75]&lt;[.$B$10];[.B$10];[.B$11]))))" office:value-type="float" office:value="0.75" calcext:value-type="float">
            <text:p>0.75</text:p>
          </table:table-cell>
          <table:table-cell table:formula="of:=IF([.$B75]&lt;[.$B$7];[.C$7];IF([.$B75]&lt;[.$B$8];[.C$8];IF([.$B75]&lt;[.$B$9];[.C$9];IF([.$B75]&lt;[.$B$10];[.C$10];[.C$11]))))" office:value-type="float" office:value="0.8" calcext:value-type="float">
            <text:p>0.8</text:p>
          </table:table-cell>
          <table:table-cell table:formula="of:=IF([.$B75]&lt;[.$B$7];[.D$7];IF([.$B75]&lt;[.$B$8];[.D$8];IF([.$B75]&lt;[.$B$9];[.D$9];IF([.$B75]&lt;[.$B$10];[.D$10];[.D$11]))))" office:value-type="float" office:value="0.25" calcext:value-type="float">
            <text:p>0.25</text:p>
          </table:table-cell>
          <table:table-cell table:formula="of:=([.I75]-[.F75])/([.H75]-[.E75])" office:value-type="float" office:value="2" calcext:value-type="float">
            <text:p>2</text:p>
          </table:table-cell>
          <table:table-cell table:formula="of:=[.M75]*[.$C$3]" office:value-type="float" office:value="2.38777777777778" calcext:value-type="float">
            <text:p>2.39</text:p>
          </table:table-cell>
          <table:table-cell table:formula="of:=[.M74]-AVERAGE([.N74];[.N75])*([.B75]-[.B74])" office:value-type="float" office:value="0.477555555555556" calcext:value-type="float">
            <text:p>0.48</text:p>
          </table:table-cell>
          <table:table-cell table:formula="of:=[.D75]/[.C$12]" office:value-type="float" office:value="1.06666666666667" calcext:value-type="float">
            <text:p>1.07</text:p>
          </table:table-cell>
          <table:table-cell table:formula="of:=[.P75]*[.$C$3]" office:value-type="float" office:value="3.49888888888889" calcext:value-type="float">
            <text:p>3.50</text:p>
          </table:table-cell>
          <table:table-cell table:formula="of:=[.G75]- [.K75]/(2*[.C$12] )* [.B75]*[.B75]  +  ([.K75]*[.E75] - [.F75])/[.C$12] * [.B75]" office:value-type="float" office:value="0.699777777777778" calcext:value-type="float">
            <text:p>0.70</text:p>
          </table:table-cell>
          <table:table-cell table:formula="of:=(-[.T75]+SQRT([.T75]*[.T75] - 4*[.S75]*[.U75]))/(2*[.S75])" office:value-type="float" office:value="0.11" calcext:value-type="float">
            <text:p>0.11</text:p>
          </table:table-cell>
          <table:table-cell table:formula="of:=(-[.T75]-SQRT([.T75]*[.T75] - 4*[.S75]*[.U75]))/(2*[.S75])" office:value-type="float" office:value="0.59" calcext:value-type="float">
            <text:p>0.59</text:p>
          </table:table-cell>
          <table:table-cell table:formula="of:=-[.K75] /(2 *[.C$12])" office:value-type="float" office:value="-2.22222222222222" calcext:value-type="float">
            <text:p>-2.22E+00</text:p>
          </table:table-cell>
          <table:table-cell table:formula="of:=([.K75]*[.E75]-[.F75])/[.C$12]" office:value-type="float" office:value="1.55555555555556" calcext:value-type="float">
            <text:p>1.5555555556</text:p>
          </table:table-cell>
          <table:table-cell table:formula="of:=[.G75]-[.P75]" office:value-type="float" office:value="-0.144222222222222" calcext:value-type="float">
            <text:p>-0.1442222222</text:p>
          </table:table-cell>
          <table:table-cell table:number-columns-repeated="3"/>
        </table:table-row>
        <table:table-row table:style-name="ro1">
          <table:table-cell/>
          <table:table-cell table:formula="of:=[.B75]+[.C$14]" office:value-type="float" office:value="0.6" calcext:value-type="float">
            <text:p>0.60</text:p>
          </table:table-cell>
          <table:table-cell table:formula="of:=[.D76]*[.C$2]" office:value-type="float" office:value="125" calcext:value-type="float">
            <text:p>125.00</text:p>
          </table:table-cell>
          <table:table-cell table:formula="of:=([.B76]-[.E76])*([.I76]-[.F76])/([.H76]-[.E76])+[.F76]" office:value-type="float" office:value="0.5" calcext:value-type="float">
            <text:p>0.50</text:p>
          </table:table-cell>
          <table:table-cell table:formula="of:=IF([.$B76]&lt;[.$B$8];[.B$7];IF([.$B76]&lt;[.$B$9];[.B$8];IF([.$B76]&lt;[.$B$10];[.B$9];IF([.$B76]&lt;[.$B$11];[.B$10];[.B$11]))))" office:value-type="float" office:value="0.5" calcext:value-type="float">
            <text:p>0.5</text:p>
          </table:table-cell>
          <table:table-cell table:formula="of:=IF([.$B76]&lt;[.$B$8];[.C$7];IF([.$B76]&lt;[.$B$9];[.C$8];IF([.$B76]&lt;[.$B$10];[.C$9];IF([.$B76]&lt;[.$B$11];[.C$10];[.C$11]))))" office:value-type="float" office:value="0.3" calcext:value-type="float">
            <text:p>0.3</text:p>
          </table:table-cell>
          <table:table-cell table:formula="of:=IF([.$B76]&lt;[.$B$8];[.D$7];IF([.$B76]&lt;[.$B$9];[.D$8];IF([.$B76]&lt;[.$B$10];[.D$9];IF([.$B76]&lt;[.$B$11];[.D$10];[.D$11]))))" office:value-type="float" office:value="0.555555555555556" calcext:value-type="float">
            <text:p>0.5555555556</text:p>
          </table:table-cell>
          <table:table-cell table:formula="of:=IF([.$B76]&lt;[.$B$7];[.B$7];IF([.$B76]&lt;[.$B$8];[.B$8];IF([.$B76]&lt;[.$B$9];[.B$9];IF([.$B76]&lt;[.$B$10];[.B$10];[.B$11]))))" office:value-type="float" office:value="0.75" calcext:value-type="float">
            <text:p>0.75</text:p>
          </table:table-cell>
          <table:table-cell table:formula="of:=IF([.$B76]&lt;[.$B$7];[.C$7];IF([.$B76]&lt;[.$B$8];[.C$8];IF([.$B76]&lt;[.$B$9];[.C$9];IF([.$B76]&lt;[.$B$10];[.C$10];[.C$11]))))" office:value-type="float" office:value="0.8" calcext:value-type="float">
            <text:p>0.8</text:p>
          </table:table-cell>
          <table:table-cell table:formula="of:=IF([.$B76]&lt;[.$B$7];[.D$7];IF([.$B76]&lt;[.$B$8];[.D$8];IF([.$B76]&lt;[.$B$9];[.D$9];IF([.$B76]&lt;[.$B$10];[.D$10];[.D$11]))))" office:value-type="float" office:value="0.25" calcext:value-type="float">
            <text:p>0.25</text:p>
          </table:table-cell>
          <table:table-cell table:formula="of:=([.I76]-[.F76])/([.H76]-[.E76])" office:value-type="float" office:value="2" calcext:value-type="float">
            <text:p>2</text:p>
          </table:table-cell>
          <table:table-cell table:formula="of:=[.M76]*[.$C$3]" office:value-type="float" office:value="2.33333333333333" calcext:value-type="float">
            <text:p>2.33</text:p>
          </table:table-cell>
          <table:table-cell table:formula="of:=[.M75]-AVERAGE([.N75];[.N76])*([.B76]-[.B75])" office:value-type="float" office:value="0.466666666666667" calcext:value-type="float">
            <text:p>0.47</text:p>
          </table:table-cell>
          <table:table-cell table:formula="of:=[.D76]/[.C$12]" office:value-type="float" office:value="1.11111111111111" calcext:value-type="float">
            <text:p>1.11</text:p>
          </table:table-cell>
          <table:table-cell table:formula="of:=[.P76]*[.$C$3]" office:value-type="float" office:value="3.44444444444444" calcext:value-type="float">
            <text:p>3.44</text:p>
          </table:table-cell>
          <table:table-cell table:formula="of:=[.G76]- [.K76]/(2*[.C$12] )* [.B76]*[.B76]  +  ([.K76]*[.E76] - [.F76])/[.C$12] * [.B76]" office:value-type="float" office:value="0.688888888888889" calcext:value-type="float">
            <text:p>0.69</text:p>
          </table:table-cell>
          <table:table-cell table:formula="of:=(-[.T76]+SQRT([.T76]*[.T76] - 4*[.S76]*[.U76]))/(2*[.S76])" office:value-type="float" office:value="0.0999999999999999" calcext:value-type="float">
            <text:p>0.10</text:p>
          </table:table-cell>
          <table:table-cell table:formula="of:=(-[.T76]-SQRT([.T76]*[.T76] - 4*[.S76]*[.U76]))/(2*[.S76])" office:value-type="float" office:value="0.6" calcext:value-type="float">
            <text:p>0.6</text:p>
          </table:table-cell>
          <table:table-cell table:formula="of:=-[.K76] /(2 *[.C$12])" office:value-type="float" office:value="-2.22222222222222" calcext:value-type="float">
            <text:p>-2.22E+00</text:p>
          </table:table-cell>
          <table:table-cell table:formula="of:=([.K76]*[.E76]-[.F76])/[.C$12]" office:value-type="float" office:value="1.55555555555556" calcext:value-type="float">
            <text:p>1.5555555556</text:p>
          </table:table-cell>
          <table:table-cell table:formula="of:=[.G76]-[.P76]" office:value-type="float" office:value="-0.133333333333333" calcext:value-type="float">
            <text:p>-0.1333333333</text:p>
          </table:table-cell>
          <table:table-cell table:number-columns-repeated="3"/>
        </table:table-row>
        <table:table-row table:style-name="ro1">
          <table:table-cell/>
          <table:table-cell table:formula="of:=[.B76]+[.C$14]" office:value-type="float" office:value="0.61" calcext:value-type="float">
            <text:p>0.61</text:p>
          </table:table-cell>
          <table:table-cell table:formula="of:=[.D77]*[.C$2]" office:value-type="float" office:value="130" calcext:value-type="float">
            <text:p>130.00</text:p>
          </table:table-cell>
          <table:table-cell table:formula="of:=([.B77]-[.E77])*([.I77]-[.F77])/([.H77]-[.E77])+[.F77]" office:value-type="float" office:value="0.52" calcext:value-type="float">
            <text:p>0.52</text:p>
          </table:table-cell>
          <table:table-cell table:formula="of:=IF([.$B77]&lt;[.$B$8];[.B$7];IF([.$B77]&lt;[.$B$9];[.B$8];IF([.$B77]&lt;[.$B$10];[.B$9];IF([.$B77]&lt;[.$B$11];[.B$10];[.B$11]))))" office:value-type="float" office:value="0.5" calcext:value-type="float">
            <text:p>0.5</text:p>
          </table:table-cell>
          <table:table-cell table:formula="of:=IF([.$B77]&lt;[.$B$8];[.C$7];IF([.$B77]&lt;[.$B$9];[.C$8];IF([.$B77]&lt;[.$B$10];[.C$9];IF([.$B77]&lt;[.$B$11];[.C$10];[.C$11]))))" office:value-type="float" office:value="0.3" calcext:value-type="float">
            <text:p>0.3</text:p>
          </table:table-cell>
          <table:table-cell table:formula="of:=IF([.$B77]&lt;[.$B$8];[.D$7];IF([.$B77]&lt;[.$B$9];[.D$8];IF([.$B77]&lt;[.$B$10];[.D$9];IF([.$B77]&lt;[.$B$11];[.D$10];[.D$11]))))" office:value-type="float" office:value="0.555555555555556" calcext:value-type="float">
            <text:p>0.5555555556</text:p>
          </table:table-cell>
          <table:table-cell table:formula="of:=IF([.$B77]&lt;[.$B$7];[.B$7];IF([.$B77]&lt;[.$B$8];[.B$8];IF([.$B77]&lt;[.$B$9];[.B$9];IF([.$B77]&lt;[.$B$10];[.B$10];[.B$11]))))" office:value-type="float" office:value="0.75" calcext:value-type="float">
            <text:p>0.75</text:p>
          </table:table-cell>
          <table:table-cell table:formula="of:=IF([.$B77]&lt;[.$B$7];[.C$7];IF([.$B77]&lt;[.$B$8];[.C$8];IF([.$B77]&lt;[.$B$9];[.C$9];IF([.$B77]&lt;[.$B$10];[.C$10];[.C$11]))))" office:value-type="float" office:value="0.8" calcext:value-type="float">
            <text:p>0.8</text:p>
          </table:table-cell>
          <table:table-cell table:formula="of:=IF([.$B77]&lt;[.$B$7];[.D$7];IF([.$B77]&lt;[.$B$8];[.D$8];IF([.$B77]&lt;[.$B$9];[.D$9];IF([.$B77]&lt;[.$B$10];[.D$10];[.D$11]))))" office:value-type="float" office:value="0.25" calcext:value-type="float">
            <text:p>0.25</text:p>
          </table:table-cell>
          <table:table-cell table:formula="of:=([.I77]-[.F77])/([.H77]-[.E77])" office:value-type="float" office:value="2" calcext:value-type="float">
            <text:p>2</text:p>
          </table:table-cell>
          <table:table-cell table:formula="of:=[.M77]*[.$C$3]" office:value-type="float" office:value="2.27666666666667" calcext:value-type="float">
            <text:p>2.28</text:p>
          </table:table-cell>
          <table:table-cell table:formula="of:=[.M76]-AVERAGE([.N76];[.N77])*([.B77]-[.B76])" office:value-type="float" office:value="0.455333333333333" calcext:value-type="float">
            <text:p>0.46</text:p>
          </table:table-cell>
          <table:table-cell table:formula="of:=[.D77]/[.C$12]" office:value-type="float" office:value="1.15555555555556" calcext:value-type="float">
            <text:p>1.16</text:p>
          </table:table-cell>
          <table:table-cell table:formula="of:=[.P77]*[.$C$3]" office:value-type="float" office:value="3.38777777777778" calcext:value-type="float">
            <text:p>3.39</text:p>
          </table:table-cell>
          <table:table-cell table:formula="of:=[.G77]- [.K77]/(2*[.C$12] )* [.B77]*[.B77]  +  ([.K77]*[.E77] - [.F77])/[.C$12] * [.B77]" office:value-type="float" office:value="0.677555555555555" calcext:value-type="float">
            <text:p>0.68</text:p>
          </table:table-cell>
          <table:table-cell table:formula="of:=(-[.T77]+SQRT([.T77]*[.T77] - 4*[.S77]*[.U77]))/(2*[.S77])" office:value-type="float" office:value="0.09" calcext:value-type="float">
            <text:p>0.09</text:p>
          </table:table-cell>
          <table:table-cell table:formula="of:=(-[.T77]-SQRT([.T77]*[.T77] - 4*[.S77]*[.U77]))/(2*[.S77])" office:value-type="float" office:value="0.61" calcext:value-type="float">
            <text:p>0.61</text:p>
          </table:table-cell>
          <table:table-cell table:formula="of:=-[.K77] /(2 *[.C$12])" office:value-type="float" office:value="-2.22222222222222" calcext:value-type="float">
            <text:p>-2.22E+00</text:p>
          </table:table-cell>
          <table:table-cell table:formula="of:=([.K77]*[.E77]-[.F77])/[.C$12]" office:value-type="float" office:value="1.55555555555556" calcext:value-type="float">
            <text:p>1.5555555556</text:p>
          </table:table-cell>
          <table:table-cell table:formula="of:=[.G77]-[.P77]" office:value-type="float" office:value="-0.122" calcext:value-type="float">
            <text:p>-0.122</text:p>
          </table:table-cell>
          <table:table-cell table:number-columns-repeated="3"/>
        </table:table-row>
        <table:table-row table:style-name="ro1">
          <table:table-cell/>
          <table:table-cell table:formula="of:=[.B77]+[.C$14]" office:value-type="float" office:value="0.62" calcext:value-type="float">
            <text:p>0.62</text:p>
          </table:table-cell>
          <table:table-cell table:formula="of:=[.D78]*[.C$2]" office:value-type="float" office:value="135" calcext:value-type="float">
            <text:p>135.00</text:p>
          </table:table-cell>
          <table:table-cell table:formula="of:=([.B78]-[.E78])*([.I78]-[.F78])/([.H78]-[.E78])+[.F78]" office:value-type="float" office:value="0.54" calcext:value-type="float">
            <text:p>0.54</text:p>
          </table:table-cell>
          <table:table-cell table:formula="of:=IF([.$B78]&lt;[.$B$8];[.B$7];IF([.$B78]&lt;[.$B$9];[.B$8];IF([.$B78]&lt;[.$B$10];[.B$9];IF([.$B78]&lt;[.$B$11];[.B$10];[.B$11]))))" office:value-type="float" office:value="0.5" calcext:value-type="float">
            <text:p>0.5</text:p>
          </table:table-cell>
          <table:table-cell table:formula="of:=IF([.$B78]&lt;[.$B$8];[.C$7];IF([.$B78]&lt;[.$B$9];[.C$8];IF([.$B78]&lt;[.$B$10];[.C$9];IF([.$B78]&lt;[.$B$11];[.C$10];[.C$11]))))" office:value-type="float" office:value="0.3" calcext:value-type="float">
            <text:p>0.3</text:p>
          </table:table-cell>
          <table:table-cell table:formula="of:=IF([.$B78]&lt;[.$B$8];[.D$7];IF([.$B78]&lt;[.$B$9];[.D$8];IF([.$B78]&lt;[.$B$10];[.D$9];IF([.$B78]&lt;[.$B$11];[.D$10];[.D$11]))))" office:value-type="float" office:value="0.555555555555556" calcext:value-type="float">
            <text:p>0.5555555556</text:p>
          </table:table-cell>
          <table:table-cell table:formula="of:=IF([.$B78]&lt;[.$B$7];[.B$7];IF([.$B78]&lt;[.$B$8];[.B$8];IF([.$B78]&lt;[.$B$9];[.B$9];IF([.$B78]&lt;[.$B$10];[.B$10];[.B$11]))))" office:value-type="float" office:value="0.75" calcext:value-type="float">
            <text:p>0.75</text:p>
          </table:table-cell>
          <table:table-cell table:formula="of:=IF([.$B78]&lt;[.$B$7];[.C$7];IF([.$B78]&lt;[.$B$8];[.C$8];IF([.$B78]&lt;[.$B$9];[.C$9];IF([.$B78]&lt;[.$B$10];[.C$10];[.C$11]))))" office:value-type="float" office:value="0.8" calcext:value-type="float">
            <text:p>0.8</text:p>
          </table:table-cell>
          <table:table-cell table:formula="of:=IF([.$B78]&lt;[.$B$7];[.D$7];IF([.$B78]&lt;[.$B$8];[.D$8];IF([.$B78]&lt;[.$B$9];[.D$9];IF([.$B78]&lt;[.$B$10];[.D$10];[.D$11]))))" office:value-type="float" office:value="0.25" calcext:value-type="float">
            <text:p>0.25</text:p>
          </table:table-cell>
          <table:table-cell table:formula="of:=([.I78]-[.F78])/([.H78]-[.E78])" office:value-type="float" office:value="2" calcext:value-type="float">
            <text:p>2</text:p>
          </table:table-cell>
          <table:table-cell table:formula="of:=[.M78]*[.$C$3]" office:value-type="float" office:value="2.21777777777778" calcext:value-type="float">
            <text:p>2.22</text:p>
          </table:table-cell>
          <table:table-cell table:formula="of:=[.M77]-AVERAGE([.N77];[.N78])*([.B78]-[.B77])" office:value-type="float" office:value="0.443555555555556" calcext:value-type="float">
            <text:p>0.44</text:p>
          </table:table-cell>
          <table:table-cell table:formula="of:=[.D78]/[.C$12]" office:value-type="float" office:value="1.2" calcext:value-type="float">
            <text:p>1.20</text:p>
          </table:table-cell>
          <table:table-cell table:formula="of:=[.P78]*[.$C$3]" office:value-type="float" office:value="3.32888888888889" calcext:value-type="float">
            <text:p>3.33</text:p>
          </table:table-cell>
          <table:table-cell table:formula="of:=[.G78]- [.K78]/(2*[.C$12] )* [.B78]*[.B78]  +  ([.K78]*[.E78] - [.F78])/[.C$12] * [.B78]" office:value-type="float" office:value="0.665777777777778" calcext:value-type="float">
            <text:p>0.67</text:p>
          </table:table-cell>
          <table:table-cell table:formula="of:=(-[.T78]+SQRT([.T78]*[.T78] - 4*[.S78]*[.U78]))/(2*[.S78])" office:value-type="float" office:value="0.0799999999999999" calcext:value-type="float">
            <text:p>0.08</text:p>
          </table:table-cell>
          <table:table-cell table:formula="of:=(-[.T78]-SQRT([.T78]*[.T78] - 4*[.S78]*[.U78]))/(2*[.S78])" office:value-type="float" office:value="0.62" calcext:value-type="float">
            <text:p>0.62</text:p>
          </table:table-cell>
          <table:table-cell table:formula="of:=-[.K78] /(2 *[.C$12])" office:value-type="float" office:value="-2.22222222222222" calcext:value-type="float">
            <text:p>-2.22E+00</text:p>
          </table:table-cell>
          <table:table-cell table:formula="of:=([.K78]*[.E78]-[.F78])/[.C$12]" office:value-type="float" office:value="1.55555555555556" calcext:value-type="float">
            <text:p>1.5555555556</text:p>
          </table:table-cell>
          <table:table-cell table:formula="of:=[.G78]-[.P78]" office:value-type="float" office:value="-0.110222222222222" calcext:value-type="float">
            <text:p>-0.1102222222</text:p>
          </table:table-cell>
          <table:table-cell table:number-columns-repeated="3"/>
        </table:table-row>
        <table:table-row table:style-name="ro1">
          <table:table-cell/>
          <table:table-cell table:formula="of:=[.B78]+[.C$14]" office:value-type="float" office:value="0.63" calcext:value-type="float">
            <text:p>0.63</text:p>
          </table:table-cell>
          <table:table-cell table:formula="of:=[.D79]*[.C$2]" office:value-type="float" office:value="140" calcext:value-type="float">
            <text:p>140.00</text:p>
          </table:table-cell>
          <table:table-cell table:formula="of:=([.B79]-[.E79])*([.I79]-[.F79])/([.H79]-[.E79])+[.F79]" office:value-type="float" office:value="0.56" calcext:value-type="float">
            <text:p>0.56</text:p>
          </table:table-cell>
          <table:table-cell table:formula="of:=IF([.$B79]&lt;[.$B$8];[.B$7];IF([.$B79]&lt;[.$B$9];[.B$8];IF([.$B79]&lt;[.$B$10];[.B$9];IF([.$B79]&lt;[.$B$11];[.B$10];[.B$11]))))" office:value-type="float" office:value="0.5" calcext:value-type="float">
            <text:p>0.5</text:p>
          </table:table-cell>
          <table:table-cell table:formula="of:=IF([.$B79]&lt;[.$B$8];[.C$7];IF([.$B79]&lt;[.$B$9];[.C$8];IF([.$B79]&lt;[.$B$10];[.C$9];IF([.$B79]&lt;[.$B$11];[.C$10];[.C$11]))))" office:value-type="float" office:value="0.3" calcext:value-type="float">
            <text:p>0.3</text:p>
          </table:table-cell>
          <table:table-cell table:formula="of:=IF([.$B79]&lt;[.$B$8];[.D$7];IF([.$B79]&lt;[.$B$9];[.D$8];IF([.$B79]&lt;[.$B$10];[.D$9];IF([.$B79]&lt;[.$B$11];[.D$10];[.D$11]))))" office:value-type="float" office:value="0.555555555555556" calcext:value-type="float">
            <text:p>0.5555555556</text:p>
          </table:table-cell>
          <table:table-cell table:formula="of:=IF([.$B79]&lt;[.$B$7];[.B$7];IF([.$B79]&lt;[.$B$8];[.B$8];IF([.$B79]&lt;[.$B$9];[.B$9];IF([.$B79]&lt;[.$B$10];[.B$10];[.B$11]))))" office:value-type="float" office:value="0.75" calcext:value-type="float">
            <text:p>0.75</text:p>
          </table:table-cell>
          <table:table-cell table:formula="of:=IF([.$B79]&lt;[.$B$7];[.C$7];IF([.$B79]&lt;[.$B$8];[.C$8];IF([.$B79]&lt;[.$B$9];[.C$9];IF([.$B79]&lt;[.$B$10];[.C$10];[.C$11]))))" office:value-type="float" office:value="0.8" calcext:value-type="float">
            <text:p>0.8</text:p>
          </table:table-cell>
          <table:table-cell table:formula="of:=IF([.$B79]&lt;[.$B$7];[.D$7];IF([.$B79]&lt;[.$B$8];[.D$8];IF([.$B79]&lt;[.$B$9];[.D$9];IF([.$B79]&lt;[.$B$10];[.D$10];[.D$11]))))" office:value-type="float" office:value="0.25" calcext:value-type="float">
            <text:p>0.25</text:p>
          </table:table-cell>
          <table:table-cell table:formula="of:=([.I79]-[.F79])/([.H79]-[.E79])" office:value-type="float" office:value="2" calcext:value-type="float">
            <text:p>2</text:p>
          </table:table-cell>
          <table:table-cell table:formula="of:=[.M79]*[.$C$3]" office:value-type="float" office:value="2.15666666666667" calcext:value-type="float">
            <text:p>2.16</text:p>
          </table:table-cell>
          <table:table-cell table:formula="of:=[.M78]-AVERAGE([.N78];[.N79])*([.B79]-[.B78])" office:value-type="float" office:value="0.431333333333333" calcext:value-type="float">
            <text:p>0.43</text:p>
          </table:table-cell>
          <table:table-cell table:formula="of:=[.D79]/[.C$12]" office:value-type="float" office:value="1.24444444444444" calcext:value-type="float">
            <text:p>1.24</text:p>
          </table:table-cell>
          <table:table-cell table:formula="of:=[.P79]*[.$C$3]" office:value-type="float" office:value="3.26777777777778" calcext:value-type="float">
            <text:p>3.27</text:p>
          </table:table-cell>
          <table:table-cell table:formula="of:=[.G79]- [.K79]/(2*[.C$12] )* [.B79]*[.B79]  +  ([.K79]*[.E79] - [.F79])/[.C$12] * [.B79]" office:value-type="float" office:value="0.653555555555555" calcext:value-type="float">
            <text:p>0.65</text:p>
          </table:table-cell>
          <table:table-cell table:formula="of:=(-[.T79]+SQRT([.T79]*[.T79] - 4*[.S79]*[.U79]))/(2*[.S79])" office:value-type="float" office:value="0.0699999999999999" calcext:value-type="float">
            <text:p>0.07</text:p>
          </table:table-cell>
          <table:table-cell table:formula="of:=(-[.T79]-SQRT([.T79]*[.T79] - 4*[.S79]*[.U79]))/(2*[.S79])" office:value-type="float" office:value="0.63" calcext:value-type="float">
            <text:p>0.63</text:p>
          </table:table-cell>
          <table:table-cell table:formula="of:=-[.K79] /(2 *[.C$12])" office:value-type="float" office:value="-2.22222222222222" calcext:value-type="float">
            <text:p>-2.22E+00</text:p>
          </table:table-cell>
          <table:table-cell table:formula="of:=([.K79]*[.E79]-[.F79])/[.C$12]" office:value-type="float" office:value="1.55555555555556" calcext:value-type="float">
            <text:p>1.5555555556</text:p>
          </table:table-cell>
          <table:table-cell table:formula="of:=[.G79]-[.P79]" office:value-type="float" office:value="-0.0979999999999998" calcext:value-type="float">
            <text:p>-0.098</text:p>
          </table:table-cell>
          <table:table-cell table:number-columns-repeated="3"/>
        </table:table-row>
        <table:table-row table:style-name="ro1">
          <table:table-cell/>
          <table:table-cell table:formula="of:=[.B79]+[.C$14]" office:value-type="float" office:value="0.64" calcext:value-type="float">
            <text:p>0.64</text:p>
          </table:table-cell>
          <table:table-cell table:formula="of:=[.D80]*[.C$2]" office:value-type="float" office:value="145" calcext:value-type="float">
            <text:p>145.00</text:p>
          </table:table-cell>
          <table:table-cell table:formula="of:=([.B80]-[.E80])*([.I80]-[.F80])/([.H80]-[.E80])+[.F80]" office:value-type="float" office:value="0.58" calcext:value-type="float">
            <text:p>0.58</text:p>
          </table:table-cell>
          <table:table-cell table:formula="of:=IF([.$B80]&lt;[.$B$8];[.B$7];IF([.$B80]&lt;[.$B$9];[.B$8];IF([.$B80]&lt;[.$B$10];[.B$9];IF([.$B80]&lt;[.$B$11];[.B$10];[.B$11]))))" office:value-type="float" office:value="0.5" calcext:value-type="float">
            <text:p>0.5</text:p>
          </table:table-cell>
          <table:table-cell table:formula="of:=IF([.$B80]&lt;[.$B$8];[.C$7];IF([.$B80]&lt;[.$B$9];[.C$8];IF([.$B80]&lt;[.$B$10];[.C$9];IF([.$B80]&lt;[.$B$11];[.C$10];[.C$11]))))" office:value-type="float" office:value="0.3" calcext:value-type="float">
            <text:p>0.3</text:p>
          </table:table-cell>
          <table:table-cell table:formula="of:=IF([.$B80]&lt;[.$B$8];[.D$7];IF([.$B80]&lt;[.$B$9];[.D$8];IF([.$B80]&lt;[.$B$10];[.D$9];IF([.$B80]&lt;[.$B$11];[.D$10];[.D$11]))))" office:value-type="float" office:value="0.555555555555556" calcext:value-type="float">
            <text:p>0.5555555556</text:p>
          </table:table-cell>
          <table:table-cell table:formula="of:=IF([.$B80]&lt;[.$B$7];[.B$7];IF([.$B80]&lt;[.$B$8];[.B$8];IF([.$B80]&lt;[.$B$9];[.B$9];IF([.$B80]&lt;[.$B$10];[.B$10];[.B$11]))))" office:value-type="float" office:value="0.75" calcext:value-type="float">
            <text:p>0.75</text:p>
          </table:table-cell>
          <table:table-cell table:formula="of:=IF([.$B80]&lt;[.$B$7];[.C$7];IF([.$B80]&lt;[.$B$8];[.C$8];IF([.$B80]&lt;[.$B$9];[.C$9];IF([.$B80]&lt;[.$B$10];[.C$10];[.C$11]))))" office:value-type="float" office:value="0.8" calcext:value-type="float">
            <text:p>0.8</text:p>
          </table:table-cell>
          <table:table-cell table:formula="of:=IF([.$B80]&lt;[.$B$7];[.D$7];IF([.$B80]&lt;[.$B$8];[.D$8];IF([.$B80]&lt;[.$B$9];[.D$9];IF([.$B80]&lt;[.$B$10];[.D$10];[.D$11]))))" office:value-type="float" office:value="0.25" calcext:value-type="float">
            <text:p>0.25</text:p>
          </table:table-cell>
          <table:table-cell table:formula="of:=([.I80]-[.F80])/([.H80]-[.E80])" office:value-type="float" office:value="2" calcext:value-type="float">
            <text:p>2</text:p>
          </table:table-cell>
          <table:table-cell table:formula="of:=[.M80]*[.$C$3]" office:value-type="float" office:value="2.09333333333333" calcext:value-type="float">
            <text:p>2.09</text:p>
          </table:table-cell>
          <table:table-cell table:formula="of:=[.M79]-AVERAGE([.N79];[.N80])*([.B80]-[.B79])" office:value-type="float" office:value="0.418666666666667" calcext:value-type="float">
            <text:p>0.42</text:p>
          </table:table-cell>
          <table:table-cell table:formula="of:=[.D80]/[.C$12]" office:value-type="float" office:value="1.28888888888889" calcext:value-type="float">
            <text:p>1.29</text:p>
          </table:table-cell>
          <table:table-cell table:formula="of:=[.P80]*[.$C$3]" office:value-type="float" office:value="3.20444444444444" calcext:value-type="float">
            <text:p>3.20</text:p>
          </table:table-cell>
          <table:table-cell table:formula="of:=[.G80]- [.K80]/(2*[.C$12] )* [.B80]*[.B80]  +  ([.K80]*[.E80] - [.F80])/[.C$12] * [.B80]" office:value-type="float" office:value="0.640888888888889" calcext:value-type="float">
            <text:p>0.64</text:p>
          </table:table-cell>
          <table:table-cell table:formula="of:=(-[.T80]+SQRT([.T80]*[.T80] - 4*[.S80]*[.U80]))/(2*[.S80])" office:value-type="float" office:value="0.0599999999999999" calcext:value-type="float">
            <text:p>0.06</text:p>
          </table:table-cell>
          <table:table-cell table:formula="of:=(-[.T80]-SQRT([.T80]*[.T80] - 4*[.S80]*[.U80]))/(2*[.S80])" office:value-type="float" office:value="0.64" calcext:value-type="float">
            <text:p>0.64</text:p>
          </table:table-cell>
          <table:table-cell table:formula="of:=-[.K80] /(2 *[.C$12])" office:value-type="float" office:value="-2.22222222222222" calcext:value-type="float">
            <text:p>-2.22E+00</text:p>
          </table:table-cell>
          <table:table-cell table:formula="of:=([.K80]*[.E80]-[.F80])/[.C$12]" office:value-type="float" office:value="1.55555555555556" calcext:value-type="float">
            <text:p>1.5555555556</text:p>
          </table:table-cell>
          <table:table-cell table:formula="of:=[.G80]-[.P80]" office:value-type="float" office:value="-0.0853333333333332" calcext:value-type="float">
            <text:p>-0.0853333333</text:p>
          </table:table-cell>
          <table:table-cell table:number-columns-repeated="3"/>
        </table:table-row>
        <table:table-row table:style-name="ro1">
          <table:table-cell/>
          <table:table-cell table:formula="of:=[.B80]+[.C$14]" office:value-type="float" office:value="0.65" calcext:value-type="float">
            <text:p>0.65</text:p>
          </table:table-cell>
          <table:table-cell table:formula="of:=[.D81]*[.C$2]" office:value-type="float" office:value="150" calcext:value-type="float">
            <text:p>150.00</text:p>
          </table:table-cell>
          <table:table-cell table:formula="of:=([.B81]-[.E81])*([.I81]-[.F81])/([.H81]-[.E81])+[.F81]" office:value-type="float" office:value="0.6" calcext:value-type="float">
            <text:p>0.60</text:p>
          </table:table-cell>
          <table:table-cell table:formula="of:=IF([.$B81]&lt;[.$B$8];[.B$7];IF([.$B81]&lt;[.$B$9];[.B$8];IF([.$B81]&lt;[.$B$10];[.B$9];IF([.$B81]&lt;[.$B$11];[.B$10];[.B$11]))))" office:value-type="float" office:value="0.5" calcext:value-type="float">
            <text:p>0.5</text:p>
          </table:table-cell>
          <table:table-cell table:formula="of:=IF([.$B81]&lt;[.$B$8];[.C$7];IF([.$B81]&lt;[.$B$9];[.C$8];IF([.$B81]&lt;[.$B$10];[.C$9];IF([.$B81]&lt;[.$B$11];[.C$10];[.C$11]))))" office:value-type="float" office:value="0.3" calcext:value-type="float">
            <text:p>0.3</text:p>
          </table:table-cell>
          <table:table-cell table:formula="of:=IF([.$B81]&lt;[.$B$8];[.D$7];IF([.$B81]&lt;[.$B$9];[.D$8];IF([.$B81]&lt;[.$B$10];[.D$9];IF([.$B81]&lt;[.$B$11];[.D$10];[.D$11]))))" office:value-type="float" office:value="0.555555555555556" calcext:value-type="float">
            <text:p>0.5555555556</text:p>
          </table:table-cell>
          <table:table-cell table:formula="of:=IF([.$B81]&lt;[.$B$7];[.B$7];IF([.$B81]&lt;[.$B$8];[.B$8];IF([.$B81]&lt;[.$B$9];[.B$9];IF([.$B81]&lt;[.$B$10];[.B$10];[.B$11]))))" office:value-type="float" office:value="0.75" calcext:value-type="float">
            <text:p>0.75</text:p>
          </table:table-cell>
          <table:table-cell table:formula="of:=IF([.$B81]&lt;[.$B$7];[.C$7];IF([.$B81]&lt;[.$B$8];[.C$8];IF([.$B81]&lt;[.$B$9];[.C$9];IF([.$B81]&lt;[.$B$10];[.C$10];[.C$11]))))" office:value-type="float" office:value="0.8" calcext:value-type="float">
            <text:p>0.8</text:p>
          </table:table-cell>
          <table:table-cell table:formula="of:=IF([.$B81]&lt;[.$B$7];[.D$7];IF([.$B81]&lt;[.$B$8];[.D$8];IF([.$B81]&lt;[.$B$9];[.D$9];IF([.$B81]&lt;[.$B$10];[.D$10];[.D$11]))))" office:value-type="float" office:value="0.25" calcext:value-type="float">
            <text:p>0.25</text:p>
          </table:table-cell>
          <table:table-cell table:formula="of:=([.I81]-[.F81])/([.H81]-[.E81])" office:value-type="float" office:value="2" calcext:value-type="float">
            <text:p>2</text:p>
          </table:table-cell>
          <table:table-cell table:formula="of:=[.M81]*[.$C$3]" office:value-type="float" office:value="2.02777777777778" calcext:value-type="float">
            <text:p>2.03</text:p>
          </table:table-cell>
          <table:table-cell table:formula="of:=[.M80]-AVERAGE([.N80];[.N81])*([.B81]-[.B80])" office:value-type="float" office:value="0.405555555555556" calcext:value-type="float">
            <text:p>0.41</text:p>
          </table:table-cell>
          <table:table-cell table:formula="of:=[.D81]/[.C$12]" office:value-type="float" office:value="1.33333333333333" calcext:value-type="float">
            <text:p>1.33</text:p>
          </table:table-cell>
          <table:table-cell table:formula="of:=[.P81]*[.$C$3]" office:value-type="float" office:value="3.13888888888889" calcext:value-type="float">
            <text:p>3.14</text:p>
          </table:table-cell>
          <table:table-cell table:formula="of:=[.G81]- [.K81]/(2*[.C$12] )* [.B81]*[.B81]  +  ([.K81]*[.E81] - [.F81])/[.C$12] * [.B81]" office:value-type="float" office:value="0.627777777777778" calcext:value-type="float">
            <text:p>0.63</text:p>
          </table:table-cell>
          <table:table-cell table:formula="of:=(-[.T81]+SQRT([.T81]*[.T81] - 4*[.S81]*[.U81]))/(2*[.S81])" office:value-type="float" office:value="0.0499999999999999" calcext:value-type="float">
            <text:p>0.05</text:p>
          </table:table-cell>
          <table:table-cell table:formula="of:=(-[.T81]-SQRT([.T81]*[.T81] - 4*[.S81]*[.U81]))/(2*[.S81])" office:value-type="float" office:value="0.65" calcext:value-type="float">
            <text:p>0.65</text:p>
          </table:table-cell>
          <table:table-cell table:formula="of:=-[.K81] /(2 *[.C$12])" office:value-type="float" office:value="-2.22222222222222" calcext:value-type="float">
            <text:p>-2.22E+00</text:p>
          </table:table-cell>
          <table:table-cell table:formula="of:=([.K81]*[.E81]-[.F81])/[.C$12]" office:value-type="float" office:value="1.55555555555556" calcext:value-type="float">
            <text:p>1.5555555556</text:p>
          </table:table-cell>
          <table:table-cell table:formula="of:=[.G81]-[.P81]" office:value-type="float" office:value="-0.0722222222222221" calcext:value-type="float">
            <text:p>-0.0722222222</text:p>
          </table:table-cell>
          <table:table-cell table:number-columns-repeated="3"/>
        </table:table-row>
        <table:table-row table:style-name="ro1">
          <table:table-cell/>
          <table:table-cell table:formula="of:=[.B81]+[.C$14]" office:value-type="float" office:value="0.66" calcext:value-type="float">
            <text:p>0.66</text:p>
          </table:table-cell>
          <table:table-cell table:formula="of:=[.D82]*[.C$2]" office:value-type="float" office:value="155" calcext:value-type="float">
            <text:p>155.00</text:p>
          </table:table-cell>
          <table:table-cell table:formula="of:=([.B82]-[.E82])*([.I82]-[.F82])/([.H82]-[.E82])+[.F82]" office:value-type="float" office:value="0.62" calcext:value-type="float">
            <text:p>0.62</text:p>
          </table:table-cell>
          <table:table-cell table:formula="of:=IF([.$B82]&lt;[.$B$8];[.B$7];IF([.$B82]&lt;[.$B$9];[.B$8];IF([.$B82]&lt;[.$B$10];[.B$9];IF([.$B82]&lt;[.$B$11];[.B$10];[.B$11]))))" office:value-type="float" office:value="0.5" calcext:value-type="float">
            <text:p>0.5</text:p>
          </table:table-cell>
          <table:table-cell table:formula="of:=IF([.$B82]&lt;[.$B$8];[.C$7];IF([.$B82]&lt;[.$B$9];[.C$8];IF([.$B82]&lt;[.$B$10];[.C$9];IF([.$B82]&lt;[.$B$11];[.C$10];[.C$11]))))" office:value-type="float" office:value="0.3" calcext:value-type="float">
            <text:p>0.3</text:p>
          </table:table-cell>
          <table:table-cell table:formula="of:=IF([.$B82]&lt;[.$B$8];[.D$7];IF([.$B82]&lt;[.$B$9];[.D$8];IF([.$B82]&lt;[.$B$10];[.D$9];IF([.$B82]&lt;[.$B$11];[.D$10];[.D$11]))))" office:value-type="float" office:value="0.555555555555556" calcext:value-type="float">
            <text:p>0.5555555556</text:p>
          </table:table-cell>
          <table:table-cell table:formula="of:=IF([.$B82]&lt;[.$B$7];[.B$7];IF([.$B82]&lt;[.$B$8];[.B$8];IF([.$B82]&lt;[.$B$9];[.B$9];IF([.$B82]&lt;[.$B$10];[.B$10];[.B$11]))))" office:value-type="float" office:value="0.75" calcext:value-type="float">
            <text:p>0.75</text:p>
          </table:table-cell>
          <table:table-cell table:formula="of:=IF([.$B82]&lt;[.$B$7];[.C$7];IF([.$B82]&lt;[.$B$8];[.C$8];IF([.$B82]&lt;[.$B$9];[.C$9];IF([.$B82]&lt;[.$B$10];[.C$10];[.C$11]))))" office:value-type="float" office:value="0.8" calcext:value-type="float">
            <text:p>0.8</text:p>
          </table:table-cell>
          <table:table-cell table:formula="of:=IF([.$B82]&lt;[.$B$7];[.D$7];IF([.$B82]&lt;[.$B$8];[.D$8];IF([.$B82]&lt;[.$B$9];[.D$9];IF([.$B82]&lt;[.$B$10];[.D$10];[.D$11]))))" office:value-type="float" office:value="0.25" calcext:value-type="float">
            <text:p>0.25</text:p>
          </table:table-cell>
          <table:table-cell table:formula="of:=([.I82]-[.F82])/([.H82]-[.E82])" office:value-type="float" office:value="2" calcext:value-type="float">
            <text:p>2</text:p>
          </table:table-cell>
          <table:table-cell table:formula="of:=[.M82]*[.$C$3]" office:value-type="float" office:value="1.96" calcext:value-type="float">
            <text:p>1.96</text:p>
          </table:table-cell>
          <table:table-cell table:formula="of:=[.M81]-AVERAGE([.N81];[.N82])*([.B82]-[.B81])" office:value-type="float" office:value="0.392" calcext:value-type="float">
            <text:p>0.39</text:p>
          </table:table-cell>
          <table:table-cell table:formula="of:=[.D82]/[.C$12]" office:value-type="float" office:value="1.37777777777778" calcext:value-type="float">
            <text:p>1.38</text:p>
          </table:table-cell>
          <table:table-cell table:formula="of:=[.P82]*[.$C$3]" office:value-type="float" office:value="3.07111111111111" calcext:value-type="float">
            <text:p>3.07</text:p>
          </table:table-cell>
          <table:table-cell table:formula="of:=[.G82]- [.K82]/(2*[.C$12] )* [.B82]*[.B82]  +  ([.K82]*[.E82] - [.F82])/[.C$12] * [.B82]" office:value-type="float" office:value="0.614222222222222" calcext:value-type="float">
            <text:p>0.61</text:p>
          </table:table-cell>
          <table:table-cell table:formula="of:=(-[.T82]+SQRT([.T82]*[.T82] - 4*[.S82]*[.U82]))/(2*[.S82])" office:value-type="float" office:value="0.0399999999999999" calcext:value-type="float">
            <text:p>0.04</text:p>
          </table:table-cell>
          <table:table-cell table:formula="of:=(-[.T82]-SQRT([.T82]*[.T82] - 4*[.S82]*[.U82]))/(2*[.S82])" office:value-type="float" office:value="0.66" calcext:value-type="float">
            <text:p>0.66</text:p>
          </table:table-cell>
          <table:table-cell table:formula="of:=-[.K82] /(2 *[.C$12])" office:value-type="float" office:value="-2.22222222222222" calcext:value-type="float">
            <text:p>-2.22E+00</text:p>
          </table:table-cell>
          <table:table-cell table:formula="of:=([.K82]*[.E82]-[.F82])/[.C$12]" office:value-type="float" office:value="1.55555555555556" calcext:value-type="float">
            <text:p>1.5555555556</text:p>
          </table:table-cell>
          <table:table-cell table:formula="of:=[.G82]-[.P82]" office:value-type="float" office:value="-0.0586666666666665" calcext:value-type="float">
            <text:p>-0.0586666667</text:p>
          </table:table-cell>
          <table:table-cell table:number-columns-repeated="3"/>
        </table:table-row>
        <table:table-row table:style-name="ro1">
          <table:table-cell/>
          <table:table-cell table:formula="of:=[.B82]+[.C$14]" office:value-type="float" office:value="0.67" calcext:value-type="float">
            <text:p>0.67</text:p>
          </table:table-cell>
          <table:table-cell table:formula="of:=[.D83]*[.C$2]" office:value-type="float" office:value="160" calcext:value-type="float">
            <text:p>160.00</text:p>
          </table:table-cell>
          <table:table-cell table:formula="of:=([.B83]-[.E83])*([.I83]-[.F83])/([.H83]-[.E83])+[.F83]" office:value-type="float" office:value="0.64" calcext:value-type="float">
            <text:p>0.64</text:p>
          </table:table-cell>
          <table:table-cell table:formula="of:=IF([.$B83]&lt;[.$B$8];[.B$7];IF([.$B83]&lt;[.$B$9];[.B$8];IF([.$B83]&lt;[.$B$10];[.B$9];IF([.$B83]&lt;[.$B$11];[.B$10];[.B$11]))))" office:value-type="float" office:value="0.5" calcext:value-type="float">
            <text:p>0.5</text:p>
          </table:table-cell>
          <table:table-cell table:formula="of:=IF([.$B83]&lt;[.$B$8];[.C$7];IF([.$B83]&lt;[.$B$9];[.C$8];IF([.$B83]&lt;[.$B$10];[.C$9];IF([.$B83]&lt;[.$B$11];[.C$10];[.C$11]))))" office:value-type="float" office:value="0.3" calcext:value-type="float">
            <text:p>0.3</text:p>
          </table:table-cell>
          <table:table-cell table:formula="of:=IF([.$B83]&lt;[.$B$8];[.D$7];IF([.$B83]&lt;[.$B$9];[.D$8];IF([.$B83]&lt;[.$B$10];[.D$9];IF([.$B83]&lt;[.$B$11];[.D$10];[.D$11]))))" office:value-type="float" office:value="0.555555555555556" calcext:value-type="float">
            <text:p>0.5555555556</text:p>
          </table:table-cell>
          <table:table-cell table:formula="of:=IF([.$B83]&lt;[.$B$7];[.B$7];IF([.$B83]&lt;[.$B$8];[.B$8];IF([.$B83]&lt;[.$B$9];[.B$9];IF([.$B83]&lt;[.$B$10];[.B$10];[.B$11]))))" office:value-type="float" office:value="0.75" calcext:value-type="float">
            <text:p>0.75</text:p>
          </table:table-cell>
          <table:table-cell table:formula="of:=IF([.$B83]&lt;[.$B$7];[.C$7];IF([.$B83]&lt;[.$B$8];[.C$8];IF([.$B83]&lt;[.$B$9];[.C$9];IF([.$B83]&lt;[.$B$10];[.C$10];[.C$11]))))" office:value-type="float" office:value="0.8" calcext:value-type="float">
            <text:p>0.8</text:p>
          </table:table-cell>
          <table:table-cell table:formula="of:=IF([.$B83]&lt;[.$B$7];[.D$7];IF([.$B83]&lt;[.$B$8];[.D$8];IF([.$B83]&lt;[.$B$9];[.D$9];IF([.$B83]&lt;[.$B$10];[.D$10];[.D$11]))))" office:value-type="float" office:value="0.25" calcext:value-type="float">
            <text:p>0.25</text:p>
          </table:table-cell>
          <table:table-cell table:formula="of:=([.I83]-[.F83])/([.H83]-[.E83])" office:value-type="float" office:value="2" calcext:value-type="float">
            <text:p>2</text:p>
          </table:table-cell>
          <table:table-cell table:formula="of:=[.M83]*[.$C$3]" office:value-type="float" office:value="1.89" calcext:value-type="float">
            <text:p>1.89</text:p>
          </table:table-cell>
          <table:table-cell table:formula="of:=[.M82]-AVERAGE([.N82];[.N83])*([.B83]-[.B82])" office:value-type="float" office:value="0.378" calcext:value-type="float">
            <text:p>0.38</text:p>
          </table:table-cell>
          <table:table-cell table:formula="of:=[.D83]/[.C$12]" office:value-type="float" office:value="1.42222222222222" calcext:value-type="float">
            <text:p>1.42</text:p>
          </table:table-cell>
          <table:table-cell table:formula="of:=[.P83]*[.$C$3]" office:value-type="float" office:value="3.00111111111111" calcext:value-type="float">
            <text:p>3.00</text:p>
          </table:table-cell>
          <table:table-cell table:formula="of:=[.G83]- [.K83]/(2*[.C$12] )* [.B83]*[.B83]  +  ([.K83]*[.E83] - [.F83])/[.C$12] * [.B83]" office:value-type="float" office:value="0.600222222222222" calcext:value-type="float">
            <text:p>0.60</text:p>
          </table:table-cell>
          <table:table-cell table:formula="of:=(-[.T83]+SQRT([.T83]*[.T83] - 4*[.S83]*[.U83]))/(2*[.S83])" office:value-type="float" office:value="0.0299999999999998" calcext:value-type="float">
            <text:p>0.03</text:p>
          </table:table-cell>
          <table:table-cell table:formula="of:=(-[.T83]-SQRT([.T83]*[.T83] - 4*[.S83]*[.U83]))/(2*[.S83])" office:value-type="float" office:value="0.67" calcext:value-type="float">
            <text:p>0.67</text:p>
          </table:table-cell>
          <table:table-cell table:formula="of:=-[.K83] /(2 *[.C$12])" office:value-type="float" office:value="-2.22222222222222" calcext:value-type="float">
            <text:p>-2.22E+00</text:p>
          </table:table-cell>
          <table:table-cell table:formula="of:=([.K83]*[.E83]-[.F83])/[.C$12]" office:value-type="float" office:value="1.55555555555556" calcext:value-type="float">
            <text:p>1.5555555556</text:p>
          </table:table-cell>
          <table:table-cell table:formula="of:=[.G83]-[.P83]" office:value-type="float" office:value="-0.0446666666666664" calcext:value-type="float">
            <text:p>-0.0446666667</text:p>
          </table:table-cell>
          <table:table-cell table:number-columns-repeated="3"/>
        </table:table-row>
        <table:table-row table:style-name="ro1">
          <table:table-cell/>
          <table:table-cell table:formula="of:=[.B83]+[.C$14]" office:value-type="float" office:value="0.68" calcext:value-type="float">
            <text:p>0.68</text:p>
          </table:table-cell>
          <table:table-cell table:formula="of:=[.D84]*[.C$2]" office:value-type="float" office:value="165" calcext:value-type="float">
            <text:p>165.00</text:p>
          </table:table-cell>
          <table:table-cell table:formula="of:=([.B84]-[.E84])*([.I84]-[.F84])/([.H84]-[.E84])+[.F84]" office:value-type="float" office:value="0.66" calcext:value-type="float">
            <text:p>0.66</text:p>
          </table:table-cell>
          <table:table-cell table:formula="of:=IF([.$B84]&lt;[.$B$8];[.B$7];IF([.$B84]&lt;[.$B$9];[.B$8];IF([.$B84]&lt;[.$B$10];[.B$9];IF([.$B84]&lt;[.$B$11];[.B$10];[.B$11]))))" office:value-type="float" office:value="0.5" calcext:value-type="float">
            <text:p>0.5</text:p>
          </table:table-cell>
          <table:table-cell table:formula="of:=IF([.$B84]&lt;[.$B$8];[.C$7];IF([.$B84]&lt;[.$B$9];[.C$8];IF([.$B84]&lt;[.$B$10];[.C$9];IF([.$B84]&lt;[.$B$11];[.C$10];[.C$11]))))" office:value-type="float" office:value="0.3" calcext:value-type="float">
            <text:p>0.3</text:p>
          </table:table-cell>
          <table:table-cell table:formula="of:=IF([.$B84]&lt;[.$B$8];[.D$7];IF([.$B84]&lt;[.$B$9];[.D$8];IF([.$B84]&lt;[.$B$10];[.D$9];IF([.$B84]&lt;[.$B$11];[.D$10];[.D$11]))))" office:value-type="float" office:value="0.555555555555556" calcext:value-type="float">
            <text:p>0.5555555556</text:p>
          </table:table-cell>
          <table:table-cell table:formula="of:=IF([.$B84]&lt;[.$B$7];[.B$7];IF([.$B84]&lt;[.$B$8];[.B$8];IF([.$B84]&lt;[.$B$9];[.B$9];IF([.$B84]&lt;[.$B$10];[.B$10];[.B$11]))))" office:value-type="float" office:value="0.75" calcext:value-type="float">
            <text:p>0.75</text:p>
          </table:table-cell>
          <table:table-cell table:formula="of:=IF([.$B84]&lt;[.$B$7];[.C$7];IF([.$B84]&lt;[.$B$8];[.C$8];IF([.$B84]&lt;[.$B$9];[.C$9];IF([.$B84]&lt;[.$B$10];[.C$10];[.C$11]))))" office:value-type="float" office:value="0.8" calcext:value-type="float">
            <text:p>0.8</text:p>
          </table:table-cell>
          <table:table-cell table:formula="of:=IF([.$B84]&lt;[.$B$7];[.D$7];IF([.$B84]&lt;[.$B$8];[.D$8];IF([.$B84]&lt;[.$B$9];[.D$9];IF([.$B84]&lt;[.$B$10];[.D$10];[.D$11]))))" office:value-type="float" office:value="0.25" calcext:value-type="float">
            <text:p>0.25</text:p>
          </table:table-cell>
          <table:table-cell table:formula="of:=([.I84]-[.F84])/([.H84]-[.E84])" office:value-type="float" office:value="2" calcext:value-type="float">
            <text:p>2</text:p>
          </table:table-cell>
          <table:table-cell table:formula="of:=[.M84]*[.$C$3]" office:value-type="float" office:value="1.81777777777778" calcext:value-type="float">
            <text:p>1.82</text:p>
          </table:table-cell>
          <table:table-cell table:formula="of:=[.M83]-AVERAGE([.N83];[.N84])*([.B84]-[.B83])" office:value-type="float" office:value="0.363555555555556" calcext:value-type="float">
            <text:p>0.36</text:p>
          </table:table-cell>
          <table:table-cell table:formula="of:=[.D84]/[.C$12]" office:value-type="float" office:value="1.46666666666667" calcext:value-type="float">
            <text:p>1.47</text:p>
          </table:table-cell>
          <table:table-cell table:formula="of:=[.P84]*[.$C$3]" office:value-type="float" office:value="2.92888888888889" calcext:value-type="float">
            <text:p>2.93</text:p>
          </table:table-cell>
          <table:table-cell table:formula="of:=[.G84]- [.K84]/(2*[.C$12] )* [.B84]*[.B84]  +  ([.K84]*[.E84] - [.F84])/[.C$12] * [.B84]" office:value-type="float" office:value="0.585777777777778" calcext:value-type="float">
            <text:p>0.59</text:p>
          </table:table-cell>
          <table:table-cell table:formula="of:=(-[.T84]+SQRT([.T84]*[.T84] - 4*[.S84]*[.U84]))/(2*[.S84])" office:value-type="float" office:value="0.0199999999999998" calcext:value-type="float">
            <text:p>0.02</text:p>
          </table:table-cell>
          <table:table-cell table:formula="of:=(-[.T84]-SQRT([.T84]*[.T84] - 4*[.S84]*[.U84]))/(2*[.S84])" office:value-type="float" office:value="0.68" calcext:value-type="float">
            <text:p>0.68</text:p>
          </table:table-cell>
          <table:table-cell table:formula="of:=-[.K84] /(2 *[.C$12])" office:value-type="float" office:value="-2.22222222222222" calcext:value-type="float">
            <text:p>-2.22E+00</text:p>
          </table:table-cell>
          <table:table-cell table:formula="of:=([.K84]*[.E84]-[.F84])/[.C$12]" office:value-type="float" office:value="1.55555555555556" calcext:value-type="float">
            <text:p>1.5555555556</text:p>
          </table:table-cell>
          <table:table-cell table:formula="of:=[.G84]-[.P84]" office:value-type="float" office:value="-0.0302222222222219" calcext:value-type="float">
            <text:p>-0.0302222222</text:p>
          </table:table-cell>
          <table:table-cell table:number-columns-repeated="3"/>
        </table:table-row>
        <table:table-row table:style-name="ro1">
          <table:table-cell/>
          <table:table-cell table:formula="of:=[.B84]+[.C$14]" office:value-type="float" office:value="0.69" calcext:value-type="float">
            <text:p>0.69</text:p>
          </table:table-cell>
          <table:table-cell table:formula="of:=[.D85]*[.C$2]" office:value-type="float" office:value="170" calcext:value-type="float">
            <text:p>170.00</text:p>
          </table:table-cell>
          <table:table-cell table:formula="of:=([.B85]-[.E85])*([.I85]-[.F85])/([.H85]-[.E85])+[.F85]" office:value-type="float" office:value="0.68" calcext:value-type="float">
            <text:p>0.68</text:p>
          </table:table-cell>
          <table:table-cell table:formula="of:=IF([.$B85]&lt;[.$B$8];[.B$7];IF([.$B85]&lt;[.$B$9];[.B$8];IF([.$B85]&lt;[.$B$10];[.B$9];IF([.$B85]&lt;[.$B$11];[.B$10];[.B$11]))))" office:value-type="float" office:value="0.5" calcext:value-type="float">
            <text:p>0.5</text:p>
          </table:table-cell>
          <table:table-cell table:formula="of:=IF([.$B85]&lt;[.$B$8];[.C$7];IF([.$B85]&lt;[.$B$9];[.C$8];IF([.$B85]&lt;[.$B$10];[.C$9];IF([.$B85]&lt;[.$B$11];[.C$10];[.C$11]))))" office:value-type="float" office:value="0.3" calcext:value-type="float">
            <text:p>0.3</text:p>
          </table:table-cell>
          <table:table-cell table:formula="of:=IF([.$B85]&lt;[.$B$8];[.D$7];IF([.$B85]&lt;[.$B$9];[.D$8];IF([.$B85]&lt;[.$B$10];[.D$9];IF([.$B85]&lt;[.$B$11];[.D$10];[.D$11]))))" office:value-type="float" office:value="0.555555555555556" calcext:value-type="float">
            <text:p>0.5555555556</text:p>
          </table:table-cell>
          <table:table-cell table:formula="of:=IF([.$B85]&lt;[.$B$7];[.B$7];IF([.$B85]&lt;[.$B$8];[.B$8];IF([.$B85]&lt;[.$B$9];[.B$9];IF([.$B85]&lt;[.$B$10];[.B$10];[.B$11]))))" office:value-type="float" office:value="0.75" calcext:value-type="float">
            <text:p>0.75</text:p>
          </table:table-cell>
          <table:table-cell table:formula="of:=IF([.$B85]&lt;[.$B$7];[.C$7];IF([.$B85]&lt;[.$B$8];[.C$8];IF([.$B85]&lt;[.$B$9];[.C$9];IF([.$B85]&lt;[.$B$10];[.C$10];[.C$11]))))" office:value-type="float" office:value="0.8" calcext:value-type="float">
            <text:p>0.8</text:p>
          </table:table-cell>
          <table:table-cell table:formula="of:=IF([.$B85]&lt;[.$B$7];[.D$7];IF([.$B85]&lt;[.$B$8];[.D$8];IF([.$B85]&lt;[.$B$9];[.D$9];IF([.$B85]&lt;[.$B$10];[.D$10];[.D$11]))))" office:value-type="float" office:value="0.25" calcext:value-type="float">
            <text:p>0.25</text:p>
          </table:table-cell>
          <table:table-cell table:formula="of:=([.I85]-[.F85])/([.H85]-[.E85])" office:value-type="float" office:value="2" calcext:value-type="float">
            <text:p>2</text:p>
          </table:table-cell>
          <table:table-cell table:formula="of:=[.M85]*[.$C$3]" office:value-type="float" office:value="1.74333333333333" calcext:value-type="float">
            <text:p>1.74</text:p>
          </table:table-cell>
          <table:table-cell table:formula="of:=[.M84]-AVERAGE([.N84];[.N85])*([.B85]-[.B84])" office:value-type="float" office:value="0.348666666666667" calcext:value-type="float">
            <text:p>0.35</text:p>
          </table:table-cell>
          <table:table-cell table:formula="of:=[.D85]/[.C$12]" office:value-type="float" office:value="1.51111111111111" calcext:value-type="float">
            <text:p>1.51</text:p>
          </table:table-cell>
          <table:table-cell table:formula="of:=[.P85]*[.$C$3]" office:value-type="float" office:value="2.85444444444444" calcext:value-type="float">
            <text:p>2.85</text:p>
          </table:table-cell>
          <table:table-cell table:formula="of:=[.G85]- [.K85]/(2*[.C$12] )* [.B85]*[.B85]  +  ([.K85]*[.E85] - [.F85])/[.C$12] * [.B85]" office:value-type="float" office:value="0.570888888888889" calcext:value-type="float">
            <text:p>0.57</text:p>
          </table:table-cell>
          <table:table-cell table:formula="of:=(-[.T85]+SQRT([.T85]*[.T85] - 4*[.S85]*[.U85]))/(2*[.S85])" office:value-type="float" office:value="0.00999999999999991" calcext:value-type="float">
            <text:p>0.01</text:p>
          </table:table-cell>
          <table:table-cell table:formula="of:=(-[.T85]-SQRT([.T85]*[.T85] - 4*[.S85]*[.U85]))/(2*[.S85])" office:value-type="float" office:value="0.69" calcext:value-type="float">
            <text:p>0.69</text:p>
          </table:table-cell>
          <table:table-cell table:formula="of:=-[.K85] /(2 *[.C$12])" office:value-type="float" office:value="-2.22222222222222" calcext:value-type="float">
            <text:p>-2.22E+00</text:p>
          </table:table-cell>
          <table:table-cell table:formula="of:=([.K85]*[.E85]-[.F85])/[.C$12]" office:value-type="float" office:value="1.55555555555556" calcext:value-type="float">
            <text:p>1.5555555556</text:p>
          </table:table-cell>
          <table:table-cell table:formula="of:=[.G85]-[.P85]" office:value-type="float" office:value="-0.0153333333333332" calcext:value-type="float">
            <text:p>-0.0153333333</text:p>
          </table:table-cell>
          <table:table-cell table:number-columns-repeated="3"/>
        </table:table-row>
        <table:table-row table:style-name="ro1">
          <table:table-cell/>
          <table:table-cell table:formula="of:=[.B85]+[.C$14]" office:value-type="float" office:value="0.7" calcext:value-type="float">
            <text:p>0.70</text:p>
          </table:table-cell>
          <table:table-cell table:formula="of:=[.D86]*[.C$2]" office:value-type="float" office:value="175" calcext:value-type="float">
            <text:p>175.00</text:p>
          </table:table-cell>
          <table:table-cell table:formula="of:=([.B86]-[.E86])*([.I86]-[.F86])/([.H86]-[.E86])+[.F86]" office:value-type="float" office:value="0.7" calcext:value-type="float">
            <text:p>0.70</text:p>
          </table:table-cell>
          <table:table-cell table:formula="of:=IF([.$B86]&lt;[.$B$8];[.B$7];IF([.$B86]&lt;[.$B$9];[.B$8];IF([.$B86]&lt;[.$B$10];[.B$9];IF([.$B86]&lt;[.$B$11];[.B$10];[.B$11]))))" office:value-type="float" office:value="0.5" calcext:value-type="float">
            <text:p>0.5</text:p>
          </table:table-cell>
          <table:table-cell table:formula="of:=IF([.$B86]&lt;[.$B$8];[.C$7];IF([.$B86]&lt;[.$B$9];[.C$8];IF([.$B86]&lt;[.$B$10];[.C$9];IF([.$B86]&lt;[.$B$11];[.C$10];[.C$11]))))" office:value-type="float" office:value="0.3" calcext:value-type="float">
            <text:p>0.3</text:p>
          </table:table-cell>
          <table:table-cell table:formula="of:=IF([.$B86]&lt;[.$B$8];[.D$7];IF([.$B86]&lt;[.$B$9];[.D$8];IF([.$B86]&lt;[.$B$10];[.D$9];IF([.$B86]&lt;[.$B$11];[.D$10];[.D$11]))))" office:value-type="float" office:value="0.555555555555556" calcext:value-type="float">
            <text:p>0.5555555556</text:p>
          </table:table-cell>
          <table:table-cell table:formula="of:=IF([.$B86]&lt;[.$B$7];[.B$7];IF([.$B86]&lt;[.$B$8];[.B$8];IF([.$B86]&lt;[.$B$9];[.B$9];IF([.$B86]&lt;[.$B$10];[.B$10];[.B$11]))))" office:value-type="float" office:value="0.75" calcext:value-type="float">
            <text:p>0.75</text:p>
          </table:table-cell>
          <table:table-cell table:formula="of:=IF([.$B86]&lt;[.$B$7];[.C$7];IF([.$B86]&lt;[.$B$8];[.C$8];IF([.$B86]&lt;[.$B$9];[.C$9];IF([.$B86]&lt;[.$B$10];[.C$10];[.C$11]))))" office:value-type="float" office:value="0.8" calcext:value-type="float">
            <text:p>0.8</text:p>
          </table:table-cell>
          <table:table-cell table:formula="of:=IF([.$B86]&lt;[.$B$7];[.D$7];IF([.$B86]&lt;[.$B$8];[.D$8];IF([.$B86]&lt;[.$B$9];[.D$9];IF([.$B86]&lt;[.$B$10];[.D$10];[.D$11]))))" office:value-type="float" office:value="0.25" calcext:value-type="float">
            <text:p>0.25</text:p>
          </table:table-cell>
          <table:table-cell table:formula="of:=([.I86]-[.F86])/([.H86]-[.E86])" office:value-type="float" office:value="2" calcext:value-type="float">
            <text:p>2</text:p>
          </table:table-cell>
          <table:table-cell table:formula="of:=[.M86]*[.$C$3]" office:value-type="float" office:value="1.66666666666667" calcext:value-type="float">
            <text:p>1.67</text:p>
          </table:table-cell>
          <table:table-cell table:formula="of:=[.M85]-AVERAGE([.N85];[.N86])*([.B86]-[.B85])" office:value-type="float" office:value="0.333333333333333" calcext:value-type="float">
            <text:p>0.33</text:p>
          </table:table-cell>
          <table:table-cell table:formula="of:=[.D86]/[.C$12]" office:value-type="float" office:value="1.55555555555556" calcext:value-type="float">
            <text:p>1.56</text:p>
          </table:table-cell>
          <table:table-cell table:formula="of:=[.P86]*[.$C$3]" office:value-type="float" office:value="2.77777777777778" calcext:value-type="float">
            <text:p>2.78</text:p>
          </table:table-cell>
          <table:table-cell table:formula="of:=[.G86]- [.K86]/(2*[.C$12] )* [.B86]*[.B86]  +  ([.K86]*[.E86] - [.F86])/[.C$12] * [.B86]" office:value-type="float" office:value="0.555555555555555" calcext:value-type="float">
            <text:p>0.56</text:p>
          </table:table-cell>
          <table:table-cell table:formula="of:=(-[.T86]+SQRT([.T86]*[.T86] - 4*[.S86]*[.U86]))/(2*[.S86])" office:value-type="float" office:value="-0" calcext:value-type="float">
            <text:p>0.00</text:p>
          </table:table-cell>
          <table:table-cell table:formula="of:=(-[.T86]-SQRT([.T86]*[.T86] - 4*[.S86]*[.U86]))/(2*[.S86])" office:value-type="float" office:value="0.7" calcext:value-type="float">
            <text:p>0.7</text:p>
          </table:table-cell>
          <table:table-cell table:formula="of:=-[.K86] /(2 *[.C$12])" office:value-type="float" office:value="-2.22222222222222" calcext:value-type="float">
            <text:p>-2.22E+00</text:p>
          </table:table-cell>
          <table:table-cell table:formula="of:=([.K86]*[.E86]-[.F86])/[.C$12]" office:value-type="float" office:value="1.55555555555556" calcext:value-type="float">
            <text:p>1.5555555556</text:p>
          </table:table-cell>
          <table:table-cell table:formula="of:=[.G86]-[.P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table:number-columns-repeated="7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46">
          <table:table-cell/>
          <table:table-cell table:style-name="Default"/>
          <table:table-cell table:number-columns-repeated="2"/>
          <table:table-cell table:style-name="ce2" table:number-columns-repeated="7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table:number-columns-repeated="7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00-00-00</text:date>, <text:time style:data-style-name="N2" text:time-value="0000-00-00T15:45:35.0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21:48:21.084000000</meta:creation-date>
    <dc:date>2014-03-14T19:16:32.742000000</dc:date>
    <meta:editing-duration>PT3H5M27S</meta:editing-duration>
    <meta:editing-cycles>6</meta:editing-cycles>
    <meta:generator>LibreOffice/4.1.4.2$Windows_x86 LibreOffice_project/0a0440ccc0227ad9829de5f46be37cfb6edcf72</meta:generator>
    <meta:document-statistic meta:table-count="1" meta:cell-count="1486" meta:object-count="0"/>
  </office:meta>
</office:document-meta>
</file>